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automatic-styles>
    <style:style style:name="ta1" style:family="table" style:master-page-name="Standard1">
      <style:table-properties table:display="true"/>
    </style:style>
    <style:style style:name="co1" style:family="table-column">
      <style:table-column-properties fo:break-before="auto" style:column-width="65pt"/>
    </style:style>
    <style:style style:name="co2" style:family="table-column">
      <style:table-column-properties fo:break-before="auto" style:column-width="162pt"/>
    </style:style>
    <style:style style:name="co3" style:family="table-column">
      <style:table-column-properties fo:break-before="auto" style:column-width="118pt"/>
    </style:style>
    <style:style style:name="co4" style:family="table-column">
      <style:table-column-properties fo:break-before="auto" style:column-width="79pt"/>
    </style:style>
    <style:style style:name="co5" style:family="table-column">
      <style:table-column-properties fo:break-before="auto" style:column-width="104pt"/>
    </style:style>
    <style:style style:name="co6" style:family="table-column">
      <style:table-column-properties fo:break-before="auto" style:column-width="18.7499999999385pt"/>
    </style:style>
    <style:style style:name="co7" style:family="table-column">
      <style:table-column-properties fo:break-before="auto" style:column-width="121pt"/>
    </style:style>
    <style:style style:name="co8" style:family="table-column">
      <style:table-column-properties fo:break-before="auto" style:column-width="99pt"/>
    </style:style>
    <style:style style:name="co9" style:family="table-column">
      <style:table-column-properties fo:break-before="auto" style:column-width="12pt"/>
    </style:style>
    <style:style style:name="co10" style:family="table-column">
      <style:table-column-properties fo:break-before="auto" style:column-width="126pt"/>
    </style:style>
    <style:style style:name="co11" style:family="table-column">
      <style:table-column-properties fo:break-before="auto" style:column-width="40pt"/>
    </style:style>
    <style:style style:name="co12" style:family="table-column">
      <style:table-column-properties fo:break-before="auto" style:column-width="64pt"/>
    </style:style>
    <style:style style:name="ro1" style:family="table-row">
      <style:table-row-properties fo:break-before="auto" style:row-height="12pt"/>
    </style:style>
    <style:style style:name="ce1" style:family="table-cell"/>
    <style:style style:name="ce2" style:family="table-cell">
      <style:table-cell-properties fo:background-color="#e6e6e6" style:cell-protect="none" style:vertical-align="middle"/>
      <style:text-properties fo:color="#000000" fo:font-family="Sans Serif" fo:font-size="10pt"/>
    </style:style>
    <style:style style:name="ce3" style:family="table-cell" style:parent-style-name="Default">
      <style:table-cell-properties fo:background-color="#e6e6e6"/>
    </style:style>
    <style:style style:name="ce4" style:family="table-cell">
      <style:table-cell-properties fo:background-color="#ff9966" style:cell-protect="none" style:vertical-align="middle"/>
      <style:text-properties fo:color="#000000" fo:font-family="Sans Serif" fo:font-size="10pt"/>
    </style:style>
    <style:style style:name="ce5" style:family="table-cell">
      <style:table-cell-properties fo:background-color="#ffff99" style:cell-protect="none" style:vertical-align="middle"/>
      <style:text-properties fo:color="#000000" fo:font-family="Sans Serif" fo:font-size="10pt"/>
    </style:style>
    <style:style style:name="ce6" style:family="table-cell">
      <style:table-cell-properties fo:background-color="#00ae00" style:cell-protect="none" style:vertical-align="middle"/>
      <style:text-properties fo:color="#000000" fo:font-family="Sans Serif" fo:font-size="10pt"/>
    </style:style>
    <style:style style:name="ce7" style:family="table-cell">
      <style:table-cell-properties fo:background-color="#ffffff" style:cell-protect="protected" style:vertical-align="middle"/>
      <style:text-properties fo:color="#000000" fo:font-family="Sans Serif" fo:font-size="10pt"/>
    </style:style>
    <style:style style:name="ce8" style:family="table-cell" style:parent-style-name="Default">
      <style:table-cell-properties style:vertical-align="middle"/>
    </style:style>
    <style:style style:name="ce9" style:family="table-cell">
      <style:table-cell-properties fo:background-color="#ffffff" style:cell-protect="protected" style:vertical-align="middle"/>
      <style:text-properties fo:color="#000000" fo:font-family="Sans Serif" fo:font-size="10pt" fo:font-weight="bold"/>
    </style:style>
  </office:automatic-styles>
  <office:body>
    <office:spreadsheet>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number-columns-repeated="2"/>
        <table:table-column table:style-name="co3" table:default-cell-style-name="ce1"/>
        <table:table-column table:style-name="co6" table:default-cell-style-name="ce1"/>
        <table:table-column table:style-name="co7" table:default-cell-style-name="ce1" table:number-columns-repeated="2"/>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number-columns-repeated="242"/>
        <table:table-row table:style-name="ro1">
          <table:table-cell office:value-type="string" office:string-value="Category" table:style-name="ce2">
            <text:p>Category</text:p>
          </table:table-cell>
          <table:table-cell office:value-type="string" office:string-value="Standard Name" table:style-name="ce2">
            <text:p>Standard Name</text:p>
          </table:table-cell>
          <table:table-cell office:value-type="string" office:string-value="Current Name" table:style-name="ce2">
            <text:p>Current Name</text:p>
          </table:table-cell>
          <table:table-cell office:value-type="string" office:string-value="Description (Icon Name Standard)" table:style-name="ce2">
            <text:p>Description (Icon Name Standard)</text:p>
          </table:table-cell>
          <table:table-cell office:value-type="string" office:string-value="In Name Spec?" table:style-name="ce2">
            <text:p>In Name Spec?</text:p>
          </table:table-cell>
          <table:table-cell office:value-type="string" office:string-value="KDE Usage" table:style-name="ce2">
            <text:p>KDE Usage</text:p>
          </table:table-cell>
          <table:table-cell office:value-type="string" office:string-value="Status" table:style-name="ce2">
            <text:p>Status</text:p>
          </table:table-cell>
          <table:table-cell table:style-name="ce3"/>
          <table:table-cell office:value-type="string" office:string-value="Comments" table:style-name="ce2">
            <text:p>Comments</text:p>
          </table:table-cell>
          <table:table-cell office:value-type="string" office:string-value="Assigned Artist" table:style-name="ce2">
            <text:p>Assigned Artist</text:p>
          </table:table-cell>
          <table:table-cell office:value-type="string" office:string-value="Signing Artist" table:style-name="ce2">
            <text:p>Signing Artist</text:p>
          </table:table-cell>
          <table:table-cell table:style-name="ce3"/>
          <table:table-cell office:value-type="string" office:string-value="Statuses" table:style-name="ce2">
            <text:p>Statuses</text:p>
          </table:table-cell>
          <table:table-cell table:style-name="ce3" table:number-columns-repeated="243"/>
        </table:table-row>
        <table:table-row table:style-name="ro1">
          <table:table-cell office:value-type="string" office:string-value="actions" table:style-name="ce1">
            <text:p>actions</text:p>
          </table:table-cell>
          <table:table-cell office:value-type="string" office:string-value="about-kde" table:style-name="ce1">
            <text:p>about-kde</text:p>
          </table:table-cell>
          <table:table-cell office:value-type="string" office:string-value="about_kde" table:style-name="ce1">
            <text:p>about_kde</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help menu" table:style-name="ce1">
            <text:p>help menu</text:p>
          </table:table-cell>
          <table:table-cell/>
          <table:table-cell office:value-type="float" office:value="0" table:formula="=IF(ISBLANK([.G2];&quot;approval&quot;);0;IF(EXACT([.G2];&quot;draft&quot;);1;IF(EXACT([.G2];&quot;approval&quot;);2;IF(EXACT([.G2];&quot;final&quot;);3;0))))">
            <text:p>0</text:p>
          </table:table-cell>
          <table:table-cell/>
          <table:table-cell table:number-columns-repeated="3"/>
          <table:table-cell office:value-type="string" office:string-value="blank: not in theme" table:style-name="ce1">
            <text:p>blank: not in theme</text:p>
          </table:table-cell>
          <table:table-cell office:value-type="float" office:value="278" table:style-name="ce1" table:formula="=COUNTIF([.H2]:[.H143];0)">
            <text:p>278</text:p>
          </table:table-cell>
          <table:table-cell/>
        </table:table-row>
        <table:table-row table:style-name="ro1">
          <table:table-cell office:value-type="string" office:string-value="actions" table:style-name="ce1">
            <text:p>actions</text:p>
          </table:table-cell>
          <table:table-cell office:value-type="string" office:string-value="application-exit" table:style-name="ce1">
            <text:p>application-exit</text:p>
          </table:table-cell>
          <table:table-cell office:value-type="string" office:string-value="exit" table:style-name="ce1">
            <text:p>exit</text:p>
          </table:table-cell>
          <table:table-cell office:value-type="string" office:string-value="The icon used for exiting an application. Typically this is seen in the application's menus as File-&gt;Quit. " table:style-name="ce1">
            <text:p>The icon used for exiting an application. Typically this is seen in the application's menus as File-&gt;Quit. </text:p>
          </table:table-cell>
          <table:table-cell office:value-type="string" office:string-value="yes" table:style-name="ce1">
            <text:p>yes</text:p>
          </table:table-cell>
          <table:table-cell office:value-type="string" office:string-value="quit action" table:style-name="ce1">
            <text:p>quit action</text:p>
          </table:table-cell>
          <table:table-cell office:value-type="string" office:string-value="approval" table:style-name="ce4">
            <text:p>approval</text:p>
          </table:table-cell>
          <table:table-cell office:value-type="float" office:value="2" table:formula="=IF(ISBLANK([.G3];&quot;approval&quot;);0;IF(EXACT([.G3];&quot;draft&quot;);1;IF(EXACT([.G3];&quot;approval&quot;);2;IF(EXACT([.G3];&quot;final&quot;);3;0))))">
            <text:p>2</text:p>
          </table:table-cell>
          <table:table-cell/>
          <table:table-cell table:number-columns-repeated="3"/>
          <table:table-cell office:value-type="string" office:string-value="draft: pre-approval" table:style-name="ce5">
            <text:p>draft: pre-approval</text:p>
          </table:table-cell>
          <table:table-cell office:value-type="float" office:value="0" table:formula="=COUNTIF([.H2]:[.H143];1)">
            <text:p>0</text:p>
          </table:table-cell>
          <table:table-cell/>
        </table:table-row>
        <table:table-row table:style-name="ro1">
          <table:table-cell office:value-type="string" office:string-value="actions" table:style-name="ce1">
            <text:p>actions</text:p>
          </table:table-cell>
          <table:table-cell office:value-type="string" office:string-value="arrow-down" table:style-name="ce1">
            <text:p>arrow-down</text:p>
          </table:table-cell>
          <table:table-cell office:value-type="string" office:string-value="1downarrow" table:style-name="ce1">
            <text:p>1downarrow</text:p>
          </table:table-cell>
          <table:table-cell office:value-type="string" office:string-value="none" table:style-name="ce1">
            <text:p>none</text:p>
          </table:table-cell>
          <table:table-cell office:value-type="string" office:string-value="no" table:style-name="ce1">
            <text:p>no</text:p>
          </table:table-cell>
          <table:table-cell/>
          <table:table-cell office:value-type="string" office:string-value="approval" table:style-name="ce4">
            <text:p>approval</text:p>
          </table:table-cell>
          <table:table-cell office:value-type="float" office:value="2" table:formula="=IF(ISBLANK([.G4];&quot;approval&quot;);0;IF(EXACT([.G4];&quot;draft&quot;);1;IF(EXACT([.G4];&quot;approval&quot;);2;IF(EXACT([.G4];&quot;final&quot;);3;0))))">
            <text:p>2</text:p>
          </table:table-cell>
          <table:table-cell/>
          <table:table-cell table:number-columns-repeated="3"/>
          <table:table-cell office:value-type="string" office:string-value="approval: needs approval" table:style-name="ce4">
            <text:p>approval: needs approval</text:p>
          </table:table-cell>
          <table:table-cell office:value-type="float" office:value="90" table:formula="=COUNTIF([.H2]:[.H143];2)">
            <text:p>90</text:p>
          </table:table-cell>
          <table:table-cell/>
        </table:table-row>
        <table:table-row table:style-name="ro1">
          <table:table-cell office:value-type="string" office:string-value="actions" table:style-name="ce1">
            <text:p>actions</text:p>
          </table:table-cell>
          <table:table-cell office:value-type="string" office:string-value="arrow-down-double" table:style-name="ce1">
            <text:p>arrow-down-double</text:p>
          </table:table-cell>
          <table:table-cell office:value-type="string" office:string-value="2downarrow" table:style-name="ce1">
            <text:p>2downarrow</text:p>
          </table:table-cell>
          <table:table-cell office:value-type="string" office:string-value="The icon for the go to bottom of a list action. " table:style-name="ce1">
            <text:p>The icon for the go to bottom of a list action. </text:p>
          </table:table-cell>
          <table:table-cell table:number-columns-repeated="2"/>
          <table:table-cell/>
          <table:table-cell office:value-type="float" office:value="0" table:style-name="custom-style1" table:formula="=IF(ISBLANK([.G5];&quot;approval&quot;);0;IF(EXACT([.G5];&quot;draft&quot;);1;IF(EXACT([.G5];&quot;approval&quot;);2;IF(EXACT([.G5];&quot;final&quot;);3;0))))">
            <text:p>0</text:p>
          </table:table-cell>
          <table:table-cell table:number-columns-repeated="4"/>
          <table:table-cell office:value-type="string" office:string-value="final" table:style-name="ce6">
            <text:p>final</text:p>
          </table:table-cell>
          <table:table-cell office:value-type="float" office:value="0" table:formula="=COUNTIF([.H2]:[.H143];3)">
            <text:p>0</text:p>
          </table:table-cell>
          <table:table-cell/>
        </table:table-row>
        <table:table-row table:style-name="ro1">
          <table:table-cell office:value-type="string" office:string-value="actions" table:style-name="ce1">
            <text:p>actions</text:p>
          </table:table-cell>
          <table:table-cell office:value-type="string" office:string-value="arrow-left" table:style-name="ce1">
            <text:p>arrow-left</text:p>
          </table:table-cell>
          <table:table-cell office:value-type="string" office:string-value="1leftarrow" table:style-name="ce1">
            <text:p>1leftarrow</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datepicker, html" table:style-name="ce1">
            <text:p>datepicker, html</text:p>
          </table:table-cell>
          <table:table-cell office:value-type="string" office:string-value="approval" table:style-name="ce4">
            <text:p>approval</text:p>
          </table:table-cell>
          <table:table-cell office:value-type="float" office:value="2" table:formula="=IF(ISBLANK([.G6];&quot;approval&quot;);0;IF(EXACT([.G6];&quot;draft&quot;);1;IF(EXACT([.G6];&quot;approval&quot;);2;IF(EXACT([.G6];&quot;final&quot;);3;0))))">
            <text:p>2</text:p>
          </table:table-cell>
          <table:table-cell/>
        </table:table-row>
        <table:table-row table:style-name="ro1">
          <table:table-cell office:value-type="string" office:string-value="actions" table:style-name="ce1">
            <text:p>actions</text:p>
          </table:table-cell>
          <table:table-cell office:value-type="string" office:string-value="arrow-left-double" table:style-name="ce1">
            <text:p>arrow-left-double</text:p>
          </table:table-cell>
          <table:table-cell office:value-type="string" office:string-value="2leftarrow" table:style-name="ce1">
            <text:p>2leftarrow</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datepicker" table:style-name="ce1">
            <text:p>datepicker</text:p>
          </table:table-cell>
          <table:table-cell office:value-type="string" office:string-value="approval" table:style-name="ce4">
            <text:p>approval</text:p>
          </table:table-cell>
          <table:table-cell office:value-type="float" office:value="2" table:formula="=IF(ISBLANK([.G7];&quot;approval&quot;);0;IF(EXACT([.G7];&quot;draft&quot;);1;IF(EXACT([.G7];&quot;approval&quot;);2;IF(EXACT([.G7];&quot;final&quot;);3;0))))">
            <text:p>2</text:p>
          </table:table-cell>
          <table:table-cell/>
          <table:table-cell table:number-columns-repeated="3"/>
          <table:table-cell office:value-type="string" office:string-value="Standard names" table:style-name="ce1">
            <text:p>Standard names</text:p>
          </table:table-cell>
          <table:table-cell office:value-type="float" office:value="153" table:formula="=153-COUNTBLANK([.B2]:[.B143])">
            <text:p>153</text:p>
          </table:table-cell>
          <table:table-cell/>
        </table:table-row>
        <table:table-row table:style-name="ro1">
          <table:table-cell office:value-type="string" office:string-value="actions" table:style-name="ce1">
            <text:p>actions</text:p>
          </table:table-cell>
          <table:table-cell office:value-type="string" office:string-value="arrow-right" table:style-name="ce1">
            <text:p>arrow-right</text:p>
          </table:table-cell>
          <table:table-cell office:value-type="string" office:string-value="1rightarrow" table:style-name="ce1">
            <text:p>1rightarrow</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datepicker, html" table:style-name="ce1">
            <text:p>datepicker, html</text:p>
          </table:table-cell>
          <table:table-cell office:value-type="string" office:string-value="approval" table:style-name="ce4">
            <text:p>approval</text:p>
          </table:table-cell>
          <table:table-cell office:value-type="float" office:value="2" table:formula="=IF(ISBLANK([.G8];&quot;approval&quot;);0;IF(EXACT([.G8];&quot;draft&quot;);1;IF(EXACT([.G8];&quot;approval&quot;);2;IF(EXACT([.G8];&quot;final&quot;);3;0))))">
            <text:p>2</text:p>
          </table:table-cell>
          <table:table-cell/>
        </table:table-row>
        <table:table-row table:style-name="ro1">
          <table:table-cell office:value-type="string" office:string-value="actions" table:style-name="ce1">
            <text:p>actions</text:p>
          </table:table-cell>
          <table:table-cell office:value-type="string" office:string-value="arrow-right-double" table:style-name="ce1">
            <text:p>arrow-right-double</text:p>
          </table:table-cell>
          <table:table-cell office:value-type="string" office:string-value="2rightarrow" table:style-name="ce1">
            <text:p>2rightarrow</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datepicker" table:style-name="ce1">
            <text:p>datepicker</text:p>
          </table:table-cell>
          <table:table-cell office:value-type="string" office:string-value="approval" table:style-name="ce4">
            <text:p>approval</text:p>
          </table:table-cell>
          <table:table-cell office:value-type="float" office:value="2" table:formula="=IF(ISBLANK([.G9];&quot;approval&quot;);0;IF(EXACT([.G9];&quot;draft&quot;);1;IF(EXACT([.G9];&quot;approval&quot;);2;IF(EXACT([.G9];&quot;final&quot;);3;0))))">
            <text:p>2</text:p>
          </table:table-cell>
          <table:table-cell/>
        </table:table-row>
        <table:table-row table:style-name="ro1">
          <table:table-cell office:value-type="string" office:string-value="actions" table:style-name="ce1">
            <text:p>actions</text:p>
          </table:table-cell>
          <table:table-cell office:value-type="string" office:string-value="arrow-up" table:style-name="ce1">
            <text:p>arrow-up</text:p>
          </table:table-cell>
          <table:table-cell office:value-type="string" office:string-value="1uparrow" table:style-name="ce1">
            <text:p>1uparrow</text:p>
          </table:table-cell>
          <table:table-cell office:value-type="string" office:string-value="none" table:style-name="ce1">
            <text:p>none</text:p>
          </table:table-cell>
          <table:table-cell office:value-type="string" office:string-value="no" table:style-name="ce1">
            <text:p>no</text:p>
          </table:table-cell>
          <table:table-cell/>
          <table:table-cell office:value-type="string" office:string-value="approval" table:style-name="ce4">
            <text:p>approval</text:p>
          </table:table-cell>
          <table:table-cell office:value-type="float" office:value="2" table:formula="=IF(ISBLANK([.G10];&quot;approval&quot;);0;IF(EXACT([.G10];&quot;draft&quot;);1;IF(EXACT([.G10];&quot;approval&quot;);2;IF(EXACT([.G10];&quot;final&quot;);3;0))))">
            <text:p>2</text:p>
          </table:table-cell>
          <table:table-cell/>
        </table:table-row>
        <table:table-row table:style-name="ro1">
          <table:table-cell office:value-type="string" office:string-value="actions" table:style-name="ce1">
            <text:p>actions</text:p>
          </table:table-cell>
          <table:table-cell office:value-type="string" office:string-value="arrow-up-double" table:style-name="ce1">
            <text:p>arrow-up-double</text:p>
          </table:table-cell>
          <table:table-cell office:value-type="string" office:string-value="2uparrow" table:style-name="ce1">
            <text:p>2uparrow</text:p>
          </table:table-cell>
          <table:table-cell office:value-type="string" office:string-value="The icon for the go to the first item in a list action. " table:style-name="ce1">
            <text:p>The icon for the go to the first item in a list action. </text:p>
          </table:table-cell>
          <table:table-cell table:number-columns-repeated="2"/>
          <table:table-cell/>
          <table:table-cell office:value-type="float" office:value="0" table:style-name="custom-style1" table:formula="=IF(ISBLANK([.G11];&quot;approval&quot;);0;IF(EXACT([.G11];&quot;draft&quot;);1;IF(EXACT([.G11];&quot;approval&quot;);2;IF(EXACT([.G11];&quot;final&quot;);3;0))))">
            <text:p>0</text:p>
          </table:table-cell>
        </table:table-row>
        <table:table-row table:style-name="ro1">
          <table:table-cell office:value-type="string" office:string-value="actions" table:style-name="ce1">
            <text:p>actions</text:p>
          </table:table-cell>
          <table:table-cell office:value-type="string" office:string-value="bookmark" table:style-name="ce1">
            <text:p>bookmark</text:p>
          </table:table-cell>
          <table:table-cell office:value-type="string" office:string-value="bookmark" table:style-name="ce1">
            <text:p>bookmark</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file dialog, kate, edit bookmark action" table:style-name="ce1">
            <text:p>file dialog, kate, edit bookmark action</text:p>
          </table:table-cell>
          <table:table-cell office:value-type="string" office:string-value="approval" table:style-name="ce4">
            <text:p>approval</text:p>
          </table:table-cell>
          <table:table-cell office:value-type="float" office:value="2" table:formula="=IF(ISBLANK([.G12];&quot;approval&quot;);0;IF(EXACT([.G12];&quot;draft&quot;);1;IF(EXACT([.G12];&quot;approval&quot;);2;IF(EXACT([.G12];&quot;final&quot;);3;0))))">
            <text:p>2</text:p>
          </table:table-cell>
          <table:table-cell/>
        </table:table-row>
        <table:table-row table:style-name="ro1">
          <table:table-cell office:value-type="string" office:string-value="actions" table:style-name="ce1">
            <text:p>actions</text:p>
          </table:table-cell>
          <table:table-cell office:value-type="string" office:string-value="bookmark-new" table:style-name="ce1">
            <text:p>bookmark-new</text:p>
          </table:table-cell>
          <table:table-cell office:value-type="string" office:string-value="bookmark_add" table:style-name="ce1">
            <text:p>bookmark_add</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bookmark menu" table:style-name="ce1">
            <text:p>bookmark menu</text:p>
          </table:table-cell>
          <table:table-cell office:value-type="string" office:string-value="approval" table:style-name="ce4">
            <text:p>approval</text:p>
          </table:table-cell>
          <table:table-cell office:value-type="float" office:value="2" table:formula="=IF(ISBLANK([.G13];&quot;approval&quot;);0;IF(EXACT([.G13];&quot;draft&quot;);1;IF(EXACT([.G13];&quot;approval&quot;);2;IF(EXACT([.G13];&quot;final&quot;);3;0))))">
            <text:p>2</text:p>
          </table:table-cell>
          <table:table-cell/>
        </table:table-row>
        <table:table-row table:style-name="ro1">
          <table:table-cell office:value-type="string" office:string-value="actions" table:style-name="ce1">
            <text:p>actions</text:p>
          </table:table-cell>
          <table:table-cell office:value-type="string" office:string-value="bookmark-new-list" table:style-name="ce1">
            <text:p>bookmark-new-list</text:p>
          </table:table-cell>
          <table:table-cell office:value-type="string" office:string-value="bookmarks_list_add" table:style-name="ce1">
            <text:p>bookmarks_list_add</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bookmark menu" table:style-name="ce1">
            <text:p>bookmark menu</text:p>
          </table:table-cell>
          <table:table-cell office:value-type="string" office:string-value="approval" table:style-name="ce4">
            <text:p>approval</text:p>
          </table:table-cell>
          <table:table-cell office:value-type="float" office:value="2" table:formula="=IF(ISBLANK([.G14];&quot;approval&quot;);0;IF(EXACT([.G14];&quot;draft&quot;);1;IF(EXACT([.G14];&quot;approval&quot;);2;IF(EXACT([.G14];&quot;final&quot;);3;0))))">
            <text:p>2</text:p>
          </table:table-cell>
          <table:table-cell/>
        </table:table-row>
        <table:table-row table:style-name="ro1">
          <table:table-cell office:value-type="string" office:string-value="actions" table:style-name="ce1">
            <text:p>actions</text:p>
          </table:table-cell>
          <table:table-cell office:value-type="string" office:string-value="calendar-today" table:style-name="ce1">
            <text:p>calendar-today</text:p>
          </table:table-cell>
          <table:table-cell office:value-type="string" office:string-value="today" table:style-name="ce1">
            <text:p>today</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datepicker" table:style-name="ce1">
            <text:p>datepicker</text:p>
          </table:table-cell>
          <table:table-cell office:value-type="string" office:string-value="approval" table:style-name="ce4">
            <text:p>approval</text:p>
          </table:table-cell>
          <table:table-cell office:value-type="float" office:value="2" table:formula="=IF(ISBLANK([.G15];&quot;approval&quot;);0;IF(EXACT([.G15];&quot;draft&quot;);1;IF(EXACT([.G15];&quot;approval&quot;);2;IF(EXACT([.G15];&quot;final&quot;);3;0))))">
            <text:p>2</text:p>
          </table:table-cell>
          <table:table-cell/>
        </table:table-row>
        <table:table-row table:style-name="ro1">
          <table:table-cell office:value-type="string" office:string-value="actions" table:style-name="ce1">
            <text:p>actions</text:p>
          </table:table-cell>
          <table:table-cell office:value-type="string" office:string-value="character-set" table:style-name="ce1">
            <text:p>character-set</text:p>
          </table:table-cell>
          <table:table-cell office:value-type="string" office:string-value="charset" table:style-name="ce1">
            <text:p>charset</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khtml (encodings)" table:style-name="ce1">
            <text:p>khtml (encodings)</text:p>
          </table:table-cell>
          <table:table-cell/>
          <table:table-cell office:value-type="float" office:value="0" table:formula="=IF(ISBLANK([.G16];&quot;approval&quot;);0;IF(EXACT([.G16];&quot;draft&quot;);1;IF(EXACT([.G16];&quot;approval&quot;);2;IF(EXACT([.G16];&quot;final&quot;);3;0))))">
            <text:p>0</text:p>
          </table:table-cell>
          <table:table-cell/>
        </table:table-row>
        <table:table-row table:style-name="ro1">
          <table:table-cell office:value-type="string" office:string-value="actions" table:style-name="ce1">
            <text:p>actions</text:p>
          </table:table-cell>
          <table:table-cell office:value-type="string" office:string-value="color-picker" table:style-name="ce1">
            <text:p>color-picker</text:p>
          </table:table-cell>
          <table:table-cell office:value-type="string" office:string-value="colorpicker" table:style-name="ce1">
            <text:p>colorpicker</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color dialog button" table:style-name="ce1">
            <text:p>color dialog button</text:p>
          </table:table-cell>
          <table:table-cell office:value-type="string" office:string-value="approval" table:style-name="ce4">
            <text:p>approval</text:p>
          </table:table-cell>
          <table:table-cell office:value-type="float" office:value="2" table:formula="=IF(ISBLANK([.G17];&quot;approval&quot;);0;IF(EXACT([.G17];&quot;draft&quot;);1;IF(EXACT([.G17];&quot;approval&quot;);2;IF(EXACT([.G17];&quot;final&quot;);3;0))))">
            <text:p>2</text:p>
          </table:table-cell>
          <table:table-cell/>
        </table:table-row>
        <table:table-row table:style-name="ro1">
          <table:table-cell office:value-type="string" office:string-value="actions" table:style-name="ce1">
            <text:p>actions</text:p>
          </table:table-cell>
          <table:table-cell office:value-type="string" office:string-value="colorize" table:style-name="ce1">
            <text:p>colorize</text:p>
          </table:table-cell>
          <table:table-cell office:value-type="string" office:string-value="colorize" table:style-name="ce1">
            <text:p>colorize</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kate" table:style-name="ce1">
            <text:p>kate</text:p>
          </table:table-cell>
          <table:table-cell office:value-type="string" office:string-value="approval" table:style-name="ce4">
            <text:p>approval</text:p>
          </table:table-cell>
          <table:table-cell office:value-type="float" office:value="2" table:formula="=IF(ISBLANK([.G18];&quot;approval&quot;);0;IF(EXACT([.G18];&quot;draft&quot;);1;IF(EXACT([.G18];&quot;approval&quot;);2;IF(EXACT([.G18];&quot;final&quot;);3;0))))">
            <text:p>2</text:p>
          </table:table-cell>
          <table:table-cell/>
        </table:table-row>
        <table:table-row table:style-name="ro1">
          <table:table-cell office:value-type="string" office:string-value="actions" table:style-name="ce1">
            <text:p>actions</text:p>
          </table:table-cell>
          <table:table-cell office:value-type="string" office:string-value="configure" table:style-name="ce1">
            <text:p>configure</text:p>
          </table:table-cell>
          <table:table-cell office:value-type="string" office:string-value="configure" table:style-name="ce1">
            <text:p>configure</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file dialog, properties dialog, kate" table:style-name="ce1">
            <text:p>file dialog, properties dialog, kate</text:p>
          </table:table-cell>
          <table:table-cell office:value-type="string" office:string-value="approval" table:style-name="ce4">
            <text:p>approval</text:p>
          </table:table-cell>
          <table:table-cell office:value-type="float" office:value="2" table:formula="=IF(ISBLANK([.G19];&quot;approval&quot;);0;IF(EXACT([.G19];&quot;draft&quot;);1;IF(EXACT([.G19];&quot;approval&quot;);2;IF(EXACT([.G19];&quot;final&quot;);3;0))))">
            <text:p>2</text:p>
          </table:table-cell>
          <table:table-cell/>
        </table:table-row>
        <table:table-row table:style-name="ro1">
          <table:table-cell office:value-type="string" office:string-value="actions" table:style-name="ce1">
            <text:p>actions</text:p>
          </table:table-cell>
          <table:table-cell office:value-type="string" office:string-value="configure-shortcuts" table:style-name="ce1">
            <text:p>configure-shortcuts</text:p>
          </table:table-cell>
          <table:table-cell office:value-type="string" office:string-value="configure_shortcuts" table:style-name="ce1">
            <text:p>configure_shortcuts</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config shortcuts action" table:style-name="ce1">
            <text:p>config shortcuts action</text:p>
          </table:table-cell>
          <table:table-cell office:value-type="string" office:string-value="approval" table:style-name="ce4">
            <text:p>approval</text:p>
          </table:table-cell>
          <table:table-cell office:value-type="float" office:value="2" table:formula="=IF(ISBLANK([.G20];&quot;approval&quot;);0;IF(EXACT([.G20];&quot;draft&quot;);1;IF(EXACT([.G20];&quot;approval&quot;);2;IF(EXACT([.G20];&quot;final&quot;);3;0))))">
            <text:p>2</text:p>
          </table:table-cell>
          <table:table-cell/>
        </table:table-row>
        <table:table-row table:style-name="ro1">
          <table:table-cell office:value-type="string" office:string-value="actions" table:style-name="ce1">
            <text:p>actions</text:p>
          </table:table-cell>
          <table:table-cell office:value-type="string" office:string-value="configure-toolbars" table:style-name="ce1">
            <text:p>configure-toolbars</text:p>
          </table:table-cell>
          <table:table-cell office:value-type="string" office:string-value="configure_toolbars" table:style-name="ce1">
            <text:p>configure_toolbars</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config toolbars action" table:style-name="ce1">
            <text:p>config toolbars action</text:p>
          </table:table-cell>
          <table:table-cell office:value-type="string" office:string-value="approval" table:style-name="ce4">
            <text:p>approval</text:p>
          </table:table-cell>
          <table:table-cell office:value-type="float" office:value="2" table:formula="=IF(ISBLANK([.G21];&quot;approval&quot;);0;IF(EXACT([.G21];&quot;draft&quot;);1;IF(EXACT([.G21];&quot;approval&quot;);2;IF(EXACT([.G21];&quot;final&quot;);3;0))))">
            <text:p>2</text:p>
          </table:table-cell>
          <table:table-cell/>
        </table:table-row>
        <table:table-row table:style-name="ro1">
          <table:table-cell office:value-type="string" office:string-value="actions" table:style-name="ce1">
            <text:p>actions</text:p>
          </table:table-cell>
          <table:table-cell office:value-type="string" office:string-value="connection-established" table:style-name="ce1">
            <text:p>connection-established</text:p>
          </table:table-cell>
          <table:table-cell office:value-type="string" office:string-value="connect_established" table:style-name="ce1">
            <text:p>connect_established</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kate" table:style-name="ce1">
            <text:p>kate</text:p>
          </table:table-cell>
          <table:table-cell office:value-type="string" office:string-value="approval" table:style-name="ce4">
            <text:p>approval</text:p>
          </table:table-cell>
          <table:table-cell office:value-type="float" office:value="2" table:formula="=IF(ISBLANK([.G22];&quot;approval&quot;);0;IF(EXACT([.G22];&quot;draft&quot;);1;IF(EXACT([.G22];&quot;approval&quot;);2;IF(EXACT([.G22];&quot;final&quot;);3;0))))">
            <text:p>2</text:p>
          </table:table-cell>
          <table:table-cell/>
        </table:table-row>
        <table:table-row table:style-name="ro1">
          <table:table-cell office:value-type="string" office:string-value="actions" table:style-name="ce1">
            <text:p>actions</text:p>
          </table:table-cell>
          <table:table-cell office:value-type="string" office:string-value="dialog-apply" table:style-name="ce1">
            <text:p>dialog-apply</text:p>
          </table:table-cell>
          <table:table-cell office:value-type="string" office:string-value="apply" table:style-name="ce1">
            <text:p>apply</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dialog button" table:style-name="ce1">
            <text:p>dialog button</text:p>
          </table:table-cell>
          <table:table-cell office:value-type="string" office:string-value="approval" table:style-name="ce4">
            <text:p>approval</text:p>
          </table:table-cell>
          <table:table-cell office:value-type="float" office:value="2" table:formula="=IF(ISBLANK([.G23];&quot;approval&quot;);0;IF(EXACT([.G23];&quot;draft&quot;);1;IF(EXACT([.G23];&quot;approval&quot;);2;IF(EXACT([.G23];&quot;final&quot;);3;0))))">
            <text:p>2</text:p>
          </table:table-cell>
          <table:table-cell office:value-type="string" office:string-value="another checkmark! heh. how many do we have?" table:style-name="ce1">
            <text:p>another checkmark! heh. how many do we have?</text:p>
          </table:table-cell>
          <table:table-cell/>
        </table:table-row>
        <table:table-row table:style-name="ro1">
          <table:table-cell office:value-type="string" office:string-value="actions" table:style-name="ce1">
            <text:p>actions</text:p>
          </table:table-cell>
          <table:table-cell office:value-type="string" office:string-value="dialog-cancel" table:style-name="ce1">
            <text:p>dialog-cancel</text:p>
          </table:table-cell>
          <table:table-cell office:value-type="string" office:string-value="button_cancel" table:style-name="ce1">
            <text:p>button_cancel</text:p>
          </table:table-cell>
          <table:table-cell office:value-type="string" office:string-value="The icon used for the &lt;quote&gt;Cancel&lt;/quote&gt; button that might appear in dialog windows." table:style-name="ce1">
            <text:p>The icon used for the &lt;quote&gt;Cancel&lt;/quote&gt; button that might appear in dialog windows.</text:p>
          </table:table-cell>
          <table:table-cell office:value-type="string" office:string-value="yes" table:style-name="ce1">
            <text:p>yes</text:p>
          </table:table-cell>
          <table:table-cell office:value-type="string" office:string-value="dialog button" table:style-name="ce1">
            <text:p>dialog button</text:p>
          </table:table-cell>
          <table:table-cell office:value-type="string" office:string-value="approval" table:style-name="ce4">
            <text:p>approval</text:p>
          </table:table-cell>
          <table:table-cell office:value-type="float" office:value="2" table:formula="=IF(ISBLANK([.G24];&quot;approval&quot;);0;IF(EXACT([.G24];&quot;draft&quot;);1;IF(EXACT([.G24];&quot;approval&quot;);2;IF(EXACT([.G24];&quot;final&quot;);3;0))))">
            <text:p>2</text:p>
          </table:table-cell>
          <table:table-cell/>
        </table:table-row>
        <table:table-row table:style-name="ro1">
          <table:table-cell office:value-type="string" office:string-value="actions" table:style-name="ce1">
            <text:p>actions</text:p>
          </table:table-cell>
          <table:table-cell office:value-type="string" office:string-value="dialog-error" table:style-name="ce1">
            <text:p>dialog-error</text:p>
          </table:table-cell>
          <table:table-cell office:value-type="string" office:string-value="messagebox_critical" table:style-name="ce1">
            <text:p>messagebox_critical</text:p>
          </table:table-cell>
          <table:table-cell office:value-type="string" office:string-value="The icon used when a dialog is opened to explain an error condition to the user. " table:style-name="ce1">
            <text:p>The icon used when a dialog is opened to explain an error condition to the user. </text:p>
          </table:table-cell>
          <table:table-cell office:value-type="string" office:string-value="yes" table:style-name="ce1">
            <text:p>yes</text:p>
          </table:table-cell>
          <table:table-cell office:value-type="string" office:string-value="passive popups, kjs debugger" table:style-name="ce1">
            <text:p>passive popups, kjs debugger</text:p>
          </table:table-cell>
          <table:table-cell/>
          <table:table-cell office:value-type="float" office:value="0" table:formula="=IF(ISBLANK([.G25];&quot;approval&quot;);0;IF(EXACT([.G25];&quot;draft&quot;);1;IF(EXACT([.G25];&quot;approval&quot;);2;IF(EXACT([.G25];&quot;final&quot;);3;0))))">
            <text:p>0</text:p>
          </table:table-cell>
          <table:table-cell/>
        </table:table-row>
        <table:table-row table:style-name="ro1">
          <table:table-cell office:value-type="string" office:string-value="actions" table:style-name="ce1">
            <text:p>actions</text:p>
          </table:table-cell>
          <table:table-cell office:value-type="string" office:string-value="dialog-information" table:style-name="ce1">
            <text:p>dialog-information</text:p>
          </table:table-cell>
          <table:table-cell office:value-type="string" office:string-value="messagebox_info" table:style-name="ce1">
            <text:p>messagebox_info</text:p>
          </table:table-cell>
          <table:table-cell office:value-type="string" office:string-value="The icon used when a dialog is opened to give information to the user that may be pertinent to the requested action. " table:style-name="ce1">
            <text:p>The icon used when a dialog is opened to give information to the user that may be pertinent to the requested action. </text:p>
          </table:table-cell>
          <table:table-cell office:value-type="string" office:string-value="yes" table:style-name="ce1">
            <text:p>yes</text:p>
          </table:table-cell>
          <table:table-cell office:value-type="string" office:string-value="passive popups" table:style-name="ce1">
            <text:p>passive popups</text:p>
          </table:table-cell>
          <table:table-cell/>
          <table:table-cell office:value-type="float" office:value="0" table:formula="=IF(ISBLANK([.G26];&quot;approval&quot;);0;IF(EXACT([.G26];&quot;draft&quot;);1;IF(EXACT([.G26];&quot;approval&quot;);2;IF(EXACT([.G26];&quot;final&quot;);3;0))))">
            <text:p>0</text:p>
          </table:table-cell>
          <table:table-cell/>
        </table:table-row>
        <table:table-row table:style-name="ro1">
          <table:table-cell office:value-type="string" office:string-value="actions" table:style-name="ce1">
            <text:p>actions</text:p>
          </table:table-cell>
          <table:table-cell office:value-type="string" office:string-value="dialog-ok" table:style-name="ce1">
            <text:p>dialog-ok</text:p>
          </table:table-cell>
          <table:table-cell office:value-type="string" office:string-value="button_ok" table:style-name="ce1">
            <text:p>button_ok</text:p>
          </table:table-cell>
          <table:table-cell office:value-type="string" office:string-value="The icon used for the “OK” button that might appear in dialog windows. " table:style-name="ce1">
            <text:p>The icon used for the “OK” button that might appear in dialog windows. </text:p>
          </table:table-cell>
          <table:table-cell office:value-type="string" office:string-value="yes" table:style-name="ce1">
            <text:p>yes</text:p>
          </table:table-cell>
          <table:table-cell office:value-type="string" office:string-value="kate, knewstuff" table:style-name="ce1">
            <text:p>kate, knewstuff</text:p>
          </table:table-cell>
          <table:table-cell office:value-type="string" office:string-value="approval" table:style-name="ce4">
            <text:p>approval</text:p>
          </table:table-cell>
          <table:table-cell office:value-type="float" office:value="2" table:formula="=IF(ISBLANK([.G27];&quot;approval&quot;);0;IF(EXACT([.G27];&quot;draft&quot;);1;IF(EXACT([.G27];&quot;approval&quot;);2;IF(EXACT([.G27];&quot;final&quot;);3;0))))">
            <text:p>2</text:p>
          </table:table-cell>
          <table:table-cell office:value-type="string" office:string-value="replace ok.png" table:style-name="ce1">
            <text:p>replace ok.png</text:p>
          </table:table-cell>
          <table:table-cell/>
        </table:table-row>
        <table:table-row table:style-name="ro1">
          <table:table-cell office:value-type="string" office:string-value="actions" table:style-name="ce1">
            <text:p>actions</text:p>
          </table:table-cell>
          <table:table-cell office:value-type="string" office:string-value="dialog-warning" table:style-name="ce1">
            <text:p>dialog-warning</text:p>
          </table:table-cell>
          <table:table-cell office:value-type="string" office:string-value="messagebox_warning" table:style-name="ce1">
            <text:p>messagebox_warning</text:p>
          </table:table-cell>
          <table:table-cell office:value-type="string" office:string-value="The icon used when a dialog is opened to warn the user of impending issues with the requested action. " table:style-name="ce1">
            <text:p>The icon used when a dialog is opened to warn the user of impending issues with the requested action. </text:p>
          </table:table-cell>
          <table:table-cell office:value-type="string" office:string-value="yes" table:style-name="ce1">
            <text:p>yes</text:p>
          </table:table-cell>
          <table:table-cell office:value-type="string" office:string-value="passive popups" table:style-name="ce1">
            <text:p>passive popups</text:p>
          </table:table-cell>
          <table:table-cell/>
          <table:table-cell office:value-type="float" office:value="0" table:formula="=IF(ISBLANK([.G28];&quot;approval&quot;);0;IF(EXACT([.G28];&quot;draft&quot;);1;IF(EXACT([.G28];&quot;approval&quot;);2;IF(EXACT([.G28];&quot;final&quot;);3;0))))">
            <text:p>0</text:p>
          </table:table-cell>
          <table:table-cell/>
        </table:table-row>
        <table:table-row table:style-name="ro1">
          <table:table-cell office:value-type="string" office:string-value="actions" table:style-name="ce1">
            <text:p>actions</text:p>
          </table:table-cell>
          <table:table-cell office:value-type="string" office:string-value="document-new" table:style-name="ce1">
            <text:p>document-new</text:p>
          </table:table-cell>
          <table:table-cell office:value-type="string" office:string-value="filenew" table:style-name="ce1">
            <text:p>filenew</text:p>
          </table:table-cell>
          <table:table-cell office:value-type="string" office:string-value="The icon used for the action to create a new document. " table:style-name="ce1">
            <text:p>The icon used for the action to create a new document. </text:p>
          </table:table-cell>
          <table:table-cell office:value-type="string" office:string-value="yes" table:style-name="ce1">
            <text:p>yes</text:p>
          </table:table-cell>
          <table:table-cell office:value-type="string" office:string-value="new action" table:style-name="ce1">
            <text:p>new action</text:p>
          </table:table-cell>
          <table:table-cell office:value-type="string" office:string-value="approval" table:style-name="ce4">
            <text:p>approval</text:p>
          </table:table-cell>
          <table:table-cell office:value-type="float" office:value="2" table:formula="=IF(ISBLANK([.G29];&quot;approval&quot;);0;IF(EXACT([.G29];&quot;draft&quot;);1;IF(EXACT([.G29];&quot;approval&quot;);2;IF(EXACT([.G29];&quot;final&quot;);3;0))))">
            <text:p>2</text:p>
          </table:table-cell>
          <table:table-cell/>
        </table:table-row>
        <table:table-row table:style-name="ro1">
          <table:table-cell office:value-type="string" office:string-value="actions" table:style-name="ce1">
            <text:p>actions</text:p>
          </table:table-cell>
          <table:table-cell office:value-type="string" office:string-value="document-open" table:style-name="ce1">
            <text:p>document-open</text:p>
          </table:table-cell>
          <table:table-cell office:value-type="string" office:string-value="fileopen" table:style-name="ce1">
            <text:p>fileopen</text:p>
          </table:table-cell>
          <table:table-cell office:value-type="string" office:string-value="The icon used for the action to open a document. " table:style-name="ce1">
            <text:p>The icon used for the action to open a document. </text:p>
          </table:table-cell>
          <table:table-cell office:value-type="string" office:string-value="yes" table:style-name="ce1">
            <text:p>yes</text:p>
          </table:table-cell>
          <table:table-cell office:value-type="string" office:string-value="url line edit, file dialog, kprinter" table:style-name="ce1">
            <text:p>url line edit, file dialog, kprinter</text:p>
          </table:table-cell>
          <table:table-cell office:value-type="string" office:string-value="approval" table:style-name="ce4">
            <text:p>approval</text:p>
          </table:table-cell>
          <table:table-cell office:value-type="float" office:value="2" table:formula="=IF(ISBLANK([.G30];&quot;approval&quot;);0;IF(EXACT([.G30];&quot;draft&quot;);1;IF(EXACT([.G30];&quot;approval&quot;);2;IF(EXACT([.G30];&quot;final&quot;);3;0))))">
            <text:p>2</text:p>
          </table:table-cell>
          <table:table-cell office:value-type="string" office:string-value="needs finalizing of folder.svg?" table:style-name="ce1">
            <text:p>needs finalizing of folder.svg?</text:p>
          </table:table-cell>
          <table:table-cell/>
        </table:table-row>
        <table:table-row table:style-name="ro1">
          <table:table-cell office:value-type="string" office:string-value="actions" table:style-name="ce1">
            <text:p>actions</text:p>
          </table:table-cell>
          <table:table-cell office:value-type="string" office:string-value="document-print" table:style-name="ce1">
            <text:p>document-print</text:p>
          </table:table-cell>
          <table:table-cell office:value-type="string" office:string-value="fileprint" table:style-name="ce1">
            <text:p>fileprint</text:p>
          </table:table-cell>
          <table:table-cell office:value-type="string" office:string-value="The icon for the print action of an application. " table:style-name="ce1">
            <text:p>The icon for the print action of an application. </text:p>
          </table:table-cell>
          <table:table-cell office:value-type="string" office:string-value="yes" table:style-name="ce1">
            <text:p>yes</text:p>
          </table:table-cell>
          <table:table-cell office:value-type="string" office:string-value="print action" table:style-name="ce1">
            <text:p>print action</text:p>
          </table:table-cell>
          <table:table-cell office:value-type="string" office:string-value="approval" table:style-name="ce4">
            <text:p>approval</text:p>
          </table:table-cell>
          <table:table-cell office:value-type="float" office:value="2" table:formula="=IF(ISBLANK([.G31];&quot;approval&quot;);0;IF(EXACT([.G31];&quot;draft&quot;);1;IF(EXACT([.G31];&quot;approval&quot;);2;IF(EXACT([.G31];&quot;final&quot;);3;0))))">
            <text:p>2</text:p>
          </table:table-cell>
          <table:table-cell/>
        </table:table-row>
        <table:table-row table:style-name="ro1">
          <table:table-cell office:value-type="string" office:string-value="actions" table:style-name="ce1">
            <text:p>actions</text:p>
          </table:table-cell>
          <table:table-cell office:value-type="string" office:string-value="document-print-preview" table:style-name="ce1">
            <text:p>document-print-preview</text:p>
          </table:table-cell>
          <table:table-cell office:value-type="string" office:string-value="filequickprint" table:style-name="ce1">
            <text:p>filequickprint</text:p>
          </table:table-cell>
          <table:table-cell office:value-type="string" office:string-value="The icon for the print preview action of an application. " table:style-name="ce1">
            <text:p>The icon for the print preview action of an application. </text:p>
          </table:table-cell>
          <table:table-cell office:value-type="string" office:string-value="yes" table:style-name="ce1">
            <text:p>yes</text:p>
          </table:table-cell>
          <table:table-cell office:value-type="string" office:string-value="print preview action" table:style-name="ce1">
            <text:p>print preview action</text:p>
          </table:table-cell>
          <table:table-cell office:value-type="string" office:string-value="approval" table:style-name="ce4">
            <text:p>approval</text:p>
          </table:table-cell>
          <table:table-cell office:value-type="float" office:value="2" table:formula="=IF(ISBLANK([.G32];&quot;approval&quot;);0;IF(EXACT([.G32];&quot;draft&quot;);1;IF(EXACT([.G32];&quot;approval&quot;);2;IF(EXACT([.G32];&quot;final&quot;);3;0))))">
            <text:p>2</text:p>
          </table:table-cell>
          <table:table-cell/>
          <table:table-cell office:value-type="string" office:string-value="Vignoni" table:style-name="ce1">
            <text:p>Vignoni</text:p>
          </table:table-cell>
          <table:table-cell/>
        </table:table-row>
        <table:table-row table:style-name="ro1">
          <table:table-cell office:value-type="string" office:string-value="actions" table:style-name="ce1">
            <text:p>actions</text:p>
          </table:table-cell>
          <table:table-cell office:value-type="string" office:string-value="document-save" table:style-name="ce1">
            <text:p>document-save</text:p>
          </table:table-cell>
          <table:table-cell office:value-type="string" office:string-value="filesave" table:style-name="ce1">
            <text:p>filesave</text:p>
          </table:table-cell>
          <table:table-cell office:value-type="string" office:string-value="The icon for the save action. " table:style-name="ce1">
            <text:p>The icon for the save action. </text:p>
          </table:table-cell>
          <table:table-cell office:value-type="string" office:string-value="yes" table:style-name="ce1">
            <text:p>yes</text:p>
          </table:table-cell>
          <table:table-cell office:value-type="string" office:string-value="download progress, kate, save action" table:style-name="ce1">
            <text:p>download progress, kate, save action</text:p>
          </table:table-cell>
          <table:table-cell office:value-type="string" office:string-value="approval" table:style-name="ce4">
            <text:p>approval</text:p>
          </table:table-cell>
          <table:table-cell office:value-type="float" office:value="2" table:formula="=IF(ISBLANK([.G33];&quot;approval&quot;);0;IF(EXACT([.G33];&quot;draft&quot;);1;IF(EXACT([.G33];&quot;approval&quot;);2;IF(EXACT([.G33];&quot;final&quot;);3;0))))">
            <text:p>2</text:p>
          </table:table-cell>
          <table:table-cell/>
          <table:table-cell office:value-type="string" office:string-value="Wimer" table:style-name="ce1">
            <text:p>Wimer</text:p>
          </table:table-cell>
          <table:table-cell/>
        </table:table-row>
        <table:table-row table:style-name="ro1">
          <table:table-cell office:value-type="string" office:string-value="actions" table:style-name="ce1">
            <text:p>actions</text:p>
          </table:table-cell>
          <table:table-cell office:value-type="string" office:string-value="document-save-as" table:style-name="ce1">
            <text:p>document-save-as</text:p>
          </table:table-cell>
          <table:table-cell office:value-type="string" office:string-value="filesaveas" table:style-name="ce1">
            <text:p>filesaveas</text:p>
          </table:table-cell>
          <table:table-cell office:value-type="string" office:string-value="The icon for the save as action. " table:style-name="ce1">
            <text:p>The icon for the save as action. </text:p>
          </table:table-cell>
          <table:table-cell office:value-type="string" office:string-value="yes" table:style-name="ce1">
            <text:p>yes</text:p>
          </table:table-cell>
          <table:table-cell office:value-type="string" office:string-value="save as action" table:style-name="ce1">
            <text:p>save as action</text:p>
          </table:table-cell>
          <table:table-cell office:value-type="string" office:string-value="approval" table:style-name="ce4">
            <text:p>approval</text:p>
          </table:table-cell>
          <table:table-cell office:value-type="float" office:value="2" table:formula="=IF(ISBLANK([.G34];&quot;approval&quot;);0;IF(EXACT([.G34];&quot;draft&quot;);1;IF(EXACT([.G34];&quot;approval&quot;);2;IF(EXACT([.G34];&quot;final&quot;);3;0))))">
            <text:p>2</text:p>
          </table:table-cell>
          <table:table-cell/>
          <table:table-cell office:value-type="string" office:string-value="Vignoni" table:style-name="ce1">
            <text:p>Vignoni</text:p>
          </table:table-cell>
          <table:table-cell/>
        </table:table-row>
        <table:table-row table:style-name="ro1">
          <table:table-cell office:value-type="string" office:string-value="actions" table:style-name="ce1">
            <text:p>actions</text:p>
          </table:table-cell>
          <table:table-cell office:value-type="string" office:string-value="edit-clear" table:style-name="ce1">
            <text:p>edit-clear</text:p>
          </table:table-cell>
          <table:table-cell office:value-type="string" office:string-value="editclear" table:style-name="ce1">
            <text:p>editclear</text:p>
          </table:table-cell>
          <table:table-cell office:value-type="string" office:string-value="The icon for the clear action." table:style-name="ce1">
            <text:p>The icon for the clear action.</text:p>
          </table:table-cell>
          <table:table-cell office:value-type="string" office:string-value="yes" table:style-name="ce1">
            <text:p>yes</text:p>
          </table:table-cell>
          <table:table-cell office:value-type="string" office:string-value="text edit context menus" table:style-name="ce1">
            <text:p>text edit context menus</text:p>
          </table:table-cell>
          <table:table-cell office:value-type="string" office:string-value="approval" table:style-name="ce4">
            <text:p>approval</text:p>
          </table:table-cell>
          <table:table-cell office:value-type="float" office:value="2" table:formula="=IF(ISBLANK([.G35];&quot;approval&quot;);0;IF(EXACT([.G35];&quot;draft&quot;);1;IF(EXACT([.G35];&quot;approval&quot;);2;IF(EXACT([.G35];&quot;final&quot;);3;0))))">
            <text:p>2</text:p>
          </table:table-cell>
          <table:table-cell/>
        </table:table-row>
        <table:table-row table:style-name="ro1">
          <table:table-cell office:value-type="string" office:string-value="actions" table:style-name="ce1">
            <text:p>actions</text:p>
          </table:table-cell>
          <table:table-cell office:value-type="string" office:string-value="edit-copy" table:style-name="ce1">
            <text:p>edit-copy</text:p>
          </table:table-cell>
          <table:table-cell office:value-type="string" office:string-value="editcopy" table:style-name="ce1">
            <text:p>editcopy</text:p>
          </table:table-cell>
          <table:table-cell office:value-type="string" office:string-value="The icon for the copy action. " table:style-name="ce1">
            <text:p>The icon for the copy action. </text:p>
          </table:table-cell>
          <table:table-cell office:value-type="string" office:string-value="yes" table:style-name="ce1">
            <text:p>yes</text:p>
          </table:table-cell>
          <table:table-cell office:value-type="string" office:string-value="text edit context menus, kate, kdeprint" table:style-name="ce1">
            <text:p>text edit context menus, kate, kdeprint</text:p>
          </table:table-cell>
          <table:table-cell office:value-type="string" office:string-value="approval" table:style-name="ce4">
            <text:p>approval</text:p>
          </table:table-cell>
          <table:table-cell office:value-type="float" office:value="2" table:formula="=IF(ISBLANK([.G36];&quot;approval&quot;);0;IF(EXACT([.G36];&quot;draft&quot;);1;IF(EXACT([.G36];&quot;approval&quot;);2;IF(EXACT([.G36];&quot;final&quot;);3;0))))">
            <text:p>2</text:p>
          </table:table-cell>
          <table:table-cell/>
        </table:table-row>
        <table:table-row table:style-name="ro1">
          <table:table-cell office:value-type="string" office:string-value="actions" table:style-name="ce1">
            <text:p>actions</text:p>
          </table:table-cell>
          <table:table-cell office:value-type="string" office:string-value="edit-cut" table:style-name="ce1">
            <text:p>edit-cut</text:p>
          </table:table-cell>
          <table:table-cell office:value-type="string" office:string-value="editcut" table:style-name="ce1">
            <text:p>editcut</text:p>
          </table:table-cell>
          <table:table-cell office:value-type="string" office:string-value="The icon for the cut action. " table:style-name="ce1">
            <text:p>The icon for the cut action. </text:p>
          </table:table-cell>
          <table:table-cell office:value-type="string" office:string-value="yes" table:style-name="ce1">
            <text:p>yes</text:p>
          </table:table-cell>
          <table:table-cell office:value-type="string" office:string-value="text edit context menus" table:style-name="ce1">
            <text:p>text edit context menus</text:p>
          </table:table-cell>
          <table:table-cell office:value-type="string" office:string-value="approval" table:style-name="ce4">
            <text:p>approval</text:p>
          </table:table-cell>
          <table:table-cell office:value-type="float" office:value="2" table:formula="=IF(ISBLANK([.G37];&quot;approval&quot;);0;IF(EXACT([.G37];&quot;draft&quot;);1;IF(EXACT([.G37];&quot;approval&quot;);2;IF(EXACT([.G37];&quot;final&quot;);3;0))))">
            <text:p>2</text:p>
          </table:table-cell>
          <table:table-cell/>
        </table:table-row>
        <table:table-row table:style-name="ro1">
          <table:table-cell office:value-type="string" office:string-value="actions" table:style-name="ce1">
            <text:p>actions</text:p>
          </table:table-cell>
          <table:table-cell office:value-type="string" office:string-value="edit-delete" table:style-name="ce1">
            <text:p>edit-delete</text:p>
          </table:table-cell>
          <table:table-cell office:value-type="string" office:string-value="editdelete" table:style-name="ce1">
            <text:p>editdelete</text:p>
          </table:table-cell>
          <table:table-cell office:value-type="string" office:string-value="The icon for the delete action. " table:style-name="ce1">
            <text:p>The icon for the delete action. </text:p>
          </table:table-cell>
          <table:table-cell office:value-type="string" office:string-value="yes" table:style-name="ce1">
            <text:p>yes</text:p>
          </table:table-cell>
          <table:table-cell office:value-type="string" office:string-value="file dialog, kdeprint" table:style-name="ce1">
            <text:p>file dialog, kdeprint</text:p>
          </table:table-cell>
          <table:table-cell office:value-type="string" office:string-value="approval" table:style-name="ce4">
            <text:p>approval</text:p>
          </table:table-cell>
          <table:table-cell office:value-type="float" office:value="2" table:formula="=IF(ISBLANK([.G38];&quot;approval&quot;);0;IF(EXACT([.G38];&quot;draft&quot;);1;IF(EXACT([.G38];&quot;approval&quot;);2;IF(EXACT([.G38];&quot;final&quot;);3;0))))">
            <text:p>2</text:p>
          </table:table-cell>
          <table:table-cell/>
        </table:table-row>
        <table:table-row table:style-name="ro1">
          <table:table-cell office:value-type="string" office:string-value="actions" table:style-name="ce1">
            <text:p>actions</text:p>
          </table:table-cell>
          <table:table-cell office:value-type="string" office:string-value="edit-find" table:style-name="ce1">
            <text:p>edit-find</text:p>
          </table:table-cell>
          <table:table-cell office:value-type="string" office:string-value="find" table:style-name="ce1">
            <text:p>find</text:p>
          </table:table-cell>
          <table:table-cell office:value-type="string" office:string-value="The icon for the find action. " table:style-name="ce1">
            <text:p>The icon for the find action. </text:p>
          </table:table-cell>
          <table:table-cell office:value-type="string" office:string-value="yes" table:style-name="ce1">
            <text:p>yes</text:p>
          </table:table-cell>
          <table:table-cell office:value-type="string" office:string-value="dialog button" table:style-name="ce1">
            <text:p>dialog button</text:p>
          </table:table-cell>
          <table:table-cell office:value-type="string" office:string-value="approval" table:style-name="ce4">
            <text:p>approval</text:p>
          </table:table-cell>
          <table:table-cell office:value-type="float" office:value="2" table:formula="=IF(ISBLANK([.G39];&quot;approval&quot;);0;IF(EXACT([.G39];&quot;draft&quot;);1;IF(EXACT([.G39];&quot;approval&quot;);2;IF(EXACT([.G39];&quot;final&quot;);3;0))))">
            <text:p>2</text:p>
          </table:table-cell>
          <table:table-cell/>
        </table:table-row>
        <table:table-row table:style-name="ro1">
          <table:table-cell office:value-type="string" office:string-value="actions" table:style-name="ce1">
            <text:p>actions</text:p>
          </table:table-cell>
          <table:table-cell office:value-type="string" office:string-value="edit-paste" table:style-name="ce1">
            <text:p>edit-paste</text:p>
          </table:table-cell>
          <table:table-cell office:value-type="string" office:string-value="editpaste" table:style-name="ce1">
            <text:p>editpaste</text:p>
          </table:table-cell>
          <table:table-cell office:value-type="string" office:string-value="The icon for the paste action. " table:style-name="ce1">
            <text:p>The icon for the paste action. </text:p>
          </table:table-cell>
          <table:table-cell office:value-type="string" office:string-value="yes" table:style-name="ce1">
            <text:p>yes</text:p>
          </table:table-cell>
          <table:table-cell office:value-type="string" office:string-value="text edit context menus, kdeprint" table:style-name="ce1">
            <text:p>text edit context menus, kdeprint</text:p>
          </table:table-cell>
          <table:table-cell office:value-type="string" office:string-value="approval" table:style-name="ce4">
            <text:p>approval</text:p>
          </table:table-cell>
          <table:table-cell office:value-type="float" office:value="2" table:formula="=IF(ISBLANK([.G40];&quot;approval&quot;);0;IF(EXACT([.G40];&quot;draft&quot;);1;IF(EXACT([.G40];&quot;approval&quot;);2;IF(EXACT([.G40];&quot;final&quot;);3;0))))">
            <text:p>2</text:p>
          </table:table-cell>
          <table:table-cell/>
        </table:table-row>
        <table:table-row table:style-name="ro1">
          <table:table-cell office:value-type="string" office:string-value="actions" table:style-name="ce1">
            <text:p>actions</text:p>
          </table:table-cell>
          <table:table-cell office:value-type="string" office:string-value="edit-redo" table:style-name="ce1">
            <text:p>edit-redo</text:p>
          </table:table-cell>
          <table:table-cell office:value-type="string" office:string-value="redo" table:style-name="ce1">
            <text:p>redo</text:p>
          </table:table-cell>
          <table:table-cell office:value-type="string" office:string-value="The icon for the redo action. " table:style-name="ce1">
            <text:p>The icon for the redo action. </text:p>
          </table:table-cell>
          <table:table-cell office:value-type="string" office:string-value="yes" table:style-name="ce1">
            <text:p>yes</text:p>
          </table:table-cell>
          <table:table-cell office:value-type="string" office:string-value="undo/redo action, text edit ctx menus, redo stack, print job mgr" table:style-name="ce1">
            <text:p>undo/redo action, text edit ctx menus, redo stack, print job mgr</text:p>
          </table:table-cell>
          <table:table-cell office:value-type="string" office:string-value="approval" table:style-name="ce4">
            <text:p>approval</text:p>
          </table:table-cell>
          <table:table-cell office:value-type="float" office:value="2" table:formula="=IF(ISBLANK([.G41];&quot;approval&quot;);0;IF(EXACT([.G41];&quot;draft&quot;);1;IF(EXACT([.G41];&quot;approval&quot;);2;IF(EXACT([.G41];&quot;final&quot;);3;0))))">
            <text:p>2</text:p>
          </table:table-cell>
          <table:table-cell/>
        </table:table-row>
        <table:table-row table:style-name="ro1">
          <table:table-cell office:value-type="string" office:string-value="actions" table:style-name="ce1">
            <text:p>actions</text:p>
          </table:table-cell>
          <table:table-cell office:value-type="string" office:string-value="edit-trash" table:style-name="ce1">
            <text:p>edit-trash</text:p>
          </table:table-cell>
          <table:table-cell office:value-type="string" office:string-value="edittrash" table:style-name="ce1">
            <text:p>edittrash</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file dialog, print job mgr" table:style-name="ce1">
            <text:p>file dialog, print job mgr</text:p>
          </table:table-cell>
          <table:table-cell/>
          <table:table-cell office:value-type="float" office:value="0" table:formula="=IF(ISBLANK([.G42];&quot;approval&quot;);0;IF(EXACT([.G42];&quot;draft&quot;);1;IF(EXACT([.G42];&quot;approval&quot;);2;IF(EXACT([.G42];&quot;final&quot;);3;0))))">
            <text:p>0</text:p>
          </table:table-cell>
          <table:table-cell office:value-type="string" office:string-value="should we just replace this with the trash can from filesystem/?" table:style-name="ce1">
            <text:p>should we just replace this with the trash can from filesystem/?</text:p>
          </table:table-cell>
          <table:table-cell table:number-columns-repeated="2"/>
        </table:table-row>
        <table:table-row table:style-name="ro1">
          <table:table-cell office:value-type="string" office:string-value="actions" table:style-name="ce1">
            <text:p>actions</text:p>
          </table:table-cell>
          <table:table-cell office:value-type="string" office:string-value="edit-undo" table:style-name="ce1">
            <text:p>edit-undo</text:p>
          </table:table-cell>
          <table:table-cell office:value-type="string" office:string-value="undo" table:style-name="ce1">
            <text:p>undo</text:p>
          </table:table-cell>
          <table:table-cell office:value-type="string" office:string-value="The icon for the undo action. " table:style-name="ce1">
            <text:p>The icon for the undo action. </text:p>
          </table:table-cell>
          <table:table-cell office:value-type="string" office:string-value="yes" table:style-name="ce1">
            <text:p>yes</text:p>
          </table:table-cell>
          <table:table-cell office:value-type="string" office:string-value="undo/redo action, text edit context menus, redo stack" table:style-name="ce1">
            <text:p>undo/redo action, text edit context menus, redo stack</text:p>
          </table:table-cell>
          <table:table-cell office:value-type="string" office:string-value="approval" table:style-name="ce4">
            <text:p>approval</text:p>
          </table:table-cell>
          <table:table-cell office:value-type="float" office:value="2" table:formula="=IF(ISBLANK([.G43];&quot;approval&quot;);0;IF(EXACT([.G43];&quot;draft&quot;);1;IF(EXACT([.G43];&quot;approval&quot;);2;IF(EXACT([.G43];&quot;final&quot;);3;0))))">
            <text:p>2</text:p>
          </table:table-cell>
          <table:table-cell/>
        </table:table-row>
        <table:table-row table:style-name="ro1">
          <table:table-cell office:value-type="string" office:string-value="actions" table:style-name="ce1">
            <text:p>actions</text:p>
          </table:table-cell>
          <table:table-cell office:value-type="string" office:string-value="file-find" table:style-name="ce1">
            <text:p>file-find</text:p>
          </table:table-cell>
          <table:table-cell office:value-type="string" office:string-value="filefind" table:style-name="ce1">
            <text:p>filefind</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kprinter" table:style-name="ce1">
            <text:p>kprinter</text:p>
          </table:table-cell>
          <table:table-cell office:value-type="string" office:string-value="approval" table:style-name="ce4">
            <text:p>approval</text:p>
          </table:table-cell>
          <table:table-cell office:value-type="float" office:value="2" table:formula="=IF(ISBLANK([.G44];&quot;approval&quot;);0;IF(EXACT([.G44];&quot;draft&quot;);1;IF(EXACT([.G44];&quot;approval&quot;);2;IF(EXACT([.G44];&quot;final&quot;);3;0))))">
            <text:p>2</text:p>
          </table:table-cell>
          <table:table-cell/>
        </table:table-row>
        <table:table-row table:style-name="ro1">
          <table:table-cell office:value-type="string" office:string-value="actions" table:style-name="ce1">
            <text:p>actions</text:p>
          </table:table-cell>
          <table:table-cell office:value-type="string" office:string-value="file-import" table:style-name="ce1">
            <text:p>file-import</text:p>
          </table:table-cell>
          <table:table-cell office:value-type="string" office:string-value="fileimport" table:style-name="ce1">
            <text:p>fileimport</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kross script" table:style-name="ce1">
            <text:p>kross script</text:p>
          </table:table-cell>
          <table:table-cell office:value-type="string" office:string-value="approval" table:style-name="ce4">
            <text:p>approval</text:p>
          </table:table-cell>
          <table:table-cell office:value-type="float" office:value="2" table:formula="=IF(ISBLANK([.G45];&quot;approval&quot;);0;IF(EXACT([.G45];&quot;draft&quot;);1;IF(EXACT([.G45];&quot;approval&quot;);2;IF(EXACT([.G45];&quot;final&quot;);3;0))))">
            <text:p>2</text:p>
          </table:table-cell>
          <table:table-cell/>
        </table:table-row>
        <table:table-row table:style-name="ro1">
          <table:table-cell office:value-type="string" office:string-value="actions" table:style-name="ce1">
            <text:p>actions</text:p>
          </table:table-cell>
          <table:table-cell office:value-type="string" office:string-value="file-revert" table:style-name="ce1">
            <text:p>file-revert</text:p>
          </table:table-cell>
          <table:table-cell office:value-type="string" office:string-value="revert" table:style-name="ce1">
            <text:p>revert</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revert file action" table:style-name="ce1">
            <text:p>revert file action</text:p>
          </table:table-cell>
          <table:table-cell office:value-type="string" office:string-value="approval" table:style-name="ce4">
            <text:p>approval</text:p>
          </table:table-cell>
          <table:table-cell office:value-type="float" office:value="2" table:formula="=IF(ISBLANK([.G46];&quot;approval&quot;);0;IF(EXACT([.G46];&quot;draft&quot;);1;IF(EXACT([.G46];&quot;approval&quot;);2;IF(EXACT([.G46];&quot;final&quot;);3;0))))">
            <text:p>2</text:p>
          </table:table-cell>
          <table:table-cell/>
        </table:table-row>
        <table:table-row table:style-name="ro1">
          <table:table-cell office:value-type="string" office:string-value="actions" table:style-name="ce1">
            <text:p>actions</text:p>
          </table:table-cell>
          <table:table-cell office:value-type="string" office:string-value="fileview-detailed" table:style-name="ce1">
            <text:p>fileview-detailed</text:p>
          </table:table-cell>
          <table:table-cell office:value-type="string" office:string-value="view_detailed" table:style-name="ce1">
            <text:p>view_detailed</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file dialog" table:style-name="ce1">
            <text:p>file dialog</text:p>
          </table:table-cell>
          <table:table-cell office:value-type="string" office:string-value="approval" table:style-name="ce4">
            <text:p>approval</text:p>
          </table:table-cell>
          <table:table-cell office:value-type="float" office:value="2" table:formula="=IF(ISBLANK([.G47];&quot;approval&quot;);0;IF(EXACT([.G47];&quot;draft&quot;);1;IF(EXACT([.G47];&quot;approval&quot;);2;IF(EXACT([.G47];&quot;final&quot;);3;0))))">
            <text:p>2</text:p>
          </table:table-cell>
          <table:table-cell/>
        </table:table-row>
        <table:table-row table:style-name="ro1">
          <table:table-cell office:value-type="string" office:string-value="actions" table:style-name="ce1">
            <text:p>actions</text:p>
          </table:table-cell>
          <table:table-cell office:value-type="string" office:string-value="fileview-multicolumn" table:style-name="ce1">
            <text:p>fileview-multicolumn</text:p>
          </table:table-cell>
          <table:table-cell office:value-type="string" office:string-value="view_multicolumn" table:style-name="ce1">
            <text:p>view_multicolumn</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file dialog" table:style-name="ce1">
            <text:p>file dialog</text:p>
          </table:table-cell>
          <table:table-cell office:value-type="string" office:string-value="approval" table:style-name="ce4">
            <text:p>approval</text:p>
          </table:table-cell>
          <table:table-cell office:value-type="float" office:value="2" table:formula="=IF(ISBLANK([.G48];&quot;approval&quot;);0;IF(EXACT([.G48];&quot;draft&quot;);1;IF(EXACT([.G48];&quot;approval&quot;);2;IF(EXACT([.G48];&quot;final&quot;);3;0))))">
            <text:p>2</text:p>
          </table:table-cell>
          <table:table-cell/>
        </table:table-row>
        <table:table-row table:style-name="ro1">
          <table:table-cell office:value-type="string" office:string-value="actions" table:style-name="ce1">
            <text:p>actions</text:p>
          </table:table-cell>
          <table:table-cell office:value-type="string" office:string-value="fileview-text" table:style-name="ce1">
            <text:p>fileview-text</text:p>
          </table:table-cell>
          <table:table-cell office:value-type="string" office:string-value="view_text" table:style-name="ce1">
            <text:p>view_text</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kate" table:style-name="ce1">
            <text:p>kate</text:p>
          </table:table-cell>
          <table:table-cell office:value-type="string" office:string-value="approval" table:style-name="ce4">
            <text:p>approval</text:p>
          </table:table-cell>
          <table:table-cell office:value-type="float" office:value="2" table:formula="=IF(ISBLANK([.G49];&quot;approval&quot;);0;IF(EXACT([.G49];&quot;draft&quot;);1;IF(EXACT([.G49];&quot;approval&quot;);2;IF(EXACT([.G49];&quot;final&quot;);3;0))))">
            <text:p>2</text:p>
          </table:table-cell>
          <table:table-cell/>
        </table:table-row>
        <table:table-row table:style-name="ro1">
          <table:table-cell office:value-type="string" office:string-value="actions" table:style-name="ce1">
            <text:p>actions</text:p>
          </table:table-cell>
          <table:table-cell office:value-type="string" office:string-value="find-next" table:style-name="ce1">
            <text:p>find-next</text:p>
          </table:table-cell>
          <table:table-cell office:value-type="string" office:string-value="next" table:style-name="ce1">
            <text:p>next</text:p>
          </table:table-cell>
          <table:table-cell office:value-type="string" office:string-value="none" table:style-name="ce1">
            <text:p>none</text:p>
          </table:table-cell>
          <table:table-cell office:value-type="string" office:string-value="no" table:style-name="ce1">
            <text:p>no</text:p>
          </table:table-cell>
          <table:table-cell/>
          <table:table-cell office:value-type="string" office:string-value="approval" table:style-name="ce4">
            <text:p>approval</text:p>
          </table:table-cell>
          <table:table-cell office:value-type="float" office:value="2" table:formula="=IF(ISBLANK([.G50];&quot;approval&quot;);0;IF(EXACT([.G50];&quot;draft&quot;);1;IF(EXACT([.G50];&quot;approval&quot;);2;IF(EXACT([.G50];&quot;final&quot;);3;0))))">
            <text:p>2</text:p>
          </table:table-cell>
          <table:table-cell/>
        </table:table-row>
        <table:table-row table:style-name="ro1">
          <table:table-cell office:value-type="string" office:string-value="actions" table:style-name="ce1">
            <text:p>actions</text:p>
          </table:table-cell>
          <table:table-cell office:value-type="string" office:string-value="find-previous" table:style-name="ce1">
            <text:p>find-previous</text:p>
          </table:table-cell>
          <table:table-cell office:value-type="string" office:string-value="previous" table:style-name="ce1">
            <text:p>previous</text:p>
          </table:table-cell>
          <table:table-cell office:value-type="string" office:string-value="none" table:style-name="ce1">
            <text:p>none</text:p>
          </table:table-cell>
          <table:table-cell office:value-type="string" office:string-value="no" table:style-name="ce1">
            <text:p>no</text:p>
          </table:table-cell>
          <table:table-cell/>
          <table:table-cell office:value-type="string" office:string-value="approval" table:style-name="ce4">
            <text:p>approval</text:p>
          </table:table-cell>
          <table:table-cell office:value-type="float" office:value="2" table:formula="=IF(ISBLANK([.G51];&quot;approval&quot;);0;IF(EXACT([.G51];&quot;draft&quot;);1;IF(EXACT([.G51];&quot;approval&quot;);2;IF(EXACT([.G51];&quot;final&quot;);3;0))))">
            <text:p>2</text:p>
          </table:table-cell>
          <table:table-cell/>
        </table:table-row>
        <table:table-row table:style-name="ro1">
          <table:table-cell office:value-type="string" office:string-value="actions" table:style-name="ce1">
            <text:p>actions</text:p>
          </table:table-cell>
          <table:table-cell office:value-type="string" office:string-value="folder-new" table:style-name="ce1">
            <text:p>folder-new</text:p>
          </table:table-cell>
          <table:table-cell office:value-type="string" office:string-value="folder_new" table:style-name="ce1">
            <text:p>folder_new</text:p>
          </table:table-cell>
          <table:table-cell office:value-type="string" office:string-value="The icon for creating a new folder." table:style-name="ce1">
            <text:p>The icon for creating a new folder.</text:p>
          </table:table-cell>
          <table:table-cell office:value-type="string" office:string-value="yes" table:style-name="ce1">
            <text:p>yes</text:p>
          </table:table-cell>
          <table:table-cell office:value-type="string" office:string-value="bookmark menu, file dialog" table:style-name="ce1">
            <text:p>bookmark menu, file dialog</text:p>
          </table:table-cell>
          <table:table-cell office:value-type="string" office:string-value="approval" table:style-name="ce4">
            <text:p>approval</text:p>
          </table:table-cell>
          <table:table-cell office:value-type="float" office:value="2" table:formula="=IF(ISBLANK([.G52];&quot;approval&quot;);0;IF(EXACT([.G52];&quot;draft&quot;);1;IF(EXACT([.G52];&quot;approval&quot;);2;IF(EXACT([.G52];&quot;final&quot;);3;0))))">
            <text:p>2</text:p>
          </table:table-cell>
          <table:table-cell office:value-type="string" office:string-value="needs finalizing of folder.svg?" table:style-name="ce1">
            <text:p>needs finalizing of folder.svg?</text:p>
          </table:table-cell>
          <table:table-cell/>
        </table:table-row>
        <table:table-row table:style-name="ro1">
          <table:table-cell office:value-type="string" office:string-value="actions" table:style-name="ce1">
            <text:p>actions</text:p>
          </table:table-cell>
          <table:table-cell office:value-type="string" office:string-value="format-indent-less" table:style-name="ce1">
            <text:p>format-indent-less</text:p>
          </table:table-cell>
          <table:table-cell office:value-type="string" office:string-value="unindent" table:style-name="ce1">
            <text:p>unindent</text:p>
          </table:table-cell>
          <table:table-cell office:value-type="string" office:string-value="The icon for the decrease indent formatting action." table:style-name="ce1">
            <text:p>The icon for the decrease indent formatting action.</text:p>
          </table:table-cell>
          <table:table-cell office:value-type="string" office:string-value="yes" table:style-name="ce1">
            <text:p>yes</text:p>
          </table:table-cell>
          <table:table-cell office:value-type="string" office:string-value="kate" table:style-name="ce1">
            <text:p>kate</text:p>
          </table:table-cell>
          <table:table-cell/>
          <table:table-cell office:value-type="float" office:value="0" table:formula="=IF(ISBLANK([.G53];&quot;approval&quot;);0;IF(EXACT([.G53];&quot;draft&quot;);1;IF(EXACT([.G53];&quot;approval&quot;);2;IF(EXACT([.G53];&quot;final&quot;);3;0))))">
            <text:p>0</text:p>
          </table:table-cell>
          <table:table-cell/>
        </table:table-row>
        <table:table-row table:style-name="ro1">
          <table:table-cell office:value-type="string" office:string-value="actions" table:style-name="ce1">
            <text:p>actions</text:p>
          </table:table-cell>
          <table:table-cell office:value-type="string" office:string-value="format-indent-more" table:style-name="ce1">
            <text:p>format-indent-more</text:p>
          </table:table-cell>
          <table:table-cell office:value-type="string" office:string-value="indent" table:style-name="ce1">
            <text:p>indent</text:p>
          </table:table-cell>
          <table:table-cell office:value-type="string" office:string-value="The icon for the increase indent formatting action." table:style-name="ce1">
            <text:p>The icon for the increase indent formatting action.</text:p>
          </table:table-cell>
          <table:table-cell office:value-type="string" office:string-value="yes" table:style-name="ce1">
            <text:p>yes</text:p>
          </table:table-cell>
          <table:table-cell office:value-type="string" office:string-value="kate" table:style-name="ce1">
            <text:p>kate</text:p>
          </table:table-cell>
          <table:table-cell/>
          <table:table-cell office:value-type="float" office:value="0" table:formula="=IF(ISBLANK([.G54];&quot;approval&quot;);0;IF(EXACT([.G54];&quot;draft&quot;);1;IF(EXACT([.G54];&quot;approval&quot;);2;IF(EXACT([.G54];&quot;final&quot;);3;0))))">
            <text:p>0</text:p>
          </table:table-cell>
        </table:table-row>
        <table:table-row table:style-name="ro1">
          <table:table-cell office:value-type="string" office:string-value="actions" table:style-name="ce1">
            <text:p>actions</text:p>
          </table:table-cell>
          <table:table-cell office:value-type="string" office:string-value="format-justify-center" table:style-name="ce1">
            <text:p>format-justify-center</text:p>
          </table:table-cell>
          <table:table-cell office:value-type="string" office:string-value="centrejust/text_center" table:style-name="ce1">
            <text:p>centrejust/text_center</text:p>
          </table:table-cell>
          <table:table-cell office:value-type="string" office:string-value="The icon for the center justification formatting action." table:style-name="ce1">
            <text:p>The icon for the center justification formatting action.</text:p>
          </table:table-cell>
          <table:table-cell office:value-type="string" office:string-value="yes" table:style-name="ce1">
            <text:p>yes</text:p>
          </table:table-cell>
          <table:table-cell/>
          <table:table-cell/>
          <table:table-cell office:value-type="float" office:value="0" table:formula="=IF(ISBLANK([.G55];&quot;approval&quot;);0;IF(EXACT([.G55];&quot;draft&quot;);1;IF(EXACT([.G55];&quot;approval&quot;);2;IF(EXACT([.G55];&quot;final&quot;);3;0))))">
            <text:p>0</text:p>
          </table:table-cell>
        </table:table-row>
        <table:table-row table:style-name="ro1">
          <table:table-cell office:value-type="string" office:string-value="actions" table:style-name="ce1">
            <text:p>actions</text:p>
          </table:table-cell>
          <table:table-cell office:value-type="string" office:string-value="format-justify-fill" table:style-name="ce1">
            <text:p>format-justify-fill</text:p>
          </table:table-cell>
          <table:table-cell office:value-type="string" office:string-value="text_block" table:style-name="ce1">
            <text:p>text_block</text:p>
          </table:table-cell>
          <table:table-cell office:value-type="string" office:string-value="The icon for the fill justification formatting action." table:style-name="ce1">
            <text:p>The icon for the fill justification formatting action.</text:p>
          </table:table-cell>
          <table:table-cell office:value-type="string" office:string-value="yes" table:style-name="ce1">
            <text:p>yes</text:p>
          </table:table-cell>
          <table:table-cell/>
          <table:table-cell/>
          <table:table-cell office:value-type="float" office:value="0" table:formula="=IF(ISBLANK([.G56];&quot;approval&quot;);0;IF(EXACT([.G56];&quot;draft&quot;);1;IF(EXACT([.G56];&quot;approval&quot;);2;IF(EXACT([.G56];&quot;final&quot;);3;0))))">
            <text:p>0</text:p>
          </table:table-cell>
        </table:table-row>
        <table:table-row table:style-name="ro1">
          <table:table-cell office:value-type="string" office:string-value="actions" table:style-name="ce1">
            <text:p>actions</text:p>
          </table:table-cell>
          <table:table-cell office:value-type="string" office:string-value="format-justify-left" table:style-name="ce1">
            <text:p>format-justify-left</text:p>
          </table:table-cell>
          <table:table-cell office:value-type="string" office:string-value="leftjust/text_left" table:style-name="ce1">
            <text:p>leftjust/text_left</text:p>
          </table:table-cell>
          <table:table-cell office:value-type="string" office:string-value="The icon for the left justification formatting action." table:style-name="ce1">
            <text:p>The icon for the left justification formatting action.</text:p>
          </table:table-cell>
          <table:table-cell office:value-type="string" office:string-value="yes" table:style-name="ce1">
            <text:p>yes</text:p>
          </table:table-cell>
          <table:table-cell/>
          <table:table-cell/>
          <table:table-cell office:value-type="float" office:value="0" table:formula="=IF(ISBLANK([.G57];&quot;approval&quot;);0;IF(EXACT([.G57];&quot;draft&quot;);1;IF(EXACT([.G57];&quot;approval&quot;);2;IF(EXACT([.G57];&quot;final&quot;);3;0))))">
            <text:p>0</text:p>
          </table:table-cell>
        </table:table-row>
        <table:table-row table:style-name="ro1">
          <table:table-cell office:value-type="string" office:string-value="actions" table:style-name="ce1">
            <text:p>actions</text:p>
          </table:table-cell>
          <table:table-cell office:value-type="string" office:string-value="format-justify-right" table:style-name="ce1">
            <text:p>format-justify-right</text:p>
          </table:table-cell>
          <table:table-cell office:value-type="string" office:string-value="rightjust/text_right" table:style-name="ce1">
            <text:p>rightjust/text_right</text:p>
          </table:table-cell>
          <table:table-cell office:value-type="string" office:string-value="The icon for the right justification action." table:style-name="ce1">
            <text:p>The icon for the right justification action.</text:p>
          </table:table-cell>
          <table:table-cell office:value-type="string" office:string-value="yes" table:style-name="ce1">
            <text:p>yes</text:p>
          </table:table-cell>
          <table:table-cell office:value-type="string" office:string-value="kate" table:style-name="ce1">
            <text:p>kate</text:p>
          </table:table-cell>
          <table:table-cell office:value-type="string" office:string-value="approval" table:style-name="ce4">
            <text:p>approval</text:p>
          </table:table-cell>
          <table:table-cell office:value-type="float" office:value="2" table:formula="=IF(ISBLANK([.G58];&quot;approval&quot;);0;IF(EXACT([.G58];&quot;draft&quot;);1;IF(EXACT([.G58];&quot;approval&quot;);2;IF(EXACT([.G58];&quot;final&quot;);3;0))))">
            <text:p>2</text:p>
          </table:table-cell>
          <table:table-cell/>
        </table:table-row>
        <table:table-row table:style-name="ro1">
          <table:table-cell office:value-type="string" office:string-value="actions" table:style-name="ce1">
            <text:p>actions</text:p>
          </table:table-cell>
          <table:table-cell office:value-type="string" office:string-value="format-text-bold" table:style-name="ce1">
            <text:p>format-text-bold</text:p>
          </table:table-cell>
          <table:table-cell office:value-type="string" office:string-value="text_bold" table:style-name="ce1">
            <text:p>text_bold</text:p>
          </table:table-cell>
          <table:table-cell office:value-type="string" office:string-value="The icon for the bold text formatting action. " table:style-name="ce1">
            <text:p>The icon for the bold text formatting action. </text:p>
          </table:table-cell>
          <table:table-cell office:value-type="string" office:string-value="yes" table:style-name="ce1">
            <text:p>yes</text:p>
          </table:table-cell>
          <table:table-cell office:value-type="string" office:string-value="kate" table:style-name="ce1">
            <text:p>kate</text:p>
          </table:table-cell>
          <table:table-cell office:value-type="string" office:string-value="approval" table:style-name="ce4">
            <text:p>approval</text:p>
          </table:table-cell>
          <table:table-cell office:value-type="float" office:value="2" table:formula="=IF(ISBLANK([.G59];&quot;approval&quot;);0;IF(EXACT([.G59];&quot;draft&quot;);1;IF(EXACT([.G59];&quot;approval&quot;);2;IF(EXACT([.G59];&quot;final&quot;);3;0))))">
            <text:p>2</text:p>
          </table:table-cell>
          <table:table-cell/>
        </table:table-row>
        <table:table-row table:style-name="ro1">
          <table:table-cell office:value-type="string" office:string-value="actions" table:style-name="ce1">
            <text:p>actions</text:p>
          </table:table-cell>
          <table:table-cell office:value-type="string" office:string-value="format-text-italic" table:style-name="ce1">
            <text:p>format-text-italic</text:p>
          </table:table-cell>
          <table:table-cell office:value-type="string" office:string-value="text_italic" table:style-name="ce1">
            <text:p>text_italic</text:p>
          </table:table-cell>
          <table:table-cell office:value-type="string" office:string-value="The icon for the italic text formatting action. " table:style-name="ce1">
            <text:p>The icon for the italic text formatting action. </text:p>
          </table:table-cell>
          <table:table-cell office:value-type="string" office:string-value="yes" table:style-name="ce1">
            <text:p>yes</text:p>
          </table:table-cell>
          <table:table-cell office:value-type="string" office:string-value="kate" table:style-name="ce1">
            <text:p>kate</text:p>
          </table:table-cell>
          <table:table-cell office:value-type="string" office:string-value="approval" table:style-name="ce4">
            <text:p>approval</text:p>
          </table:table-cell>
          <table:table-cell office:value-type="float" office:value="2" table:formula="=IF(ISBLANK([.G60];&quot;approval&quot;);0;IF(EXACT([.G60];&quot;draft&quot;);1;IF(EXACT([.G60];&quot;approval&quot;);2;IF(EXACT([.G60];&quot;final&quot;);3;0))))">
            <text:p>2</text:p>
          </table:table-cell>
          <table:table-cell/>
        </table:table-row>
        <table:table-row table:style-name="ro1">
          <table:table-cell office:value-type="string" office:string-value="actions" table:style-name="ce1">
            <text:p>actions</text:p>
          </table:table-cell>
          <table:table-cell office:value-type="string" office:string-value="format-text-strikethrough" table:style-name="ce1">
            <text:p>format-text-strikethrough</text:p>
          </table:table-cell>
          <table:table-cell office:value-type="string" office:string-value="text_strike" table:style-name="ce1">
            <text:p>text_strike</text:p>
          </table:table-cell>
          <table:table-cell office:value-type="string" office:string-value="The icon for the strikethrough text formatting action. " table:style-name="ce1">
            <text:p>The icon for the strikethrough text formatting action. </text:p>
          </table:table-cell>
          <table:table-cell office:value-type="string" office:string-value="yes" table:style-name="ce1">
            <text:p>yes</text:p>
          </table:table-cell>
          <table:table-cell office:value-type="string" office:string-value="kate" table:style-name="ce1">
            <text:p>kate</text:p>
          </table:table-cell>
          <table:table-cell office:value-type="string" office:string-value="approval" table:style-name="ce4">
            <text:p>approval</text:p>
          </table:table-cell>
          <table:table-cell office:value-type="float" office:value="2" table:formula="=IF(ISBLANK([.G61];&quot;approval&quot;);0;IF(EXACT([.G61];&quot;draft&quot;);1;IF(EXACT([.G61];&quot;approval&quot;);2;IF(EXACT([.G61];&quot;final&quot;);3;0))))">
            <text:p>2</text:p>
          </table:table-cell>
          <table:table-cell/>
        </table:table-row>
        <table:table-row table:style-name="ro1">
          <table:table-cell office:value-type="string" office:string-value="actions" table:style-name="ce1">
            <text:p>actions</text:p>
          </table:table-cell>
          <table:table-cell office:value-type="string" office:string-value="format-text-underline" table:style-name="ce1">
            <text:p>format-text-underline</text:p>
          </table:table-cell>
          <table:table-cell office:value-type="string" office:string-value="text_under" table:style-name="ce1">
            <text:p>text_under</text:p>
          </table:table-cell>
          <table:table-cell office:value-type="string" office:string-value="The icon for the underlined text formatting action. " table:style-name="ce1">
            <text:p>The icon for the underlined text formatting action. </text:p>
          </table:table-cell>
          <table:table-cell office:value-type="string" office:string-value="yes" table:style-name="ce1">
            <text:p>yes</text:p>
          </table:table-cell>
          <table:table-cell office:value-type="string" office:string-value="kate" table:style-name="ce1">
            <text:p>kate</text:p>
          </table:table-cell>
          <table:table-cell office:value-type="string" office:string-value="approval" table:style-name="ce4">
            <text:p>approval</text:p>
          </table:table-cell>
          <table:table-cell office:value-type="float" office:value="2" table:formula="=IF(ISBLANK([.G62];&quot;approval&quot;);0;IF(EXACT([.G62];&quot;draft&quot;);1;IF(EXACT([.G62];&quot;approval&quot;);2;IF(EXACT([.G62];&quot;final&quot;);3;0))))">
            <text:p>2</text:p>
          </table:table-cell>
          <table:table-cell/>
        </table:table-row>
        <table:table-row table:style-name="ro1">
          <table:table-cell office:value-type="string" office:string-value="actions" table:style-name="ce1">
            <text:p>actions</text:p>
          </table:table-cell>
          <table:table-cell office:value-type="string" office:string-value="frame-edit" table:style-name="ce1">
            <text:p>frame-edit</text:p>
          </table:table-cell>
          <table:table-cell office:value-type="string" office:string-value="frame_edit" table:style-name="ce1">
            <text:p>frame_edit</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kate" table:style-name="ce1">
            <text:p>kate</text:p>
          </table:table-cell>
          <table:table-cell/>
          <table:table-cell office:value-type="float" office:value="0" table:formula="=IF(ISBLANK([.G63];&quot;approval&quot;);0;IF(EXACT([.G63];&quot;draft&quot;);1;IF(EXACT([.G63];&quot;approval&quot;);2;IF(EXACT([.G63];&quot;final&quot;);3;0))))">
            <text:p>0</text:p>
          </table:table-cell>
          <table:table-cell/>
        </table:table-row>
        <table:table-row table:style-name="ro1">
          <table:table-cell office:value-type="string" office:string-value="actions" table:style-name="ce1">
            <text:p>actions</text:p>
          </table:table-cell>
          <table:table-cell office:value-type="string" office:string-value="get-hot-new-stuff" table:style-name="ce1">
            <text:p>get-hot-new-stuff</text:p>
          </table:table-cell>
          <table:table-cell office:value-type="string" office:string-value="knewstuff" table:style-name="ce1">
            <text:p>knewstuff</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kross script, knewstuff" table:style-name="ce1">
            <text:p>kross script, knewstuff</text:p>
          </table:table-cell>
          <table:table-cell office:value-type="string" office:string-value="approval" table:style-name="ce4">
            <text:p>approval</text:p>
          </table:table-cell>
          <table:table-cell office:value-type="float" office:value="2" table:formula="=IF(ISBLANK([.G64];&quot;approval&quot;);0;IF(EXACT([.G64];&quot;draft&quot;);1;IF(EXACT([.G64];&quot;approval&quot;);2;IF(EXACT([.G64];&quot;final&quot;);3;0))))">
            <text:p>2</text:p>
          </table:table-cell>
          <table:table-cell office:value-type="string" office:string-value="looks a lot like bookmarks icon?" table:style-name="ce1">
            <text:p>looks a lot like bookmarks icon?</text:p>
          </table:table-cell>
          <table:table-cell/>
        </table:table-row>
        <table:table-row table:style-name="ro1">
          <table:table-cell office:value-type="string" office:string-value="actions" table:style-name="ce1">
            <text:p>actions</text:p>
          </table:table-cell>
          <table:table-cell office:value-type="string" office:string-value="go-bottom" table:style-name="ce1">
            <text:p>go-bottom</text:p>
          </table:table-cell>
          <table:table-cell office:value-type="string" office:string-value="bottom" table:style-name="ce1">
            <text:p>bottom</text:p>
          </table:table-cell>
          <table:table-cell office:value-type="string" office:string-value="The icon for the go to bottom of a list action. " table:style-name="ce1">
            <text:p>The icon for the go to bottom of a list action. </text:p>
          </table:table-cell>
          <table:table-cell table:number-columns-repeated="2"/>
          <table:table-cell office:value-type="string" office:string-value="approval" table:style-name="ce4">
            <text:p>approval</text:p>
          </table:table-cell>
          <table:table-cell office:value-type="float" office:value="2" table:formula="=IF(ISBLANK([.G65];&quot;approval&quot;);0;IF(EXACT([.G65];&quot;draft&quot;);1;IF(EXACT([.G65];&quot;approval&quot;);2;IF(EXACT([.G65];&quot;final&quot;);3;0))))">
            <text:p>2</text:p>
          </table:table-cell>
        </table:table-row>
        <table:table-row table:style-name="ro1">
          <table:table-cell office:value-type="string" office:string-value="actions" table:style-name="ce1">
            <text:p>actions</text:p>
          </table:table-cell>
          <table:table-cell office:value-type="string" office:string-value="go-down" table:style-name="ce1">
            <text:p>go-down</text:p>
          </table:table-cell>
          <table:table-cell office:value-type="string" office:string-value="down" table:style-name="ce1">
            <text:p>down</text:p>
          </table:table-cell>
          <table:table-cell office:value-type="string" office:string-value="The icon for the go down in a list action. " table:style-name="ce1">
            <text:p>The icon for the go down in a list action. </text:p>
          </table:table-cell>
          <table:table-cell office:value-type="string" office:string-value="yes" table:style-name="ce1">
            <text:p>yes</text:p>
          </table:table-cell>
          <table:table-cell office:value-type="string" office:string-value="khtml" table:style-name="ce1">
            <text:p>khtml</text:p>
          </table:table-cell>
          <table:table-cell office:value-type="string" office:string-value="approval" table:style-name="ce4">
            <text:p>approval</text:p>
          </table:table-cell>
          <table:table-cell office:value-type="float" office:value="2" table:formula="=IF(ISBLANK([.G66];&quot;approval&quot;);0;IF(EXACT([.G66];&quot;draft&quot;);1;IF(EXACT([.G66];&quot;approval&quot;);2;IF(EXACT([.G66];&quot;final&quot;);3;0))))">
            <text:p>2</text:p>
          </table:table-cell>
          <table:table-cell/>
        </table:table-row>
        <table:table-row table:style-name="ro1">
          <table:table-cell office:value-type="string" office:string-value="actions" table:style-name="ce1">
            <text:p>actions</text:p>
          </table:table-cell>
          <table:table-cell office:value-type="string" office:string-value="go-down" table:style-name="ce1">
            <text:p>go-down</text:p>
          </table:table-cell>
          <table:table-cell office:value-type="string" office:string-value="down" table:style-name="ce1">
            <text:p>down</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toolbar editor, action selector dialog, kate, kprinter" table:style-name="ce7">
            <text:p>toolbar editor, action selector dialog, kate, kprinter</text:p>
          </table:table-cell>
          <table:table-cell office:value-type="string" office:string-value="approval" table:style-name="ce4">
            <text:p>approval</text:p>
          </table:table-cell>
          <table:table-cell office:value-type="float" office:value="2" table:formula="=IF(ISBLANK([.G67];&quot;approval&quot;);0;IF(EXACT([.G67];&quot;draft&quot;);1;IF(EXACT([.G67];&quot;approval&quot;);2;IF(EXACT([.G67];&quot;final&quot;);3;0))))">
            <text:p>2</text:p>
          </table:table-cell>
          <table:table-cell/>
        </table:table-row>
        <table:table-row table:style-name="ro1">
          <table:table-cell office:value-type="string" office:string-value="actions" table:style-name="ce1">
            <text:p>actions</text:p>
          </table:table-cell>
          <table:table-cell office:value-type="string" office:string-value="go-first" table:style-name="ce1">
            <text:p>go-first</text:p>
          </table:table-cell>
          <table:table-cell office:value-type="string" office:string-value="start" table:style-name="ce1">
            <text:p>start</text:p>
          </table:table-cell>
          <table:table-cell office:value-type="string" office:string-value="The icon for the go to the first item in a list action. " table:style-name="ce1">
            <text:p>The icon for the go to the first item in a list action. </text:p>
          </table:table-cell>
          <table:table-cell office:value-type="string" office:string-value="yes" table:style-name="ce1">
            <text:p>yes</text:p>
          </table:table-cell>
          <table:table-cell office:value-type="string" office:string-value="first page action" table:style-name="ce1">
            <text:p>first page action</text:p>
          </table:table-cell>
          <table:table-cell office:value-type="string" office:string-value="approval" table:style-name="ce4">
            <text:p>approval</text:p>
          </table:table-cell>
          <table:table-cell office:value-type="float" office:value="2" table:formula="=IF(ISBLANK([.G68];&quot;approval&quot;);0;IF(EXACT([.G68];&quot;draft&quot;);1;IF(EXACT([.G68];&quot;approval&quot;);2;IF(EXACT([.G68];&quot;final&quot;);3;0))))">
            <text:p>2</text:p>
          </table:table-cell>
          <table:table-cell/>
        </table:table-row>
        <table:table-row table:style-name="ro1">
          <table:table-cell office:value-type="string" office:string-value="actions" table:style-name="ce1">
            <text:p>actions</text:p>
          </table:table-cell>
          <table:table-cell office:value-type="string" office:string-value="go-home" table:style-name="ce1">
            <text:p>go-home</text:p>
          </table:table-cell>
          <table:table-cell office:value-type="string" office:string-value="gohome" table:style-name="ce1">
            <text:p>gohome</text:p>
          </table:table-cell>
          <table:table-cell office:value-type="string" office:string-value="The icon for the go to home location action. " table:style-name="ce1">
            <text:p>The icon for the go to home location action. </text:p>
          </table:table-cell>
          <table:table-cell office:value-type="string" office:string-value="yes" table:style-name="ce1">
            <text:p>yes</text:p>
          </table:table-cell>
          <table:table-cell office:value-type="string" office:string-value="home action" table:style-name="ce1">
            <text:p>home action</text:p>
          </table:table-cell>
          <table:table-cell office:value-type="string" office:string-value="approval" table:style-name="ce4">
            <text:p>approval</text:p>
          </table:table-cell>
          <table:table-cell office:value-type="float" office:value="2" table:formula="=IF(ISBLANK([.G69];&quot;approval&quot;);0;IF(EXACT([.G69];&quot;draft&quot;);1;IF(EXACT([.G69];&quot;approval&quot;);2;IF(EXACT([.G69];&quot;final&quot;);3;0))))">
            <text:p>2</text:p>
          </table:table-cell>
          <table:table-cell/>
        </table:table-row>
        <table:table-row table:style-name="ro1">
          <table:table-cell office:value-type="string" office:string-value="actions" table:style-name="ce1">
            <text:p>actions</text:p>
          </table:table-cell>
          <table:table-cell office:value-type="string" office:string-value="go-last" table:style-name="ce1">
            <text:p>go-last</text:p>
          </table:table-cell>
          <table:table-cell office:value-type="string" office:string-value="finish" table:style-name="ce1">
            <text:p>finish</text:p>
          </table:table-cell>
          <table:table-cell office:value-type="string" office:string-value="The icon for the go to the last item in a list action. " table:style-name="ce1">
            <text:p>The icon for the go to the last item in a list action. </text:p>
          </table:table-cell>
          <table:table-cell office:value-type="string" office:string-value="yes" table:style-name="ce1">
            <text:p>yes</text:p>
          </table:table-cell>
          <table:table-cell office:value-type="string" office:string-value="last page action" table:style-name="ce1">
            <text:p>last page action</text:p>
          </table:table-cell>
          <table:table-cell office:value-type="string" office:string-value="approval" table:style-name="ce4">
            <text:p>approval</text:p>
          </table:table-cell>
          <table:table-cell office:value-type="float" office:value="2" table:formula="=IF(ISBLANK([.G70];&quot;approval&quot;);0;IF(EXACT([.G70];&quot;draft&quot;);1;IF(EXACT([.G70];&quot;approval&quot;);2;IF(EXACT([.G70];&quot;final&quot;);3;0))))">
            <text:p>2</text:p>
          </table:table-cell>
          <table:table-cell/>
        </table:table-row>
        <table:table-row table:style-name="ro1">
          <table:table-cell office:value-type="string" office:string-value="actions" table:style-name="ce1">
            <text:p>actions</text:p>
          </table:table-cell>
          <table:table-cell office:value-type="string" office:string-value="go-next" table:style-name="ce1">
            <text:p>go-next</text:p>
          </table:table-cell>
          <table:table-cell office:value-type="string" office:string-value="forward" table:style-name="ce1">
            <text:p>forward</text:p>
          </table:table-cell>
          <table:table-cell office:value-type="string" office:string-value="The icon for the go to the next item in a list action. " table:style-name="ce1">
            <text:p>The icon for the go to the next item in a list action. </text:p>
          </table:table-cell>
          <table:table-cell office:value-type="string" office:string-value="yes" table:style-name="ce1">
            <text:p>yes</text:p>
          </table:table-cell>
          <table:table-cell office:value-type="string" office:string-value="next action, kate" table:style-name="ce1">
            <text:p>next action, kate</text:p>
          </table:table-cell>
          <table:table-cell office:value-type="string" office:string-value="approval" table:style-name="ce4">
            <text:p>approval</text:p>
          </table:table-cell>
          <table:table-cell office:value-type="float" office:value="2" table:formula="=IF(ISBLANK([.G71];&quot;approval&quot;);0;IF(EXACT([.G71];&quot;draft&quot;);1;IF(EXACT([.G71];&quot;approval&quot;);2;IF(EXACT([.G71];&quot;final&quot;);3;0))))">
            <text:p>2</text:p>
          </table:table-cell>
          <table:table-cell/>
        </table:table-row>
        <table:table-row table:style-name="ro1">
          <table:table-cell office:value-type="string" office:string-value="actions" table:style-name="ce1">
            <text:p>actions</text:p>
          </table:table-cell>
          <table:table-cell office:value-type="string" office:string-value="go-previous" table:style-name="ce1">
            <text:p>go-previous</text:p>
          </table:table-cell>
          <table:table-cell office:value-type="string" office:string-value="back" table:style-name="ce1">
            <text:p>back</text:p>
          </table:table-cell>
          <table:table-cell office:value-type="string" office:string-value="The icon for the go to the previous item in a list action. " table:style-name="ce1">
            <text:p>The icon for the go to the previous item in a list action. </text:p>
          </table:table-cell>
          <table:table-cell office:value-type="string" office:string-value="yes" table:style-name="ce1">
            <text:p>yes</text:p>
          </table:table-cell>
          <table:table-cell office:value-type="string" office:string-value="previous action, kate" table:style-name="ce1">
            <text:p>previous action, kate</text:p>
          </table:table-cell>
          <table:table-cell office:value-type="string" office:string-value="approval" table:style-name="ce4">
            <text:p>approval</text:p>
          </table:table-cell>
          <table:table-cell office:value-type="float" office:value="2" table:formula="=IF(ISBLANK([.G72];&quot;approval&quot;);0;IF(EXACT([.G72];&quot;draft&quot;);1;IF(EXACT([.G72];&quot;approval&quot;);2;IF(EXACT([.G72];&quot;final&quot;);3;0))))">
            <text:p>2</text:p>
          </table:table-cell>
          <table:table-cell/>
        </table:table-row>
        <table:table-row table:style-name="ro1">
          <table:table-cell office:value-type="string" office:string-value="actions" table:style-name="ce1">
            <text:p>actions</text:p>
          </table:table-cell>
          <table:table-cell office:value-type="string" office:string-value="go-top" table:style-name="ce1">
            <text:p>go-top</text:p>
          </table:table-cell>
          <table:table-cell office:value-type="string" office:string-value="top" table:style-name="ce1">
            <text:p>top</text:p>
          </table:table-cell>
          <table:table-cell office:value-type="string" office:string-value="The icon for the go to the top of a list action. " table:style-name="ce1">
            <text:p>The icon for the go to the top of a list action. </text:p>
          </table:table-cell>
          <table:table-cell table:number-columns-repeated="2"/>
          <table:table-cell office:value-type="string" office:string-value="approval" table:style-name="ce4">
            <text:p>approval</text:p>
          </table:table-cell>
          <table:table-cell office:value-type="float" office:value="2" table:formula="=IF(ISBLANK([.G73];&quot;approval&quot;);0;IF(EXACT([.G73];&quot;draft&quot;);1;IF(EXACT([.G73];&quot;approval&quot;);2;IF(EXACT([.G73];&quot;final&quot;);3;0))))">
            <text:p>2</text:p>
          </table:table-cell>
        </table:table-row>
        <table:table-row table:style-name="ro1">
          <table:table-cell office:value-type="string" office:string-value="actions" table:style-name="ce1">
            <text:p>actions</text:p>
          </table:table-cell>
          <table:table-cell office:value-type="string" office:string-value="go-up" table:style-name="ce1">
            <text:p>go-up</text:p>
          </table:table-cell>
          <table:table-cell office:value-type="string" office:string-value="up" table:style-name="ce1">
            <text:p>up</text:p>
          </table:table-cell>
          <table:table-cell office:value-type="string" office:string-value="The icon for the go up in a list action. " table:style-name="ce1">
            <text:p>The icon for the go up in a list action. </text:p>
          </table:table-cell>
          <table:table-cell office:value-type="string" office:string-value="yes" table:style-name="ce1">
            <text:p>yes</text:p>
          </table:table-cell>
          <table:table-cell office:value-type="string" office:string-value="khtml" table:style-name="ce1">
            <text:p>khtml</text:p>
          </table:table-cell>
          <table:table-cell office:value-type="string" office:string-value="approval" table:style-name="ce4">
            <text:p>approval</text:p>
          </table:table-cell>
          <table:table-cell office:value-type="float" office:value="2" table:formula="=IF(ISBLANK([.G74];&quot;approval&quot;);0;IF(EXACT([.G74];&quot;draft&quot;);1;IF(EXACT([.G74];&quot;approval&quot;);2;IF(EXACT([.G74];&quot;final&quot;);3;0))))">
            <text:p>2</text:p>
          </table:table-cell>
          <table:table-cell/>
        </table:table-row>
        <table:table-row table:style-name="ro1">
          <table:table-cell office:value-type="string" office:string-value="actions" table:style-name="ce1">
            <text:p>actions</text:p>
          </table:table-cell>
          <table:table-cell office:value-type="string" office:string-value="goto-page" table:style-name="ce1">
            <text:p>goto-page</text:p>
          </table:table-cell>
          <table:table-cell office:value-type="string" office:string-value="goto" table:style-name="ce1">
            <text:p>goto</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go to page action" table:style-name="ce1">
            <text:p>go to page action</text:p>
          </table:table-cell>
          <table:table-cell office:value-type="string" office:string-value="approval" table:style-name="ce4">
            <text:p>approval</text:p>
          </table:table-cell>
          <table:table-cell office:value-type="float" office:value="2" table:formula="=IF(ISBLANK([.G75];&quot;approval&quot;);0;IF(EXACT([.G75];&quot;draft&quot;);1;IF(EXACT([.G75];&quot;approval&quot;);2;IF(EXACT([.G75];&quot;final&quot;);3;0))))">
            <text:p>2</text:p>
          </table:table-cell>
          <table:table-cell/>
        </table:table-row>
        <table:table-row table:style-name="ro1">
          <table:table-cell office:value-type="string" office:string-value="actions" table:style-name="ce1">
            <text:p>actions</text:p>
          </table:table-cell>
          <table:table-cell office:value-type="string" office:string-value="help-contents" table:style-name="ce1">
            <text:p>help-contents</text:p>
          </table:table-cell>
          <table:table-cell office:value-type="string" office:string-value="contents" table:style-name="ce1">
            <text:p>contents</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help menu, printer config" table:style-name="ce1">
            <text:p>help menu, printer config</text:p>
          </table:table-cell>
          <table:table-cell office:value-type="string" office:string-value="approval" table:style-name="ce4">
            <text:p>approval</text:p>
          </table:table-cell>
          <table:table-cell office:value-type="float" office:value="2" table:formula="=IF(ISBLANK([.G76];&quot;approval&quot;);0;IF(EXACT([.G76];&quot;draft&quot;);1;IF(EXACT([.G76];&quot;approval&quot;);2;IF(EXACT([.G76];&quot;final&quot;);3;0))))">
            <text:p>2</text:p>
          </table:table-cell>
          <table:table-cell/>
        </table:table-row>
        <table:table-row table:style-name="ro1">
          <table:table-cell office:value-type="string" office:string-value="actions" table:style-name="ce1">
            <text:p>actions</text:p>
          </table:table-cell>
          <table:table-cell office:value-type="string" office:string-value="help-contents" table:style-name="ce1">
            <text:p>help-contents</text:p>
          </table:table-cell>
          <table:table-cell office:value-type="string" office:string-value="help" table:style-name="ce1">
            <text:p>help</text:p>
          </table:table-cell>
          <table:table-cell office:value-type="string" office:string-value="The icon for Contents item in the Help menu. " table:style-name="ce1">
            <text:p>The icon for Contents item in the Help menu. </text:p>
          </table:table-cell>
          <table:table-cell office:value-type="string" office:string-value="yes" table:style-name="ce1">
            <text:p>yes</text:p>
          </table:table-cell>
          <table:table-cell office:value-type="string" office:string-value="kprinter" table:style-name="ce1">
            <text:p>kprinter</text:p>
          </table:table-cell>
          <table:table-cell office:value-type="string" office:string-value="approval" table:style-name="ce4">
            <text:p>approval</text:p>
          </table:table-cell>
          <table:table-cell office:value-type="float" office:value="2" table:formula="=IF(ISBLANK([.G77];&quot;approval&quot;);0;IF(EXACT([.G77];&quot;draft&quot;);1;IF(EXACT([.G77];&quot;approval&quot;);2;IF(EXACT([.G77];&quot;final&quot;);3;0))))">
            <text:p>2</text:p>
          </table:table-cell>
          <table:table-cell/>
        </table:table-row>
        <table:table-row table:style-name="ro1">
          <table:table-cell office:value-type="string" office:string-value="actions" table:style-name="ce1">
            <text:p>actions</text:p>
          </table:table-cell>
          <table:table-cell office:value-type="string" office:string-value="help-whatsthis" table:style-name="ce1">
            <text:p>help-whatsthis</text:p>
          </table:table-cell>
          <table:table-cell office:value-type="string" office:string-value="contexthelp" table:style-name="ce1">
            <text:p>contexthelp</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whats this action" table:style-name="ce1">
            <text:p>whats this action</text:p>
          </table:table-cell>
          <table:table-cell office:value-type="string" office:string-value="approval" table:style-name="ce4">
            <text:p>approval</text:p>
          </table:table-cell>
          <table:table-cell office:value-type="float" office:value="2" table:formula="=IF(ISBLANK([.G78];&quot;approval&quot;);0;IF(EXACT([.G78];&quot;draft&quot;);1;IF(EXACT([.G78];&quot;approval&quot;);2;IF(EXACT([.G78];&quot;final&quot;);3;0))))">
            <text:p>2</text:p>
          </table:table-cell>
          <table:table-cell/>
        </table:table-row>
        <table:table-row table:style-name="ro1">
          <table:table-cell office:value-type="string" office:string-value="actions" table:style-name="ce1">
            <text:p>actions</text:p>
          </table:table-cell>
          <table:table-cell office:value-type="string" office:string-value="history" table:style-name="ce1">
            <text:p>history</text:p>
          </table:table-cell>
          <table:table-cell office:value-type="string" office:string-value="history" table:style-name="ce1">
            <text:p>history</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print job mgr, knewstuff" table:style-name="ce1">
            <text:p>print job mgr, knewstuff</text:p>
          </table:table-cell>
          <table:table-cell office:value-type="string" office:string-value="approval" table:style-name="ce4">
            <text:p>approval</text:p>
          </table:table-cell>
          <table:table-cell office:value-type="float" office:value="2" table:formula="=IF(ISBLANK([.G79];&quot;approval&quot;);0;IF(EXACT([.G79];&quot;draft&quot;);1;IF(EXACT([.G79];&quot;approval&quot;);2;IF(EXACT([.G79];&quot;final&quot;);3;0))))">
            <text:p>2</text:p>
          </table:table-cell>
          <table:table-cell/>
        </table:table-row>
        <table:table-row table:style-name="ro1">
          <table:table-cell office:value-type="string" office:string-value="actions" table:style-name="ce1">
            <text:p>actions</text:p>
          </table:table-cell>
          <table:table-cell office:value-type="string" office:string-value="history-clear" table:style-name="ce1">
            <text:p>history-clear</text:p>
          </table:table-cell>
          <table:table-cell office:value-type="string" office:string-value="history_clear" table:style-name="ce1">
            <text:p>history_clear</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combobox context menu, html forms" table:style-name="ce1">
            <text:p>combobox context menu, html forms</text:p>
          </table:table-cell>
          <table:table-cell office:value-type="string" office:string-value="approval" table:style-name="ce4">
            <text:p>approval</text:p>
          </table:table-cell>
          <table:table-cell office:value-type="float" office:value="2" table:formula="=IF(ISBLANK([.G80];&quot;approval&quot;);0;IF(EXACT([.G80];&quot;draft&quot;);1;IF(EXACT([.G80];&quot;approval&quot;);2;IF(EXACT([.G80];&quot;final&quot;);3;0))))">
            <text:p>2</text:p>
          </table:table-cell>
          <table:table-cell/>
        </table:table-row>
        <table:table-row table:style-name="ro1">
          <table:table-cell office:value-type="string" office:string-value="actions" table:style-name="ce1">
            <text:p>actions</text:p>
          </table:table-cell>
          <table:table-cell office:value-type="string" office:string-value="idea" table:style-name="ce1">
            <text:p>idea</text:p>
          </table:table-cell>
          <table:table-cell office:value-type="string" office:string-value="idea" table:style-name="ce1">
            <text:p>idea</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ktip dialog and action" table:style-name="ce1">
            <text:p>ktip dialog and action</text:p>
          </table:table-cell>
          <table:table-cell office:value-type="string" office:string-value="approval" table:style-name="ce4">
            <text:p>approval</text:p>
          </table:table-cell>
          <table:table-cell office:value-type="float" office:value="2" table:formula="=IF(ISBLANK([.G81];&quot;approval&quot;);0;IF(EXACT([.G81];&quot;draft&quot;);1;IF(EXACT([.G81];&quot;approval&quot;);2;IF(EXACT([.G81];&quot;final&quot;);3;0))))">
            <text:p>2</text:p>
          </table:table-cell>
          <table:table-cell/>
        </table:table-row>
        <table:table-row table:style-name="ro1">
          <table:table-cell office:value-type="string" office:string-value="actions" table:style-name="ce1">
            <text:p>actions</text:p>
          </table:table-cell>
          <table:table-cell office:value-type="string" office:string-value="images-display" table:style-name="ce1">
            <text:p>images-display</text:p>
          </table:table-cell>
          <table:table-cell office:value-type="string" office:string-value="images_display" table:style-name="ce1">
            <text:p>images_display</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khtml" table:style-name="ce1">
            <text:p>khtml</text:p>
          </table:table-cell>
          <table:table-cell/>
          <table:table-cell office:value-type="float" office:value="0" table:formula="=IF(ISBLANK([.G82];&quot;approval&quot;);0;IF(EXACT([.G82];&quot;draft&quot;);1;IF(EXACT([.G82];&quot;approval&quot;);2;IF(EXACT([.G82];&quot;final&quot;);3;0))))">
            <text:p>0</text:p>
          </table:table-cell>
          <table:table-cell/>
        </table:table-row>
        <table:table-row table:style-name="ro1">
          <table:table-cell office:value-type="string" office:string-value="actions" table:style-name="ce1">
            <text:p>actions</text:p>
          </table:table-cell>
          <table:table-cell office:value-type="string" office:string-value="insert-image" table:style-name="ce1">
            <text:p>insert-image</text:p>
          </table:table-cell>
          <table:table-cell office:value-type="string" office:string-value="frame_image" table:style-name="ce1">
            <text:p>frame_image</text:p>
          </table:table-cell>
          <table:table-cell office:value-type="string" office:string-value="The icon for the insert image action of an application." table:style-name="ce1">
            <text:p>The icon for the insert image action of an application.</text:p>
          </table:table-cell>
          <table:table-cell office:value-type="string" office:string-value="yes" table:style-name="ce1">
            <text:p>yes</text:p>
          </table:table-cell>
          <table:table-cell/>
          <table:table-cell/>
          <table:table-cell office:value-type="float" office:value="0" table:formula="=IF(ISBLANK([.G83];&quot;approval&quot;);0;IF(EXACT([.G83];&quot;draft&quot;);1;IF(EXACT([.G83];&quot;approval&quot;);2;IF(EXACT([.G83];&quot;final&quot;);3;0))))">
            <text:p>0</text:p>
          </table:table-cell>
        </table:table-row>
        <table:table-row table:style-name="ro1">
          <table:table-cell office:value-type="string" office:string-value="actions" table:style-name="ce1">
            <text:p>actions</text:p>
          </table:table-cell>
          <table:table-cell office:value-type="string" office:string-value="insert-object" table:style-name="ce1">
            <text:p>insert-object</text:p>
          </table:table-cell>
          <table:table-cell office:value-type="string" office:string-value="frame_text" table:style-name="ce1">
            <text:p>frame_text</text:p>
          </table:table-cell>
          <table:table-cell office:value-type="string" office:string-value="The icon for the insert object action of an application." table:style-name="ce1">
            <text:p>The icon for the insert object action of an application.</text:p>
          </table:table-cell>
          <table:table-cell office:value-type="string" office:string-value="yes" table:style-name="ce1">
            <text:p>yes</text:p>
          </table:table-cell>
          <table:table-cell/>
          <table:table-cell/>
          <table:table-cell office:value-type="float" office:value="0" table:formula="=IF(ISBLANK([.G84];&quot;approval&quot;);0;IF(EXACT([.G84];&quot;draft&quot;);1;IF(EXACT([.G84];&quot;approval&quot;);2;IF(EXACT([.G84];&quot;final&quot;);3;0))))">
            <text:p>0</text:p>
          </table:table-cell>
        </table:table-row>
        <table:table-row table:style-name="ro1">
          <table:table-cell office:value-type="string" office:string-value="actions" table:style-name="ce1">
            <text:p>actions</text:p>
          </table:table-cell>
          <table:table-cell office:value-type="string" office:string-value="list-add" table:style-name="ce1">
            <text:p>list-add</text:p>
          </table:table-cell>
          <table:table-cell office:value-type="string" office:string-value="add" table:style-name="ce1">
            <text:p>add</text:p>
          </table:table-cell>
          <table:table-cell office:value-type="string" office:string-value="The icon for the add to list action." table:style-name="ce1">
            <text:p>The icon for the add to list action.</text:p>
          </table:table-cell>
          <table:table-cell office:value-type="string" office:string-value="yes" table:style-name="ce1">
            <text:p>yes</text:p>
          </table:table-cell>
          <table:table-cell office:value-type="string" office:string-value="dialog button" table:style-name="ce1">
            <text:p>dialog button</text:p>
          </table:table-cell>
          <table:table-cell table:style-name="ce8"/>
          <table:table-cell office:value-type="float" office:value="0" table:formula="=IF(ISBLANK([.G85];&quot;approval&quot;);0;IF(EXACT([.G85];&quot;draft&quot;);1;IF(EXACT([.G85];&quot;approval&quot;);2;IF(EXACT([.G85];&quot;final&quot;);3;0))))">
            <text:p>0</text:p>
          </table:table-cell>
          <table:table-cell/>
        </table:table-row>
        <table:table-row table:style-name="ro1">
          <table:table-cell office:value-type="string" office:string-value="actions" table:style-name="ce1">
            <text:p>actions</text:p>
          </table:table-cell>
          <table:table-cell office:value-type="string" office:string-value="list-remove" table:style-name="ce1">
            <text:p>list-remove</text:p>
          </table:table-cell>
          <table:table-cell office:value-type="string" office:string-value="remove" table:style-name="ce1">
            <text:p>remove</text:p>
          </table:table-cell>
          <table:table-cell office:value-type="string" office:string-value="The icon for the remove from list action." table:style-name="ce1">
            <text:p>The icon for the remove from list action.</text:p>
          </table:table-cell>
          <table:table-cell office:value-type="string" office:string-value="yes" table:style-name="ce1">
            <text:p>yes</text:p>
          </table:table-cell>
          <table:table-cell office:value-type="string" office:string-value="dialog button" table:style-name="ce1">
            <text:p>dialog button</text:p>
          </table:table-cell>
          <table:table-cell office:value-type="string" office:string-value="approval" table:style-name="ce4">
            <text:p>approval</text:p>
          </table:table-cell>
          <table:table-cell office:value-type="float" office:value="2" table:formula="=IF(ISBLANK([.G86];&quot;approval&quot;);0;IF(EXACT([.G86];&quot;draft&quot;);1;IF(EXACT([.G86];&quot;approval&quot;);2;IF(EXACT([.G86];&quot;final&quot;);3;0))))">
            <text:p>2</text:p>
          </table:table-cell>
          <table:table-cell/>
        </table:table-row>
        <table:table-row table:style-name="ro1">
          <table:table-cell office:value-type="string" office:string-value="actions" table:style-name="ce1">
            <text:p>actions</text:p>
          </table:table-cell>
          <table:table-cell office:value-type="string" office:string-value="mail" table:style-name="ce1">
            <text:p>mail</text:p>
          </table:table-cell>
          <table:table-cell office:value-type="string" office:string-value="mail_generic" table:style-name="ce1">
            <text:p>mail_generic</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khtml" table:style-name="ce1">
            <text:p>khtml</text:p>
          </table:table-cell>
          <table:table-cell office:value-type="string" office:string-value="approval" table:style-name="ce4">
            <text:p>approval</text:p>
          </table:table-cell>
          <table:table-cell office:value-type="float" office:value="2" table:formula="=IF(ISBLANK([.G87];&quot;approval&quot;);0;IF(EXACT([.G87];&quot;draft&quot;);1;IF(EXACT([.G87];&quot;approval&quot;);2;IF(EXACT([.G87];&quot;final&quot;);3;0))))">
            <text:p>2</text:p>
          </table:table-cell>
          <table:table-cell/>
        </table:table-row>
        <table:table-row table:style-name="ro1">
          <table:table-cell office:value-type="string" office:string-value="actions" table:style-name="ce1">
            <text:p>actions</text:p>
          </table:table-cell>
          <table:table-cell office:value-type="string" office:string-value="mail-forward" table:style-name="ce1">
            <text:p>mail-forward</text:p>
          </table:table-cell>
          <table:table-cell office:value-type="string" office:string-value="mail_forward" table:style-name="ce1">
            <text:p>mail_forward</text:p>
          </table:table-cell>
          <table:table-cell office:value-type="string" office:string-value="The icon for the forward action of an electronic mail application." table:style-name="ce1">
            <text:p>The icon for the forward action of an electronic mail application.</text:p>
          </table:table-cell>
          <table:table-cell office:value-type="string" office:string-value="yes" table:style-name="ce1">
            <text:p>yes</text:p>
          </table:table-cell>
          <table:table-cell/>
          <table:table-cell/>
          <table:table-cell office:value-type="float" office:value="0" table:formula="=IF(ISBLANK([.G88];&quot;approval&quot;);0;IF(EXACT([.G88];&quot;draft&quot;);1;IF(EXACT([.G88];&quot;approval&quot;);2;IF(EXACT([.G88];&quot;final&quot;);3;0))))">
            <text:p>0</text:p>
          </table:table-cell>
        </table:table-row>
        <table:table-row table:style-name="ro1">
          <table:table-cell office:value-type="string" office:string-value="actions" table:style-name="ce1">
            <text:p>actions</text:p>
          </table:table-cell>
          <table:table-cell office:value-type="string" office:string-value="mail-mark-junk" table:style-name="ce1">
            <text:p>mail-mark-junk</text:p>
          </table:table-cell>
          <table:table-cell office:value-type="string" office:string-value="mail_spam" table:style-name="ce1">
            <text:p>mail_spam</text:p>
          </table:table-cell>
          <table:table-cell office:value-type="string" office:string-value="The icon for the mark as junk action of an electronic mail application." table:style-name="ce1">
            <text:p>The icon for the mark as junk action of an electronic mail application.</text:p>
          </table:table-cell>
          <table:table-cell office:value-type="string" office:string-value="yes" table:style-name="ce1">
            <text:p>yes</text:p>
          </table:table-cell>
          <table:table-cell/>
          <table:table-cell/>
          <table:table-cell office:value-type="float" office:value="0" table:formula="=IF(ISBLANK([.G89];&quot;approval&quot;);0;IF(EXACT([.G89];&quot;draft&quot;);1;IF(EXACT([.G89];&quot;approval&quot;);2;IF(EXACT([.G89];&quot;final&quot;);3;0))))">
            <text:p>0</text:p>
          </table:table-cell>
        </table:table-row>
        <table:table-row table:style-name="ro1">
          <table:table-cell office:value-type="string" office:string-value="actions" table:style-name="ce1">
            <text:p>actions</text:p>
          </table:table-cell>
          <table:table-cell office:value-type="string" office:string-value="mail-mark-notjunk" table:style-name="ce1">
            <text:p>mail-mark-notjunk</text:p>
          </table:table-cell>
          <table:table-cell office:value-type="string" office:string-value="mail_ham" table:style-name="ce1">
            <text:p>mail_ham</text:p>
          </table:table-cell>
          <table:table-cell office:value-type="string" office:string-value="The icon for the mark as not junk action of an electronic mail application." table:style-name="ce1">
            <text:p>The icon for the mark as not junk action of an electronic mail application.</text:p>
          </table:table-cell>
          <table:table-cell office:value-type="string" office:string-value="yes" table:style-name="ce1">
            <text:p>yes</text:p>
          </table:table-cell>
          <table:table-cell/>
          <table:table-cell/>
          <table:table-cell office:value-type="float" office:value="0" table:formula="=IF(ISBLANK([.G90];&quot;approval&quot;);0;IF(EXACT([.G90];&quot;draft&quot;);1;IF(EXACT([.G90];&quot;approval&quot;);2;IF(EXACT([.G90];&quot;final&quot;);3;0))))">
            <text:p>0</text:p>
          </table:table-cell>
        </table:table-row>
        <table:table-row table:style-name="ro1">
          <table:table-cell office:value-type="string" office:string-value="actions" table:style-name="ce1">
            <text:p>actions</text:p>
          </table:table-cell>
          <table:table-cell office:value-type="string" office:string-value="mail-reply-all" table:style-name="ce1">
            <text:p>mail-reply-all</text:p>
          </table:table-cell>
          <table:table-cell office:value-type="string" office:string-value="mail_replyall" table:style-name="ce1">
            <text:p>mail_replyall</text:p>
          </table:table-cell>
          <table:table-cell office:value-type="string" office:string-value="The icon for the reply to all action of an electronic mail application." table:style-name="ce1">
            <text:p>The icon for the reply to all action of an electronic mail application.</text:p>
          </table:table-cell>
          <table:table-cell office:value-type="string" office:string-value="yes" table:style-name="ce1">
            <text:p>yes</text:p>
          </table:table-cell>
          <table:table-cell/>
          <table:table-cell/>
          <table:table-cell office:value-type="float" office:value="0" table:formula="=IF(ISBLANK([.G91];&quot;approval&quot;);0;IF(EXACT([.G91];&quot;draft&quot;);1;IF(EXACT([.G91];&quot;approval&quot;);2;IF(EXACT([.G91];&quot;final&quot;);3;0))))">
            <text:p>0</text:p>
          </table:table-cell>
        </table:table-row>
        <table:table-row table:style-name="ro1">
          <table:table-cell office:value-type="string" office:string-value="actions" table:style-name="ce1">
            <text:p>actions</text:p>
          </table:table-cell>
          <table:table-cell office:value-type="string" office:string-value="mail-reply-sender" table:style-name="ce1">
            <text:p>mail-reply-sender</text:p>
          </table:table-cell>
          <table:table-cell office:value-type="string" office:string-value="mail_reply" table:style-name="ce1">
            <text:p>mail_reply</text:p>
          </table:table-cell>
          <table:table-cell office:value-type="string" office:string-value="The icon for the reply to sender action of an electronic mail application." table:style-name="ce1">
            <text:p>The icon for the reply to sender action of an electronic mail application.</text:p>
          </table:table-cell>
          <table:table-cell office:value-type="string" office:string-value="yes" table:style-name="ce1">
            <text:p>yes</text:p>
          </table:table-cell>
          <table:table-cell/>
          <table:table-cell/>
          <table:table-cell office:value-type="float" office:value="0" table:formula="=IF(ISBLANK([.G92];&quot;approval&quot;);0;IF(EXACT([.G92];&quot;draft&quot;);1;IF(EXACT([.G92];&quot;approval&quot;);2;IF(EXACT([.G92];&quot;final&quot;);3;0))))">
            <text:p>0</text:p>
          </table:table-cell>
        </table:table-row>
        <table:table-row table:style-name="ro1">
          <table:table-cell office:value-type="string" office:string-value="actions" table:style-name="ce1">
            <text:p>actions</text:p>
          </table:table-cell>
          <table:table-cell office:value-type="string" office:string-value="mail-send" table:style-name="ce1">
            <text:p>mail-send</text:p>
          </table:table-cell>
          <table:table-cell office:value-type="string" office:string-value="mail_send" table:style-name="ce1">
            <text:p>mail_send</text:p>
          </table:table-cell>
          <table:table-cell office:value-type="string" office:string-value="The icon for the send action of an electronic mail application." table:style-name="ce1">
            <text:p>The icon for the send action of an electronic mail application.</text:p>
          </table:table-cell>
          <table:table-cell office:value-type="string" office:string-value="yes" table:style-name="ce1">
            <text:p>yes</text:p>
          </table:table-cell>
          <table:table-cell/>
          <table:table-cell/>
          <table:table-cell office:value-type="float" office:value="0" table:formula="=IF(ISBLANK([.G93];&quot;approval&quot;);0;IF(EXACT([.G93];&quot;draft&quot;);1;IF(EXACT([.G93];&quot;approval&quot;);2;IF(EXACT([.G93];&quot;final&quot;);3;0))))">
            <text:p>0</text:p>
          </table:table-cell>
        </table:table-row>
        <table:table-row table:style-name="ro1">
          <table:table-cell office:value-type="string" office:string-value="actions" table:style-name="ce1">
            <text:p>actions</text:p>
          </table:table-cell>
          <table:table-cell office:value-type="string" office:string-value="media-eject" table:style-name="ce1">
            <text:p>media-eject</text:p>
          </table:table-cell>
          <table:table-cell office:value-type="string" office:string-value="player_eject" table:style-name="ce1">
            <text:p>player_eject</text:p>
          </table:table-cell>
          <table:table-cell office:value-type="string" office:string-value="The icon for the eject action of a media player or file manager." table:style-name="ce1">
            <text:p>The icon for the eject action of a media player or file manager.</text:p>
          </table:table-cell>
          <table:table-cell office:value-type="string" office:string-value="yes" table:style-name="ce1">
            <text:p>yes</text:p>
          </table:table-cell>
          <table:table-cell/>
          <table:table-cell/>
          <table:table-cell office:value-type="float" office:value="0" table:formula="=IF(ISBLANK([.G94];&quot;approval&quot;);0;IF(EXACT([.G94];&quot;draft&quot;);1;IF(EXACT([.G94];&quot;approval&quot;);2;IF(EXACT([.G94];&quot;final&quot;);3;0))))">
            <text:p>0</text:p>
          </table:table-cell>
        </table:table-row>
        <table:table-row table:style-name="ro1">
          <table:table-cell office:value-type="string" office:string-value="actions" table:style-name="ce1">
            <text:p>actions</text:p>
          </table:table-cell>
          <table:table-cell office:value-type="string" office:string-value="media-playback-pause" table:style-name="ce1">
            <text:p>media-playback-pause</text:p>
          </table:table-cell>
          <table:table-cell office:value-type="string" office:string-value="player_pause" table:style-name="ce1">
            <text:p>player_pause</text:p>
          </table:table-cell>
          <table:table-cell office:value-type="string" office:string-value="The icon for the pause action of a media player." table:style-name="ce1">
            <text:p>The icon for the pause action of a media player.</text:p>
          </table:table-cell>
          <table:table-cell office:value-type="string" office:string-value="yes" table:style-name="ce1">
            <text:p>yes</text:p>
          </table:table-cell>
          <table:table-cell/>
          <table:table-cell/>
          <table:table-cell office:value-type="float" office:value="0" table:formula="=IF(ISBLANK([.G95];&quot;approval&quot;);0;IF(EXACT([.G95];&quot;draft&quot;);1;IF(EXACT([.G95];&quot;approval&quot;);2;IF(EXACT([.G95];&quot;final&quot;);3;0))))">
            <text:p>0</text:p>
          </table:table-cell>
        </table:table-row>
        <table:table-row table:style-name="ro1">
          <table:table-cell office:value-type="string" office:string-value="actions" table:style-name="ce1">
            <text:p>actions</text:p>
          </table:table-cell>
          <table:table-cell office:value-type="string" office:string-value="media-playback-start" table:style-name="ce1">
            <text:p>media-playback-start</text:p>
          </table:table-cell>
          <table:table-cell office:value-type="string" office:string-value="player_play" table:style-name="ce1">
            <text:p>player_play</text:p>
          </table:table-cell>
          <table:table-cell office:value-type="string" office:string-value="The icon for the start playback action of a media player. " table:style-name="ce1">
            <text:p>The icon for the start playback action of a media player. </text:p>
          </table:table-cell>
          <table:table-cell office:value-type="string" office:string-value="yes" table:style-name="ce1">
            <text:p>yes</text:p>
          </table:table-cell>
          <table:table-cell office:value-type="string" office:string-value="notification dialog" table:style-name="ce1">
            <text:p>notification dialog</text:p>
          </table:table-cell>
          <table:table-cell office:value-type="string" office:string-value="approval" table:style-name="ce4">
            <text:p>approval</text:p>
          </table:table-cell>
          <table:table-cell office:value-type="float" office:value="2" table:formula="=IF(ISBLANK([.G96];&quot;approval&quot;);0;IF(EXACT([.G96];&quot;draft&quot;);1;IF(EXACT([.G96];&quot;approval&quot;);2;IF(EXACT([.G96];&quot;final&quot;);3;0))))">
            <text:p>2</text:p>
          </table:table-cell>
          <table:table-cell/>
        </table:table-row>
        <table:table-row table:style-name="ro1">
          <table:table-cell office:value-type="string" office:string-value="actions" table:style-name="ce1">
            <text:p>actions</text:p>
          </table:table-cell>
          <table:table-cell office:value-type="string" office:string-value="media-playback-stop" table:style-name="ce1">
            <text:p>media-playback-stop</text:p>
          </table:table-cell>
          <table:table-cell office:value-type="string" office:string-value="player_stop" table:style-name="ce1">
            <text:p>player_stop</text:p>
          </table:table-cell>
          <table:table-cell office:value-type="string" office:string-value="The icon for the stop action of a media player. " table:style-name="ce1">
            <text:p>The icon for the stop action of a media player. </text:p>
          </table:table-cell>
          <table:table-cell office:value-type="string" office:string-value="yes" table:style-name="ce1">
            <text:p>yes</text:p>
          </table:table-cell>
          <table:table-cell office:value-type="string" office:string-value="kross script" table:style-name="ce1">
            <text:p>kross script</text:p>
          </table:table-cell>
          <table:table-cell office:value-type="string" office:string-value="approval" table:style-name="ce4">
            <text:p>approval</text:p>
          </table:table-cell>
          <table:table-cell office:value-type="float" office:value="2" table:formula="=IF(ISBLANK([.G97];&quot;approval&quot;);0;IF(EXACT([.G97];&quot;draft&quot;);1;IF(EXACT([.G97];&quot;approval&quot;);2;IF(EXACT([.G97];&quot;final&quot;);3;0))))">
            <text:p>2</text:p>
          </table:table-cell>
          <table:table-cell/>
        </table:table-row>
        <table:table-row table:style-name="ro1">
          <table:table-cell office:value-type="string" office:string-value="actions" table:style-name="ce1">
            <text:p>actions</text:p>
          </table:table-cell>
          <table:table-cell office:value-type="string" office:string-value="media-record" table:style-name="ce1">
            <text:p>media-record</text:p>
          </table:table-cell>
          <table:table-cell office:value-type="string" office:string-value="player_record" table:style-name="ce1">
            <text:p>player_record</text:p>
          </table:table-cell>
          <table:table-cell office:value-type="string" office:string-value="The icon for the record action of a media application." table:style-name="ce1">
            <text:p>The icon for the record action of a media application.</text:p>
          </table:table-cell>
          <table:table-cell office:value-type="string" office:string-value="yes" table:style-name="ce1">
            <text:p>yes</text:p>
          </table:table-cell>
          <table:table-cell/>
          <table:table-cell/>
          <table:table-cell office:value-type="float" office:value="0" table:formula="=IF(ISBLANK([.G98];&quot;approval&quot;);0;IF(EXACT([.G98];&quot;draft&quot;);1;IF(EXACT([.G98];&quot;approval&quot;);2;IF(EXACT([.G98];&quot;final&quot;);3;0))))">
            <text:p>0</text:p>
          </table:table-cell>
        </table:table-row>
        <table:table-row table:style-name="ro1">
          <table:table-cell office:value-type="string" office:string-value="actions" table:style-name="ce1">
            <text:p>actions</text:p>
          </table:table-cell>
          <table:table-cell office:value-type="string" office:string-value="media-seek-backward" table:style-name="ce1">
            <text:p>media-seek-backward</text:p>
          </table:table-cell>
          <table:table-cell office:value-type="string" office:string-value="player_rew" table:style-name="ce1">
            <text:p>player_rew</text:p>
          </table:table-cell>
          <table:table-cell office:value-type="string" office:string-value="The icon for the seek backward action of a media player." table:style-name="ce1">
            <text:p>The icon for the seek backward action of a media player.</text:p>
          </table:table-cell>
          <table:table-cell office:value-type="string" office:string-value="yes" table:style-name="ce1">
            <text:p>yes</text:p>
          </table:table-cell>
          <table:table-cell/>
          <table:table-cell/>
          <table:table-cell office:value-type="float" office:value="0" table:formula="=IF(ISBLANK([.G99];&quot;approval&quot;);0;IF(EXACT([.G99];&quot;draft&quot;);1;IF(EXACT([.G99];&quot;approval&quot;);2;IF(EXACT([.G99];&quot;final&quot;);3;0))))">
            <text:p>0</text:p>
          </table:table-cell>
        </table:table-row>
        <table:table-row table:style-name="ro1">
          <table:table-cell office:value-type="string" office:string-value="actions" table:style-name="ce1">
            <text:p>actions</text:p>
          </table:table-cell>
          <table:table-cell office:value-type="string" office:string-value="media-seek-forward " table:style-name="ce1">
            <text:p>media-seek-forward </text:p>
          </table:table-cell>
          <table:table-cell office:value-type="string" office:string-value="player_fwd" table:style-name="ce1">
            <text:p>player_fwd</text:p>
          </table:table-cell>
          <table:table-cell office:value-type="string" office:string-value="The icon for the seek forward action of a media player." table:style-name="ce1">
            <text:p>The icon for the seek forward action of a media player.</text:p>
          </table:table-cell>
          <table:table-cell office:value-type="string" office:string-value="yes" table:style-name="ce1">
            <text:p>yes</text:p>
          </table:table-cell>
          <table:table-cell/>
          <table:table-cell/>
          <table:table-cell office:value-type="float" office:value="0" table:formula="=IF(ISBLANK([.G100];&quot;approval&quot;);0;IF(EXACT([.G100];&quot;draft&quot;);1;IF(EXACT([.G100];&quot;approval&quot;);2;IF(EXACT([.G100];&quot;final&quot;);3;0))))">
            <text:p>0</text:p>
          </table:table-cell>
        </table:table-row>
        <table:table-row table:style-name="ro1">
          <table:table-cell office:value-type="string" office:string-value="actions" table:style-name="ce1">
            <text:p>actions</text:p>
          </table:table-cell>
          <table:table-cell office:value-type="string" office:string-value="media-skip-backward" table:style-name="ce1">
            <text:p>media-skip-backward</text:p>
          </table:table-cell>
          <table:table-cell office:value-type="string" office:string-value="player_start" table:style-name="ce1">
            <text:p>player_start</text:p>
          </table:table-cell>
          <table:table-cell office:value-type="string" office:string-value="The icon for the skip backward action of a media player." table:style-name="ce1">
            <text:p>The icon for the skip backward action of a media player.</text:p>
          </table:table-cell>
          <table:table-cell office:value-type="string" office:string-value="yes" table:style-name="ce1">
            <text:p>yes</text:p>
          </table:table-cell>
          <table:table-cell/>
          <table:table-cell/>
          <table:table-cell office:value-type="float" office:value="0" table:formula="=IF(ISBLANK([.G101];&quot;approval&quot;);0;IF(EXACT([.G101];&quot;draft&quot;);1;IF(EXACT([.G101];&quot;approval&quot;);2;IF(EXACT([.G101];&quot;final&quot;);3;0))))">
            <text:p>0</text:p>
          </table:table-cell>
        </table:table-row>
        <table:table-row table:style-name="ro1">
          <table:table-cell office:value-type="string" office:string-value="actions" table:style-name="ce1">
            <text:p>actions</text:p>
          </table:table-cell>
          <table:table-cell office:value-type="string" office:string-value="media-skip-forward" table:style-name="ce1">
            <text:p>media-skip-forward</text:p>
          </table:table-cell>
          <table:table-cell office:value-type="string" office:string-value="player_end" table:style-name="ce1">
            <text:p>player_end</text:p>
          </table:table-cell>
          <table:table-cell office:value-type="string" office:string-value="The icon for the skip forward action of a media player." table:style-name="ce1">
            <text:p>The icon for the skip forward action of a media player.</text:p>
          </table:table-cell>
          <table:table-cell office:value-type="string" office:string-value="yes" table:style-name="ce1">
            <text:p>yes</text:p>
          </table:table-cell>
          <table:table-cell/>
          <table:table-cell/>
          <table:table-cell office:value-type="float" office:value="0" table:formula="=IF(ISBLANK([.G102];&quot;approval&quot;);0;IF(EXACT([.G102];&quot;draft&quot;);1;IF(EXACT([.G102];&quot;approval&quot;);2;IF(EXACT([.G102];&quot;final&quot;);3;0))))">
            <text:p>0</text:p>
          </table:table-cell>
        </table:table-row>
        <table:table-row table:style-name="ro1">
          <table:table-cell office:value-type="string" office:string-value="actions" table:style-name="ce1">
            <text:p>actions</text:p>
          </table:table-cell>
          <table:table-cell office:value-type="string" office:string-value="none" table:style-name="ce1">
            <text:p>none</text:p>
          </table:table-cell>
          <table:table-cell office:value-type="string" office:string-value="kdeprint_addprinter" table:style-name="ce1">
            <text:p>kdeprint_addprinter</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printer config" table:style-name="ce1">
            <text:p>printer config</text:p>
          </table:table-cell>
          <table:table-cell/>
          <table:table-cell office:value-type="float" office:value="0" table:formula="=IF(ISBLANK([.G103];&quot;approval&quot;);0;IF(EXACT([.G103];&quot;draft&quot;);1;IF(EXACT([.G103];&quot;approval&quot;);2;IF(EXACT([.G103];&quot;final&quot;);3;0))))">
            <text:p>0</text:p>
          </table:table-cell>
          <table:table-cell/>
        </table:table-row>
        <table:table-row table:style-name="ro1">
          <table:table-cell office:value-type="string" office:string-value="actions" table:style-name="ce1">
            <text:p>actions</text:p>
          </table:table-cell>
          <table:table-cell office:value-type="string" office:string-value="none" table:style-name="ce1">
            <text:p>none</text:p>
          </table:table-cell>
          <table:table-cell office:value-type="string" office:string-value="kdeprint_addpseudo" table:style-name="ce1">
            <text:p>kdeprint_addpseudo</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printer config" table:style-name="ce1">
            <text:p>printer config</text:p>
          </table:table-cell>
          <table:table-cell/>
          <table:table-cell office:value-type="float" office:value="0" table:formula="=IF(ISBLANK([.G104];&quot;approval&quot;);0;IF(EXACT([.G104];&quot;draft&quot;);1;IF(EXACT([.G104];&quot;approval&quot;);2;IF(EXACT([.G104];&quot;final&quot;);3;0))))">
            <text:p>0</text:p>
          </table:table-cell>
          <table:table-cell/>
        </table:table-row>
        <table:table-row table:style-name="ro1">
          <table:table-cell office:value-type="string" office:string-value="actions" table:style-name="ce1">
            <text:p>actions</text:p>
          </table:table-cell>
          <table:table-cell office:value-type="string" office:string-value="none" table:style-name="ce1">
            <text:p>none</text:p>
          </table:table-cell>
          <table:table-cell office:value-type="string" office:string-value="kdeprint_configmgr" table:style-name="ce1">
            <text:p>kdeprint_configmgr</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printer config" table:style-name="ce1">
            <text:p>printer config</text:p>
          </table:table-cell>
          <table:table-cell/>
          <table:table-cell office:value-type="float" office:value="0" table:formula="=IF(ISBLANK([.G105];&quot;approval&quot;);0;IF(EXACT([.G105];&quot;draft&quot;);1;IF(EXACT([.G105];&quot;approval&quot;);2;IF(EXACT([.G105];&quot;final&quot;);3;0))))">
            <text:p>0</text:p>
          </table:table-cell>
          <table:table-cell/>
        </table:table-row>
        <table:table-row table:style-name="ro1">
          <table:table-cell office:value-type="string" office:string-value="actions" table:style-name="ce1">
            <text:p>actions</text:p>
          </table:table-cell>
          <table:table-cell office:value-type="string" office:string-value="none" table:style-name="ce1">
            <text:p>none</text:p>
          </table:table-cell>
          <table:table-cell office:value-type="string" office:string-value="kdeprint_configsrv" table:style-name="ce1">
            <text:p>kdeprint_configsrv</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printer config" table:style-name="ce1">
            <text:p>printer config</text:p>
          </table:table-cell>
          <table:table-cell/>
          <table:table-cell office:value-type="float" office:value="0" table:formula="=IF(ISBLANK([.G106];&quot;approval&quot;);0;IF(EXACT([.G106];&quot;draft&quot;);1;IF(EXACT([.G106];&quot;approval&quot;);2;IF(EXACT([.G106];&quot;final&quot;);3;0))))">
            <text:p>0</text:p>
          </table:table-cell>
          <table:table-cell/>
        </table:table-row>
        <table:table-row table:style-name="ro1">
          <table:table-cell office:value-type="string" office:string-value="actions" table:style-name="ce1">
            <text:p>actions</text:p>
          </table:table-cell>
          <table:table-cell office:value-type="string" office:string-value="none" table:style-name="ce1">
            <text:p>none</text:p>
          </table:table-cell>
          <table:table-cell office:value-type="string" office:string-value="kdeprint_defaulthard" table:style-name="ce1">
            <text:p>kdeprint_defaulthard</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printer config" table:style-name="ce1">
            <text:p>printer config</text:p>
          </table:table-cell>
          <table:table-cell/>
          <table:table-cell office:value-type="float" office:value="0" table:formula="=IF(ISBLANK([.G107];&quot;approval&quot;);0;IF(EXACT([.G107];&quot;draft&quot;);1;IF(EXACT([.G107];&quot;approval&quot;);2;IF(EXACT([.G107];&quot;final&quot;);3;0))))">
            <text:p>0</text:p>
          </table:table-cell>
          <table:table-cell/>
        </table:table-row>
        <table:table-row table:style-name="ro1">
          <table:table-cell office:value-type="string" office:string-value="actions" table:style-name="ce1">
            <text:p>actions</text:p>
          </table:table-cell>
          <table:table-cell office:value-type="string" office:string-value="none" table:style-name="ce1">
            <text:p>none</text:p>
          </table:table-cell>
          <table:table-cell office:value-type="string" office:string-value="kdeprint_defaultsoft" table:style-name="ce1">
            <text:p>kdeprint_defaultsoft</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printer config" table:style-name="ce1">
            <text:p>printer config</text:p>
          </table:table-cell>
          <table:table-cell/>
          <table:table-cell office:value-type="float" office:value="0" table:formula="=IF(ISBLANK([.G108];&quot;approval&quot;);0;IF(EXACT([.G108];&quot;draft&quot;);1;IF(EXACT([.G108];&quot;approval&quot;);2;IF(EXACT([.G108];&quot;final&quot;);3;0))))">
            <text:p>0</text:p>
          </table:table-cell>
          <table:table-cell/>
        </table:table-row>
        <table:table-row table:style-name="ro1">
          <table:table-cell office:value-type="string" office:string-value="actions" table:style-name="ce1">
            <text:p>actions</text:p>
          </table:table-cell>
          <table:table-cell office:value-type="string" office:string-value="none" table:style-name="ce1">
            <text:p>none</text:p>
          </table:table-cell>
          <table:table-cell office:value-type="string" office:string-value="kdeprint_printer_infos" table:style-name="ce1">
            <text:p>kdeprint_printer_infos</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printer config" table:style-name="ce1">
            <text:p>printer config</text:p>
          </table:table-cell>
          <table:table-cell/>
          <table:table-cell office:value-type="float" office:value="0" table:formula="=IF(ISBLANK([.G109];&quot;approval&quot;);0;IF(EXACT([.G109];&quot;draft&quot;);1;IF(EXACT([.G109];&quot;approval&quot;);2;IF(EXACT([.G109];&quot;final&quot;);3;0))))">
            <text:p>0</text:p>
          </table:table-cell>
          <table:table-cell/>
        </table:table-row>
        <table:table-row table:style-name="ro1">
          <table:table-cell office:value-type="string" office:string-value="actions" table:style-name="ce1">
            <text:p>actions</text:p>
          </table:table-cell>
          <table:table-cell office:value-type="string" office:string-value="none" table:style-name="ce1">
            <text:p>none</text:p>
          </table:table-cell>
          <table:table-cell office:value-type="string" office:string-value="kdeprint_printstate" table:style-name="ce1">
            <text:p>kdeprint_printstate</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kdeprint" table:style-name="ce1">
            <text:p>kdeprint</text:p>
          </table:table-cell>
          <table:table-cell/>
          <table:table-cell office:value-type="float" office:value="0" table:formula="=IF(ISBLANK([.G110];&quot;approval&quot;);0;IF(EXACT([.G110];&quot;draft&quot;);1;IF(EXACT([.G110];&quot;approval&quot;);2;IF(EXACT([.G110];&quot;final&quot;);3;0))))">
            <text:p>0</text:p>
          </table:table-cell>
          <table:table-cell/>
        </table:table-row>
        <table:table-row table:style-name="ro1">
          <table:table-cell office:value-type="string" office:string-value="actions" table:style-name="ce1">
            <text:p>actions</text:p>
          </table:table-cell>
          <table:table-cell office:value-type="string" office:string-value="none" table:style-name="ce1">
            <text:p>none</text:p>
          </table:table-cell>
          <table:table-cell office:value-type="string" office:string-value="kdeprint_report" table:style-name="ce1">
            <text:p>kdeprint_report</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cups config (printing)" table:style-name="ce1">
            <text:p>cups config (printing)</text:p>
          </table:table-cell>
          <table:table-cell/>
          <table:table-cell office:value-type="float" office:value="0" table:formula="=IF(ISBLANK([.G111];&quot;approval&quot;);0;IF(EXACT([.G111];&quot;draft&quot;);1;IF(EXACT([.G111];&quot;approval&quot;);2;IF(EXACT([.G111];&quot;final&quot;);3;0))))">
            <text:p>0</text:p>
          </table:table-cell>
          <table:table-cell/>
        </table:table-row>
        <table:table-row table:style-name="ro1">
          <table:table-cell office:value-type="string" office:string-value="actions" table:style-name="ce1">
            <text:p>actions</text:p>
          </table:table-cell>
          <table:table-cell office:value-type="string" office:string-value="none" table:style-name="ce1">
            <text:p>none</text:p>
          </table:table-cell>
          <table:table-cell office:value-type="string" office:string-value="kdeprint_restartsrv" table:style-name="ce1">
            <text:p>kdeprint_restartsrv</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printer config" table:style-name="ce1">
            <text:p>printer config</text:p>
          </table:table-cell>
          <table:table-cell/>
          <table:table-cell office:value-type="float" office:value="0" table:formula="=IF(ISBLANK([.G112];&quot;approval&quot;);0;IF(EXACT([.G112];&quot;draft&quot;);1;IF(EXACT([.G112];&quot;approval&quot;);2;IF(EXACT([.G112];&quot;final&quot;);3;0))))">
            <text:p>0</text:p>
          </table:table-cell>
          <table:table-cell/>
        </table:table-row>
        <table:table-row table:style-name="ro1">
          <table:table-cell office:value-type="string" office:string-value="actions" table:style-name="ce1">
            <text:p>actions</text:p>
          </table:table-cell>
          <table:table-cell office:value-type="string" office:string-value="none" table:style-name="ce1">
            <text:p>none</text:p>
          </table:table-cell>
          <table:table-cell office:value-type="string" office:string-value="kdeprint_testprinter" table:style-name="ce1">
            <text:p>kdeprint_testprinter</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printer config" table:style-name="ce1">
            <text:p>printer config</text:p>
          </table:table-cell>
          <table:table-cell/>
          <table:table-cell office:value-type="float" office:value="0" table:formula="=IF(ISBLANK([.G113];&quot;approval&quot;);0;IF(EXACT([.G113];&quot;draft&quot;);1;IF(EXACT([.G113];&quot;approval&quot;);2;IF(EXACT([.G113];&quot;final&quot;);3;0))))">
            <text:p>0</text:p>
          </table:table-cell>
          <table:table-cell/>
        </table:table-row>
        <table:table-row table:style-name="ro1">
          <table:table-cell office:value-type="string" office:string-value="actions" table:style-name="ce1">
            <text:p>actions</text:p>
          </table:table-cell>
          <table:table-cell office:value-type="string" office:string-value="none" table:style-name="ce1">
            <text:p>none</text:p>
          </table:table-cell>
          <table:table-cell office:value-type="string" office:string-value="kdeprint_uploadsmb" table:style-name="ce1">
            <text:p>kdeprint_uploadsmb</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cups config (printing)" table:style-name="ce1">
            <text:p>cups config (printing)</text:p>
          </table:table-cell>
          <table:table-cell/>
          <table:table-cell office:value-type="float" office:value="0" table:formula="=IF(ISBLANK([.G114];&quot;approval&quot;);0;IF(EXACT([.G114];&quot;draft&quot;);1;IF(EXACT([.G114];&quot;approval&quot;);2;IF(EXACT([.G114];&quot;final&quot;);3;0))))">
            <text:p>0</text:p>
          </table:table-cell>
          <table:table-cell/>
        </table:table-row>
        <table:table-row table:style-name="ro1">
          <table:table-cell office:value-type="string" office:string-value="actions" table:style-name="ce1">
            <text:p>actions</text:p>
          </table:table-cell>
          <table:table-cell office:value-type="string" office:string-value="none" table:style-name="ce1">
            <text:p>none</text:p>
          </table:table-cell>
          <table:table-cell office:value-type="string" office:string-value="view_change" table:style-name="ce1">
            <text:p>view_change</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kdeprint" table:style-name="ce1">
            <text:p>kdeprint</text:p>
          </table:table-cell>
          <table:table-cell/>
          <table:table-cell office:value-type="float" office:value="0" table:formula="=IF(ISBLANK([.G115];&quot;approval&quot;);0;IF(EXACT([.G115];&quot;draft&quot;);1;IF(EXACT([.G115];&quot;approval&quot;);2;IF(EXACT([.G115];&quot;final&quot;);3;0))))">
            <text:p>0</text:p>
          </table:table-cell>
          <table:table-cell/>
        </table:table-row>
        <table:table-row table:style-name="ro1">
          <table:table-cell office:value-type="string" office:string-value="actions" table:style-name="ce1">
            <text:p>actions</text:p>
          </table:table-cell>
          <table:table-cell office:value-type="string" office:string-value="object-rotate-left" table:style-name="ce1">
            <text:p>object-rotate-left</text:p>
          </table:table-cell>
          <table:table-cell office:value-type="string" office:string-value="rotate_cw" table:style-name="ce1">
            <text:p>rotate_cw</text:p>
          </table:table-cell>
          <table:table-cell office:value-type="string" office:string-value="The icon for the rotate left action performed on an object." table:style-name="ce1">
            <text:p>The icon for the rotate left action performed on an object.</text:p>
          </table:table-cell>
          <table:table-cell office:value-type="string" office:string-value="yes" table:style-name="ce1">
            <text:p>yes</text:p>
          </table:table-cell>
          <table:table-cell office:value-type="string" office:string-value="pixmap region selector" table:style-name="ce1">
            <text:p>pixmap region selector</text:p>
          </table:table-cell>
          <table:table-cell office:value-type="string" office:string-value="approval" table:style-name="ce4">
            <text:p>approval</text:p>
          </table:table-cell>
          <table:table-cell office:value-type="float" office:value="2" table:formula="=IF(ISBLANK([.G116];&quot;approval&quot;);0;IF(EXACT([.G116];&quot;draft&quot;);1;IF(EXACT([.G116];&quot;approval&quot;);2;IF(EXACT([.G116];&quot;final&quot;);3;0))))">
            <text:p>2</text:p>
          </table:table-cell>
          <table:table-cell/>
        </table:table-row>
        <table:table-row table:style-name="ro1">
          <table:table-cell office:value-type="string" office:string-value="actions" table:style-name="ce1">
            <text:p>actions</text:p>
          </table:table-cell>
          <table:table-cell office:value-type="string" office:string-value="object-rotate-right" table:style-name="ce1">
            <text:p>object-rotate-right</text:p>
          </table:table-cell>
          <table:table-cell office:value-type="string" office:string-value="rotate_ccw" table:style-name="ce1">
            <text:p>rotate_ccw</text:p>
          </table:table-cell>
          <table:table-cell office:value-type="string" office:string-value="The icon for the rotate rigt action performed on an object." table:style-name="ce1">
            <text:p>The icon for the rotate rigt action performed on an object.</text:p>
          </table:table-cell>
          <table:table-cell office:value-type="string" office:string-value="yes" table:style-name="ce1">
            <text:p>yes</text:p>
          </table:table-cell>
          <table:table-cell office:value-type="string" office:string-value="pixmap region selector" table:style-name="ce1">
            <text:p>pixmap region selector</text:p>
          </table:table-cell>
          <table:table-cell office:value-type="string" office:string-value="approval" table:style-name="ce4">
            <text:p>approval</text:p>
          </table:table-cell>
          <table:table-cell office:value-type="float" office:value="2" table:formula="=IF(ISBLANK([.G117];&quot;approval&quot;);0;IF(EXACT([.G117];&quot;draft&quot;);1;IF(EXACT([.G117];&quot;approval&quot;);2;IF(EXACT([.G117];&quot;final&quot;);3;0))))">
            <text:p>2</text:p>
          </table:table-cell>
          <table:table-cell/>
        </table:table-row>
        <table:table-row table:style-name="ro1">
          <table:table-cell office:value-type="string" office:string-value="actions" table:style-name="ce1">
            <text:p>actions</text:p>
          </table:table-cell>
          <table:table-cell office:value-type="string" office:string-value="print-frame" table:style-name="ce1">
            <text:p>print-frame</text:p>
          </table:table-cell>
          <table:table-cell office:value-type="string" office:string-value="frameprint" table:style-name="ce1">
            <text:p>frameprint</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khtml print" table:style-name="ce1">
            <text:p>khtml print</text:p>
          </table:table-cell>
          <table:table-cell office:value-type="string" office:string-value="approval" table:style-name="ce4">
            <text:p>approval</text:p>
          </table:table-cell>
          <table:table-cell office:value-type="float" office:value="2" table:formula="=IF(ISBLANK([.G118];&quot;approval&quot;);0;IF(EXACT([.G118];&quot;draft&quot;);1;IF(EXACT([.G118];&quot;approval&quot;);2;IF(EXACT([.G118];&quot;final&quot;);3;0))))">
            <text:p>2</text:p>
          </table:table-cell>
          <table:table-cell/>
        </table:table-row>
        <table:table-row table:style-name="ro1">
          <table:table-cell office:value-type="string" office:string-value="actions" table:style-name="ce1">
            <text:p>actions</text:p>
          </table:table-cell>
          <table:table-cell office:value-type="string" office:string-value="printer-enable" table:style-name="ce1">
            <text:p>printer-enable</text:p>
          </table:table-cell>
          <table:table-cell office:value-type="string" office:string-value="kdeprint_enableprinter" table:style-name="ce1">
            <text:p>kdeprint_enableprinter</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printer config" table:style-name="ce1">
            <text:p>printer config</text:p>
          </table:table-cell>
          <table:table-cell office:value-type="string" office:string-value="approval" table:style-name="ce4">
            <text:p>approval</text:p>
          </table:table-cell>
          <table:table-cell office:value-type="float" office:value="2" table:formula="=IF(ISBLANK([.G119];&quot;approval&quot;);0;IF(EXACT([.G119];&quot;draft&quot;);1;IF(EXACT([.G119];&quot;approval&quot;);2;IF(EXACT([.G119];&quot;final&quot;);3;0))))">
            <text:p>2</text:p>
          </table:table-cell>
          <table:table-cell office:value-type="string" office:string-value="wrong name in theme or?" table:style-name="ce1">
            <text:p>wrong name in theme or?</text:p>
          </table:table-cell>
          <table:table-cell/>
        </table:table-row>
        <table:table-row table:style-name="ro1">
          <table:table-cell office:value-type="string" office:string-value="actions" table:style-name="ce1">
            <text:p>actions</text:p>
          </table:table-cell>
          <table:table-cell office:value-type="string" office:string-value="printer-queue-state" table:style-name="ce1">
            <text:p>printer-queue-state</text:p>
          </table:table-cell>
          <table:table-cell office:value-type="string" office:string-value="kdeprint_queuestate" table:style-name="ce1">
            <text:p>kdeprint_queuestate</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printer config" table:style-name="ce1">
            <text:p>printer config</text:p>
          </table:table-cell>
          <table:table-cell office:value-type="string" office:string-value="approval" table:style-name="ce4">
            <text:p>approval</text:p>
          </table:table-cell>
          <table:table-cell office:value-type="float" office:value="2" table:formula="=IF(ISBLANK([.G120];&quot;approval&quot;);0;IF(EXACT([.G120];&quot;draft&quot;);1;IF(EXACT([.G120];&quot;approval&quot;);2;IF(EXACT([.G120];&quot;final&quot;);3;0))))">
            <text:p>2</text:p>
          </table:table-cell>
          <table:table-cell office:value-type="string" office:string-value="wrong name in theme or?" table:style-name="ce1">
            <text:p>wrong name in theme or?</text:p>
          </table:table-cell>
          <table:table-cell/>
        </table:table-row>
        <table:table-row table:style-name="ro1">
          <table:table-cell office:value-type="string" office:string-value="actions" table:style-name="ce1">
            <text:p>actions</text:p>
          </table:table-cell>
          <table:table-cell office:value-type="string" office:string-value="printer-stop" table:style-name="ce1">
            <text:p>printer-stop</text:p>
          </table:table-cell>
          <table:table-cell office:value-type="string" office:string-value="kdeprint_stopprinter" table:style-name="ce1">
            <text:p>kdeprint_stopprinter</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printer config" table:style-name="ce1">
            <text:p>printer config</text:p>
          </table:table-cell>
          <table:table-cell office:value-type="string" office:string-value="approval" table:style-name="ce4">
            <text:p>approval</text:p>
          </table:table-cell>
          <table:table-cell office:value-type="float" office:value="2" table:formula="=IF(ISBLANK([.G121];&quot;approval&quot;);0;IF(EXACT([.G121];&quot;draft&quot;);1;IF(EXACT([.G121];&quot;approval&quot;);2;IF(EXACT([.G121];&quot;final&quot;);3;0))))">
            <text:p>2</text:p>
          </table:table-cell>
          <table:table-cell office:value-type="string" office:string-value="wrong name in theme or?" table:style-name="ce1">
            <text:p>wrong name in theme or?</text:p>
          </table:table-cell>
          <table:table-cell/>
        </table:table-row>
        <table:table-row table:style-name="ro1">
          <table:table-cell office:value-type="string" office:string-value="actions" table:style-name="ce1">
            <text:p>actions</text:p>
          </table:table-cell>
          <table:table-cell office:value-type="string" office:string-value="process-stop" table:style-name="ce1">
            <text:p>process-stop</text:p>
          </table:table-cell>
          <table:table-cell office:value-type="string" office:string-value="stop" table:style-name="ce1">
            <text:p>stop</text:p>
          </table:table-cell>
          <table:table-cell office:value-type="string" office:string-value="The icon used for the &lt;quote&gt;Stop&lt;/quote&gt; action in applications with actions that may take a while to process, such as web page loading in a browser." table:style-name="ce1">
            <text:p>The icon used for the &lt;quote&gt;Stop&lt;/quote&gt; action in applications with actions that may take a while to process, such as web page loading in a browser.</text:p>
          </table:table-cell>
          <table:table-cell office:value-type="string" office:string-value="yes" table:style-name="ce1">
            <text:p>yes</text:p>
          </table:table-cell>
          <table:table-cell office:value-type="string" office:string-value="khtml/ecma/debugger/images" table:style-name="ce1">
            <text:p>khtml/ecma/debugger/images</text:p>
          </table:table-cell>
          <table:table-cell office:value-type="string" office:string-value="approval" table:style-name="ce4">
            <text:p>approval</text:p>
          </table:table-cell>
          <table:table-cell office:value-type="float" office:value="2" table:formula="=IF(ISBLANK([.G122];&quot;approval&quot;);0;IF(EXACT([.G122];&quot;draft&quot;);1;IF(EXACT([.G122];&quot;approval&quot;);2;IF(EXACT([.G122];&quot;final&quot;);3;0))))">
            <text:p>2</text:p>
          </table:table-cell>
          <table:table-cell office:value-type="string" office:string-value="not using icon theme?!" table:style-name="ce1">
            <text:p>not using icon theme?!</text:p>
          </table:table-cell>
          <table:table-cell/>
        </table:table-row>
        <table:table-row table:style-name="ro1">
          <table:table-cell office:value-type="string" office:string-value="actions" table:style-name="ce1">
            <text:p>actions</text:p>
          </table:table-cell>
          <table:table-cell office:value-type="string" office:string-value="SCRAPME" table:style-name="ce1">
            <text:p>SCRAPME</text:p>
          </table:table-cell>
          <table:table-cell office:value-type="string" office:string-value="print" table:style-name="ce1">
            <text:p>print</text:p>
          </table:table-cell>
          <table:table-cell/>
          <table:table-cell office:value-type="string" office:string-value="no" table:style-name="ce1">
            <text:p>no</text:p>
          </table:table-cell>
          <table:table-cell office:value-type="string" office:string-value="khtml print" table:style-name="ce1">
            <text:p>khtml print</text:p>
          </table:table-cell>
          <table:table-cell/>
          <table:table-cell office:value-type="float" office:value="0" table:formula="=IF(ISBLANK([.G123];&quot;approval&quot;);0;IF(EXACT([.G123];&quot;draft&quot;);1;IF(EXACT([.G123];&quot;approval&quot;);2;IF(EXACT([.G123];&quot;final&quot;);3;0))))">
            <text:p>0</text:p>
          </table:table-cell>
          <table:table-cell office:value-type="string" office:string-value="?? should be fileprint?" table:style-name="ce1">
            <text:p>?? should be fileprint?</text:p>
          </table:table-cell>
          <table:table-cell/>
        </table:table-row>
        <table:table-row table:style-name="ro1">
          <table:table-cell office:value-type="string" office:string-value="actions" table:style-name="ce1">
            <text:p>actions</text:p>
          </table:table-cell>
          <table:table-cell office:value-type="string" office:string-value="search-filter" table:style-name="ce1">
            <text:p>search-filter</text:p>
          </table:table-cell>
          <table:table-cell office:value-type="string" office:string-value="filter" table:style-name="ce1">
            <text:p>filter</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kate, kprinter" table:style-name="ce1">
            <text:p>kate, kprinter</text:p>
          </table:table-cell>
          <table:table-cell office:value-type="string" office:string-value="approval" table:style-name="ce4">
            <text:p>approval</text:p>
          </table:table-cell>
          <table:table-cell office:value-type="float" office:value="2" table:formula="=IF(ISBLANK([.G124];&quot;approval&quot;);0;IF(EXACT([.G124];&quot;draft&quot;);1;IF(EXACT([.G124];&quot;approval&quot;);2;IF(EXACT([.G124];&quot;final&quot;);3;0))))">
            <text:p>2</text:p>
          </table:table-cell>
          <table:table-cell/>
        </table:table-row>
        <table:table-row table:style-name="ro1">
          <table:table-cell office:value-type="string" office:string-value="actions" table:style-name="ce1">
            <text:p>actions</text:p>
          </table:table-cell>
          <table:table-cell office:value-type="string" office:string-value="shared-file" table:style-name="ce1">
            <text:p>shared-file</text:p>
          </table:table-cell>
          <table:table-cell office:value-type="string" office:string-value="share" table:style-name="ce1">
            <text:p>share</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share overlay" table:style-name="ce1">
            <text:p>share overlay</text:p>
          </table:table-cell>
          <table:table-cell/>
          <table:table-cell office:value-type="float" office:value="0" table:formula="=IF(ISBLANK([.G125];&quot;approval&quot;);0;IF(EXACT([.G125];&quot;draft&quot;);1;IF(EXACT([.G125];&quot;approval&quot;);2;IF(EXACT([.G125];&quot;final&quot;);3;0))))">
            <text:p>0</text:p>
          </table:table-cell>
          <table:table-cell office:value-type="string" office:string-value="make an emblem" table:style-name="ce1">
            <text:p>make an emblem</text:p>
          </table:table-cell>
          <table:table-cell/>
        </table:table-row>
        <table:table-row table:style-name="ro1">
          <table:table-cell office:value-type="string" office:string-value="actions" table:style-name="ce1">
            <text:p>actions</text:p>
          </table:table-cell>
          <table:table-cell office:value-type="string" office:string-value="show-menu" table:style-name="ce1">
            <text:p>show-menu</text:p>
          </table:table-cell>
          <table:table-cell office:value-type="string" office:string-value="showmenu" table:style-name="ce1">
            <text:p>showmenu</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showMenuBar action" table:style-name="ce1">
            <text:p>showMenuBar action</text:p>
          </table:table-cell>
          <table:table-cell/>
          <table:table-cell office:value-type="float" office:value="0" table:formula="=IF(ISBLANK([.G126];&quot;approval&quot;);0;IF(EXACT([.G126];&quot;draft&quot;);1;IF(EXACT([.G126];&quot;approval&quot;);2;IF(EXACT([.G126];&quot;final&quot;);3;0))))">
            <text:p>0</text:p>
          </table:table-cell>
        </table:table-row>
        <table:table-row table:style-name="ro1">
          <table:table-cell office:value-type="string" office:string-value="actions" table:style-name="ce1">
            <text:p>actions</text:p>
          </table:table-cell>
          <table:table-cell office:value-type="string" office:string-value="sort" table:style-name="ce1">
            <text:p>sort</text:p>
          </table:table-cell>
          <table:table-cell office:value-type="string" office:string-value="sort" table:style-name="ce1">
            <text:p>sort</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kate" table:style-name="ce1">
            <text:p>kate</text:p>
          </table:table-cell>
          <table:table-cell office:value-type="string" office:string-value="approval" table:style-name="ce4">
            <text:p>approval</text:p>
          </table:table-cell>
          <table:table-cell office:value-type="float" office:value="2" table:formula="=IF(ISBLANK([.G127];&quot;approval&quot;);0;IF(EXACT([.G127];&quot;draft&quot;);1;IF(EXACT([.G127];&quot;approval&quot;);2;IF(EXACT([.G127];&quot;final&quot;);3;0))))">
            <text:p>2</text:p>
          </table:table-cell>
          <table:table-cell/>
        </table:table-row>
        <table:table-row table:style-name="ro1">
          <table:table-cell office:value-type="string" office:string-value="actions" table:style-name="ce1">
            <text:p>actions</text:p>
          </table:table-cell>
          <table:table-cell office:value-type="string" office:string-value="system-lock-screen" table:style-name="ce1">
            <text:p>system-lock-screen</text:p>
          </table:table-cell>
          <table:table-cell office:value-type="string" office:string-value="lock" table:style-name="ce1">
            <text:p>lock</text:p>
          </table:table-cell>
          <table:table-cell office:value-type="string" office:string-value="The icon used for the “Lock Screen” item in the desktop's panel application. " table:style-name="ce1">
            <text:p>The icon used for the “Lock Screen” item in the desktop's panel application. </text:p>
          </table:table-cell>
          <table:table-cell office:value-type="string" office:string-value="yes" table:style-name="ce1">
            <text:p>yes</text:p>
          </table:table-cell>
          <table:table-cell office:value-type="string" office:string-value="toolbar context menu, lock overlay" table:style-name="ce1">
            <text:p>toolbar context menu, lock overlay</text:p>
          </table:table-cell>
          <table:table-cell office:value-type="string" office:string-value="approval" table:style-name="ce4">
            <text:p>approval</text:p>
          </table:table-cell>
          <table:table-cell office:value-type="float" office:value="2" table:formula="=IF(ISBLANK([.G128];&quot;approval&quot;);0;IF(EXACT([.G128];&quot;draft&quot;);1;IF(EXACT([.G128];&quot;approval&quot;);2;IF(EXACT([.G128];&quot;final&quot;);3;0))))">
            <text:p>2</text:p>
          </table:table-cell>
          <table:table-cell/>
        </table:table-row>
        <table:table-row table:style-name="ro1">
          <table:table-cell office:value-type="string" office:string-value="actions" table:style-name="ce1">
            <text:p>actions</text:p>
          </table:table-cell>
          <table:table-cell office:value-type="string" office:string-value="system-run" table:style-name="ce1">
            <text:p>system-run</text:p>
          </table:table-cell>
          <table:table-cell office:value-type="string" office:string-value="run" table:style-name="ce1">
            <text:p>run</text:p>
          </table:table-cell>
          <table:table-cell office:value-type="string" office:string-value="The icon used for the “Run Application...” item in the desktop's panel application. " table:style-name="ce1">
            <text:p>The icon used for the “Run Application...” item in the desktop's panel application. </text:p>
          </table:table-cell>
          <table:table-cell office:value-type="string" office:string-value="yes" table:style-name="ce1">
            <text:p>yes</text:p>
          </table:table-cell>
          <table:table-cell office:value-type="string" office:string-value="print job mgr" table:style-name="ce1">
            <text:p>print job mgr</text:p>
          </table:table-cell>
          <table:table-cell/>
          <table:table-cell office:value-type="float" office:value="0" table:formula="=IF(ISBLANK([.G129];&quot;approval&quot;);0;IF(EXACT([.G129];&quot;draft&quot;);1;IF(EXACT([.G129];&quot;approval&quot;);2;IF(EXACT([.G129];&quot;final&quot;);3;0))))">
            <text:p>0</text:p>
          </table:table-cell>
          <table:table-cell/>
        </table:table-row>
        <table:table-row table:style-name="ro1">
          <table:table-cell office:value-type="string" office:string-value="actions" table:style-name="ce1">
            <text:p>actions</text:p>
          </table:table-cell>
          <table:table-cell office:value-type="string" office:string-value="tab-new" table:style-name="ce1">
            <text:p>tab-new</text:p>
          </table:table-cell>
          <table:table-cell office:value-type="string" office:string-value="tab_new" table:style-name="ce1">
            <text:p>tab_new</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khtml" table:style-name="ce1">
            <text:p>khtml</text:p>
          </table:table-cell>
          <table:table-cell office:value-type="string" office:string-value="approval" table:style-name="ce4">
            <text:p>approval</text:p>
          </table:table-cell>
          <table:table-cell office:value-type="float" office:value="2" table:formula="=IF(ISBLANK([.G130];&quot;approval&quot;);0;IF(EXACT([.G130];&quot;draft&quot;);1;IF(EXACT([.G130];&quot;approval&quot;);2;IF(EXACT([.G130];&quot;final&quot;);3;0))))">
            <text:p>2</text:p>
          </table:table-cell>
          <table:table-cell/>
        </table:table-row>
        <table:table-row table:style-name="ro1">
          <table:table-cell office:value-type="string" office:string-value="actions" table:style-name="ce1">
            <text:p>actions</text:p>
          </table:table-cell>
          <table:table-cell office:value-type="string" office:string-value="text-completion" table:style-name="ce1">
            <text:p>text-completion</text:p>
          </table:table-cell>
          <table:table-cell office:value-type="string" office:string-value="completion" table:style-name="ce1">
            <text:p>completion</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line edits context menu" table:style-name="ce1">
            <text:p>line edits context menu</text:p>
          </table:table-cell>
          <table:table-cell/>
          <table:table-cell office:value-type="float" office:value="0" table:formula="=IF(ISBLANK([.G131];&quot;approval&quot;);0;IF(EXACT([.G131];&quot;draft&quot;);1;IF(EXACT([.G131];&quot;approval&quot;);2;IF(EXACT([.G131];&quot;final&quot;);3;0))))">
            <text:p>0</text:p>
          </table:table-cell>
          <table:table-cell/>
        </table:table-row>
        <table:table-row table:style-name="ro1">
          <table:table-cell office:value-type="string" office:string-value="actions" table:style-name="ce1">
            <text:p>actions</text:p>
          </table:table-cell>
          <table:table-cell office:value-type="string" office:string-value="thumbnail-show" table:style-name="ce1">
            <text:p>thumbnail-show</text:p>
          </table:table-cell>
          <table:table-cell office:value-type="string" office:string-value="thumbnail" table:style-name="ce1">
            <text:p>thumbnail</text:p>
          </table:table-cell>
          <table:table-cell/>
          <table:table-cell office:value-type="string" office:string-value="no" table:style-name="ce1">
            <text:p>no</text:p>
          </table:table-cell>
          <table:table-cell office:value-type="string" office:string-value="image previewer, file dialog" table:style-name="ce1">
            <text:p>image previewer, file dialog</text:p>
          </table:table-cell>
          <table:table-cell office:value-type="string" office:string-value="approval" table:style-name="ce4">
            <text:p>approval</text:p>
          </table:table-cell>
          <table:table-cell office:value-type="float" office:value="2" table:formula="=IF(ISBLANK([.G132];&quot;approval&quot;);0;IF(EXACT([.G132];&quot;draft&quot;);1;IF(EXACT([.G132];&quot;approval&quot;);2;IF(EXACT([.G132];&quot;final&quot;);3;0))))">
            <text:p>2</text:p>
          </table:table-cell>
          <table:table-cell/>
        </table:table-row>
        <table:table-row table:style-name="ro1">
          <table:table-cell office:value-type="string" office:string-value="actions" table:style-name="ce1">
            <text:p>actions</text:p>
          </table:table-cell>
          <table:table-cell office:value-type="string" office:string-value="tools-check-spelling" table:style-name="ce1">
            <text:p>tools-check-spelling</text:p>
          </table:table-cell>
          <table:table-cell office:value-type="string" office:string-value="spellcheck" table:style-name="ce1">
            <text:p>spellcheck</text:p>
          </table:table-cell>
          <table:table-cell office:value-type="string" office:string-value="The icon used for the “Check Spelling” item in the application's “Tools” menu. " table:style-name="ce1">
            <text:p>The icon used for the “Check Spelling” item in the application's “Tools” menu. </text:p>
          </table:table-cell>
          <table:table-cell office:value-type="string" office:string-value="yes" table:style-name="ce1">
            <text:p>yes</text:p>
          </table:table-cell>
          <table:table-cell office:value-type="string" office:string-value="text box context menu, kate, spell check action" table:style-name="ce1">
            <text:p>text box context menu, kate, spell check action</text:p>
          </table:table-cell>
          <table:table-cell office:value-type="string" office:string-value="approval" table:style-name="ce4">
            <text:p>approval</text:p>
          </table:table-cell>
          <table:table-cell office:value-type="float" office:value="2" table:formula="=IF(ISBLANK([.G133];&quot;approval&quot;);0;IF(EXACT([.G133];&quot;draft&quot;);1;IF(EXACT([.G133];&quot;approval&quot;);2;IF(EXACT([.G133];&quot;final&quot;);3;0))))">
            <text:p>2</text:p>
          </table:table-cell>
          <table:table-cell/>
        </table:table-row>
        <table:table-row table:style-name="ro1">
          <table:table-cell office:value-type="string" office:string-value="actions" table:style-name="ce1">
            <text:p>actions</text:p>
          </table:table-cell>
          <table:table-cell office:value-type="string" office:string-value="unlock" table:style-name="ce1">
            <text:p>unlock</text:p>
          </table:table-cell>
          <table:table-cell office:value-type="string" office:string-value="unlock" table:style-name="ce1">
            <text:p>unlock</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toolbar context menu" table:style-name="ce1">
            <text:p>toolbar context menu</text:p>
          </table:table-cell>
          <table:table-cell/>
          <table:table-cell office:value-type="float" office:value="0" table:formula="=IF(ISBLANK([.G134];&quot;approval&quot;);0;IF(EXACT([.G134];&quot;draft&quot;);1;IF(EXACT([.G134];&quot;approval&quot;);2;IF(EXACT([.G134];&quot;final&quot;);3;0))))">
            <text:p>0</text:p>
          </table:table-cell>
          <table:table-cell/>
        </table:table-row>
        <table:table-row table:style-name="ro1">
          <table:table-cell office:value-type="string" office:string-value="actions" table:style-name="ce1">
            <text:p>actions</text:p>
          </table:table-cell>
          <table:table-cell office:value-type="string" office:string-value="view-fullscreen" table:style-name="ce1">
            <text:p>view-fullscreen</text:p>
          </table:table-cell>
          <table:table-cell office:value-type="string" office:string-value="window_fullscreen" table:style-name="ce1">
            <text:p>window_fullscreen</text:p>
          </table:table-cell>
          <table:table-cell office:value-type="string" office:string-value="The icon used for the “Fullscreen” item in the application's “View” menu. " table:style-name="ce1">
            <text:p>The icon used for the “Fullscreen” item in the application's “View” menu. </text:p>
          </table:table-cell>
          <table:table-cell office:value-type="string" office:string-value="yes" table:style-name="ce1">
            <text:p>yes</text:p>
          </table:table-cell>
          <table:table-cell office:value-type="string" office:string-value="full screen action" table:style-name="ce1">
            <text:p>full screen action</text:p>
          </table:table-cell>
          <table:table-cell office:value-type="string" office:string-value="approval" table:style-name="ce4">
            <text:p>approval</text:p>
          </table:table-cell>
          <table:table-cell office:value-type="float" office:value="2" table:formula="=IF(ISBLANK([.G135];&quot;approval&quot;);0;IF(EXACT([.G135];&quot;draft&quot;);1;IF(EXACT([.G135];&quot;approval&quot;);2;IF(EXACT([.G135];&quot;final&quot;);3;0))))">
            <text:p>2</text:p>
          </table:table-cell>
          <table:table-cell/>
        </table:table-row>
        <table:table-row table:style-name="ro1">
          <table:table-cell office:value-type="string" office:string-value="actions" table:style-name="ce1">
            <text:p>actions</text:p>
          </table:table-cell>
          <table:table-cell office:value-type="string" office:string-value="view-refresh" table:style-name="ce1">
            <text:p>view-refresh</text:p>
          </table:table-cell>
          <table:table-cell office:value-type="string" office:string-value="reload" table:style-name="ce1">
            <text:p>reload</text:p>
          </table:table-cell>
          <table:table-cell office:value-type="string" office:string-value="The icon used for the “Refresh” item in the application's “View” menu. " table:style-name="ce1">
            <text:p>The icon used for the “Refresh” item in the application's “View” menu. </text:p>
          </table:table-cell>
          <table:table-cell office:value-type="string" office:string-value="yes" table:style-name="ce1">
            <text:p>yes</text:p>
          </table:table-cell>
          <table:table-cell office:value-type="string" office:string-value="khtml, kate, print job mgr, printer config" table:style-name="ce1">
            <text:p>khtml, kate, print job mgr, printer config</text:p>
          </table:table-cell>
          <table:table-cell office:value-type="string" office:string-value="approval" table:style-name="ce4">
            <text:p>approval</text:p>
          </table:table-cell>
          <table:table-cell office:value-type="float" office:value="2" table:formula="=IF(ISBLANK([.G136];&quot;approval&quot;);0;IF(EXACT([.G136];&quot;draft&quot;);1;IF(EXACT([.G136];&quot;approval&quot;);2;IF(EXACT([.G136];&quot;final&quot;);3;0))))">
            <text:p>2</text:p>
          </table:table-cell>
          <table:table-cell/>
        </table:table-row>
        <table:table-row table:style-name="ro1">
          <table:table-cell office:value-type="string" office:string-value="actions" table:style-name="ce1">
            <text:p>actions</text:p>
          </table:table-cell>
          <table:table-cell office:value-type="string" office:string-value="view-restore" table:style-name="ce1">
            <text:p>view-restore</text:p>
          </table:table-cell>
          <table:table-cell office:value-type="string" office:string-value="window_nofullscreen" table:style-name="ce1">
            <text:p>window_nofullscreen</text:p>
          </table:table-cell>
          <table:table-cell office:value-type="string" office:string-value="The icon used by an application for leaving the fullscreen view, and returning to a normal windowed view." table:style-name="ce1">
            <text:p>The icon used by an application for leaving the fullscreen view, and returning to a normal windowed view.</text:p>
          </table:table-cell>
          <table:table-cell office:value-type="string" office:string-value="yes" table:style-name="ce1">
            <text:p>yes</text:p>
          </table:table-cell>
          <table:table-cell office:value-type="string" office:string-value="de-full screen action" table:style-name="ce1">
            <text:p>de-full screen action</text:p>
          </table:table-cell>
          <table:table-cell office:value-type="string" office:string-value="approval" table:style-name="ce4">
            <text:p>approval</text:p>
          </table:table-cell>
          <table:table-cell office:value-type="float" office:value="2" table:formula="=IF(ISBLANK([.G137];&quot;approval&quot;);0;IF(EXACT([.G137];&quot;draft&quot;);1;IF(EXACT([.G137];&quot;approval&quot;);2;IF(EXACT([.G137];&quot;final&quot;);3;0))))">
            <text:p>2</text:p>
          </table:table-cell>
          <table:table-cell/>
        </table:table-row>
        <table:table-row table:style-name="ro1">
          <table:table-cell office:value-type="string" office:string-value="actions" table:style-name="ce1">
            <text:p>actions</text:p>
          </table:table-cell>
          <table:table-cell office:value-type="string" office:string-value="window-close" table:style-name="ce1">
            <text:p>window-close</text:p>
          </table:table-cell>
          <table:table-cell office:value-type="string" office:string-value="fileclose" table:style-name="ce1">
            <text:p>fileclose</text:p>
          </table:table-cell>
          <table:table-cell office:value-type="string" office:string-value="The icon used for the “Close Window” item in the application's “Windows” menu. " table:style-name="ce1">
            <text:p>The icon used for the “Close Window” item in the application's “Windows” menu. </text:p>
          </table:table-cell>
          <table:table-cell office:value-type="string" office:string-value="yes" table:style-name="ce1">
            <text:p>yes</text:p>
          </table:table-cell>
          <table:table-cell office:value-type="string" office:string-value="tab bar, javascript error dialog, kross script, actions" table:style-name="ce1">
            <text:p>tab bar, javascript error dialog, kross script, actions</text:p>
          </table:table-cell>
          <table:table-cell office:value-type="string" office:string-value="approval" table:style-name="ce4">
            <text:p>approval</text:p>
          </table:table-cell>
          <table:table-cell office:value-type="float" office:value="2" table:formula="=IF(ISBLANK([.G138];&quot;approval&quot;);0;IF(EXACT([.G138];&quot;draft&quot;);1;IF(EXACT([.G138];&quot;approval&quot;);2;IF(EXACT([.G138];&quot;final&quot;);3;0))))">
            <text:p>2</text:p>
          </table:table-cell>
          <table:table-cell/>
        </table:table-row>
        <table:table-row table:style-name="ro1">
          <table:table-cell office:value-type="string" office:string-value="actions" table:style-name="ce1">
            <text:p>actions</text:p>
          </table:table-cell>
          <table:table-cell office:value-type="string" office:string-value="window-new" table:style-name="ce1">
            <text:p>window-new</text:p>
          </table:table-cell>
          <table:table-cell office:value-type="string" office:string-value="window_new" table:style-name="ce1">
            <text:p>window_new</text:p>
          </table:table-cell>
          <table:table-cell office:value-type="string" office:string-value="The icon used for the “New Window” item in the application's “Windows” menu. " table:style-name="ce1">
            <text:p>The icon used for the “New Window” item in the application's “Windows” menu. </text:p>
          </table:table-cell>
          <table:table-cell office:value-type="string" office:string-value="yes" table:style-name="ce1">
            <text:p>yes</text:p>
          </table:table-cell>
          <table:table-cell office:value-type="string" office:string-value="khtml, kate" table:style-name="ce1">
            <text:p>khtml, kate</text:p>
          </table:table-cell>
          <table:table-cell office:value-type="string" office:string-value="approval" table:style-name="ce4">
            <text:p>approval</text:p>
          </table:table-cell>
          <table:table-cell office:value-type="float" office:value="2" table:formula="=IF(ISBLANK([.G139];&quot;approval&quot;);0;IF(EXACT([.G139];&quot;draft&quot;);1;IF(EXACT([.G139];&quot;approval&quot;);2;IF(EXACT([.G139];&quot;final&quot;);3;0))))">
            <text:p>2</text:p>
          </table:table-cell>
          <table:table-cell/>
        </table:table-row>
        <table:table-row table:style-name="ro1">
          <table:table-cell office:value-type="string" office:string-value="actions" table:style-name="ce1">
            <text:p>actions</text:p>
          </table:table-cell>
          <table:table-cell office:value-type="string" office:string-value="wizard" table:style-name="ce1">
            <text:p>wizard</text:p>
          </table:table-cell>
          <table:table-cell office:value-type="string" office:string-value="wizard" table:style-name="ce1">
            <text:p>wizard</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kprinter" table:style-name="ce1">
            <text:p>kprinter</text:p>
          </table:table-cell>
          <table:table-cell office:value-type="string" office:string-value="approval" table:style-name="ce4">
            <text:p>approval</text:p>
          </table:table-cell>
          <table:table-cell office:value-type="float" office:value="2" table:formula="=IF(ISBLANK([.G140];&quot;approval&quot;);0;IF(EXACT([.G140];&quot;draft&quot;);1;IF(EXACT([.G140];&quot;approval&quot;);2;IF(EXACT([.G140];&quot;final&quot;);3;0))))">
            <text:p>2</text:p>
          </table:table-cell>
          <table:table-cell/>
        </table:table-row>
        <table:table-row table:style-name="ro1">
          <table:table-cell office:value-type="string" office:string-value="actions" table:style-name="ce1">
            <text:p>actions</text:p>
          </table:table-cell>
          <table:table-cell office:value-type="string" office:string-value="zoom-best-fit" table:style-name="ce1">
            <text:p>zoom-best-fit</text:p>
          </table:table-cell>
          <table:table-cell office:value-type="string" office:string-value="viewmagfit" table:style-name="ce1">
            <text:p>viewmagfit</text:p>
          </table:table-cell>
          <table:table-cell office:value-type="string" office:string-value="The icon used for the &lt;quote&gt;Best Fit&lt;/quote&gt; item in the application's &lt;quote&gt;View&lt;/quote&gt; menu." table:style-name="ce1">
            <text:p>The icon used for the &lt;quote&gt;Best Fit&lt;/quote&gt; item in the application's &lt;quote&gt;View&lt;/quote&gt; menu.</text:p>
          </table:table-cell>
          <table:table-cell office:value-type="string" office:string-value="yes" table:style-name="ce1">
            <text:p>yes</text:p>
          </table:table-cell>
          <table:table-cell/>
          <table:table-cell/>
          <table:table-cell office:value-type="float" office:value="0" table:formula="=IF(ISBLANK([.G141];&quot;approval&quot;);0;IF(EXACT([.G141];&quot;draft&quot;);1;IF(EXACT([.G141];&quot;approval&quot;);2;IF(EXACT([.G141];&quot;final&quot;);3;0))))">
            <text:p>0</text:p>
          </table:table-cell>
        </table:table-row>
        <table:table-row table:style-name="ro1">
          <table:table-cell office:value-type="string" office:string-value="actions" table:style-name="ce1">
            <text:p>actions</text:p>
          </table:table-cell>
          <table:table-cell office:value-type="string" office:string-value="zoom-in" table:style-name="ce1">
            <text:p>zoom-in</text:p>
          </table:table-cell>
          <table:table-cell office:value-type="string" office:string-value="viewmag+" table:style-name="ce1">
            <text:p>viewmag+</text:p>
          </table:table-cell>
          <table:table-cell office:value-type="string" office:string-value="The icon used for the &lt;quote&gt;Zoom in&lt;/quote&gt; item in the application's &lt;quote&gt;View&lt;/quote&gt; menu." table:style-name="ce1">
            <text:p>The icon used for the &lt;quote&gt;Zoom in&lt;/quote&gt; item in the application's &lt;quote&gt;View&lt;/quote&gt; menu.</text:p>
          </table:table-cell>
          <table:table-cell office:value-type="string" office:string-value="yes" table:style-name="ce1">
            <text:p>yes</text:p>
          </table:table-cell>
          <table:table-cell/>
          <table:table-cell/>
          <table:table-cell office:value-type="float" office:value="0" table:formula="=IF(ISBLANK([.G142];&quot;approval&quot;);0;IF(EXACT([.G142];&quot;draft&quot;);1;IF(EXACT([.G142];&quot;approval&quot;);2;IF(EXACT([.G142];&quot;final&quot;);3;0))))">
            <text:p>0</text:p>
          </table:table-cell>
        </table:table-row>
        <table:table-row table:style-name="ro1">
          <table:table-cell office:value-type="string" office:string-value="actions" table:style-name="ce1">
            <text:p>actions</text:p>
          </table:table-cell>
          <table:table-cell office:value-type="string" office:string-value="zoom-original" table:style-name="ce1">
            <text:p>zoom-original</text:p>
          </table:table-cell>
          <table:table-cell office:value-type="string" office:string-value="viewmag" table:style-name="ce1">
            <text:p>viewmag</text:p>
          </table:table-cell>
          <table:table-cell office:value-type="string" office:string-value="The icon used for the “Original Size” item in the application's “View” menu. " table:style-name="ce1">
            <text:p>The icon used for the “Original Size” item in the application's “View” menu. </text:p>
          </table:table-cell>
          <table:table-cell office:value-type="string" office:string-value="yes" table:style-name="ce1">
            <text:p>yes</text:p>
          </table:table-cell>
          <table:table-cell office:value-type="string" office:string-value="kate" table:style-name="ce1">
            <text:p>kate</text:p>
          </table:table-cell>
          <table:table-cell office:value-type="string" office:string-value="approval" table:style-name="ce4">
            <text:p>approval</text:p>
          </table:table-cell>
          <table:table-cell office:value-type="float" office:value="2" table:formula="=IF(ISBLANK([.G143];&quot;approval&quot;);0;IF(EXACT([.G143];&quot;draft&quot;);1;IF(EXACT([.G143];&quot;approval&quot;);2;IF(EXACT([.G143];&quot;final&quot;);3;0))))">
            <text:p>2</text:p>
          </table:table-cell>
          <table:table-cell/>
        </table:table-row>
        <table:table-row table:style-name="ro1">
          <table:table-cell office:value-type="string" office:string-value="actions" table:style-name="ce1">
            <text:p>actions</text:p>
          </table:table-cell>
          <table:table-cell office:value-type="string" office:string-value="zoom-out" table:style-name="ce1">
            <text:p>zoom-out</text:p>
          </table:table-cell>
          <table:table-cell office:value-type="string" office:string-value="viewmag-" table:style-name="ce1">
            <text:p>viewmag-</text:p>
          </table:table-cell>
          <table:table-cell office:value-type="string" office:string-value="The icon used for the “Zoom Out” item in the application's “View” menu." table:style-name="ce1">
            <text:p>The icon used for the “Zoom Out” item in the application's “View” menu.</text:p>
          </table:table-cell>
          <table:table-cell office:value-type="string" office:string-value="yes" table:style-name="ce1">
            <text:p>yes</text:p>
          </table:table-cell>
          <table:table-cell office:value-type="string" office:string-value="kate" table:style-name="ce1">
            <text:p>kate</text:p>
          </table:table-cell>
          <table:table-cell office:value-type="string" office:string-value="approval" table:style-name="ce4">
            <text:p>approval</text:p>
          </table:table-cell>
          <table:table-cell office:value-type="float" office:value="2" table:formula="=IF(ISBLANK([.G144];&quot;approval&quot;);0;IF(EXACT([.G144];&quot;draft&quot;);1;IF(EXACT([.G144];&quot;approval&quot;);2;IF(EXACT([.G144];&quot;final&quot;);3;0))))">
            <text:p>2</text:p>
          </table:table-cell>
          <table:table-cell/>
        </table:table-row>
        <table:table-row table:style-name="ro1">
          <table:table-cell office:value-type="string" office:string-value="actions" table:style-name="ce1">
            <text:p>actions</text:p>
          </table:table-cell>
          <table:table-cell/>
          <table:table-cell office:value-type="string" office:string-value="edit" table:style-name="ce1">
            <text:p>edit</text:p>
          </table:table-cell>
          <table:table-cell/>
          <table:table-cell office:value-type="string" office:string-value="no" table:style-name="ce1">
            <text:p>no</text:p>
          </table:table-cell>
          <table:table-cell office:value-type="string" office:string-value="file dialog speedbar, kate" table:style-name="ce1">
            <text:p>file dialog speedbar, kate</text:p>
          </table:table-cell>
          <table:table-cell/>
          <table:table-cell office:value-type="float" office:value="0" table:formula="=IF(ISBLANK([.G145];&quot;approval&quot;);0;IF(EXACT([.G145];&quot;draft&quot;);1;IF(EXACT([.G145];&quot;approval&quot;);2;IF(EXACT([.G145];&quot;final&quot;);3;0))))">
            <text:p>0</text:p>
          </table:table-cell>
          <table:table-cell/>
        </table:table-row>
        <table:table-row table:style-name="ro1">
          <table:table-cell office:value-type="string" office:string-value="apps" table:style-name="ce1">
            <text:p>apps</text:p>
          </table:table-cell>
          <table:table-cell office:value-type="string" office:string-value="dialog-password" table:style-name="ce1">
            <text:p>dialog-password</text:p>
          </table:table-cell>
          <table:table-cell office:value-type="string" office:string-value="password" table:style-name="ce1">
            <text:p>password</text:p>
          </table:table-cell>
          <table:table-cell office:value-type="string" office:string-value="The icon used when a dialog requesting the authentication credentials for a user is opened." table:style-name="ce7">
            <text:p>The icon used when a dialog requesting the authentication credentials for a user is opened.</text:p>
          </table:table-cell>
          <table:table-cell office:value-type="string" office:string-value="yes" table:style-name="ce1">
            <text:p>yes</text:p>
          </table:table-cell>
          <table:table-cell office:value-type="string" office:string-value="password dialog" table:style-name="ce1">
            <text:p>password dialog</text:p>
          </table:table-cell>
          <table:table-cell/>
          <table:table-cell office:value-type="float" office:value="0" table:formula="=IF(ISBLANK([.G146];&quot;approval&quot;);0;IF(EXACT([.G146];&quot;draft&quot;);1;IF(EXACT([.G146];&quot;approval&quot;);2;IF(EXACT([.G146];&quot;final&quot;);3;0))))">
            <text:p>0</text:p>
          </table:table-cell>
          <table:table-cell/>
        </table:table-row>
        <table:table-row table:style-name="ro1">
          <table:table-cell office:value-type="string" office:string-value="apps" table:style-name="ce1">
            <text:p>apps</text:p>
          </table:table-cell>
          <table:table-cell office:value-type="string" office:string-value="none" table:style-name="ce1">
            <text:p>none</text:p>
          </table:table-cell>
          <table:table-cell office:value-type="string" office:string-value="kdeprint_printer" table:style-name="ce1">
            <text:p>kdeprint_printer</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print job mgr" table:style-name="ce1">
            <text:p>print job mgr</text:p>
          </table:table-cell>
          <table:table-cell/>
          <table:table-cell office:value-type="float" office:value="0" table:formula="=IF(ISBLANK([.G147];&quot;approval&quot;);0;IF(EXACT([.G147];&quot;draft&quot;);1;IF(EXACT([.G147];&quot;approval&quot;);2;IF(EXACT([.G147];&quot;final&quot;);3;0))))">
            <text:p>0</text:p>
          </table:table-cell>
          <table:table-cell office:value-type="string" office:string-value="why is this different from printer?" table:style-name="ce1">
            <text:p>why is this different from printer?</text:p>
          </table:table-cell>
          <table:table-cell/>
        </table:table-row>
        <table:table-row table:style-name="ro1">
          <table:table-cell office:value-type="string" office:string-value="apps" table:style-name="ce1">
            <text:p>apps</text:p>
          </table:table-cell>
          <table:table-cell office:value-type="string" office:string-value="none" table:style-name="ce1">
            <text:p>none</text:p>
          </table:table-cell>
          <table:table-cell office:value-type="string" office:string-value="knotify" table:style-name="ce1">
            <text:p>knotify</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config notifications action" table:style-name="ce1">
            <text:p>config notifications action</text:p>
          </table:table-cell>
          <table:table-cell/>
          <table:table-cell office:value-type="float" office:value="0" table:formula="=IF(ISBLANK([.G148];&quot;approval&quot;);0;IF(EXACT([.G148];&quot;draft&quot;);1;IF(EXACT([.G148];&quot;approval&quot;);2;IF(EXACT([.G148];&quot;final&quot;);3;0))))">
            <text:p>0</text:p>
          </table:table-cell>
          <table:table-cell/>
        </table:table-row>
        <table:table-row table:style-name="ro1">
          <table:table-cell office:value-type="string" office:string-value="apps" table:style-name="ce1">
            <text:p>apps</text:p>
          </table:table-cell>
          <table:table-cell office:value-type="string" office:string-value="system-file-manager" table:style-name="ce1">
            <text:p>system-file-manager</text:p>
          </table:table-cell>
          <table:table-cell office:value-type="string" office:string-value="kfm" table:style-name="ce1">
            <text:p>kfm</text:p>
          </table:table-cell>
          <table:table-cell office:value-type="string" office:string-value="The icon used for the desktop's file management application." table:style-name="ce1">
            <text:p>The icon used for the desktop's file management application.</text:p>
          </table:table-cell>
          <table:table-cell office:value-type="string" office:string-value="yes" table:style-name="ce1">
            <text:p>yes</text:p>
          </table:table-cell>
          <table:table-cell/>
          <table:table-cell/>
          <table:table-cell office:value-type="float" office:value="0" table:formula="=IF(ISBLANK([.G149];&quot;approval&quot;);0;IF(EXACT([.G149];&quot;draft&quot;);1;IF(EXACT([.G149];&quot;approval&quot;);2;IF(EXACT([.G149];&quot;final&quot;);3;0))))">
            <text:p>0</text:p>
          </table:table-cell>
        </table:table-row>
        <table:table-row table:style-name="ro1">
          <table:table-cell office:value-type="string" office:string-value="apps" table:style-name="ce1">
            <text:p>apps</text:p>
          </table:table-cell>
          <table:table-cell office:value-type="string" office:string-value="x-window-system" table:style-name="ce1">
            <text:p>x-window-system</text:p>
          </table:table-cell>
          <table:table-cell office:value-type="string" office:string-value="xapp" table:style-name="ce1">
            <text:p>xapp</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window titles" table:style-name="ce1">
            <text:p>window titles</text:p>
          </table:table-cell>
          <table:table-cell/>
          <table:table-cell office:value-type="float" office:value="0" table:formula="=IF(ISBLANK([.G150];&quot;approval&quot;);0;IF(EXACT([.G150];&quot;draft&quot;);1;IF(EXACT([.G150];&quot;approval&quot;);2;IF(EXACT([.G150];&quot;final&quot;);3;0))))">
            <text:p>0</text:p>
          </table:table-cell>
          <table:table-cell office:value-type="string" office:string-value="there is X.svg in BOTH actions/ and apps/?" table:style-name="ce1">
            <text:p>there is X.svg in BOTH actions/ and apps/?</text:p>
          </table:table-cell>
          <table:table-cell/>
        </table:table-row>
        <table:table-row table:style-name="ro1">
          <table:table-cell office:value-type="string" office:string-value="category" table:style-name="ce1">
            <text:p>category</text:p>
          </table:table-cell>
          <table:table-cell office:value-type="string" office:string-value="applications-development" table:style-name="ce1">
            <text:p>applications-development</text:p>
          </table:table-cell>
          <table:table-cell office:value-type="string" office:string-value="package_development" table:style-name="ce1">
            <text:p>package_development</text:p>
          </table:table-cell>
          <table:table-cell office:value-type="string" office:string-value="The icon for the &lt;quote&gt;Programming&lt;/quote&gt; sub-menu of the Programs menu." table:style-name="ce1">
            <text:p>The icon for the &lt;quote&gt;Programming&lt;/quote&gt; sub-menu of the Programs menu.</text:p>
          </table:table-cell>
          <table:table-cell office:value-type="string" office:string-value="yes" table:style-name="ce1">
            <text:p>yes</text:p>
          </table:table-cell>
          <table:table-cell/>
          <table:table-cell/>
          <table:table-cell office:value-type="float" office:value="0" table:formula="=IF(ISBLANK([.G151];&quot;approval&quot;);0;IF(EXACT([.G151];&quot;draft&quot;);1;IF(EXACT([.G151];&quot;approval&quot;);2;IF(EXACT([.G151];&quot;final&quot;);3;0))))">
            <text:p>0</text:p>
          </table:table-cell>
        </table:table-row>
        <table:table-row table:style-name="ro1">
          <table:table-cell office:value-type="string" office:string-value="category" table:style-name="ce1">
            <text:p>category</text:p>
          </table:table-cell>
          <table:table-cell office:value-type="string" office:string-value="applications-editors" table:style-name="ce1">
            <text:p>applications-editors</text:p>
          </table:table-cell>
          <table:table-cell office:value-type="string" office:string-value="package_editors" table:style-name="ce1">
            <text:p>package_editors</text:p>
          </table:table-cell>
          <table:table-cell/>
          <table:table-cell office:value-type="string" office:string-value="no" table:style-name="ce1">
            <text:p>no</text:p>
          </table:table-cell>
          <table:table-cell/>
          <table:table-cell office:value-type="string" office:string-value="no" table:style-name="ce1">
            <text:p>no</text:p>
          </table:table-cell>
          <table:table-cell office:value-type="float" office:value="0" table:formula="=IF(ISBLANK([.G152];&quot;approval&quot;);0;IF(EXACT([.G152];&quot;draft&quot;);1;IF(EXACT([.G152];&quot;approval&quot;);2;IF(EXACT([.G152];&quot;final&quot;);3;0))))">
            <text:p>0</text:p>
          </table:table-cell>
        </table:table-row>
        <table:table-row table:style-name="ro1">
          <table:table-cell office:value-type="string" office:string-value="category" table:style-name="ce1">
            <text:p>category</text:p>
          </table:table-cell>
          <table:table-cell office:value-type="string" office:string-value="applications-educational" table:style-name="ce1">
            <text:p>applications-educational</text:p>
          </table:table-cell>
          <table:table-cell office:value-type="string" office:string-value="package_edutainment" table:style-name="ce1">
            <text:p>package_edutainment</text:p>
          </table:table-cell>
          <table:table-cell/>
          <table:table-cell office:value-type="string" office:string-value="no" table:style-name="ce1">
            <text:p>no</text:p>
          </table:table-cell>
          <table:table-cell/>
          <table:table-cell office:value-type="string" office:string-value="no" table:style-name="ce1">
            <text:p>no</text:p>
          </table:table-cell>
          <table:table-cell office:value-type="float" office:value="0" table:formula="=IF(ISBLANK([.G153];&quot;approval&quot;);0;IF(EXACT([.G153];&quot;draft&quot;);1;IF(EXACT([.G153];&quot;approval&quot;);2;IF(EXACT([.G153];&quot;final&quot;);3;0))))">
            <text:p>0</text:p>
          </table:table-cell>
        </table:table-row>
        <table:table-row table:style-name="ro1">
          <table:table-cell office:value-type="string" office:string-value="category" table:style-name="ce1">
            <text:p>category</text:p>
          </table:table-cell>
          <table:table-cell office:value-type="string" office:string-value="applications-games" table:style-name="ce1">
            <text:p>applications-games</text:p>
          </table:table-cell>
          <table:table-cell office:value-type="string" office:string-value="package_games" table:style-name="ce1">
            <text:p>package_games</text:p>
          </table:table-cell>
          <table:table-cell office:value-type="string" office:string-value="The icon for the &lt;quote&gt;Games&lt;/quote&gt; sub-menu of the Programs menu." table:style-name="ce1">
            <text:p>The icon for the &lt;quote&gt;Games&lt;/quote&gt; sub-menu of the Programs menu.</text:p>
          </table:table-cell>
          <table:table-cell office:value-type="string" office:string-value="yes" table:style-name="ce1">
            <text:p>yes</text:p>
          </table:table-cell>
          <table:table-cell/>
          <table:table-cell/>
          <table:table-cell office:value-type="float" office:value="0" table:formula="=IF(ISBLANK([.G154];&quot;approval&quot;);0;IF(EXACT([.G154];&quot;draft&quot;);1;IF(EXACT([.G154];&quot;approval&quot;);2;IF(EXACT([.G154];&quot;final&quot;);3;0))))">
            <text:p>0</text:p>
          </table:table-cell>
        </table:table-row>
        <table:table-row table:style-name="ro1">
          <table:table-cell office:value-type="string" office:string-value="category" table:style-name="ce1">
            <text:p>category</text:p>
          </table:table-cell>
          <table:table-cell office:value-type="string" office:string-value="applications-games-arcade" table:style-name="ce1">
            <text:p>applications-games-arcade</text:p>
          </table:table-cell>
          <table:table-cell office:value-type="string" office:string-value="package_games_arcade" table:style-name="ce1">
            <text:p>package_games_arcade</text:p>
          </table:table-cell>
          <table:table-cell/>
          <table:table-cell office:value-type="string" office:string-value="no" table:style-name="ce1">
            <text:p>no</text:p>
          </table:table-cell>
          <table:table-cell/>
          <table:table-cell office:value-type="string" office:string-value="no" table:style-name="ce1">
            <text:p>no</text:p>
          </table:table-cell>
          <table:table-cell office:value-type="float" office:value="0" table:formula="=IF(ISBLANK([.G155];&quot;approval&quot;);0;IF(EXACT([.G155];&quot;draft&quot;);1;IF(EXACT([.G155];&quot;approval&quot;);2;IF(EXACT([.G155];&quot;final&quot;);3;0))))">
            <text:p>0</text:p>
          </table:table-cell>
        </table:table-row>
        <table:table-row table:style-name="ro1">
          <table:table-cell office:value-type="string" office:string-value="category" table:style-name="ce1">
            <text:p>category</text:p>
          </table:table-cell>
          <table:table-cell office:value-type="string" office:string-value="applications-games-board" table:style-name="ce1">
            <text:p>applications-games-board</text:p>
          </table:table-cell>
          <table:table-cell office:value-type="string" office:string-value="package_games_board" table:style-name="ce1">
            <text:p>package_games_board</text:p>
          </table:table-cell>
          <table:table-cell/>
          <table:table-cell office:value-type="string" office:string-value="no" table:style-name="ce1">
            <text:p>no</text:p>
          </table:table-cell>
          <table:table-cell/>
          <table:table-cell office:value-type="string" office:string-value="yes" table:style-name="ce1">
            <text:p>yes</text:p>
          </table:table-cell>
          <table:table-cell office:value-type="float" office:value="0" table:formula="=IF(ISBLANK([.G156];&quot;approval&quot;);0;IF(EXACT([.G156];&quot;draft&quot;);1;IF(EXACT([.G156];&quot;approval&quot;);2;IF(EXACT([.G156];&quot;final&quot;);3;0))))">
            <text:p>0</text:p>
          </table:table-cell>
        </table:table-row>
        <table:table-row table:style-name="ro1">
          <table:table-cell office:value-type="string" office:string-value="category" table:style-name="ce1">
            <text:p>category</text:p>
          </table:table-cell>
          <table:table-cell office:value-type="string" office:string-value="applications-games-card" table:style-name="ce1">
            <text:p>applications-games-card</text:p>
          </table:table-cell>
          <table:table-cell office:value-type="string" office:string-value="package_games_card" table:style-name="ce1">
            <text:p>package_games_card</text:p>
          </table:table-cell>
          <table:table-cell/>
          <table:table-cell office:value-type="string" office:string-value="no" table:style-name="ce1">
            <text:p>no</text:p>
          </table:table-cell>
          <table:table-cell/>
          <table:table-cell office:value-type="string" office:string-value="yes" table:style-name="ce1">
            <text:p>yes</text:p>
          </table:table-cell>
          <table:table-cell office:value-type="float" office:value="0" table:formula="=IF(ISBLANK([.G157];&quot;approval&quot;);0;IF(EXACT([.G157];&quot;draft&quot;);1;IF(EXACT([.G157];&quot;approval&quot;);2;IF(EXACT([.G157];&quot;final&quot;);3;0))))">
            <text:p>0</text:p>
          </table:table-cell>
        </table:table-row>
        <table:table-row table:style-name="ro1">
          <table:table-cell office:value-type="string" office:string-value="category" table:style-name="ce1">
            <text:p>category</text:p>
          </table:table-cell>
          <table:table-cell office:value-type="string" office:string-value="applications-games-kids" table:style-name="ce1">
            <text:p>applications-games-kids</text:p>
          </table:table-cell>
          <table:table-cell office:value-type="string" office:string-value="package_games_kids" table:style-name="ce1">
            <text:p>package_games_kids</text:p>
          </table:table-cell>
          <table:table-cell/>
          <table:table-cell office:value-type="string" office:string-value="no" table:style-name="ce1">
            <text:p>no</text:p>
          </table:table-cell>
          <table:table-cell/>
          <table:table-cell office:value-type="string" office:string-value="yes" table:style-name="ce1">
            <text:p>yes</text:p>
          </table:table-cell>
          <table:table-cell office:value-type="float" office:value="0" table:formula="=IF(ISBLANK([.G158];&quot;approval&quot;);0;IF(EXACT([.G158];&quot;draft&quot;);1;IF(EXACT([.G158];&quot;approval&quot;);2;IF(EXACT([.G158];&quot;final&quot;);3;0))))">
            <text:p>0</text:p>
          </table:table-cell>
        </table:table-row>
        <table:table-row table:style-name="ro1">
          <table:table-cell office:value-type="string" office:string-value="category" table:style-name="ce1">
            <text:p>category</text:p>
          </table:table-cell>
          <table:table-cell office:value-type="string" office:string-value="applications-games-strategyu" table:style-name="ce1">
            <text:p>applications-games-strategyu</text:p>
          </table:table-cell>
          <table:table-cell office:value-type="string" office:string-value="package_games_strategy" table:style-name="ce1">
            <text:p>package_games_strategy</text:p>
          </table:table-cell>
          <table:table-cell/>
          <table:table-cell office:value-type="string" office:string-value="no" table:style-name="ce1">
            <text:p>no</text:p>
          </table:table-cell>
          <table:table-cell/>
          <table:table-cell office:value-type="string" office:string-value="yes" table:style-name="ce1">
            <text:p>yes</text:p>
          </table:table-cell>
          <table:table-cell office:value-type="float" office:value="0" table:formula="=IF(ISBLANK([.G159];&quot;approval&quot;);0;IF(EXACT([.G159];&quot;draft&quot;);1;IF(EXACT([.G159];&quot;approval&quot;);2;IF(EXACT([.G159];&quot;final&quot;);3;0))))">
            <text:p>0</text:p>
          </table:table-cell>
        </table:table-row>
        <table:table-row table:style-name="ro1">
          <table:table-cell office:value-type="string" office:string-value="category" table:style-name="ce1">
            <text:p>category</text:p>
          </table:table-cell>
          <table:table-cell office:value-type="string" office:string-value="applications-graphics" table:style-name="ce1">
            <text:p>applications-graphics</text:p>
          </table:table-cell>
          <table:table-cell office:value-type="string" office:string-value="package_graphics" table:style-name="ce1">
            <text:p>package_graphics</text:p>
          </table:table-cell>
          <table:table-cell office:value-type="string" office:string-value="The icon for the &lt;quote&gt;Graphics&lt;/quote&gt; sub-menu of the Programs menu." table:style-name="ce1">
            <text:p>The icon for the &lt;quote&gt;Graphics&lt;/quote&gt; sub-menu of the Programs menu.</text:p>
          </table:table-cell>
          <table:table-cell office:value-type="string" office:string-value="yes" table:style-name="ce1">
            <text:p>yes</text:p>
          </table:table-cell>
          <table:table-cell/>
          <table:table-cell/>
          <table:table-cell office:value-type="float" office:value="0" table:formula="=IF(ISBLANK([.G160];&quot;approval&quot;);0;IF(EXACT([.G160];&quot;draft&quot;);1;IF(EXACT([.G160];&quot;approval&quot;);2;IF(EXACT([.G160];&quot;final&quot;);3;0))))">
            <text:p>0</text:p>
          </table:table-cell>
        </table:table-row>
        <table:table-row table:style-name="ro1">
          <table:table-cell office:value-type="string" office:string-value="category" table:style-name="ce1">
            <text:p>category</text:p>
          </table:table-cell>
          <table:table-cell office:value-type="string" office:string-value="applications-internet" table:style-name="ce1">
            <text:p>applications-internet</text:p>
          </table:table-cell>
          <table:table-cell office:value-type="string" office:string-value="package_network" table:style-name="ce1">
            <text:p>package_network</text:p>
          </table:table-cell>
          <table:table-cell office:value-type="string" office:string-value="The icon for the &lt;quote&gt;Internet&lt;/quote&gt; sub-menu of the Programs menu." table:style-name="ce1">
            <text:p>The icon for the &lt;quote&gt;Internet&lt;/quote&gt; sub-menu of the Programs menu.</text:p>
          </table:table-cell>
          <table:table-cell office:value-type="string" office:string-value="yes" table:style-name="ce1">
            <text:p>yes</text:p>
          </table:table-cell>
          <table:table-cell/>
          <table:table-cell/>
          <table:table-cell office:value-type="float" office:value="0" table:formula="=IF(ISBLANK([.G161];&quot;approval&quot;);0;IF(EXACT([.G161];&quot;draft&quot;);1;IF(EXACT([.G161];&quot;approval&quot;);2;IF(EXACT([.G161];&quot;final&quot;);3;0))))">
            <text:p>0</text:p>
          </table:table-cell>
        </table:table-row>
        <table:table-row table:style-name="ro1">
          <table:table-cell office:value-type="string" office:string-value="category" table:style-name="ce1">
            <text:p>category</text:p>
          </table:table-cell>
          <table:table-cell office:value-type="string" office:string-value="applications-multimedia" table:style-name="ce1">
            <text:p>applications-multimedia</text:p>
          </table:table-cell>
          <table:table-cell office:value-type="string" office:string-value="package_multimedia" table:style-name="ce1">
            <text:p>package_multimedia</text:p>
          </table:table-cell>
          <table:table-cell office:value-type="string" office:string-value="The icon for the &lt;quote&gt;Multimedia&lt;/quote&gt; sub-menu of the Programs menu." table:style-name="ce1">
            <text:p>The icon for the &lt;quote&gt;Multimedia&lt;/quote&gt; sub-menu of the Programs menu.</text:p>
          </table:table-cell>
          <table:table-cell office:value-type="string" office:string-value="yes" table:style-name="ce1">
            <text:p>yes</text:p>
          </table:table-cell>
          <table:table-cell/>
          <table:table-cell/>
          <table:table-cell office:value-type="float" office:value="0" table:formula="=IF(ISBLANK([.G162];&quot;approval&quot;);0;IF(EXACT([.G162];&quot;draft&quot;);1;IF(EXACT([.G162];&quot;approval&quot;);2;IF(EXACT([.G162];&quot;final&quot;);3;0))))">
            <text:p>0</text:p>
          </table:table-cell>
        </table:table-row>
        <table:table-row table:style-name="ro1">
          <table:table-cell office:value-type="string" office:string-value="category" table:style-name="ce1">
            <text:p>category</text:p>
          </table:table-cell>
          <table:table-cell office:value-type="string" office:string-value="applications-office" table:style-name="ce1">
            <text:p>applications-office</text:p>
          </table:table-cell>
          <table:table-cell office:value-type="string" office:string-value="package_wordprocessing" table:style-name="ce1">
            <text:p>package_wordprocessing</text:p>
          </table:table-cell>
          <table:table-cell office:value-type="string" office:string-value="The icon for the &lt;quote&gt;Office&lt;/quote&gt; sub-menu of the Programs menu." table:style-name="ce1">
            <text:p>The icon for the &lt;quote&gt;Office&lt;/quote&gt; sub-menu of the Programs menu.</text:p>
          </table:table-cell>
          <table:table-cell office:value-type="string" office:string-value="yes" table:style-name="ce1">
            <text:p>yes</text:p>
          </table:table-cell>
          <table:table-cell/>
          <table:table-cell office:value-type="string" office:string-value="yes" table:style-name="ce1">
            <text:p>yes</text:p>
          </table:table-cell>
          <table:table-cell office:value-type="float" office:value="0" table:formula="=IF(ISBLANK([.G163];&quot;approval&quot;);0;IF(EXACT([.G163];&quot;draft&quot;);1;IF(EXACT([.G163];&quot;approval&quot;);2;IF(EXACT([.G163];&quot;final&quot;);3;0))))">
            <text:p>0</text:p>
          </table:table-cell>
        </table:table-row>
        <table:table-row table:style-name="ro1">
          <table:table-cell office:value-type="string" office:string-value="category" table:style-name="ce1">
            <text:p>category</text:p>
          </table:table-cell>
          <table:table-cell office:value-type="string" office:string-value="applications-settings" table:style-name="ce1">
            <text:p>applications-settings</text:p>
          </table:table-cell>
          <table:table-cell office:value-type="string" office:string-value="package_settings" table:style-name="ce1">
            <text:p>package_settings</text:p>
          </table:table-cell>
          <table:table-cell/>
          <table:table-cell office:value-type="string" office:string-value="no" table:style-name="ce1">
            <text:p>no</text:p>
          </table:table-cell>
          <table:table-cell/>
          <table:table-cell office:value-type="string" office:string-value="yes" table:style-name="ce1">
            <text:p>yes</text:p>
          </table:table-cell>
          <table:table-cell office:value-type="float" office:value="0" table:formula="=IF(ISBLANK([.G164];&quot;approval&quot;);0;IF(EXACT([.G164];&quot;draft&quot;);1;IF(EXACT([.G164];&quot;approval&quot;);2;IF(EXACT([.G164];&quot;final&quot;);3;0))))">
            <text:p>0</text:p>
          </table:table-cell>
        </table:table-row>
        <table:table-row table:style-name="ro1">
          <table:table-cell office:value-type="string" office:string-value="category" table:style-name="ce1">
            <text:p>category</text:p>
          </table:table-cell>
          <table:table-cell office:value-type="string" office:string-value="applications-system" table:style-name="ce1">
            <text:p>applications-system</text:p>
          </table:table-cell>
          <table:table-cell office:value-type="string" office:string-value="package_system" table:style-name="ce1">
            <text:p>package_system</text:p>
          </table:table-cell>
          <table:table-cell office:value-type="string" office:string-value="The icon for the &lt;quote&gt;System Tools&lt;/quote&gt; sub-menu of the Programs menu." table:style-name="ce1">
            <text:p>The icon for the &lt;quote&gt;System Tools&lt;/quote&gt; sub-menu of the Programs menu.</text:p>
          </table:table-cell>
          <table:table-cell office:value-type="string" office:string-value="yes" table:style-name="ce1">
            <text:p>yes</text:p>
          </table:table-cell>
          <table:table-cell/>
          <table:table-cell/>
          <table:table-cell office:value-type="float" office:value="0" table:formula="=IF(ISBLANK([.G165];&quot;approval&quot;);0;IF(EXACT([.G165];&quot;draft&quot;);1;IF(EXACT([.G165];&quot;approval&quot;);2;IF(EXACT([.G165];&quot;final&quot;);3;0))))">
            <text:p>0</text:p>
          </table:table-cell>
        </table:table-row>
        <table:table-row table:style-name="ro1">
          <table:table-cell office:value-type="string" office:string-value="category" table:style-name="ce1">
            <text:p>category</text:p>
          </table:table-cell>
          <table:table-cell office:value-type="string" office:string-value="applications-toys" table:style-name="ce1">
            <text:p>applications-toys</text:p>
          </table:table-cell>
          <table:table-cell office:value-type="string" office:string-value="package_toys" table:style-name="ce1">
            <text:p>package_toys</text:p>
          </table:table-cell>
          <table:table-cell/>
          <table:table-cell office:value-type="string" office:string-value="no" table:style-name="ce1">
            <text:p>no</text:p>
          </table:table-cell>
          <table:table-cell/>
          <table:table-cell office:value-type="string" office:string-value="yes" table:style-name="ce1">
            <text:p>yes</text:p>
          </table:table-cell>
          <table:table-cell office:value-type="float" office:value="0" table:formula="=IF(ISBLANK([.G166];&quot;approval&quot;);0;IF(EXACT([.G166];&quot;draft&quot;);1;IF(EXACT([.G166];&quot;approval&quot;);2;IF(EXACT([.G166];&quot;final&quot;);3;0))))">
            <text:p>0</text:p>
          </table:table-cell>
        </table:table-row>
        <table:table-row table:style-name="ro1">
          <table:table-cell office:value-type="string" office:string-value="category" table:style-name="ce1">
            <text:p>category</text:p>
          </table:table-cell>
          <table:table-cell office:value-type="string" office:string-value="applications-utilities" table:style-name="ce1">
            <text:p>applications-utilities</text:p>
          </table:table-cell>
          <table:table-cell office:value-type="string" office:string-value="package_utilities" table:style-name="ce1">
            <text:p>package_utilities</text:p>
          </table:table-cell>
          <table:table-cell office:value-type="string" office:string-value="The icon for the “Utilities” sub-menu of the Programs menu. " table:style-name="ce1">
            <text:p>The icon for the “Utilities” sub-menu of the Programs menu. </text:p>
          </table:table-cell>
          <table:table-cell office:value-type="string" office:string-value="yes" table:style-name="ce1">
            <text:p>yes</text:p>
          </table:table-cell>
          <table:table-cell office:value-type="string" office:string-value="printer config" table:style-name="ce1">
            <text:p>printer config</text:p>
          </table:table-cell>
          <table:table-cell/>
          <table:table-cell office:value-type="float" office:value="0" table:formula="=IF(ISBLANK([.G167];&quot;approval&quot;);0;IF(EXACT([.G167];&quot;draft&quot;);1;IF(EXACT([.G167];&quot;approval&quot;);2;IF(EXACT([.G167];&quot;final&quot;);3;0))))">
            <text:p>0</text:p>
          </table:table-cell>
          <table:table-cell/>
        </table:table-row>
        <table:table-row table:style-name="ro1">
          <table:table-cell office:value-type="string" office:string-value="category" table:style-name="ce1">
            <text:p>category</text:p>
          </table:table-cell>
          <table:table-cell office:value-type="string" office:string-value="preferences-desktop-accessibility" table:style-name="ce1">
            <text:p>preferences-desktop-accessibility</text:p>
          </table:table-cell>
          <table:table-cell office:value-type="string" office:string-value="access" table:style-name="ce1">
            <text:p>access</text:p>
          </table:table-cell>
          <table:table-cell office:value-type="string" office:string-value="The icon used for the desktop's accessibility preferences." table:style-name="ce1">
            <text:p>The icon used for the desktop's accessibility preferences.</text:p>
          </table:table-cell>
          <table:table-cell office:value-type="string" office:string-value="yes" table:style-name="ce1">
            <text:p>yes</text:p>
          </table:table-cell>
          <table:table-cell/>
          <table:table-cell/>
          <table:table-cell office:value-type="float" office:value="0" table:formula="=IF(ISBLANK([.G168];&quot;approval&quot;);0;IF(EXACT([.G168];&quot;draft&quot;);1;IF(EXACT([.G168];&quot;approval&quot;);2;IF(EXACT([.G168];&quot;final&quot;);3;0))))">
            <text:p>0</text:p>
          </table:table-cell>
        </table:table-row>
        <table:table-row table:style-name="ro1">
          <table:table-cell office:value-type="string" office:string-value="category" table:style-name="ce1">
            <text:p>category</text:p>
          </table:table-cell>
          <table:table-cell office:value-type="string" office:string-value="preferences-desktop-font" table:style-name="ce1">
            <text:p>preferences-desktop-font</text:p>
          </table:table-cell>
          <table:table-cell office:value-type="string" office:string-value="fonts" table:style-name="ce1">
            <text:p>fonts</text:p>
          </table:table-cell>
          <table:table-cell office:value-type="string" office:string-value="The icon used for the desktop's font preferences." table:style-name="ce1">
            <text:p>The icon used for the desktop's font preferences.</text:p>
          </table:table-cell>
          <table:table-cell office:value-type="string" office:string-value="yes" table:style-name="ce1">
            <text:p>yes</text:p>
          </table:table-cell>
          <table:table-cell/>
          <table:table-cell/>
          <table:table-cell office:value-type="float" office:value="0" table:formula="=IF(ISBLANK([.G169];&quot;approval&quot;);0;IF(EXACT([.G169];&quot;draft&quot;);1;IF(EXACT([.G169];&quot;approval&quot;);2;IF(EXACT([.G169];&quot;final&quot;);3;0))))">
            <text:p>0</text:p>
          </table:table-cell>
        </table:table-row>
        <table:table-row table:style-name="ro1">
          <table:table-cell office:value-type="string" office:string-value="category" table:style-name="ce1">
            <text:p>category</text:p>
          </table:table-cell>
          <table:table-cell office:value-type="string" office:string-value="preferences-desktop-keyboard" table:style-name="ce1">
            <text:p>preferences-desktop-keyboard</text:p>
          </table:table-cell>
          <table:table-cell office:value-type="string" office:string-value="keyboard" table:style-name="ce1">
            <text:p>keyboard</text:p>
          </table:table-cell>
          <table:table-cell office:value-type="string" office:string-value="The icon used for the desktop's keyboard preferences." table:style-name="ce1">
            <text:p>The icon used for the desktop's keyboard preferences.</text:p>
          </table:table-cell>
          <table:table-cell office:value-type="string" office:string-value="yes" table:style-name="ce1">
            <text:p>yes</text:p>
          </table:table-cell>
          <table:table-cell/>
          <table:table-cell/>
          <table:table-cell office:value-type="float" office:value="0" table:formula="=IF(ISBLANK([.G170];&quot;approval&quot;);0;IF(EXACT([.G170];&quot;draft&quot;);1;IF(EXACT([.G170];&quot;approval&quot;);2;IF(EXACT([.G170];&quot;final&quot;);3;0))))">
            <text:p>0</text:p>
          </table:table-cell>
        </table:table-row>
        <table:table-row table:style-name="ro1">
          <table:table-cell office:value-type="string" office:string-value="category" table:style-name="ce1">
            <text:p>category</text:p>
          </table:table-cell>
          <table:table-cell office:value-type="string" office:string-value="preferences-desktop-locale" table:style-name="ce1">
            <text:p>preferences-desktop-locale</text:p>
          </table:table-cell>
          <table:table-cell office:value-type="string" office:string-value="locale" table:style-name="ce1">
            <text:p>locale</text:p>
          </table:table-cell>
          <table:table-cell office:value-type="string" office:string-value="The icon used for the desktop's locale preferences." table:style-name="ce1">
            <text:p>The icon used for the desktop's locale preferences.</text:p>
          </table:table-cell>
          <table:table-cell office:value-type="string" office:string-value="yes" table:style-name="ce1">
            <text:p>yes</text:p>
          </table:table-cell>
          <table:table-cell/>
          <table:table-cell/>
          <table:table-cell office:value-type="float" office:value="0" table:formula="=IF(ISBLANK([.G171];&quot;approval&quot;);0;IF(EXACT([.G171];&quot;draft&quot;);1;IF(EXACT([.G171];&quot;approval&quot;);2;IF(EXACT([.G171];&quot;final&quot;);3;0))))">
            <text:p>0</text:p>
          </table:table-cell>
        </table:table-row>
        <table:table-row table:style-name="ro1">
          <table:table-cell office:value-type="string" office:string-value="category" table:style-name="ce1">
            <text:p>category</text:p>
          </table:table-cell>
          <table:table-cell office:value-type="string" office:string-value="preferences-desktop-personal" table:style-name="ce1">
            <text:p>preferences-desktop-personal</text:p>
          </table:table-cell>
          <table:table-cell office:value-type="string" office:string-value="personal" table:style-name="ce1">
            <text:p>personal</text:p>
          </table:table-cell>
          <table:table-cell office:value-type="string" office:string-value="The icon for the &lt;quote&gt;Personal&lt;/quote&gt; sub-category of the &lt;quote&gt;Desktop Preferences&lt;/quote&gt; category." table:style-name="ce1">
            <text:p>The icon for the &lt;quote&gt;Personal&lt;/quote&gt; sub-category of the &lt;quote&gt;Desktop Preferences&lt;/quote&gt; category.</text:p>
          </table:table-cell>
          <table:table-cell office:value-type="string" office:string-value="no" table:style-name="ce1">
            <text:p>no</text:p>
          </table:table-cell>
          <table:table-cell office:value-type="string" office:string-value="print job mgr" table:style-name="ce1">
            <text:p>print job mgr</text:p>
          </table:table-cell>
          <table:table-cell/>
          <table:table-cell office:value-type="float" office:value="0" table:formula="=IF(ISBLANK([.G172];&quot;approval&quot;);0;IF(EXACT([.G172];&quot;draft&quot;);1;IF(EXACT([.G172];&quot;approval&quot;);2;IF(EXACT([.G172];&quot;final&quot;);3;0))))">
            <text:p>0</text:p>
          </table:table-cell>
          <table:table-cell/>
        </table:table-row>
        <table:table-row table:style-name="ro1">
          <table:table-cell office:value-type="string" office:string-value="category" table:style-name="ce1">
            <text:p>category</text:p>
          </table:table-cell>
          <table:table-cell office:value-type="string" office:string-value="preferences-desktop-screensaver" table:style-name="ce1">
            <text:p>preferences-desktop-screensaver</text:p>
          </table:table-cell>
          <table:table-cell office:value-type="string" office:string-value="kscreensaver" table:style-name="ce1">
            <text:p>kscreensaver</text:p>
          </table:table-cell>
          <table:table-cell office:value-type="string" office:string-value="The icon used for the desktop's screen saving preferences." table:style-name="ce1">
            <text:p>The icon used for the desktop's screen saving preferences.</text:p>
          </table:table-cell>
          <table:table-cell office:value-type="string" office:string-value="yes" table:style-name="ce1">
            <text:p>yes</text:p>
          </table:table-cell>
          <table:table-cell/>
          <table:table-cell/>
          <table:table-cell office:value-type="float" office:value="0" table:formula="=IF(ISBLANK([.G173];&quot;approval&quot;);0;IF(EXACT([.G173];&quot;draft&quot;);1;IF(EXACT([.G173];&quot;approval&quot;);2;IF(EXACT([.G173];&quot;final&quot;);3;0))))">
            <text:p>0</text:p>
          </table:table-cell>
        </table:table-row>
        <table:table-row table:style-name="ro1">
          <table:table-cell office:value-type="string" office:string-value="category" table:style-name="ce1">
            <text:p>category</text:p>
          </table:table-cell>
          <table:table-cell office:value-type="string" office:string-value="preferences-desktop-theme" table:style-name="ce1">
            <text:p>preferences-desktop-theme</text:p>
          </table:table-cell>
          <table:table-cell office:value-type="string" office:string-value="style" table:style-name="ce1">
            <text:p>style</text:p>
          </table:table-cell>
          <table:table-cell office:value-type="string" office:string-value="The icon used for the desktop's theme preferences." table:style-name="ce1">
            <text:p>The icon used for the desktop's theme preferences.</text:p>
          </table:table-cell>
          <table:table-cell office:value-type="string" office:string-value="yes" table:style-name="ce1">
            <text:p>yes</text:p>
          </table:table-cell>
          <table:table-cell/>
          <table:table-cell/>
          <table:table-cell office:value-type="float" office:value="0" table:formula="=IF(ISBLANK([.G174];&quot;approval&quot;);0;IF(EXACT([.G174];&quot;draft&quot;);1;IF(EXACT([.G174];&quot;approval&quot;);2;IF(EXACT([.G174];&quot;final&quot;);3;0))))">
            <text:p>0</text:p>
          </table:table-cell>
        </table:table-row>
        <table:table-row table:style-name="ro1">
          <table:table-cell office:value-type="string" office:string-value="category" table:style-name="ce1">
            <text:p>category</text:p>
          </table:table-cell>
          <table:table-cell office:value-type="string" office:string-value="preferences-desktop-wallpaper" table:style-name="ce1">
            <text:p>preferences-desktop-wallpaper</text:p>
          </table:table-cell>
          <table:table-cell office:value-type="string" office:string-value="background" table:style-name="ce1">
            <text:p>background</text:p>
          </table:table-cell>
          <table:table-cell office:value-type="string" office:string-value="The icon used for the desktop's wallpaper preferences." table:style-name="ce1">
            <text:p>The icon used for the desktop's wallpaper preferences.</text:p>
          </table:table-cell>
          <table:table-cell office:value-type="string" office:string-value="yes" table:style-name="ce1">
            <text:p>yes</text:p>
          </table:table-cell>
          <table:table-cell/>
          <table:table-cell/>
          <table:table-cell office:value-type="float" office:value="0" table:formula="=IF(ISBLANK([.G175];&quot;approval&quot;);0;IF(EXACT([.G175];&quot;draft&quot;);1;IF(EXACT([.G175];&quot;approval&quot;);2;IF(EXACT([.G175];&quot;final&quot;);3;0))))">
            <text:p>0</text:p>
          </table:table-cell>
        </table:table-row>
        <table:table-row table:style-name="ro1">
          <table:table-cell office:value-type="string" office:string-value="device" table:style-name="ce1">
            <text:p>device</text:p>
          </table:table-cell>
          <table:table-cell office:value-type="string" office:string-value="camera-photo" table:style-name="ce1">
            <text:p>camera-photo</text:p>
          </table:table-cell>
          <table:table-cell office:value-type="string" office:string-value="camera" table:style-name="ce1">
            <text:p>camera</text:p>
          </table:table-cell>
          <table:table-cell office:value-type="string" office:string-value="The icon used for a digital still camera devices." table:style-name="ce1">
            <text:p>The icon used for a digital still camera devices.</text:p>
          </table:table-cell>
          <table:table-cell office:value-type="string" office:string-value="yes" table:style-name="ce1">
            <text:p>yes</text:p>
          </table:table-cell>
          <table:table-cell/>
          <table:table-cell/>
          <table:table-cell office:value-type="float" office:value="0" table:formula="=IF(ISBLANK([.G176];&quot;approval&quot;);0;IF(EXACT([.G176];&quot;draft&quot;);1;IF(EXACT([.G176];&quot;approval&quot;);2;IF(EXACT([.G176];&quot;final&quot;);3;0))))">
            <text:p>0</text:p>
          </table:table-cell>
        </table:table-row>
        <table:table-row table:style-name="ro1">
          <table:table-cell office:value-type="string" office:string-value="device" table:style-name="ce1">
            <text:p>device</text:p>
          </table:table-cell>
          <table:table-cell office:value-type="string" office:string-value="computer" table:style-name="ce1">
            <text:p>computer</text:p>
          </table:table-cell>
          <table:table-cell office:value-type="string" office:string-value="system" table:style-name="ce1">
            <text:p>system</text:p>
          </table:table-cell>
          <table:table-cell office:value-type="string" office:string-value="The icon used for the computing device as a whole." table:style-name="ce1">
            <text:p>The icon used for the computing device as a whole.</text:p>
          </table:table-cell>
          <table:table-cell office:value-type="string" office:string-value="yes" table:style-name="ce1">
            <text:p>yes</text:p>
          </table:table-cell>
          <table:table-cell/>
          <table:table-cell/>
          <table:table-cell office:value-type="float" office:value="0" table:formula="=IF(ISBLANK([.G177];&quot;approval&quot;);0;IF(EXACT([.G177];&quot;draft&quot;);1;IF(EXACT([.G177];&quot;approval&quot;);2;IF(EXACT([.G177];&quot;final&quot;);3;0))))">
            <text:p>0</text:p>
          </table:table-cell>
        </table:table-row>
        <table:table-row table:style-name="ro1">
          <table:table-cell office:value-type="string" office:string-value="device" table:style-name="ce1">
            <text:p>device</text:p>
          </table:table-cell>
          <table:table-cell office:value-type="string" office:string-value="drive-harddisk" table:style-name="ce1">
            <text:p>drive-harddisk</text:p>
          </table:table-cell>
          <table:table-cell office:value-type="string" office:string-value="hdd_unmount" table:style-name="ce1">
            <text:p>hdd_unmount</text:p>
          </table:table-cell>
          <table:table-cell office:value-type="string" office:string-value="The icon used for hard disk drives." table:style-name="ce1">
            <text:p>The icon used for hard disk drives.</text:p>
          </table:table-cell>
          <table:table-cell office:value-type="string" office:string-value="yes" table:style-name="ce1">
            <text:p>yes</text:p>
          </table:table-cell>
          <table:table-cell/>
          <table:table-cell/>
          <table:table-cell office:value-type="float" office:value="0" table:formula="=IF(ISBLANK([.G178];&quot;approval&quot;);0;IF(EXACT([.G178];&quot;draft&quot;);1;IF(EXACT([.G178];&quot;approval&quot;);2;IF(EXACT([.G178];&quot;final&quot;);3;0))))">
            <text:p>0</text:p>
          </table:table-cell>
        </table:table-row>
        <table:table-row table:style-name="ro1">
          <table:table-cell office:value-type="string" office:string-value="device" table:style-name="ce1">
            <text:p>device</text:p>
          </table:table-cell>
          <table:table-cell office:value-type="string" office:string-value="drive-removable-media" table:style-name="ce1">
            <text:p>drive-removable-media</text:p>
          </table:table-cell>
          <table:table-cell office:value-type="string" office:string-value="usbpendrive_unmount" table:style-name="ce1">
            <text:p>usbpendrive_unmount</text:p>
          </table:table-cell>
          <table:table-cell office:value-type="string" office:string-value="The icon used for removable media drives." table:style-name="ce1">
            <text:p>The icon used for removable media drives.</text:p>
          </table:table-cell>
          <table:table-cell office:value-type="string" office:string-value="yes" table:style-name="ce1">
            <text:p>yes</text:p>
          </table:table-cell>
          <table:table-cell/>
          <table:table-cell/>
          <table:table-cell office:value-type="float" office:value="0" table:formula="=IF(ISBLANK([.G179];&quot;approval&quot;);0;IF(EXACT([.G179];&quot;draft&quot;);1;IF(EXACT([.G179];&quot;approval&quot;);2;IF(EXACT([.G179];&quot;final&quot;);3;0))))">
            <text:p>0</text:p>
          </table:table-cell>
        </table:table-row>
        <table:table-row table:style-name="ro1">
          <table:table-cell office:value-type="string" office:string-value="device" table:style-name="ce1">
            <text:p>device</text:p>
          </table:table-cell>
          <table:table-cell office:value-type="string" office:string-value="input-gaming" table:style-name="ce1">
            <text:p>input-gaming</text:p>
          </table:table-cell>
          <table:table-cell office:value-type="string" office:string-value="joystick" table:style-name="ce1">
            <text:p>joystick</text:p>
          </table:table-cell>
          <table:table-cell office:value-type="string" office:string-value="The icon used for the gaming input device." table:style-name="ce1">
            <text:p>The icon used for the gaming input device.</text:p>
          </table:table-cell>
          <table:table-cell office:value-type="string" office:string-value="yes" table:style-name="ce1">
            <text:p>yes</text:p>
          </table:table-cell>
          <table:table-cell/>
          <table:table-cell/>
          <table:table-cell office:value-type="float" office:value="0" table:formula="=IF(ISBLANK([.G180];&quot;approval&quot;);0;IF(EXACT([.G180];&quot;draft&quot;);1;IF(EXACT([.G180];&quot;approval&quot;);2;IF(EXACT([.G180];&quot;final&quot;);3;0))))">
            <text:p>0</text:p>
          </table:table-cell>
        </table:table-row>
        <table:table-row table:style-name="ro1">
          <table:table-cell office:value-type="string" office:string-value="device" table:style-name="ce1">
            <text:p>device</text:p>
          </table:table-cell>
          <table:table-cell office:value-type="string" office:string-value="input-mouse" table:style-name="ce1">
            <text:p>input-mouse</text:p>
          </table:table-cell>
          <table:table-cell office:value-type="string" office:string-value="mouse" table:style-name="ce1">
            <text:p>mouse</text:p>
          </table:table-cell>
          <table:table-cell office:value-type="string" office:string-value="The icon used for the mousing input device." table:style-name="ce1">
            <text:p>The icon used for the mousing input device.</text:p>
          </table:table-cell>
          <table:table-cell office:value-type="string" office:string-value="yes" table:style-name="ce1">
            <text:p>yes</text:p>
          </table:table-cell>
          <table:table-cell/>
          <table:table-cell/>
          <table:table-cell office:value-type="float" office:value="0" table:formula="=IF(ISBLANK([.G181];&quot;approval&quot;);0;IF(EXACT([.G181];&quot;draft&quot;);1;IF(EXACT([.G181];&quot;approval&quot;);2;IF(EXACT([.G181];&quot;final&quot;);3;0))))">
            <text:p>0</text:p>
          </table:table-cell>
        </table:table-row>
        <table:table-row table:style-name="ro1">
          <table:table-cell office:value-type="string" office:string-value="device" table:style-name="ce1">
            <text:p>device</text:p>
          </table:table-cell>
          <table:table-cell office:value-type="string" office:string-value="media-flash" table:style-name="ce1">
            <text:p>media-flash</text:p>
          </table:table-cell>
          <table:table-cell office:value-type="string" office:string-value="memory_stick_unmount" table:style-name="ce1">
            <text:p>memory_stick_unmount</text:p>
          </table:table-cell>
          <table:table-cell office:value-type="string" office:string-value="The icon used for generic physical CD and DVD media." table:style-name="ce1">
            <text:p>The icon used for generic physical CD and DVD media.</text:p>
          </table:table-cell>
          <table:table-cell office:value-type="string" office:string-value="yes" table:style-name="ce1">
            <text:p>yes</text:p>
          </table:table-cell>
          <table:table-cell/>
          <table:table-cell/>
          <table:table-cell office:value-type="float" office:value="0" table:formula="=IF(ISBLANK([.G182];&quot;approval&quot;);0;IF(EXACT([.G182];&quot;draft&quot;);1;IF(EXACT([.G182];&quot;approval&quot;);2;IF(EXACT([.G182];&quot;final&quot;);3;0))))">
            <text:p>0</text:p>
          </table:table-cell>
        </table:table-row>
        <table:table-row table:style-name="ro1">
          <table:table-cell office:value-type="string" office:string-value="device" table:style-name="ce1">
            <text:p>device</text:p>
          </table:table-cell>
          <table:table-cell office:value-type="string" office:string-value="media-floppy" table:style-name="ce1">
            <text:p>media-floppy</text:p>
          </table:table-cell>
          <table:table-cell office:value-type="string" office:string-value="3floppy_unmount" table:style-name="ce1">
            <text:p>3floppy_unmount</text:p>
          </table:table-cell>
          <table:table-cell office:value-type="string" office:string-value="The icon used for physical floppy disk media." table:style-name="ce1">
            <text:p>The icon used for physical floppy disk media.</text:p>
          </table:table-cell>
          <table:table-cell office:value-type="string" office:string-value="yes" table:style-name="ce1">
            <text:p>yes</text:p>
          </table:table-cell>
          <table:table-cell/>
          <table:table-cell/>
          <table:table-cell office:value-type="float" office:value="0" table:formula="=IF(ISBLANK([.G183];&quot;approval&quot;);0;IF(EXACT([.G183];&quot;draft&quot;);1;IF(EXACT([.G183];&quot;approval&quot;);2;IF(EXACT([.G183];&quot;final&quot;);3;0))))">
            <text:p>0</text:p>
          </table:table-cell>
        </table:table-row>
        <table:table-row table:style-name="ro1">
          <table:table-cell office:value-type="string" office:string-value="device" table:style-name="ce1">
            <text:p>device</text:p>
          </table:table-cell>
          <table:table-cell office:value-type="string" office:string-value="media-optical" table:style-name="ce1">
            <text:p>media-optical</text:p>
          </table:table-cell>
          <table:table-cell office:value-type="string" office:string-value="cdrom_unmount" table:style-name="ce1">
            <text:p>cdrom_unmount</text:p>
          </table:table-cell>
          <table:table-cell office:value-type="string" office:string-value="The icon used for physical optical media such as CD and DVD." table:style-name="ce1">
            <text:p>The icon used for physical optical media such as CD and DVD.</text:p>
          </table:table-cell>
          <table:table-cell office:value-type="string" office:string-value="yes" table:style-name="ce1">
            <text:p>yes</text:p>
          </table:table-cell>
          <table:table-cell/>
          <table:table-cell/>
          <table:table-cell office:value-type="float" office:value="0" table:formula="=IF(ISBLANK([.G184];&quot;approval&quot;);0;IF(EXACT([.G184];&quot;draft&quot;);1;IF(EXACT([.G184];&quot;approval&quot;);2;IF(EXACT([.G184];&quot;final&quot;);3;0))))">
            <text:p>0</text:p>
          </table:table-cell>
        </table:table-row>
        <table:table-row table:style-name="ro1">
          <table:table-cell office:value-type="string" office:string-value="device" table:style-name="ce1">
            <text:p>device</text:p>
          </table:table-cell>
          <table:table-cell office:value-type="string" office:string-value="multimedia-player" table:style-name="ce1">
            <text:p>multimedia-player</text:p>
          </table:table-cell>
          <table:table-cell office:value-type="string" office:string-value="ipod_unmount" table:style-name="ce1">
            <text:p>ipod_unmount</text:p>
          </table:table-cell>
          <table:table-cell office:value-type="string" office:string-value="The icon used for generic multimedia playing devices." table:style-name="ce1">
            <text:p>The icon used for generic multimedia playing devices.</text:p>
          </table:table-cell>
          <table:table-cell office:value-type="string" office:string-value="yes" table:style-name="ce1">
            <text:p>yes</text:p>
          </table:table-cell>
          <table:table-cell/>
          <table:table-cell/>
          <table:table-cell office:value-type="float" office:value="0" table:formula="=IF(ISBLANK([.G185];&quot;approval&quot;);0;IF(EXACT([.G185];&quot;draft&quot;);1;IF(EXACT([.G185];&quot;approval&quot;);2;IF(EXACT([.G185];&quot;final&quot;);3;0))))">
            <text:p>0</text:p>
          </table:table-cell>
        </table:table-row>
        <table:table-row table:style-name="ro1">
          <table:table-cell office:value-type="string" office:string-value="device" table:style-name="ce1">
            <text:p>device</text:p>
          </table:table-cell>
          <table:table-cell office:value-type="string" office:string-value="printer" table:style-name="ce1">
            <text:p>printer</text:p>
          </table:table-cell>
          <table:table-cell office:value-type="string" office:string-value="printer1" table:style-name="ce1">
            <text:p>printer1</text:p>
          </table:table-cell>
          <table:table-cell office:value-type="string" office:string-value="The icon used for a printer which is connected locally." table:style-name="ce1">
            <text:p>The icon used for a printer which is connected locally.</text:p>
          </table:table-cell>
          <table:table-cell office:value-type="string" office:string-value="yes" table:style-name="ce1">
            <text:p>yes</text:p>
          </table:table-cell>
          <table:table-cell/>
          <table:table-cell/>
          <table:table-cell office:value-type="float" office:value="0" table:formula="=IF(ISBLANK([.G186];&quot;approval&quot;);0;IF(EXACT([.G186];&quot;draft&quot;);1;IF(EXACT([.G186];&quot;approval&quot;);2;IF(EXACT([.G186];&quot;final&quot;);3;0))))">
            <text:p>0</text:p>
          </table:table-cell>
        </table:table-row>
        <table:table-row table:style-name="ro1">
          <table:table-cell office:value-type="string" office:string-value="device" table:style-name="ce1">
            <text:p>device</text:p>
          </table:table-cell>
          <table:table-cell office:value-type="string" office:string-value="video-display" table:style-name="ce1">
            <text:p>video-display</text:p>
          </table:table-cell>
          <table:table-cell office:value-type="string" office:string-value="display" table:style-name="ce1">
            <text:p>display</text:p>
          </table:table-cell>
          <table:table-cell office:value-type="string" office:string-value="The icon used for the monitor that video gets displayed to." table:style-name="ce1">
            <text:p>The icon used for the monitor that video gets displayed to.</text:p>
          </table:table-cell>
          <table:table-cell office:value-type="string" office:string-value="yes" table:style-name="ce1">
            <text:p>yes</text:p>
          </table:table-cell>
          <table:table-cell/>
          <table:table-cell/>
          <table:table-cell office:value-type="float" office:value="0" table:formula="=IF(ISBLANK([.G187];&quot;approval&quot;);0;IF(EXACT([.G187];&quot;draft&quot;);1;IF(EXACT([.G187];&quot;approval&quot;);2;IF(EXACT([.G187];&quot;final&quot;);3;0))))">
            <text:p>0</text:p>
          </table:table-cell>
        </table:table-row>
        <table:table-row table:style-name="ro1">
          <table:table-cell office:value-type="string" office:string-value="filesystems" table:style-name="ce1">
            <text:p>filesystems</text:p>
          </table:table-cell>
          <table:table-cell office:value-type="string" office:string-value="file-broken" table:style-name="ce1">
            <text:p>file-broken</text:p>
          </table:table-cell>
          <table:table-cell office:value-type="string" office:string-value="file_broken" table:style-name="ce1">
            <text:p>file_broken</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khtml" table:style-name="ce1">
            <text:p>khtml</text:p>
          </table:table-cell>
          <table:table-cell/>
          <table:table-cell office:value-type="float" office:value="0" table:formula="=IF(ISBLANK([.G188];&quot;approval&quot;);0;IF(EXACT([.G188];&quot;draft&quot;);1;IF(EXACT([.G188];&quot;approval&quot;);2;IF(EXACT([.G188];&quot;final&quot;);3;0))))">
            <text:p>0</text:p>
          </table:table-cell>
          <table:table-cell/>
        </table:table-row>
        <table:table-row table:style-name="ro1">
          <table:table-cell office:value-type="string" office:string-value="filesystems" table:style-name="ce1">
            <text:p>filesystems</text:p>
          </table:table-cell>
          <table:table-cell office:value-type="string" office:string-value="folder-open" table:style-name="ce1">
            <text:p>folder-open</text:p>
          </table:table-cell>
          <table:table-cell office:value-type="string" office:string-value="folder_open" table:style-name="ce1">
            <text:p>folder_open</text:p>
          </table:table-cell>
          <table:table-cell office:value-type="string" office:string-value="The icon used for folders, while their contents are being displayed within the same window. This icon would normally be shown in a tree or list view, next to the main view of a folder's contents. " table:style-name="ce1">
            <text:p>The icon used for folders, while their contents are being displayed within the same window. This icon would normally be shown in a tree or list view, next to the main view of a folder's contents. </text:p>
          </table:table-cell>
          <table:table-cell office:value-type="string" office:string-value="yes" table:style-name="ce1">
            <text:p>yes</text:p>
          </table:table-cell>
          <table:table-cell office:value-type="string" office:string-value="url drop list" table:style-name="ce1">
            <text:p>url drop list</text:p>
          </table:table-cell>
          <table:table-cell/>
          <table:table-cell office:value-type="float" office:value="0" table:formula="=IF(ISBLANK([.G189];&quot;approval&quot;);0;IF(EXACT([.G189];&quot;draft&quot;);1;IF(EXACT([.G189];&quot;approval&quot;);2;IF(EXACT([.G189];&quot;final&quot;);3;0))))">
            <text:p>0</text:p>
          </table:table-cell>
          <table:table-cell/>
        </table:table-row>
        <table:table-row table:style-name="ro1">
          <table:table-cell office:value-type="string" office:string-value="filesystems" table:style-name="ce1">
            <text:p>filesystems</text:p>
          </table:table-cell>
          <table:table-cell office:value-type="string" office:string-value="network-wired" table:style-name="ce1">
            <text:p>network-wired</text:p>
          </table:table-cell>
          <table:table-cell office:value-type="string" office:string-value="network" table:style-name="ce1">
            <text:p>network</text:p>
          </table:table-cell>
          <table:table-cell office:value-type="string" office:string-value="The icon used for wired network connections. " table:style-name="ce1">
            <text:p>The icon used for wired network connections. </text:p>
          </table:table-cell>
          <table:table-cell office:value-type="string" office:string-value="yes" table:style-name="ce1">
            <text:p>yes</text:p>
          </table:table-cell>
          <table:table-cell office:value-type="string" office:string-value="printer config" table:style-name="ce1">
            <text:p>printer config</text:p>
          </table:table-cell>
          <table:table-cell office:value-type="string" office:string-value="approval" table:style-name="ce4">
            <text:p>approval</text:p>
          </table:table-cell>
          <table:table-cell office:value-type="float" office:value="2" table:formula="=IF(ISBLANK([.G190];&quot;approval&quot;);0;IF(EXACT([.G190];&quot;draft&quot;);1;IF(EXACT([.G190];&quot;approval&quot;);2;IF(EXACT([.G190];&quot;final&quot;);3;0))))">
            <text:p>2</text:p>
          </table:table-cell>
          <table:table-cell/>
        </table:table-row>
        <table:table-row table:style-name="ro1">
          <table:table-cell office:value-type="string" office:string-value="filesystems" table:style-name="ce1">
            <text:p>filesystems</text:p>
          </table:table-cell>
          <table:table-cell office:value-type="string" office:string-value="user-trash" table:style-name="ce1">
            <text:p>user-trash</text:p>
          </table:table-cell>
          <table:table-cell office:value-type="string" office:string-value="trashcan_empty" table:style-name="ce1">
            <text:p>trashcan_empty</text:p>
          </table:table-cell>
          <table:table-cell office:value-type="string" office:string-value="The icon for the user's “Trash” place in the desktop's file manager." table:style-name="ce1">
            <text:p>The icon for the user's “Trash” place in the desktop's file manager.</text:p>
          </table:table-cell>
          <table:table-cell office:value-type="string" office:string-value="yes" table:style-name="ce1">
            <text:p>yes</text:p>
          </table:table-cell>
          <table:table-cell/>
          <table:table-cell office:value-type="string" office:string-value="yes" table:style-name="ce1">
            <text:p>yes</text:p>
          </table:table-cell>
          <table:table-cell office:value-type="float" office:value="0" table:formula="=IF(ISBLANK([.G191];&quot;approval&quot;);0;IF(EXACT([.G191];&quot;draft&quot;);1;IF(EXACT([.G191];&quot;approval&quot;);2;IF(EXACT([.G191];&quot;final&quot;);3;0))))">
            <text:p>0</text:p>
          </table:table-cell>
        </table:table-row>
        <table:table-row table:style-name="ro1">
          <table:table-cell office:value-type="string" office:string-value="filesystems" table:style-name="ce1">
            <text:p>filesystems</text:p>
          </table:table-cell>
          <table:table-cell office:value-type="string" office:string-value="user-trash-full" table:style-name="ce1">
            <text:p>user-trash-full</text:p>
          </table:table-cell>
          <table:table-cell office:value-type="string" office:string-value="trashcan_full" table:style-name="ce1">
            <text:p>trashcan_full</text:p>
          </table:table-cell>
          <table:table-cell office:value-type="string" office:string-value="The icon for the user's “Trash” in the desktop's file manager, when there are items in the “Trash” waiting for disposal or recovery. " table:style-name="ce1">
            <text:p>The icon for the user's “Trash” in the desktop's file manager, when there are items in the “Trash” waiting for disposal or recovery. </text:p>
          </table:table-cell>
          <table:table-cell office:value-type="string" office:string-value="yes" table:style-name="ce1">
            <text:p>yes</text:p>
          </table:table-cell>
          <table:table-cell/>
          <table:table-cell office:value-type="string" office:string-value="yes" table:style-name="ce1">
            <text:p>yes</text:p>
          </table:table-cell>
          <table:table-cell office:value-type="float" office:value="0" table:formula="=IF(ISBLANK([.G192];&quot;approval&quot;);0;IF(EXACT([.G192];&quot;draft&quot;);1;IF(EXACT([.G192];&quot;approval&quot;);2;IF(EXACT([.G192];&quot;final&quot;);3;0))))">
            <text:p>0</text:p>
          </table:table-cell>
        </table:table-row>
        <table:table-row table:style-name="ro1">
          <table:table-cell office:value-type="string" office:string-value="filesystems (move to emblems)" table:style-name="ce1">
            <text:p>filesystems (move to emblems)</text:p>
          </table:table-cell>
          <table:table-cell office:value-type="string" office:string-value="emblem-symbolic-link" table:style-name="ce1">
            <text:p>emblem-symbolic-link</text:p>
          </table:table-cell>
          <table:table-cell office:value-type="string" office:string-value="link" table:style-name="ce1">
            <text:p>link</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link overlay" table:style-name="ce1">
            <text:p>link overlay</text:p>
          </table:table-cell>
          <table:table-cell office:value-type="string" office:string-value="final" table:style-name="ce6">
            <text:p>final</text:p>
          </table:table-cell>
          <table:table-cell office:value-type="float" office:value="3" table:formula="=IF(ISBLANK([.G193];&quot;approval&quot;);0;IF(EXACT([.G193];&quot;draft&quot;);1;IF(EXACT([.G193];&quot;approval&quot;);2;IF(EXACT([.G193];&quot;final&quot;);3;0))))">
            <text:p>3</text:p>
          </table:table-cell>
          <table:table-cell/>
        </table:table-row>
        <table:table-row table:style-name="ro1">
          <table:table-cell office:value-type="string" office:string-value="filesystems (overlay)" table:style-name="ce1">
            <text:p>filesystems (overlay)</text:p>
          </table:table-cell>
          <table:table-cell office:value-type="string" office:string-value="none" table:style-name="ce1">
            <text:p>none</text:p>
          </table:table-cell>
          <table:table-cell office:value-type="string" office:string-value="mounted" table:style-name="ce1">
            <text:p>mounted</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filesystem is mounted overlay" table:style-name="ce1">
            <text:p>filesystem is mounted overlay</text:p>
          </table:table-cell>
          <table:table-cell/>
          <table:table-cell office:value-type="float" office:value="0" table:formula="=IF(ISBLANK([.G194];&quot;approval&quot;);0;IF(EXACT([.G194];&quot;draft&quot;);1;IF(EXACT([.G194];&quot;approval&quot;);2;IF(EXACT([.G194];&quot;final&quot;);3;0))))">
            <text:p>0</text:p>
          </table:table-cell>
        </table:table-row>
        <table:table-row table:style-name="ro1">
          <table:table-cell office:value-type="string" office:string-value="filesystems (place)" table:style-name="ce1">
            <text:p>filesystems (place)</text:p>
          </table:table-cell>
          <table:table-cell office:value-type="string" office:string-value="folder" table:style-name="ce1">
            <text:p>folder</text:p>
          </table:table-cell>
          <table:table-cell office:value-type="string" office:string-value="folder" table:style-name="ce1">
            <text:p>folder</text:p>
          </table:table-cell>
          <table:table-cell office:value-type="string" office:string-value="The standard folder icon used to represent directories on local filesystems, mail folders, and other hierarchical groups. " table:style-name="ce1">
            <text:p>The standard folder icon used to represent directories on local filesystems, mail folders, and other hierarchical groups. </text:p>
          </table:table-cell>
          <table:table-cell office:value-type="string" office:string-value="yes" table:style-name="ce1">
            <text:p>yes</text:p>
          </table:table-cell>
          <table:table-cell office:value-type="string" office:string-value="kboomarkmenu, kdeprint" table:style-name="ce1">
            <text:p>kboomarkmenu, kdeprint</text:p>
          </table:table-cell>
          <table:table-cell office:value-type="string" office:string-value="approval" table:style-name="ce4">
            <text:p>approval</text:p>
          </table:table-cell>
          <table:table-cell office:value-type="float" office:value="2" table:formula="=IF(ISBLANK([.G195];&quot;approval&quot;);0;IF(EXACT([.G195];&quot;draft&quot;);1;IF(EXACT([.G195];&quot;approval&quot;);2;IF(EXACT([.G195];&quot;final&quot;);3;0))))">
            <text:p>2</text:p>
          </table:table-cell>
          <table:table-cell/>
        </table:table-row>
        <table:table-row table:style-name="ro1">
          <table:table-cell office:value-type="string" office:string-value="mime" table:style-name="ce1">
            <text:p>mime</text:p>
          </table:table-cell>
          <table:table-cell office:value-type="string" office:string-value="application-x-executable" table:style-name="ce1">
            <text:p>application-x-executable</text:p>
          </table:table-cell>
          <table:table-cell office:value-type="string" office:string-value="exec" table:style-name="ce1">
            <text:p>exec</text:p>
          </table:table-cell>
          <table:table-cell office:value-type="string" office:string-value="The icon used for executable file types." table:style-name="ce1">
            <text:p>The icon used for executable file types.</text:p>
          </table:table-cell>
          <table:table-cell office:value-type="string" office:string-value="yes" table:style-name="ce1">
            <text:p>yes</text:p>
          </table:table-cell>
          <table:table-cell/>
          <table:table-cell/>
          <table:table-cell office:value-type="float" office:value="0" table:formula="=IF(ISBLANK([.G196];&quot;approval&quot;);0;IF(EXACT([.G196];&quot;draft&quot;);1;IF(EXACT([.G196];&quot;approval&quot;);2;IF(EXACT([.G196];&quot;final&quot;);3;0))))">
            <text:p>0</text:p>
          </table:table-cell>
        </table:table-row>
        <table:table-row table:style-name="ro1">
          <table:table-cell office:value-type="string" office:string-value="mime" table:style-name="ce1">
            <text:p>mime</text:p>
          </table:table-cell>
          <table:table-cell office:value-type="string" office:string-value="audio-x-generic" table:style-name="ce1">
            <text:p>audio-x-generic</text:p>
          </table:table-cell>
          <table:table-cell office:value-type="string" office:string-value="sound" table:style-name="ce1">
            <text:p>sound</text:p>
          </table:table-cell>
          <table:table-cell office:value-type="string" office:string-value="The icon used for generic audio file types." table:style-name="ce1">
            <text:p>The icon used for generic audio file types.</text:p>
          </table:table-cell>
          <table:table-cell office:value-type="string" office:string-value="yes" table:style-name="ce1">
            <text:p>yes</text:p>
          </table:table-cell>
          <table:table-cell/>
          <table:table-cell/>
          <table:table-cell office:value-type="float" office:value="0" table:formula="=IF(ISBLANK([.G197];&quot;approval&quot;);0;IF(EXACT([.G197];&quot;draft&quot;);1;IF(EXACT([.G197];&quot;approval&quot;);2;IF(EXACT([.G197];&quot;final&quot;);3;0))))">
            <text:p>0</text:p>
          </table:table-cell>
        </table:table-row>
        <table:table-row table:style-name="ro1">
          <table:table-cell office:value-type="string" office:string-value="mime" table:style-name="ce1">
            <text:p>mime</text:p>
          </table:table-cell>
          <table:table-cell office:value-type="string" office:string-value="font-x-generic" table:style-name="ce1">
            <text:p>font-x-generic</text:p>
          </table:table-cell>
          <table:table-cell office:value-type="string" office:string-value="font" table:style-name="ce1">
            <text:p>font</text:p>
          </table:table-cell>
          <table:table-cell office:value-type="string" office:string-value="The icon used for generic font file types." table:style-name="ce1">
            <text:p>The icon used for generic font file types.</text:p>
          </table:table-cell>
          <table:table-cell office:value-type="string" office:string-value="yes" table:style-name="ce1">
            <text:p>yes</text:p>
          </table:table-cell>
          <table:table-cell/>
          <table:table-cell/>
          <table:table-cell office:value-type="float" office:value="0" table:formula="=IF(ISBLANK([.G198];&quot;approval&quot;);0;IF(EXACT([.G198];&quot;draft&quot;);1;IF(EXACT([.G198];&quot;approval&quot;);2;IF(EXACT([.G198];&quot;final&quot;);3;0))))">
            <text:p>0</text:p>
          </table:table-cell>
        </table:table-row>
        <table:table-row table:style-name="ro1">
          <table:table-cell office:value-type="string" office:string-value="mime" table:style-name="ce1">
            <text:p>mime</text:p>
          </table:table-cell>
          <table:table-cell office:value-type="string" office:string-value="image-x-generic" table:style-name="ce1">
            <text:p>image-x-generic</text:p>
          </table:table-cell>
          <table:table-cell office:value-type="string" office:string-value="image" table:style-name="ce1">
            <text:p>image</text:p>
          </table:table-cell>
          <table:table-cell office:value-type="string" office:string-value="The icon used for generic image file types." table:style-name="ce1">
            <text:p>The icon used for generic image file types.</text:p>
          </table:table-cell>
          <table:table-cell office:value-type="string" office:string-value="yes" table:style-name="ce1">
            <text:p>yes</text:p>
          </table:table-cell>
          <table:table-cell/>
          <table:table-cell/>
          <table:table-cell office:value-type="float" office:value="0" table:formula="=IF(ISBLANK([.G199];&quot;approval&quot;);0;IF(EXACT([.G199];&quot;draft&quot;);1;IF(EXACT([.G199];&quot;approval&quot;);2;IF(EXACT([.G199];&quot;final&quot;);3;0))))">
            <text:p>0</text:p>
          </table:table-cell>
        </table:table-row>
        <table:table-row table:style-name="ro1">
          <table:table-cell office:value-type="string" office:string-value="mime" table:style-name="ce1">
            <text:p>mime</text:p>
          </table:table-cell>
          <table:table-cell office:value-type="string" office:string-value="none" table:style-name="ce1">
            <text:p>none</text:p>
          </table:table-cell>
          <table:table-cell office:value-type="string" office:string-value="source" table:style-name="ce1">
            <text:p>source</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kate" table:style-name="ce1">
            <text:p>kate</text:p>
          </table:table-cell>
          <table:table-cell/>
          <table:table-cell office:value-type="float" office:value="0" table:formula="=IF(ISBLANK([.G200];&quot;approval&quot;);0;IF(EXACT([.G200];&quot;draft&quot;);1;IF(EXACT([.G200];&quot;approval&quot;);2;IF(EXACT([.G200];&quot;final&quot;);3;0))))">
            <text:p>0</text:p>
          </table:table-cell>
          <table:table-cell/>
        </table:table-row>
        <table:table-row table:style-name="ro1">
          <table:table-cell office:value-type="string" office:string-value="mime" table:style-name="ce1">
            <text:p>mime</text:p>
          </table:table-cell>
          <table:table-cell office:value-type="string" office:string-value="text-html" table:style-name="ce1">
            <text:p>text-html</text:p>
          </table:table-cell>
          <table:table-cell office:value-type="string" office:string-value="html" table:style-name="ce1">
            <text:p>html</text:p>
          </table:table-cell>
          <table:table-cell office:value-type="string" office:string-value="The icon used for HTML text file types." table:style-name="ce1">
            <text:p>The icon used for HTML text file types.</text:p>
          </table:table-cell>
          <table:table-cell office:value-type="string" office:string-value="yes" table:style-name="ce1">
            <text:p>yes</text:p>
          </table:table-cell>
          <table:table-cell/>
          <table:table-cell/>
          <table:table-cell office:value-type="float" office:value="0" table:formula="=IF(ISBLANK([.G201];&quot;approval&quot;);0;IF(EXACT([.G201];&quot;draft&quot;);1;IF(EXACT([.G201];&quot;approval&quot;);2;IF(EXACT([.G201];&quot;final&quot;);3;0))))">
            <text:p>0</text:p>
          </table:table-cell>
        </table:table-row>
        <table:table-row table:style-name="ro1">
          <table:table-cell office:value-type="string" office:string-value="mime" table:style-name="ce1">
            <text:p>mime</text:p>
          </table:table-cell>
          <table:table-cell office:value-type="string" office:string-value="text-x-generic" table:style-name="ce1">
            <text:p>text-x-generic</text:p>
          </table:table-cell>
          <table:table-cell office:value-type="string" office:string-value="txt" table:style-name="ce1">
            <text:p>txt</text:p>
          </table:table-cell>
          <table:table-cell office:value-type="string" office:string-value="The icon used for generic text file types." table:style-name="ce1">
            <text:p>The icon used for generic text file types.</text:p>
          </table:table-cell>
          <table:table-cell office:value-type="string" office:string-value="yes" table:style-name="ce1">
            <text:p>yes</text:p>
          </table:table-cell>
          <table:table-cell/>
          <table:table-cell/>
          <table:table-cell office:value-type="float" office:value="0" table:formula="=IF(ISBLANK([.G202];&quot;approval&quot;);0;IF(EXACT([.G202];&quot;draft&quot;);1;IF(EXACT([.G202];&quot;approval&quot;);2;IF(EXACT([.G202];&quot;final&quot;);3;0))))">
            <text:p>0</text:p>
          </table:table-cell>
        </table:table-row>
        <table:table-row table:style-name="ro1">
          <table:table-cell office:value-type="string" office:string-value="mime" table:style-name="ce1">
            <text:p>mime</text:p>
          </table:table-cell>
          <table:table-cell office:value-type="string" office:string-value="text-x-script" table:style-name="ce1">
            <text:p>text-x-script</text:p>
          </table:table-cell>
          <table:table-cell office:value-type="string" office:string-value="shellscript" table:style-name="ce1">
            <text:p>shellscript</text:p>
          </table:table-cell>
          <table:table-cell office:value-type="string" office:string-value="The icon used for script file types, such as shell scripts." table:style-name="ce1">
            <text:p>The icon used for script file types, such as shell scripts.</text:p>
          </table:table-cell>
          <table:table-cell office:value-type="string" office:string-value="yes" table:style-name="ce1">
            <text:p>yes</text:p>
          </table:table-cell>
          <table:table-cell/>
          <table:table-cell/>
          <table:table-cell office:value-type="float" office:value="0" table:formula="=IF(ISBLANK([.G203];&quot;approval&quot;);0;IF(EXACT([.G203];&quot;draft&quot;);1;IF(EXACT([.G203];&quot;approval&quot;);2;IF(EXACT([.G203];&quot;final&quot;);3;0))))">
            <text:p>0</text:p>
          </table:table-cell>
        </table:table-row>
        <table:table-row table:style-name="ro1">
          <table:table-cell office:value-type="string" office:string-value="mime" table:style-name="ce1">
            <text:p>mime</text:p>
          </table:table-cell>
          <table:table-cell office:value-type="string" office:string-value="video-x-generic" table:style-name="ce1">
            <text:p>video-x-generic</text:p>
          </table:table-cell>
          <table:table-cell office:value-type="string" office:string-value="video" table:style-name="ce1">
            <text:p>video</text:p>
          </table:table-cell>
          <table:table-cell office:value-type="string" office:string-value="The icon used for generic video file types." table:style-name="ce1">
            <text:p>The icon used for generic video file types.</text:p>
          </table:table-cell>
          <table:table-cell office:value-type="string" office:string-value="yes" table:style-name="ce1">
            <text:p>yes</text:p>
          </table:table-cell>
          <table:table-cell/>
          <table:table-cell/>
          <table:table-cell office:value-type="float" office:value="0" table:formula="=IF(ISBLANK([.G204];&quot;approval&quot;);0;IF(EXACT([.G204];&quot;draft&quot;);1;IF(EXACT([.G204];&quot;approval&quot;);2;IF(EXACT([.G204];&quot;final&quot;);3;0))))">
            <text:p>0</text:p>
          </table:table-cell>
        </table:table-row>
        <table:table-row table:style-name="ro1">
          <table:table-cell office:value-type="string" office:string-value="mime" table:style-name="ce1">
            <text:p>mime</text:p>
          </table:table-cell>
          <table:table-cell office:value-type="string" office:string-value="x-office-address-book" table:style-name="ce1">
            <text:p>x-office-address-book</text:p>
          </table:table-cell>
          <table:table-cell office:value-type="string" office:string-value="vcard" table:style-name="ce1">
            <text:p>vcard</text:p>
          </table:table-cell>
          <table:table-cell office:value-type="string" office:string-value="The icon used for generic address book file types." table:style-name="ce1">
            <text:p>The icon used for generic address book file types.</text:p>
          </table:table-cell>
          <table:table-cell office:value-type="string" office:string-value="yes" table:style-name="ce1">
            <text:p>yes</text:p>
          </table:table-cell>
          <table:table-cell/>
          <table:table-cell/>
          <table:table-cell office:value-type="float" office:value="0" table:formula="=IF(ISBLANK([.G205];&quot;approval&quot;);0;IF(EXACT([.G205];&quot;draft&quot;);1;IF(EXACT([.G205];&quot;approval&quot;);2;IF(EXACT([.G205];&quot;final&quot;);3;0))))">
            <text:p>0</text:p>
          </table:table-cell>
        </table:table-row>
        <table:table-row table:style-name="ro1">
          <table:table-cell office:value-type="string" office:string-value="mime" table:style-name="ce1">
            <text:p>mime</text:p>
          </table:table-cell>
          <table:table-cell office:value-type="string" office:string-value="x-office-calendar" table:style-name="ce1">
            <text:p>x-office-calendar</text:p>
          </table:table-cell>
          <table:table-cell office:value-type="string" office:string-value="vcalendar" table:style-name="ce1">
            <text:p>vcalendar</text:p>
          </table:table-cell>
          <table:table-cell office:value-type="string" office:string-value="The icon used for generic calendar file types." table:style-name="ce1">
            <text:p>The icon used for generic calendar file types.</text:p>
          </table:table-cell>
          <table:table-cell office:value-type="string" office:string-value="yes" table:style-name="ce1">
            <text:p>yes</text:p>
          </table:table-cell>
          <table:table-cell/>
          <table:table-cell/>
          <table:table-cell office:value-type="float" office:value="0" table:formula="=IF(ISBLANK([.G206];&quot;approval&quot;);0;IF(EXACT([.G206];&quot;draft&quot;);1;IF(EXACT([.G206];&quot;approval&quot;);2;IF(EXACT([.G206];&quot;final&quot;);3;0))))">
            <text:p>0</text:p>
          </table:table-cell>
        </table:table-row>
        <table:table-row table:style-name="ro1">
          <table:table-cell office:value-type="string" office:string-value="mimetypes" table:style-name="ce1">
            <text:p>mimetypes</text:p>
          </table:table-cell>
          <table:table-cell office:value-type="string" office:string-value="browser-go" table:style-name="ce1">
            <text:p>browser-go</text:p>
          </table:table-cell>
          <table:table-cell office:value-type="string" office:string-value="key_enter" table:style-name="ce1">
            <text:p>key_enter</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kate" table:style-name="ce1">
            <text:p>kate</text:p>
          </table:table-cell>
          <table:table-cell office:value-type="string" office:string-value="approval" table:style-name="ce4">
            <text:p>approval</text:p>
          </table:table-cell>
          <table:table-cell office:value-type="float" office:value="2" table:formula="=IF(ISBLANK([.G207];&quot;approval&quot;);0;IF(EXACT([.G207];&quot;draft&quot;);1;IF(EXACT([.G207];&quot;approval&quot;);2;IF(EXACT([.G207];&quot;final&quot;);3;0))))">
            <text:p>2</text:p>
          </table:table-cell>
          <table:table-cell office:value-type="string" office:string-value="kate should use configure-shortcuts" table:style-name="ce1">
            <text:p>kate should use configure-shortcuts</text:p>
          </table:table-cell>
          <table:table-cell/>
        </table:table-row>
        <table:table-row table:style-name="ro1">
          <table:table-cell office:value-type="string" office:string-value="mimetypes" table:style-name="ce1">
            <text:p>mimetypes</text:p>
          </table:table-cell>
          <table:table-cell office:value-type="string" office:string-value="none" table:style-name="ce1">
            <text:p>none</text:p>
          </table:table-cell>
          <table:table-cell office:value-type="string" office:string-value="document" table:style-name="ce1">
            <text:p>document</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kdeprint" table:style-name="ce1">
            <text:p>kdeprint</text:p>
          </table:table-cell>
          <table:table-cell/>
          <table:table-cell office:value-type="float" office:value="0" table:formula="=IF(ISBLANK([.G208];&quot;approval&quot;);0;IF(EXACT([.G208];&quot;draft&quot;);1;IF(EXACT([.G208];&quot;approval&quot;);2;IF(EXACT([.G208];&quot;final&quot;);3;0))))">
            <text:p>0</text:p>
          </table:table-cell>
          <table:table-cell office:value-type="string" office:string-value="use a mimetype?" table:style-name="ce1">
            <text:p>use a mimetype?</text:p>
          </table:table-cell>
          <table:table-cell/>
        </table:table-row>
        <table:table-row table:style-name="ro1">
          <table:table-cell office:value-type="string" office:string-value="mimetypes" table:style-name="ce1">
            <text:p>mimetypes</text:p>
          </table:table-cell>
          <table:table-cell office:value-type="string" office:string-value="none" table:style-name="ce1">
            <text:p>none</text:p>
          </table:table-cell>
          <table:table-cell office:value-type="string" office:string-value="unknown" table:style-name="ce1">
            <text:p>unknown</text:p>
          </table:table-cell>
          <table:table-cell/>
          <table:table-cell office:value-type="string" office:string-value="no" table:style-name="ce1">
            <text:p>no</text:p>
          </table:table-cell>
          <table:table-cell office:value-type="string" office:string-value="mimetype dialog" table:style-name="ce1">
            <text:p>mimetype dialog</text:p>
          </table:table-cell>
          <table:table-cell office:value-type="string" office:string-value="approval" table:style-name="ce4">
            <text:p>approval</text:p>
          </table:table-cell>
          <table:table-cell office:value-type="float" office:value="2" table:formula="=IF(ISBLANK([.G209];&quot;approval&quot;);0;IF(EXACT([.G209];&quot;draft&quot;);1;IF(EXACT([.G209];&quot;approval&quot;);2;IF(EXACT([.G209];&quot;final&quot;);3;0))))">
            <text:p>2</text:p>
          </table:table-cell>
          <table:table-cell/>
        </table:table-row>
        <table:table-row table:style-name="ro1">
          <table:table-cell office:value-type="string" office:string-value="mimetypes" table:style-name="ce1">
            <text:p>mimetypes</text:p>
          </table:table-cell>
          <table:table-cell office:value-type="string" office:string-value="none" table:style-name="ce1">
            <text:p>none</text:p>
          </table:table-cell>
          <table:table-cell office:value-type="string" office:string-value="zip" table:style-name="ce1">
            <text:p>zip</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zip overlay" table:style-name="ce1">
            <text:p>zip overlay</text:p>
          </table:table-cell>
          <table:table-cell office:value-type="string" office:string-value="approval" table:style-name="ce4">
            <text:p>approval</text:p>
          </table:table-cell>
          <table:table-cell office:value-type="float" office:value="2" table:formula="=IF(ISBLANK([.G210];&quot;approval&quot;);0;IF(EXACT([.G210];&quot;draft&quot;);1;IF(EXACT([.G210];&quot;approval&quot;);2;IF(EXACT([.G210];&quot;final&quot;);3;0))))">
            <text:p>2</text:p>
          </table:table-cell>
          <table:table-cell/>
        </table:table-row>
        <table:table-row table:style-name="ro1">
          <table:table-cell office:value-type="string" office:string-value="place" table:style-name="ce1">
            <text:p>place</text:p>
          </table:table-cell>
          <table:table-cell office:value-type="string" office:string-value="network-server" table:style-name="ce1">
            <text:p>network-server</text:p>
          </table:table-cell>
          <table:table-cell office:value-type="string" office:string-value="server" table:style-name="ce1">
            <text:p>server</text:p>
          </table:table-cell>
          <table:table-cell office:value-type="string" office:string-value="The icon used for individual host machines under the &lt;quote&gt;Network Servers&lt;/quote&gt; place in the file manager." table:style-name="ce1">
            <text:p>The icon used for individual host machines under the &lt;quote&gt;Network Servers&lt;/quote&gt; place in the file manager.</text:p>
          </table:table-cell>
          <table:table-cell office:value-type="string" office:string-value="yes" table:style-name="ce1">
            <text:p>yes</text:p>
          </table:table-cell>
          <table:table-cell/>
          <table:table-cell/>
          <table:table-cell office:value-type="float" office:value="0" table:formula="=IF(ISBLANK([.G211];&quot;approval&quot;);0;IF(EXACT([.G211];&quot;draft&quot;);1;IF(EXACT([.G211];&quot;approval&quot;);2;IF(EXACT([.G211];&quot;final&quot;);3;0))))">
            <text:p>0</text:p>
          </table:table-cell>
        </table:table-row>
        <table:table-row table:style-name="ro1">
          <table:table-cell office:value-type="string" office:string-value="place" table:style-name="ce1">
            <text:p>place</text:p>
          </table:table-cell>
          <table:table-cell office:value-type="string" office:string-value="network-workgroup" table:style-name="ce1">
            <text:p>network-workgroup</text:p>
          </table:table-cell>
          <table:table-cell office:value-type="string" office:string-value="network_local" table:style-name="ce1">
            <text:p>network_local</text:p>
          </table:table-cell>
          <table:table-cell office:value-type="string" office:string-value="The icon for the &lt;quote&gt;Network Servers&lt;/quote&gt; place in the desktop's file manager, and workgroups within the network." table:style-name="ce1">
            <text:p>The icon for the &lt;quote&gt;Network Servers&lt;/quote&gt; place in the desktop's file manager, and workgroups within the network.</text:p>
          </table:table-cell>
          <table:table-cell office:value-type="string" office:string-value="yes" table:style-name="ce1">
            <text:p>yes</text:p>
          </table:table-cell>
          <table:table-cell/>
          <table:table-cell/>
          <table:table-cell office:value-type="float" office:value="0" table:formula="=IF(ISBLANK([.G212];&quot;approval&quot;);0;IF(EXACT([.G212];&quot;draft&quot;);1;IF(EXACT([.G212];&quot;approval&quot;);2;IF(EXACT([.G212];&quot;final&quot;);3;0))))">
            <text:p>0</text:p>
          </table:table-cell>
        </table:table-row>
        <table:table-row table:style-name="ro1">
          <table:table-cell office:value-type="string" office:string-value="place" table:style-name="ce1">
            <text:p>place</text:p>
          </table:table-cell>
          <table:table-cell office:value-type="string" office:string-value="user-desktop" table:style-name="ce1">
            <text:p>user-desktop</text:p>
          </table:table-cell>
          <table:table-cell office:value-type="string" office:string-value="desktop" table:style-name="ce1">
            <text:p>desktop</text:p>
          </table:table-cell>
          <table:table-cell office:value-type="string" office:string-value="The icon for the special &lt;quote&gt;Desktop&lt;/quote&gt; directory of the user." table:style-name="ce1">
            <text:p>The icon for the special &lt;quote&gt;Desktop&lt;/quote&gt; directory of the user.</text:p>
          </table:table-cell>
          <table:table-cell office:value-type="string" office:string-value="yes" table:style-name="ce1">
            <text:p>yes</text:p>
          </table:table-cell>
          <table:table-cell/>
          <table:table-cell/>
          <table:table-cell office:value-type="float" office:value="0" table:formula="=IF(ISBLANK([.G213];&quot;approval&quot;);0;IF(EXACT([.G213];&quot;draft&quot;);1;IF(EXACT([.G213];&quot;approval&quot;);2;IF(EXACT([.G213];&quot;final&quot;);3;0))))">
            <text:p>0</text:p>
          </table:table-cell>
        </table:table-row>
        <table:table-row table:style-name="ro1">
          <table:table-cell office:value-type="string" office:string-value="place" table:style-name="ce1">
            <text:p>place</text:p>
          </table:table-cell>
          <table:table-cell office:value-type="string" office:string-value="user-home" table:style-name="ce1">
            <text:p>user-home</text:p>
          </table:table-cell>
          <table:table-cell office:value-type="string" office:string-value="folder_home" table:style-name="ce1">
            <text:p>folder_home</text:p>
          </table:table-cell>
          <table:table-cell office:value-type="string" office:string-value="The icon for the special &lt;quote&gt;Home&lt;/quote&gt; directory of the user." table:style-name="ce1">
            <text:p>The icon for the special &lt;quote&gt;Home&lt;/quote&gt; directory of the user.</text:p>
          </table:table-cell>
          <table:table-cell office:value-type="string" office:string-value="yes" table:style-name="ce1">
            <text:p>yes</text:p>
          </table:table-cell>
          <table:table-cell/>
          <table:table-cell/>
          <table:table-cell office:value-type="float" office:value="0" table:formula="=IF(ISBLANK([.G214];&quot;approval&quot;);0;IF(EXACT([.G214];&quot;draft&quot;);1;IF(EXACT([.G214];&quot;approval&quot;);2;IF(EXACT([.G214];&quot;final&quot;);3;0))))">
            <text:p>0</text:p>
          </table:table-cell>
        </table:table-row>
        <table:table-row table:style-name="ro1">
          <table:table-cell office:value-type="string" office:string-value="unknown" table:style-name="ce1">
            <text:p>unknown</text:p>
          </table:table-cell>
          <table:table-cell office:value-type="string" office:string-value="none" table:style-name="ce1">
            <text:p>none</text:p>
          </table:table-cell>
          <table:table-cell office:value-type="string" office:string-value="continue" table:style-name="ce1">
            <text:p>continue</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khtml/ecma/debugger/images" table:style-name="ce1">
            <text:p>khtml/ecma/debugger/images</text:p>
          </table:table-cell>
          <table:table-cell/>
          <table:table-cell office:value-type="float" office:value="0" table:formula="=IF(ISBLANK([.G215];&quot;approval&quot;);0;IF(EXACT([.G215];&quot;draft&quot;);1;IF(EXACT([.G215];&quot;approval&quot;);2;IF(EXACT([.G215];&quot;final&quot;);3;0))))">
            <text:p>0</text:p>
          </table:table-cell>
          <table:table-cell office:value-type="string" office:string-value="not using icon theme?!" table:style-name="ce1">
            <text:p>not using icon theme?!</text:p>
          </table:table-cell>
          <table:table-cell/>
        </table:table-row>
        <table:table-row table:style-name="ro1">
          <table:table-cell office:value-type="string" office:string-value="unknown" table:style-name="ce1">
            <text:p>unknown</text:p>
          </table:table-cell>
          <table:table-cell office:value-type="string" office:string-value="none" table:style-name="ce1">
            <text:p>none</text:p>
          </table:table-cell>
          <table:table-cell office:value-type="string" office:string-value="example" table:style-name="ce1">
            <text:p>example</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overlay, none by default" table:style-name="ce1">
            <text:p>overlay, none by default</text:p>
          </table:table-cell>
          <table:table-cell/>
          <table:table-cell office:value-type="float" office:value="0" table:formula="=IF(ISBLANK([.G216];&quot;approval&quot;);0;IF(EXACT([.G216];&quot;draft&quot;);1;IF(EXACT([.G216];&quot;approval&quot;);2;IF(EXACT([.G216];&quot;final&quot;);3;0))))">
            <text:p>0</text:p>
          </table:table-cell>
          <table:table-cell/>
        </table:table-row>
        <table:table-row table:style-name="ro1">
          <table:table-cell office:value-type="string" office:string-value="unknown" table:style-name="ce1">
            <text:p>unknown</text:p>
          </table:table-cell>
          <table:table-cell office:value-type="string" office:string-value="none" table:style-name="ce1">
            <text:p>none</text:p>
          </table:table-cell>
          <table:table-cell office:value-type="string" office:string-value="java" table:style-name="ce1">
            <text:p>java</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java applets" table:style-name="ce1">
            <text:p>java applets</text:p>
          </table:table-cell>
          <table:table-cell/>
          <table:table-cell office:value-type="float" office:value="0" table:formula="=IF(ISBLANK([.G217];&quot;approval&quot;);0;IF(EXACT([.G217];&quot;draft&quot;);1;IF(EXACT([.G217];&quot;approval&quot;);2;IF(EXACT([.G217];&quot;final&quot;);3;0))))">
            <text:p>0</text:p>
          </table:table-cell>
          <table:table-cell office:value-type="string" office:string-value="see java_kjava" table:style-name="ce1">
            <text:p>see java_kjava</text:p>
          </table:table-cell>
          <table:table-cell/>
        </table:table-row>
        <table:table-row table:style-name="ro1">
          <table:table-cell office:value-type="string" office:string-value="unknown" table:style-name="ce1">
            <text:p>unknown</text:p>
          </table:table-cell>
          <table:table-cell office:value-type="string" office:string-value="none" table:style-name="ce1">
            <text:p>none</text:p>
          </table:table-cell>
          <table:table-cell office:value-type="string" office:string-value="screenshot" table:style-name="ce1">
            <text:p>screenshot</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screenshot overlay, none by default" table:style-name="ce1">
            <text:p>screenshot overlay, none by default</text:p>
          </table:table-cell>
          <table:table-cell/>
          <table:table-cell office:value-type="float" office:value="0" table:formula="=IF(ISBLANK([.G218];&quot;approval&quot;);0;IF(EXACT([.G218];&quot;draft&quot;);1;IF(EXACT([.G218];&quot;approval&quot;);2;IF(EXACT([.G218];&quot;final&quot;);3;0))))">
            <text:p>0</text:p>
          </table:table-cell>
          <table:table-cell/>
        </table:table-row>
        <table:table-row table:style-name="ro1">
          <table:table-cell office:value-type="string" office:string-value="unknown" table:style-name="ce1">
            <text:p>unknown</text:p>
          </table:table-cell>
          <table:table-cell office:value-type="string" office:string-value="none" table:style-name="ce1">
            <text:p>none</text:p>
          </table:table-cell>
          <table:table-cell office:value-type="string" office:string-value="step-into" table:style-name="ce1">
            <text:p>step-into</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khtml/ecma/debugger/images" table:style-name="ce1">
            <text:p>khtml/ecma/debugger/images</text:p>
          </table:table-cell>
          <table:table-cell/>
          <table:table-cell office:value-type="float" office:value="0" table:formula="=IF(ISBLANK([.G219];&quot;approval&quot;);0;IF(EXACT([.G219];&quot;draft&quot;);1;IF(EXACT([.G219];&quot;approval&quot;);2;IF(EXACT([.G219];&quot;final&quot;);3;0))))">
            <text:p>0</text:p>
          </table:table-cell>
          <table:table-cell office:value-type="string" office:string-value="not using icon theme?!" table:style-name="ce1">
            <text:p>not using icon theme?!</text:p>
          </table:table-cell>
          <table:table-cell/>
        </table:table-row>
        <table:table-row table:style-name="ro1">
          <table:table-cell office:value-type="string" office:string-value="unknown" table:style-name="ce1">
            <text:p>unknown</text:p>
          </table:table-cell>
          <table:table-cell office:value-type="string" office:string-value="none" table:style-name="ce1">
            <text:p>none</text:p>
          </table:table-cell>
          <table:table-cell office:value-type="string" office:string-value="step-out" table:style-name="ce1">
            <text:p>step-out</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khtml/ecma/debugger/images" table:style-name="ce1">
            <text:p>khtml/ecma/debugger/images</text:p>
          </table:table-cell>
          <table:table-cell/>
          <table:table-cell office:value-type="float" office:value="0" table:formula="=IF(ISBLANK([.G220];&quot;approval&quot;);0;IF(EXACT([.G220];&quot;draft&quot;);1;IF(EXACT([.G220];&quot;approval&quot;);2;IF(EXACT([.G220];&quot;final&quot;);3;0))))">
            <text:p>0</text:p>
          </table:table-cell>
          <table:table-cell office:value-type="string" office:string-value="not using icon theme?!" table:style-name="ce1">
            <text:p>not using icon theme?!</text:p>
          </table:table-cell>
          <table:table-cell/>
        </table:table-row>
        <table:table-row table:style-name="ro1">
          <table:table-cell office:value-type="string" office:string-value="unknown" table:style-name="ce1">
            <text:p>unknown</text:p>
          </table:table-cell>
          <table:table-cell office:value-type="string" office:string-value="none" table:style-name="ce1">
            <text:p>none</text:p>
          </table:table-cell>
          <table:table-cell office:value-type="string" office:string-value="step-over" table:style-name="ce1">
            <text:p>step-over</text:p>
          </table:table-cell>
          <table:table-cell office:value-type="string" office:string-value="none" table:style-name="ce1">
            <text:p>none</text:p>
          </table:table-cell>
          <table:table-cell office:value-type="string" office:string-value="no" table:style-name="ce1">
            <text:p>no</text:p>
          </table:table-cell>
          <table:table-cell office:value-type="string" office:string-value="khtml/ecma/debugger/images" table:style-name="ce1">
            <text:p>khtml/ecma/debugger/images</text:p>
          </table:table-cell>
          <table:table-cell/>
          <table:table-cell office:value-type="float" office:value="0" table:formula="=IF(ISBLANK([.G221];&quot;approval&quot;);0;IF(EXACT([.G221];&quot;draft&quot;);1;IF(EXACT([.G221];&quot;approval&quot;);2;IF(EXACT([.G221];&quot;final&quot;);3;0))))">
            <text:p>0</text:p>
          </table:table-cell>
          <table:table-cell office:value-type="string" office:string-value="not using icon theme?!" table:style-name="ce1">
            <text:p>not using icon theme?!</text:p>
          </table:table-cell>
          <table:table-cell/>
        </table:table-row>
        <table:table-row table:style-name="ro1">
          <table:table-cell/>
          <table:table-cell office:value-type="string" office:string-value="none" table:style-name="ce1">
            <text:p>none</text:p>
          </table:table-cell>
          <table:table-cell/>
          <table:table-cell office:value-type="string" office:string-value="none" table:style-name="ce1">
            <text:p>none</text:p>
          </table:table-cell>
          <table:table-cell/>
          <table:table-cell office:value-type="string" office:string-value="javascript error dialog, dialog button" table:style-name="ce1">
            <text:p>javascript error dialog, dialog button</text:p>
          </table:table-cell>
          <table:table-cell office:value-type="string" office:string-value="approval" table:style-name="ce4">
            <text:p>approval</text:p>
          </table:table-cell>
          <table:table-cell office:value-type="float" office:value="2" table:formula="=IF(ISBLANK([.G222];&quot;approval&quot;);0;IF(EXACT([.G222];&quot;draft&quot;);1;IF(EXACT([.G222];&quot;approval&quot;);2;IF(EXACT([.G222];&quot;final&quot;);3;0))))">
            <text:p>2</text:p>
          </table:table-cell>
          <table:table-cell/>
        </table:table-row>
        <table:table-row table:style-name="ro1">
          <table:table-cell/>
        </table:table-row>
        <table:table-row table:style-name="ro1">
          <table:table-cell office:value-type="string" office:string-value="Icons Which Have a New Use With Icon Spec" table:style-name="ce9">
            <text:p>Icons Which Have a New Use With Icon Spec</text:p>
          </table:table-cell>
          <table:table-cell table:number-columns-repeated="2"/>
        </table:table-row>
        <table:table-row table:style-name="ro1">
          <table:table-cell office:value-type="string" office:string-value="actions" table:style-name="ce1">
            <text:p>actions</text:p>
          </table:table-cell>
          <table:table-cell office:value-type="string" office:string-value="dialog-close" table:style-name="ce1">
            <text:p>dialog-close</text:p>
          </table:table-cell>
          <table:table-cell office:value-type="string" office:string-value="fileclose" table:style-name="ce1">
            <text:p>fileclose</text:p>
          </table:table-cell>
          <table:table-cell office:value-type="string" office:string-value="The icon used for the “Close” button that might appear in dialog windows. " table:style-name="ce1">
            <text:p>The icon used for the “Close” button that might appear in dialog windows. </text:p>
          </table:table-cell>
          <table:table-cell table:number-columns-repeated="3"/>
          <table:table-cell office:value-type="float" office:value="0" table:style-name="custom-style1" table:formula="=IF(ISBLANK([.G225];&quot;approval&quot;);0;IF(EXACT([.G225];&quot;draft&quot;);1;IF(EXACT([.G225];&quot;approval&quot;);2;IF(EXACT([.G225];&quot;final&quot;);3;0))))">
            <text:p>0</text:p>
          </table:table-cell>
        </table:table-row>
        <table:table-row table:style-name="ro1">
          <table:table-cell office:value-type="string" office:string-value="actions" table:style-name="ce1">
            <text:p>actions</text:p>
          </table:table-cell>
          <table:table-cell office:value-type="string" office:string-value="document-open-recent" table:style-name="ce1">
            <text:p>document-open-recent</text:p>
          </table:table-cell>
          <table:table-cell office:value-type="string" office:string-value="fileopen" table:style-name="ce1">
            <text:p>fileopen</text:p>
          </table:table-cell>
          <table:table-cell office:value-type="string" office:string-value="The icon used for the action to open a document that was recently opened. " table:style-name="ce1">
            <text:p>The icon used for the action to open a document that was recently opened. </text:p>
          </table:table-cell>
          <table:table-cell table:number-columns-repeated="3"/>
          <table:table-cell office:value-type="float" office:value="0" table:style-name="custom-style1" table:formula="=IF(ISBLANK([.G226];&quot;approval&quot;);0;IF(EXACT([.G226];&quot;draft&quot;);1;IF(EXACT([.G226];&quot;approval&quot;);2;IF(EXACT([.G226];&quot;final&quot;);3;0))))">
            <text:p>0</text:p>
          </table:table-cell>
        </table:table-row>
        <table:table-row table:style-name="ro1">
          <table:table-cell office:value-type="string" office:string-value="actions" table:style-name="ce1">
            <text:p>actions</text:p>
          </table:table-cell>
          <table:table-cell office:value-type="string" office:string-value="document-properties" table:style-name="ce1">
            <text:p>document-properties</text:p>
          </table:table-cell>
          <table:table-cell office:value-type="string" office:string-value="info" table:style-name="ce1">
            <text:p>info</text:p>
          </table:table-cell>
          <table:table-cell office:value-type="string" office:string-value="The icon for the action to view the properties of a document in an application. " table:style-name="ce1">
            <text:p>The icon for the action to view the properties of a document in an application. </text:p>
          </table:table-cell>
          <table:table-cell table:number-columns-repeated="3"/>
          <table:table-cell office:value-type="float" office:value="0" table:style-name="custom-style1" table:formula="=IF(ISBLANK([.G227];&quot;approval&quot;);0;IF(EXACT([.G227];&quot;draft&quot;);1;IF(EXACT([.G227];&quot;approval&quot;);2;IF(EXACT([.G227];&quot;final&quot;);3;0))))">
            <text:p>0</text:p>
          </table:table-cell>
        </table:table-row>
        <table:table-row table:style-name="ro1">
          <table:table-cell office:value-type="string" office:string-value="actions" table:style-name="ce1">
            <text:p>actions</text:p>
          </table:table-cell>
          <table:table-cell office:value-type="string" office:string-value="document-revert" table:style-name="ce1">
            <text:p>document-revert</text:p>
          </table:table-cell>
          <table:table-cell office:value-type="string" office:string-value="reload" table:style-name="ce1">
            <text:p>reload</text:p>
          </table:table-cell>
          <table:table-cell office:value-type="string" office:string-value="The icon for the action of reverting to a previous version of a document. " table:style-name="ce1">
            <text:p>The icon for the action of reverting to a previous version of a document. </text:p>
          </table:table-cell>
          <table:table-cell table:number-columns-repeated="3"/>
          <table:table-cell office:value-type="float" office:value="0" table:style-name="custom-style1" table:formula="=IF(ISBLANK([.G228];&quot;approval&quot;);0;IF(EXACT([.G228];&quot;draft&quot;);1;IF(EXACT([.G228];&quot;approval&quot;);2;IF(EXACT([.G228];&quot;final&quot;);3;0))))">
            <text:p>0</text:p>
          </table:table-cell>
        </table:table-row>
        <table:table-row table:style-name="ro1">
          <table:table-cell office:value-type="string" office:string-value="actions" table:style-name="ce1">
            <text:p>actions</text:p>
          </table:table-cell>
          <table:table-cell office:value-type="string" office:string-value="mail-message-new" table:style-name="ce1">
            <text:p>mail-message-new</text:p>
          </table:table-cell>
          <table:table-cell office:value-type="string" office:string-value="mail_send" table:style-name="ce1">
            <text:p>mail_send</text:p>
          </table:table-cell>
          <table:table-cell office:value-type="string" office:string-value="The icon for the compose new mail action of an electronic mail application." table:style-name="ce1">
            <text:p>The icon for the compose new mail action of an electronic mail application.</text:p>
          </table:table-cell>
          <table:table-cell/>
          <table:table-cell office:value-type="string" office:string-value="email action" table:style-name="ce1">
            <text:p>email action</text:p>
          </table:table-cell>
          <table:table-cell office:value-type="string" office:string-value="approval" table:style-name="ce4">
            <text:p>approval</text:p>
          </table:table-cell>
          <table:table-cell office:value-type="float" office:value="2" table:style-name="custom-style1" table:formula="=IF(ISBLANK([.G229];&quot;approval&quot;);0;IF(EXACT([.G229];&quot;draft&quot;);1;IF(EXACT([.G229];&quot;approval&quot;);2;IF(EXACT([.G229];&quot;final&quot;);3;0))))">
            <text:p>2</text:p>
          </table:table-cell>
          <table:table-cell/>
        </table:table-row>
        <table:table-row table:style-name="ro1">
          <table:table-cell office:value-type="string" office:string-value="actions" table:style-name="ce1">
            <text:p>actions</text:p>
          </table:table-cell>
          <table:table-cell office:value-type="string" office:string-value="system-log-out" table:style-name="ce1">
            <text:p>system-log-out</text:p>
          </table:table-cell>
          <table:table-cell office:value-type="string" office:string-value="exit" table:style-name="ce1">
            <text:p>exit</text:p>
          </table:table-cell>
          <table:table-cell office:value-type="string" office:string-value="The icon used for the “Log Out” item in the desktop's panel application. " table:style-name="ce1">
            <text:p>The icon used for the “Log Out” item in the desktop's panel application. </text:p>
          </table:table-cell>
          <table:table-cell table:number-columns-repeated="3"/>
          <table:table-cell office:value-type="float" office:value="0" table:style-name="custom-style1" table:formula="=IF(ISBLANK([.G230];&quot;approval&quot;);0;IF(EXACT([.G230];&quot;draft&quot;);1;IF(EXACT([.G230];&quot;approval&quot;);2;IF(EXACT([.G230];&quot;final&quot;);3;0))))">
            <text:p>0</text:p>
          </table:table-cell>
        </table:table-row>
        <table:table-row table:style-name="ro1">
          <table:table-cell office:value-type="string" office:string-value="actions" table:style-name="ce1">
            <text:p>actions</text:p>
          </table:table-cell>
          <table:table-cell office:value-type="string" office:string-value="system-search" table:style-name="ce1">
            <text:p>system-search</text:p>
          </table:table-cell>
          <table:table-cell office:value-type="string" office:string-value="kfind" table:style-name="ce1">
            <text:p>kfind</text:p>
          </table:table-cell>
          <table:table-cell office:value-type="string" office:string-value="The icon used for the “Search” item in the desktop's panel application. " table:style-name="ce1">
            <text:p>The icon used for the “Search” item in the desktop's panel application. </text:p>
          </table:table-cell>
          <table:table-cell table:number-columns-repeated="3"/>
          <table:table-cell office:value-type="float" office:value="0" table:style-name="custom-style1" table:formula="=IF(ISBLANK([.G231];&quot;approval&quot;);0;IF(EXACT([.G231];&quot;draft&quot;);1;IF(EXACT([.G231];&quot;approval&quot;);2;IF(EXACT([.G231];&quot;final&quot;);3;0))))">
            <text:p>0</text:p>
          </table:table-cell>
        </table:table-row>
        <table:table-row table:style-name="ro1">
          <table:table-cell office:value-type="string" office:string-value="actions" table:style-name="ce1">
            <text:p>actions</text:p>
          </table:table-cell>
          <table:table-cell office:value-type="string" office:string-value="window-close" table:style-name="ce1">
            <text:p>window-close</text:p>
          </table:table-cell>
          <table:table-cell office:value-type="string" office:string-value="fileclose?" table:style-name="ce1">
            <text:p>fileclose?</text:p>
          </table:table-cell>
          <table:table-cell office:value-type="string" office:string-value="The icon used for the “Close Window” item in the application's “Windows” menu. " table:style-name="ce1">
            <text:p>The icon used for the “Close Window” item in the application's “Windows” menu. </text:p>
          </table:table-cell>
          <table:table-cell table:number-columns-repeated="3"/>
          <table:table-cell office:value-type="float" office:value="0" table:style-name="custom-style1" table:formula="=IF(ISBLANK([.G232];&quot;approval&quot;);0;IF(EXACT([.G232];&quot;draft&quot;);1;IF(EXACT([.G232];&quot;approval&quot;);2;IF(EXACT([.G232];&quot;final&quot;);3;0))))">
            <text:p>0</text:p>
          </table:table-cell>
        </table:table-row>
        <table:table-row table:style-name="ro1">
          <table:table-cell office:value-type="string" office:string-value="apps" table:style-name="ce1">
            <text:p>apps</text:p>
          </table:table-cell>
          <table:table-cell office:value-type="string" office:string-value="preferences-desktop" table:style-name="ce1">
            <text:p>preferences-desktop</text:p>
          </table:table-cell>
          <table:table-cell office:value-type="string" office:string-value="desktop" table:style-name="ce1">
            <text:p>desktop</text:p>
          </table:table-cell>
          <table:table-cell office:value-type="string" office:string-value="The icon used for the desktop's accessibility preferences. " table:style-name="ce1">
            <text:p>The icon used for the desktop's accessibility preferences. </text:p>
          </table:table-cell>
          <table:table-cell table:number-columns-repeated="2"/>
          <table:table-cell/>
          <table:table-cell office:value-type="float" office:value="0" table:style-name="custom-style1" table:formula="=IF(ISBLANK([.G233];&quot;approval&quot;);0;IF(EXACT([.G233];&quot;draft&quot;);1;IF(EXACT([.G233];&quot;approval&quot;);2;IF(EXACT([.G233];&quot;final&quot;);3;0))))">
            <text:p>0</text:p>
          </table:table-cell>
        </table:table-row>
        <table:table-row table:style-name="ro1">
          <table:table-cell office:value-type="string" office:string-value="apps" table:style-name="ce1">
            <text:p>apps</text:p>
          </table:table-cell>
          <table:table-cell office:value-type="string" office:string-value="preferences-desktop-peripherals" table:style-name="ce1">
            <text:p>preferences-desktop-peripherals</text:p>
          </table:table-cell>
          <table:table-cell office:value-type="string" office:string-value="keyboard" table:style-name="ce1">
            <text:p>keyboard</text:p>
          </table:table-cell>
          <table:table-cell office:value-type="string" office:string-value="The icon used for the desktop's keyboard preferences. " table:style-name="ce1">
            <text:p>The icon used for the desktop's keyboard preferences. </text:p>
          </table:table-cell>
          <table:table-cell table:number-columns-repeated="2"/>
          <table:table-cell/>
          <table:table-cell office:value-type="float" office:value="0" table:style-name="custom-style1" table:formula="=IF(ISBLANK([.G234];&quot;approval&quot;);0;IF(EXACT([.G234];&quot;draft&quot;);1;IF(EXACT([.G234];&quot;approval&quot;);2;IF(EXACT([.G234];&quot;final&quot;);3;0))))">
            <text:p>0</text:p>
          </table:table-cell>
        </table:table-row>
        <table:table-row table:style-name="ro1">
          <table:table-cell office:value-type="string" office:string-value="device" table:style-name="ce1">
            <text:p>device</text:p>
          </table:table-cell>
          <table:table-cell office:value-type="string" office:string-value="battery" table:style-name="ce1">
            <text:p>battery</text:p>
          </table:table-cell>
          <table:table-cell office:value-type="string" office:string-value="laptop_battery" table:style-name="ce1">
            <text:p>laptop_battery</text:p>
          </table:table-cell>
          <table:table-cell office:value-type="string" office:string-value="The icon used for the system battery device. " table:style-name="ce1">
            <text:p>The icon used for the system battery device. </text:p>
          </table:table-cell>
          <table:table-cell table:number-columns-repeated="2"/>
          <table:table-cell/>
          <table:table-cell office:value-type="float" office:value="0" table:style-name="custom-style1" table:formula="=IF(ISBLANK([.G235];&quot;approval&quot;);0;IF(EXACT([.G235];&quot;draft&quot;);1;IF(EXACT([.G235];&quot;approval&quot;);2;IF(EXACT([.G235];&quot;final&quot;);3;0))))">
            <text:p>0</text:p>
          </table:table-cell>
        </table:table-row>
        <table:table-row table:style-name="ro1">
          <table:table-cell office:value-type="string" office:string-value="device" table:style-name="ce1">
            <text:p>device</text:p>
          </table:table-cell>
          <table:table-cell office:value-type="string" office:string-value="drive-optical" table:style-name="ce1">
            <text:p>drive-optical</text:p>
          </table:table-cell>
          <table:table-cell office:value-type="string" office:string-value="cdrom_mount/cdrom_unmount" table:style-name="ce1">
            <text:p>cdrom_mount/cdrom_unmount</text:p>
          </table:table-cell>
          <table:table-cell office:value-type="string" office:string-value="The icon used for optical media drives such as CD and DVD." table:style-name="ce1">
            <text:p>The icon used for optical media drives such as CD and DVD.</text:p>
          </table:table-cell>
          <table:table-cell table:number-columns-repeated="3"/>
          <table:table-cell office:value-type="float" office:value="0" table:style-name="custom-style1" table:formula="=IF(ISBLANK([.G236];&quot;approval&quot;);0;IF(EXACT([.G236];&quot;draft&quot;);1;IF(EXACT([.G236];&quot;approval&quot;);2;IF(EXACT([.G236];&quot;final&quot;);3;0))))">
            <text:p>0</text:p>
          </table:table-cell>
        </table:table-row>
        <table:table-row table:style-name="ro1">
          <table:table-cell office:value-type="string" office:string-value="device" table:style-name="ce1">
            <text:p>device</text:p>
          </table:table-cell>
          <table:table-cell office:value-type="string" office:string-value="input-keyboard" table:style-name="ce1">
            <text:p>input-keyboard</text:p>
          </table:table-cell>
          <table:table-cell office:value-type="string" office:string-value="keyboard" table:style-name="ce1">
            <text:p>keyboard</text:p>
          </table:table-cell>
          <table:table-cell office:value-type="string" office:string-value="The icon used for the keyboard input device. " table:style-name="ce1">
            <text:p>The icon used for the keyboard input device. </text:p>
          </table:table-cell>
          <table:table-cell table:number-columns-repeated="2"/>
          <table:table-cell/>
          <table:table-cell office:value-type="float" office:value="0" table:style-name="custom-style1" table:formula="=IF(ISBLANK([.G237];&quot;approval&quot;);0;IF(EXACT([.G237];&quot;draft&quot;);1;IF(EXACT([.G237];&quot;approval&quot;);2;IF(EXACT([.G237];&quot;final&quot;);3;0))))">
            <text:p>0</text:p>
          </table:table-cell>
        </table:table-row>
        <table:table-row table:style-name="ro1">
          <table:table-cell office:value-type="string" office:string-value="device" table:style-name="ce1">
            <text:p>device</text:p>
          </table:table-cell>
          <table:table-cell office:value-type="string" office:string-value="network-wireless" table:style-name="ce1">
            <text:p>network-wireless</text:p>
          </table:table-cell>
          <table:table-cell office:value-type="string" office:string-value="wlassistant" table:style-name="ce1">
            <text:p>wlassistant</text:p>
          </table:table-cell>
          <table:table-cell office:value-type="string" office:string-value="The icon used for wireless network connections. " table:style-name="ce1">
            <text:p>The icon used for wireless network connections. </text:p>
          </table:table-cell>
          <table:table-cell table:number-columns-repeated="2"/>
          <table:table-cell/>
          <table:table-cell office:value-type="float" office:value="0" table:style-name="custom-style1" table:formula="=IF(ISBLANK([.G238];&quot;approval&quot;);0;IF(EXACT([.G238];&quot;draft&quot;);1;IF(EXACT([.G238];&quot;approval&quot;);2;IF(EXACT([.G238];&quot;final&quot;);3;0))))">
            <text:p>0</text:p>
          </table:table-cell>
        </table:table-row>
        <table:table-row table:style-name="ro1">
          <table:table-cell office:value-type="string" office:string-value="mimetypes" table:style-name="ce1">
            <text:p>mimetypes</text:p>
          </table:table-cell>
          <table:table-cell office:value-type="string" office:string-value="text-x-generic-template" table:style-name="ce1">
            <text:p>text-x-generic-template</text:p>
          </table:table-cell>
          <table:table-cell office:value-type="string" office:string-value="template_source" table:style-name="ce1">
            <text:p>template_source</text:p>
          </table:table-cell>
          <table:table-cell office:value-type="string" office:string-value="The icon used for generic text templates. " table:style-name="ce1">
            <text:p>The icon used for generic text templates. </text:p>
          </table:table-cell>
          <table:table-cell table:number-columns-repeated="2"/>
          <table:table-cell/>
          <table:table-cell office:value-type="float" office:value="0" table:style-name="custom-style1" table:formula="=IF(ISBLANK([.G239];&quot;approval&quot;);0;IF(EXACT([.G239];&quot;draft&quot;);1;IF(EXACT([.G239];&quot;approval&quot;);2;IF(EXACT([.G239];&quot;final&quot;);3;0))))">
            <text:p>0</text:p>
          </table:table-cell>
        </table:table-row>
        <table:table-row table:style-name="ro1">
          <table:table-cell office:value-type="string" office:string-value="place" table:style-name="ce1">
            <text:p>place</text:p>
          </table:table-cell>
          <table:table-cell office:value-type="string" office:string-value="folder-remote" table:style-name="ce1">
            <text:p>folder-remote</text:p>
          </table:table-cell>
          <table:table-cell office:value-type="string" office:string-value="network" table:style-name="ce1">
            <text:p>network</text:p>
          </table:table-cell>
          <table:table-cell office:value-type="string" office:string-value="The icon used for normal directories on a remote filesystem." table:style-name="ce1">
            <text:p>The icon used for normal directories on a remote filesystem.</text:p>
          </table:table-cell>
          <table:table-cell table:number-columns-repeated="3"/>
          <table:table-cell office:value-type="float" office:value="0" table:style-name="custom-style1" table:formula="=IF(ISBLANK([.G240];&quot;approval&quot;);0;IF(EXACT([.G240];&quot;draft&quot;);1;IF(EXACT([.G240];&quot;approval&quot;);2;IF(EXACT([.G240];&quot;final&quot;);3;0))))">
            <text:p>0</text:p>
          </table:table-cell>
        </table:table-row>
        <table:table-row table:style-name="ro1">
          <table:table-cell office:value-type="string" office:string-value="status" table:style-name="ce1">
            <text:p>status</text:p>
          </table:table-cell>
          <table:table-cell office:value-type="string" office:string-value="dialog-question" table:style-name="ce1">
            <text:p>dialog-question</text:p>
          </table:table-cell>
          <table:table-cell office:value-type="string" office:string-value="messagebox_info" table:style-name="ce1">
            <text:p>messagebox_info</text:p>
          </table:table-cell>
          <table:table-cell office:value-type="string" office:string-value="The icon used when a dialog is opened to ask a simple question of the user. " table:style-name="ce1">
            <text:p>The icon used when a dialog is opened to ask a simple question of the user. </text:p>
          </table:table-cell>
          <table:table-cell table:number-columns-repeated="3"/>
          <table:table-cell office:value-type="float" office:value="0" table:style-name="custom-style1" table:formula="=IF(ISBLANK([.G241];&quot;approval&quot;);0;IF(EXACT([.G241];&quot;draft&quot;);1;IF(EXACT([.G241];&quot;approval&quot;);2;IF(EXACT([.G241];&quot;final&quot;);3;0))))">
            <text:p>0</text:p>
          </table:table-cell>
        </table:table-row>
        <table:table-row table:style-name="ro1">
          <table:table-cell office:value-type="string" office:string-value="Icons in Name Spec Which Do Not Exist in KDE" table:style-name="ce9">
            <text:p>Icons in Name Spec Which Do Not Exist in KDE</text:p>
          </table:table-cell>
          <table:table-cell table:number-columns-repeated="2"/>
          <table:table-cell table:number-columns-repeated="4"/>
          <table:table-cell office:value-type="float" office:value="0" table:style-name="custom-style1" table:formula="=IF(ISBLANK([.G242];&quot;approval&quot;);0;IF(EXACT([.G242];&quot;draft&quot;);1;IF(EXACT([.G242];&quot;approval&quot;);2;IF(EXACT([.G242];&quot;final&quot;);3;0))))">
            <text:p>0</text:p>
          </table:table-cell>
        </table:table-row>
        <table:table-row table:style-name="ro1">
          <table:table-cell office:value-type="string" office:string-value="category" table:style-name="ce1">
            <text:p>category</text:p>
          </table:table-cell>
          <table:table-cell office:value-type="string" office:string-value="applications-accessories" table:style-name="ce1">
            <text:p>applications-accessories</text:p>
          </table:table-cell>
          <table:table-cell office:value-type="string" office:string-value="package_utilities" table:style-name="ce1">
            <text:p>package_utilities</text:p>
          </table:table-cell>
          <table:table-cell office:value-type="string" office:string-value="The icon for the &lt;quote&gt;Accessories&lt;/quote&gt; sub-menu of the Programs menu." table:style-name="ce1">
            <text:p>The icon for the &lt;quote&gt;Accessories&lt;/quote&gt; sub-menu of the Programs menu.</text:p>
          </table:table-cell>
          <table:table-cell table:number-columns-repeated="3"/>
          <table:table-cell office:value-type="float" office:value="0" table:style-name="custom-style1" table:formula="=IF(ISBLANK([.G243];&quot;approval&quot;);0;IF(EXACT([.G243];&quot;draft&quot;);1;IF(EXACT([.G243];&quot;approval&quot;);2;IF(EXACT([.G243];&quot;final&quot;);3;0))))">
            <text:p>0</text:p>
          </table:table-cell>
        </table:table-row>
        <table:table-row table:style-name="ro1">
          <table:table-cell office:value-type="string" office:string-value="actions" table:style-name="ce1">
            <text:p>actions</text:p>
          </table:table-cell>
          <table:table-cell office:value-type="string" office:string-value="address-book-new" table:style-name="ce1">
            <text:p>address-book-new</text:p>
          </table:table-cell>
          <table:table-cell/>
          <table:table-cell office:value-type="string" office:string-value="The icon used for the action to create a new address book." table:style-name="ce1">
            <text:p>The icon used for the action to create a new address book.</text:p>
          </table:table-cell>
          <table:table-cell table:number-columns-repeated="3"/>
          <table:table-cell office:value-type="float" office:value="0" table:style-name="custom-style1" table:formula="=IF(ISBLANK([.G244];&quot;approval&quot;);0;IF(EXACT([.G244];&quot;draft&quot;);1;IF(EXACT([.G244];&quot;approval&quot;);2;IF(EXACT([.G244];&quot;final&quot;);3;0))))">
            <text:p>0</text:p>
          </table:table-cell>
        </table:table-row>
        <table:table-row table:style-name="ro1">
          <table:table-cell office:value-type="string" office:string-value="actions" table:style-name="ce1">
            <text:p>actions</text:p>
          </table:table-cell>
          <table:table-cell office:value-type="string" office:string-value="appointment-new" table:style-name="ce1">
            <text:p>appointment-new</text:p>
          </table:table-cell>
          <table:table-cell/>
          <table:table-cell office:value-type="string" office:string-value="The icon used for the action to create a new appointment in a calendaring application." table:style-name="ce1">
            <text:p>The icon used for the action to create a new appointment in a calendaring application.</text:p>
          </table:table-cell>
          <table:table-cell table:number-columns-repeated="3"/>
          <table:table-cell office:value-type="float" office:value="0" table:style-name="custom-style1" table:formula="=IF(ISBLANK([.G245];&quot;approval&quot;);0;IF(EXACT([.G245];&quot;draft&quot;);1;IF(EXACT([.G245];&quot;approval&quot;);2;IF(EXACT([.G245];&quot;final&quot;);3;0))))">
            <text:p>0</text:p>
          </table:table-cell>
          <table:table-cell/>
        </table:table-row>
        <table:table-row table:style-name="ro1">
          <table:table-cell office:value-type="string" office:string-value="actions" table:style-name="ce1">
            <text:p>actions</text:p>
          </table:table-cell>
          <table:table-cell office:value-type="string" office:string-value="contact-new" table:style-name="ce1">
            <text:p>contact-new</text:p>
          </table:table-cell>
          <table:table-cell/>
          <table:table-cell office:value-type="string" office:string-value="The icon used for the action to create a new contact in an address book application." table:style-name="ce1">
            <text:p>The icon used for the action to create a new contact in an address book application.</text:p>
          </table:table-cell>
          <table:table-cell table:number-columns-repeated="3"/>
          <table:table-cell office:value-type="float" office:value="0" table:style-name="custom-style1" table:formula="=IF(ISBLANK([.G246];&quot;approval&quot;);0;IF(EXACT([.G246];&quot;draft&quot;);1;IF(EXACT([.G246];&quot;approval&quot;);2;IF(EXACT([.G246];&quot;final&quot;);3;0))))">
            <text:p>0</text:p>
          </table:table-cell>
        </table:table-row>
        <table:table-row table:style-name="ro1">
          <table:table-cell office:value-type="string" office:string-value="actions" table:style-name="ce1">
            <text:p>actions</text:p>
          </table:table-cell>
          <table:table-cell office:value-type="string" office:string-value="document-page-setup" table:style-name="ce1">
            <text:p>document-page-setup</text:p>
          </table:table-cell>
          <table:table-cell/>
          <table:table-cell office:value-type="string" office:string-value="The icon for the page setup action of a document editor." table:style-name="ce1">
            <text:p>The icon for the page setup action of a document editor.</text:p>
          </table:table-cell>
          <table:table-cell table:number-columns-repeated="2"/>
          <table:table-cell/>
          <table:table-cell office:value-type="float" office:value="0" table:style-name="custom-style1" table:formula="=IF(ISBLANK([.G247];&quot;approval&quot;);0;IF(EXACT([.G247];&quot;draft&quot;);1;IF(EXACT([.G247];&quot;approval&quot;);2;IF(EXACT([.G247];&quot;final&quot;);3;0))))">
            <text:p>0</text:p>
          </table:table-cell>
        </table:table-row>
        <table:table-row table:style-name="ro1">
          <table:table-cell office:value-type="string" office:string-value="actions" table:style-name="ce1">
            <text:p>actions</text:p>
          </table:table-cell>
          <table:table-cell office:value-type="string" office:string-value="edit-find-replace" table:style-name="ce1">
            <text:p>edit-find-replace</text:p>
          </table:table-cell>
          <table:table-cell/>
          <table:table-cell office:value-type="string" office:string-value="The icon for the find and replace action." table:style-name="ce1">
            <text:p>The icon for the find and replace action.</text:p>
          </table:table-cell>
          <table:table-cell table:number-columns-repeated="2"/>
          <table:table-cell/>
          <table:table-cell office:value-type="float" office:value="0" table:style-name="custom-style1" table:formula="=IF(ISBLANK([.G248];&quot;approval&quot;);0;IF(EXACT([.G248];&quot;draft&quot;);1;IF(EXACT([.G248];&quot;approval&quot;);2;IF(EXACT([.G248];&quot;final&quot;);3;0))))">
            <text:p>0</text:p>
          </table:table-cell>
        </table:table-row>
        <table:table-row table:style-name="ro1">
          <table:table-cell office:value-type="string" office:string-value="actions" table:style-name="ce1">
            <text:p>actions</text:p>
          </table:table-cell>
          <table:table-cell office:value-type="string" office:string-value="edit-select-all" table:style-name="ce1">
            <text:p>edit-select-all</text:p>
          </table:table-cell>
          <table:table-cell/>
          <table:table-cell office:value-type="string" office:string-value="The icon for the select all action." table:style-name="ce1">
            <text:p>The icon for the select all action.</text:p>
          </table:table-cell>
          <table:table-cell/>
          <table:table-cell table:number-columns-repeated="2"/>
          <table:table-cell office:value-type="float" office:value="0" table:style-name="custom-style1" table:formula="=IF(ISBLANK([.G249];&quot;approval&quot;);0;IF(EXACT([.G249];&quot;draft&quot;);1;IF(EXACT([.G249];&quot;approval&quot;);2;IF(EXACT([.G249];&quot;final&quot;);3;0))))">
            <text:p>0</text:p>
          </table:table-cell>
        </table:table-row>
        <table:table-row table:style-name="ro1">
          <table:table-cell office:value-type="string" office:string-value="actions" table:style-name="ce1">
            <text:p>actions</text:p>
          </table:table-cell>
          <table:table-cell office:value-type="string" office:string-value="format-text-direction-ltr" table:style-name="ce1">
            <text:p>format-text-direction-ltr</text:p>
          </table:table-cell>
          <table:table-cell/>
          <table:table-cell office:value-type="string" office:string-value="The icon for the left-to-right text formatting action." table:style-name="ce1">
            <text:p>The icon for the left-to-right text formatting action.</text:p>
          </table:table-cell>
          <table:table-cell table:number-columns-repeated="2"/>
          <table:table-cell/>
          <table:table-cell office:value-type="float" office:value="0" table:style-name="custom-style1" table:formula="=IF(ISBLANK([.G250];&quot;approval&quot;);0;IF(EXACT([.G250];&quot;draft&quot;);1;IF(EXACT([.G250];&quot;approval&quot;);2;IF(EXACT([.G250];&quot;final&quot;);3;0))))">
            <text:p>0</text:p>
          </table:table-cell>
        </table:table-row>
        <table:table-row table:style-name="ro1">
          <table:table-cell office:value-type="string" office:string-value="actions" table:style-name="ce1">
            <text:p>actions</text:p>
          </table:table-cell>
          <table:table-cell office:value-type="string" office:string-value="format-text-direction-rtl" table:style-name="ce1">
            <text:p>format-text-direction-rtl</text:p>
          </table:table-cell>
          <table:table-cell/>
          <table:table-cell office:value-type="string" office:string-value="The icon for the right-to-left formatting action." table:style-name="ce1">
            <text:p>The icon for the right-to-left formatting action.</text:p>
          </table:table-cell>
          <table:table-cell table:number-columns-repeated="2"/>
          <table:table-cell/>
          <table:table-cell office:value-type="float" office:value="0" table:style-name="custom-style1" table:formula="=IF(ISBLANK([.G251];&quot;approval&quot;);0;IF(EXACT([.G251];&quot;draft&quot;);1;IF(EXACT([.G251];&quot;approval&quot;);2;IF(EXACT([.G251];&quot;final&quot;);3;0))))">
            <text:p>0</text:p>
          </table:table-cell>
        </table:table-row>
        <table:table-row table:style-name="ro1">
          <table:table-cell office:value-type="string" office:string-value="actions" table:style-name="ce1">
            <text:p>actions</text:p>
          </table:table-cell>
          <table:table-cell office:value-type="string" office:string-value="go-jump" table:style-name="ce1">
            <text:p>go-jump</text:p>
          </table:table-cell>
          <table:table-cell/>
          <table:table-cell office:value-type="string" office:string-value="The icon for the jump to action." table:style-name="ce1">
            <text:p>The icon for the jump to action.</text:p>
          </table:table-cell>
          <table:table-cell/>
          <table:table-cell table:number-columns-repeated="2"/>
          <table:table-cell office:value-type="float" office:value="0" table:style-name="custom-style1" table:formula="=IF(ISBLANK([.G252];&quot;approval&quot;);0;IF(EXACT([.G252];&quot;draft&quot;);1;IF(EXACT([.G252];&quot;approval&quot;);2;IF(EXACT([.G252];&quot;final&quot;);3;0))))">
            <text:p>0</text:p>
          </table:table-cell>
        </table:table-row>
        <table:table-row table:style-name="ro1">
          <table:table-cell office:value-type="string" office:string-value="actions" table:style-name="ce1">
            <text:p>actions</text:p>
          </table:table-cell>
          <table:table-cell office:value-type="string" office:string-value="help-about" table:style-name="ce1">
            <text:p>help-about</text:p>
          </table:table-cell>
          <table:table-cell/>
          <table:table-cell office:value-type="string" office:string-value="The icon for the About item in the Help menu." table:style-name="ce1">
            <text:p>The icon for the About item in the Help menu.</text:p>
          </table:table-cell>
          <table:table-cell table:number-columns-repeated="2"/>
          <table:table-cell/>
          <table:table-cell office:value-type="float" office:value="0" table:style-name="custom-style1" table:formula="=IF(ISBLANK([.G253];&quot;approval&quot;);0;IF(EXACT([.G253];&quot;draft&quot;);1;IF(EXACT([.G253];&quot;approval&quot;);2;IF(EXACT([.G253];&quot;final&quot;);3;0))))">
            <text:p>0</text:p>
          </table:table-cell>
        </table:table-row>
        <table:table-row table:style-name="ro1">
          <table:table-cell office:value-type="string" office:string-value="actions" table:style-name="ce1">
            <text:p>actions</text:p>
          </table:table-cell>
          <table:table-cell office:value-type="string" office:string-value="help-faq" table:style-name="ce1">
            <text:p>help-faq</text:p>
          </table:table-cell>
          <table:table-cell/>
          <table:table-cell office:value-type="string" office:string-value="The icon for the FAQ item in the Help menu." table:style-name="ce1">
            <text:p>The icon for the FAQ item in the Help menu.</text:p>
          </table:table-cell>
          <table:table-cell table:number-columns-repeated="2"/>
          <table:table-cell/>
          <table:table-cell office:value-type="float" office:value="0" table:style-name="custom-style1" table:formula="=IF(ISBLANK([.G254];&quot;approval&quot;);0;IF(EXACT([.G254];&quot;draft&quot;);1;IF(EXACT([.G254];&quot;approval&quot;);2;IF(EXACT([.G254];&quot;final&quot;);3;0))))">
            <text:p>0</text:p>
          </table:table-cell>
        </table:table-row>
        <table:table-row table:style-name="ro1">
          <table:table-cell office:value-type="string" office:string-value="actions" table:style-name="ce1">
            <text:p>actions</text:p>
          </table:table-cell>
          <table:table-cell office:value-type="string" office:string-value="insert-link" table:style-name="ce1">
            <text:p>insert-link</text:p>
          </table:table-cell>
          <table:table-cell/>
          <table:table-cell office:value-type="string" office:string-value="The icon for the insert link action of an application." table:style-name="ce1">
            <text:p>The icon for the insert link action of an application.</text:p>
          </table:table-cell>
          <table:table-cell table:number-columns-repeated="2"/>
          <table:table-cell/>
          <table:table-cell office:value-type="float" office:value="0" table:style-name="custom-style1" table:formula="=IF(ISBLANK([.G255];&quot;approval&quot;);0;IF(EXACT([.G255];&quot;draft&quot;);1;IF(EXACT([.G255];&quot;approval&quot;);2;IF(EXACT([.G255];&quot;final&quot;);3;0))))">
            <text:p>0</text:p>
          </table:table-cell>
        </table:table-row>
        <table:table-row table:style-name="ro1">
          <table:table-cell office:value-type="string" office:string-value="actions" table:style-name="ce1">
            <text:p>actions</text:p>
          </table:table-cell>
          <table:table-cell office:value-type="string" office:string-value="insert-text" table:style-name="ce1">
            <text:p>insert-text</text:p>
          </table:table-cell>
          <table:table-cell/>
          <table:table-cell office:value-type="string" office:string-value="The icon for the insert text action of an application." table:style-name="ce1">
            <text:p>The icon for the insert text action of an application.</text:p>
          </table:table-cell>
          <table:table-cell table:number-columns-repeated="2"/>
          <table:table-cell/>
          <table:table-cell office:value-type="float" office:value="0" table:style-name="custom-style1" table:formula="=IF(ISBLANK([.G256];&quot;approval&quot;);0;IF(EXACT([.G256];&quot;draft&quot;);1;IF(EXACT([.G256];&quot;approval&quot;);2;IF(EXACT([.G256];&quot;final&quot;);3;0))))">
            <text:p>0</text:p>
          </table:table-cell>
        </table:table-row>
        <table:table-row table:style-name="ro1">
          <table:table-cell office:value-type="string" office:string-value="actions" table:style-name="ce1">
            <text:p>actions</text:p>
          </table:table-cell>
          <table:table-cell office:value-type="string" office:string-value="mail-mark-important" table:style-name="ce1">
            <text:p>mail-mark-important</text:p>
          </table:table-cell>
          <table:table-cell/>
          <table:table-cell office:value-type="string" office:string-value="The icon for the mark as important action of an electronic mail application." table:style-name="ce1">
            <text:p>The icon for the mark as important action of an electronic mail application.</text:p>
          </table:table-cell>
          <table:table-cell table:number-columns-repeated="3"/>
          <table:table-cell office:value-type="float" office:value="0" table:style-name="custom-style1" table:formula="=IF(ISBLANK([.G257];&quot;approval&quot;);0;IF(EXACT([.G257];&quot;draft&quot;);1;IF(EXACT([.G257];&quot;approval&quot;);2;IF(EXACT([.G257];&quot;final&quot;);3;0))))">
            <text:p>0</text:p>
          </table:table-cell>
        </table:table-row>
        <table:table-row table:style-name="ro1">
          <table:table-cell office:value-type="string" office:string-value="actions" table:style-name="ce1">
            <text:p>actions</text:p>
          </table:table-cell>
          <table:table-cell office:value-type="string" office:string-value="mail-mark-read" table:style-name="ce1">
            <text:p>mail-mark-read</text:p>
          </table:table-cell>
          <table:table-cell/>
          <table:table-cell office:value-type="string" office:string-value="The icon for the mark as read action of an electronic mail application." table:style-name="ce1">
            <text:p>The icon for the mark as read action of an electronic mail application.</text:p>
          </table:table-cell>
          <table:table-cell table:number-columns-repeated="3"/>
          <table:table-cell office:value-type="float" office:value="0" table:style-name="custom-style1" table:formula="=IF(ISBLANK([.G258];&quot;approval&quot;);0;IF(EXACT([.G258];&quot;draft&quot;);1;IF(EXACT([.G258];&quot;approval&quot;);2;IF(EXACT([.G258];&quot;final&quot;);3;0))))">
            <text:p>0</text:p>
          </table:table-cell>
        </table:table-row>
        <table:table-row table:style-name="ro1">
          <table:table-cell office:value-type="string" office:string-value="actions" table:style-name="ce1">
            <text:p>actions</text:p>
          </table:table-cell>
          <table:table-cell office:value-type="string" office:string-value="mail-mark-unread" table:style-name="ce1">
            <text:p>mail-mark-unread</text:p>
          </table:table-cell>
          <table:table-cell/>
          <table:table-cell office:value-type="string" office:string-value="The icon for the mark as unread action of an electronic mail application." table:style-name="ce1">
            <text:p>The icon for the mark as unread action of an electronic mail application.</text:p>
          </table:table-cell>
          <table:table-cell table:number-columns-repeated="3"/>
          <table:table-cell office:value-type="float" office:value="0" table:style-name="custom-style1" table:formula="=IF(ISBLANK([.G259];&quot;approval&quot;);0;IF(EXACT([.G259];&quot;draft&quot;);1;IF(EXACT([.G259];&quot;approval&quot;);2;IF(EXACT([.G259];&quot;final&quot;);3;0))))">
            <text:p>0</text:p>
          </table:table-cell>
        </table:table-row>
        <table:table-row table:style-name="ro1">
          <table:table-cell office:value-type="string" office:string-value="actions" table:style-name="ce1">
            <text:p>actions</text:p>
          </table:table-cell>
          <table:table-cell office:value-type="string" office:string-value="mail-send-receive" table:style-name="ce1">
            <text:p>mail-send-receive</text:p>
          </table:table-cell>
          <table:table-cell/>
          <table:table-cell office:value-type="string" office:string-value="The icon for the send and receive action of an electronic mail application." table:style-name="ce1">
            <text:p>The icon for the send and receive action of an electronic mail application.</text:p>
          </table:table-cell>
          <table:table-cell table:number-columns-repeated="3"/>
          <table:table-cell office:value-type="float" office:value="0" table:style-name="custom-style1" table:formula="=IF(ISBLANK([.G260];&quot;approval&quot;);0;IF(EXACT([.G260];&quot;draft&quot;);1;IF(EXACT([.G260];&quot;approval&quot;);2;IF(EXACT([.G260];&quot;final&quot;);3;0))))">
            <text:p>0</text:p>
          </table:table-cell>
        </table:table-row>
        <table:table-row table:style-name="ro1">
          <table:table-cell office:value-type="string" office:string-value="actions" table:style-name="ce1">
            <text:p>actions</text:p>
          </table:table-cell>
          <table:table-cell office:value-type="string" office:string-value="object-flip-horizontal" table:style-name="ce1">
            <text:p>object-flip-horizontal</text:p>
          </table:table-cell>
          <table:table-cell/>
          <table:table-cell office:value-type="string" office:string-value="The icon for the action to flip an object horizontally." table:style-name="ce1">
            <text:p>The icon for the action to flip an object horizontally.</text:p>
          </table:table-cell>
          <table:table-cell table:number-columns-repeated="2"/>
          <table:table-cell/>
          <table:table-cell office:value-type="float" office:value="0" table:style-name="custom-style1" table:formula="=IF(ISBLANK([.G261];&quot;approval&quot;);0;IF(EXACT([.G261];&quot;draft&quot;);1;IF(EXACT([.G261];&quot;approval&quot;);2;IF(EXACT([.G261];&quot;final&quot;);3;0))))">
            <text:p>0</text:p>
          </table:table-cell>
        </table:table-row>
        <table:table-row table:style-name="ro1">
          <table:table-cell office:value-type="string" office:string-value="actions" table:style-name="ce1">
            <text:p>actions</text:p>
          </table:table-cell>
          <table:table-cell office:value-type="string" office:string-value="object-flip-vertical" table:style-name="ce1">
            <text:p>object-flip-vertical</text:p>
          </table:table-cell>
          <table:table-cell/>
          <table:table-cell office:value-type="string" office:string-value="The icon for the action to flip an object vertically." table:style-name="ce1">
            <text:p>The icon for the action to flip an object vertically.</text:p>
          </table:table-cell>
          <table:table-cell table:number-columns-repeated="2"/>
          <table:table-cell/>
          <table:table-cell office:value-type="float" office:value="0" table:style-name="custom-style1" table:formula="=IF(ISBLANK([.G262];&quot;approval&quot;);0;IF(EXACT([.G262];&quot;draft&quot;);1;IF(EXACT([.G262];&quot;approval&quot;);2;IF(EXACT([.G262];&quot;final&quot;);3;0))))">
            <text:p>0</text:p>
          </table:table-cell>
        </table:table-row>
        <table:table-row table:style-name="ro1">
          <table:table-cell office:value-type="string" office:string-value="actions" table:style-name="ce1">
            <text:p>actions</text:p>
          </table:table-cell>
          <table:table-cell office:value-type="string" office:string-value="view-sort-ascending" table:style-name="ce1">
            <text:p>view-sort-ascending</text:p>
          </table:table-cell>
          <table:table-cell/>
          <table:table-cell office:value-type="string" office:string-value="The icon used for the &lt;quote&gt;Sort Ascending&lt;/quote&gt; item in the application's &lt;quote&gt;View&lt;/quote&gt; menu, or in a button for changing the sort method for a list." table:style-name="ce1">
            <text:p>The icon used for the &lt;quote&gt;Sort Ascending&lt;/quote&gt; item in the application's &lt;quote&gt;View&lt;/quote&gt; menu, or in a button for changing the sort method for a list.</text:p>
          </table:table-cell>
          <table:table-cell table:number-columns-repeated="3"/>
          <table:table-cell office:value-type="float" office:value="0" table:style-name="custom-style1" table:formula="=IF(ISBLANK([.G263];&quot;approval&quot;);0;IF(EXACT([.G263];&quot;draft&quot;);1;IF(EXACT([.G263];&quot;approval&quot;);2;IF(EXACT([.G263];&quot;final&quot;);3;0))))">
            <text:p>0</text:p>
          </table:table-cell>
          <table:table-cell table:number-columns-repeated="5"/>
        </table:table-row>
        <table:table-row table:style-name="ro1">
          <table:table-cell office:value-type="string" office:string-value="actions" table:style-name="ce1">
            <text:p>actions</text:p>
          </table:table-cell>
          <table:table-cell office:value-type="string" office:string-value="view-sort-descending" table:style-name="ce1">
            <text:p>view-sort-descending</text:p>
          </table:table-cell>
          <table:table-cell/>
          <table:table-cell office:value-type="string" office:string-value="The icon used for the &lt;quote&gt;Sort Descending&lt;/quote&gt; item in the application's &lt;quote&gt;View&lt;/quote&gt; menu, or in a button for changing the sort method for a list." table:style-name="ce1">
            <text:p>The icon used for the &lt;quote&gt;Sort Descending&lt;/quote&gt; item in the application's &lt;quote&gt;View&lt;/quote&gt; menu, or in a button for changing the sort method for a list.</text:p>
          </table:table-cell>
          <table:table-cell table:number-columns-repeated="3"/>
          <table:table-cell office:value-type="float" office:value="0" table:style-name="custom-style1" table:formula="=IF(ISBLANK([.G264];&quot;approval&quot;);0;IF(EXACT([.G264];&quot;draft&quot;);1;IF(EXACT([.G264];&quot;approval&quot;);2;IF(EXACT([.G264];&quot;final&quot;);3;0))))">
            <text:p>0</text:p>
          </table:table-cell>
          <table:table-cell table:number-columns-repeated="5"/>
        </table:table-row>
        <table:table-row table:style-name="ro1">
          <table:table-cell office:value-type="string" office:string-value="animation" table:style-name="ce1">
            <text:p>animation</text:p>
          </table:table-cell>
          <table:table-cell office:value-type="string" office:string-value="process-working" table:style-name="ce1">
            <text:p>process-working</text:p>
          </table:table-cell>
          <table:table-cell/>
          <table:table-cell office:value-type="string" office:string-value="This is the standard spinner animation for web browsers and file managers to show that the location is loading. This image should be a multi-frame PNG with the frames as the size that the directory containing the image, is specified to be in. The first frame of the animation should be used for the resting state of the animation." table:style-name="ce1">
            <text:p>This is the standard spinner animation for web browsers and file managers to show that the location is loading. This image should be a multi-frame PNG with the frames as the size that the directory containing the image, is specified to be in. The first frame of the animation should be used for the resting state of the animation.</text:p>
          </table:table-cell>
          <table:table-cell table:number-columns-repeated="3"/>
          <table:table-cell office:value-type="float" office:value="0" table:style-name="custom-style1" table:formula="=IF(ISBLANK([.G265];&quot;approval&quot;);0;IF(EXACT([.G265];&quot;draft&quot;);1;IF(EXACT([.G265];&quot;approval&quot;);2;IF(EXACT([.G265];&quot;final&quot;);3;0))))">
            <text:p>0</text:p>
          </table:table-cell>
          <table:table-cell table:number-columns-repeated="17"/>
        </table:table-row>
        <table:table-row table:style-name="ro1">
          <table:table-cell office:value-type="string" office:string-value="apps" table:style-name="ce1">
            <text:p>apps</text:p>
          </table:table-cell>
          <table:table-cell office:value-type="string" office:string-value="accessories-calculator" table:style-name="ce1">
            <text:p>accessories-calculator</text:p>
          </table:table-cell>
          <table:table-cell/>
          <table:table-cell office:value-type="string" office:string-value="The icon used for the desktop's calculator accessory program." table:style-name="ce1">
            <text:p>The icon used for the desktop's calculator accessory program.</text:p>
          </table:table-cell>
          <table:table-cell table:number-columns-repeated="3"/>
          <table:table-cell office:value-type="float" office:value="0" table:style-name="custom-style1" table:formula="=IF(ISBLANK([.G266];&quot;approval&quot;);0;IF(EXACT([.G266];&quot;draft&quot;);1;IF(EXACT([.G266];&quot;approval&quot;);2;IF(EXACT([.G266];&quot;final&quot;);3;0))))">
            <text:p>0</text:p>
          </table:table-cell>
        </table:table-row>
        <table:table-row table:style-name="ro1">
          <table:table-cell office:value-type="string" office:string-value="apps" table:style-name="ce1">
            <text:p>apps</text:p>
          </table:table-cell>
          <table:table-cell office:value-type="string" office:string-value="accessories-character-map" table:style-name="ce1">
            <text:p>accessories-character-map</text:p>
          </table:table-cell>
          <table:table-cell/>
          <table:table-cell office:value-type="string" office:string-value="The icon used for the desktop's international and extended text character accessory program." table:style-name="ce1">
            <text:p>The icon used for the desktop's international and extended text character accessory program.</text:p>
          </table:table-cell>
          <table:table-cell table:number-columns-repeated="3"/>
          <table:table-cell office:value-type="float" office:value="0" table:style-name="custom-style1" table:formula="=IF(ISBLANK([.G267];&quot;approval&quot;);0;IF(EXACT([.G267];&quot;draft&quot;);1;IF(EXACT([.G267];&quot;approval&quot;);2;IF(EXACT([.G267];&quot;final&quot;);3;0))))">
            <text:p>0</text:p>
          </table:table-cell>
          <table:table-cell/>
        </table:table-row>
        <table:table-row table:style-name="ro1">
          <table:table-cell office:value-type="string" office:string-value="apps" table:style-name="ce1">
            <text:p>apps</text:p>
          </table:table-cell>
          <table:table-cell office:value-type="string" office:string-value="accessories-dictionary" table:style-name="ce1">
            <text:p>accessories-dictionary</text:p>
          </table:table-cell>
          <table:table-cell/>
          <table:table-cell office:value-type="string" office:string-value="The icon used for the desktop's dictionary accessory program." table:style-name="ce1">
            <text:p>The icon used for the desktop's dictionary accessory program.</text:p>
          </table:table-cell>
          <table:table-cell table:number-columns-repeated="3"/>
          <table:table-cell office:value-type="float" office:value="0" table:style-name="custom-style1" table:formula="=IF(ISBLANK([.G268];&quot;approval&quot;);0;IF(EXACT([.G268];&quot;draft&quot;);1;IF(EXACT([.G268];&quot;approval&quot;);2;IF(EXACT([.G268];&quot;final&quot;);3;0))))">
            <text:p>0</text:p>
          </table:table-cell>
        </table:table-row>
        <table:table-row table:style-name="ro1">
          <table:table-cell office:value-type="string" office:string-value="apps" table:style-name="ce1">
            <text:p>apps</text:p>
          </table:table-cell>
          <table:table-cell office:value-type="string" office:string-value="accessories-text-editor" table:style-name="ce1">
            <text:p>accessories-text-editor</text:p>
          </table:table-cell>
          <table:table-cell/>
          <table:table-cell office:value-type="string" office:string-value="The icon used for the desktop's text editing accessory program." table:style-name="ce1">
            <text:p>The icon used for the desktop's text editing accessory program.</text:p>
          </table:table-cell>
          <table:table-cell table:number-columns-repeated="3"/>
          <table:table-cell office:value-type="float" office:value="0" table:style-name="custom-style1" table:formula="=IF(ISBLANK([.G269];&quot;approval&quot;);0;IF(EXACT([.G269];&quot;draft&quot;);1;IF(EXACT([.G269];&quot;approval&quot;);2;IF(EXACT([.G269];&quot;final&quot;);3;0))))">
            <text:p>0</text:p>
          </table:table-cell>
        </table:table-row>
        <table:table-row table:style-name="ro1">
          <table:table-cell office:value-type="string" office:string-value="apps" table:style-name="ce1">
            <text:p>apps</text:p>
          </table:table-cell>
          <table:table-cell office:value-type="string" office:string-value="help-browser" table:style-name="ce1">
            <text:p>help-browser</text:p>
          </table:table-cell>
          <table:table-cell/>
          <table:table-cell office:value-type="string" office:string-value="The icon used for the desktop's help browsing application." table:style-name="ce1">
            <text:p>The icon used for the desktop's help browsing application.</text:p>
          </table:table-cell>
          <table:table-cell table:number-columns-repeated="2"/>
          <table:table-cell/>
          <table:table-cell office:value-type="float" office:value="0" table:style-name="custom-style1" table:formula="=IF(ISBLANK([.G270];&quot;approval&quot;);0;IF(EXACT([.G270];&quot;draft&quot;);1;IF(EXACT([.G270];&quot;approval&quot;);2;IF(EXACT([.G270];&quot;final&quot;);3;0))))">
            <text:p>0</text:p>
          </table:table-cell>
        </table:table-row>
        <table:table-row table:style-name="ro1">
          <table:table-cell office:value-type="string" office:string-value="apps" table:style-name="ce1">
            <text:p>apps</text:p>
          </table:table-cell>
          <table:table-cell office:value-type="string" office:string-value="multimedia-volume-control" table:style-name="ce1">
            <text:p>multimedia-volume-control</text:p>
          </table:table-cell>
          <table:table-cell/>
          <table:table-cell office:value-type="string" office:string-value="The icon used for the desktop's hardware volume control application." table:style-name="ce1">
            <text:p>The icon used for the desktop's hardware volume control application.</text:p>
          </table:table-cell>
          <table:table-cell table:number-columns-repeated="3"/>
          <table:table-cell office:value-type="float" office:value="0" table:style-name="custom-style1" table:formula="=IF(ISBLANK([.G271];&quot;approval&quot;);0;IF(EXACT([.G271];&quot;draft&quot;);1;IF(EXACT([.G271];&quot;approval&quot;);2;IF(EXACT([.G271];&quot;final&quot;);3;0))))">
            <text:p>0</text:p>
          </table:table-cell>
        </table:table-row>
        <table:table-row table:style-name="ro1">
          <table:table-cell office:value-type="string" office:string-value="apps" table:style-name="ce1">
            <text:p>apps</text:p>
          </table:table-cell>
          <table:table-cell office:value-type="string" office:string-value="preferences-desktop-multimedia" table:style-name="ce1">
            <text:p>preferences-desktop-multimedia</text:p>
          </table:table-cell>
          <table:table-cell/>
          <table:table-cell office:value-type="string" office:string-value="The icon used for the desktop's multimedia preferences." table:style-name="ce1">
            <text:p>The icon used for the desktop's multimedia preferences.</text:p>
          </table:table-cell>
          <table:table-cell table:number-columns-repeated="2"/>
          <table:table-cell/>
          <table:table-cell office:value-type="float" office:value="0" table:style-name="custom-style1" table:formula="=IF(ISBLANK([.G272];&quot;approval&quot;);0;IF(EXACT([.G272];&quot;draft&quot;);1;IF(EXACT([.G272];&quot;approval&quot;);2;IF(EXACT([.G272];&quot;final&quot;);3;0))))">
            <text:p>0</text:p>
          </table:table-cell>
        </table:table-row>
        <table:table-row table:style-name="ro1">
          <table:table-cell office:value-type="string" office:string-value="apps" table:style-name="ce1">
            <text:p>apps</text:p>
          </table:table-cell>
          <table:table-cell office:value-type="string" office:string-value="system-software-update" table:style-name="ce1">
            <text:p>system-software-update</text:p>
          </table:table-cell>
          <table:table-cell/>
          <table:table-cell office:value-type="string" office:string-value="The icon used for the desktop's software updating application." table:style-name="ce1">
            <text:p>The icon used for the desktop's software updating application.</text:p>
          </table:table-cell>
          <table:table-cell table:number-columns-repeated="3"/>
          <table:table-cell office:value-type="float" office:value="0" table:style-name="custom-style1" table:formula="=IF(ISBLANK([.G273];&quot;approval&quot;);0;IF(EXACT([.G273];&quot;draft&quot;);1;IF(EXACT([.G273];&quot;approval&quot;);2;IF(EXACT([.G273];&quot;final&quot;);3;0))))">
            <text:p>0</text:p>
          </table:table-cell>
        </table:table-row>
        <table:table-row table:style-name="ro1">
          <table:table-cell office:value-type="string" office:string-value="apps" table:style-name="ce1">
            <text:p>apps</text:p>
          </table:table-cell>
          <table:table-cell office:value-type="string" office:string-value="utilities-system-monitor" table:style-name="ce1">
            <text:p>utilities-system-monitor</text:p>
          </table:table-cell>
          <table:table-cell/>
          <table:table-cell office:value-type="string" office:string-value="The icon used for the desktop's system resource monitor application." table:style-name="ce1">
            <text:p>The icon used for the desktop's system resource monitor application.</text:p>
          </table:table-cell>
          <table:table-cell table:number-columns-repeated="3"/>
          <table:table-cell office:value-type="float" office:value="0" table:style-name="custom-style1" table:formula="=IF(ISBLANK([.G274];&quot;approval&quot;);0;IF(EXACT([.G274];&quot;draft&quot;);1;IF(EXACT([.G274];&quot;approval&quot;);2;IF(EXACT([.G274];&quot;final&quot;);3;0))))">
            <text:p>0</text:p>
          </table:table-cell>
        </table:table-row>
        <table:table-row table:style-name="ro1">
          <table:table-cell office:value-type="string" office:string-value="apps" table:style-name="ce1">
            <text:p>apps</text:p>
          </table:table-cell>
          <table:table-cell office:value-type="string" office:string-value="utilities-terminal" table:style-name="ce1">
            <text:p>utilities-terminal</text:p>
          </table:table-cell>
          <table:table-cell/>
          <table:table-cell office:value-type="string" office:string-value="The icon used for the desktop's terminal emulation application." table:style-name="ce1">
            <text:p>The icon used for the desktop's terminal emulation application.</text:p>
          </table:table-cell>
          <table:table-cell table:number-columns-repeated="3"/>
          <table:table-cell office:value-type="float" office:value="0" table:style-name="custom-style1" table:formula="=IF(ISBLANK([.G275];&quot;approval&quot;);0;IF(EXACT([.G275];&quot;draft&quot;);1;IF(EXACT([.G275];&quot;approval&quot;);2;IF(EXACT([.G275];&quot;final&quot;);3;0))))">
            <text:p>0</text:p>
          </table:table-cell>
        </table:table-row>
        <table:table-row table:style-name="ro1">
          <table:table-cell office:value-type="string" office:string-value="category" table:style-name="ce1">
            <text:p>category</text:p>
          </table:table-cell>
          <table:table-cell office:value-type="string" office:string-value="applications-engineering" table:style-name="ce1">
            <text:p>applications-engineering</text:p>
          </table:table-cell>
          <table:table-cell/>
          <table:table-cell office:value-type="string" office:string-value="The icon for the &lt;quote&gt;Engineering&lt;/quote&gt; sub-menu of the Programs menu." table:style-name="ce1">
            <text:p>The icon for the &lt;quote&gt;Engineering&lt;/quote&gt; sub-menu of the Programs menu.</text:p>
          </table:table-cell>
          <table:table-cell table:number-columns-repeated="3"/>
          <table:table-cell office:value-type="float" office:value="0" table:style-name="custom-style1" table:formula="=IF(ISBLANK([.G276];&quot;approval&quot;);0;IF(EXACT([.G276];&quot;draft&quot;);1;IF(EXACT([.G276];&quot;approval&quot;);2;IF(EXACT([.G276];&quot;final&quot;);3;0))))">
            <text:p>0</text:p>
          </table:table-cell>
        </table:table-row>
        <table:table-row table:style-name="ro1">
          <table:table-cell office:value-type="string" office:string-value="category" table:style-name="ce1">
            <text:p>category</text:p>
          </table:table-cell>
          <table:table-cell office:value-type="string" office:string-value="applications-other" table:style-name="ce1">
            <text:p>applications-other</text:p>
          </table:table-cell>
          <table:table-cell/>
          <table:table-cell office:value-type="string" office:string-value="The icon for the &lt;quote&gt;Other&lt;/quote&gt; sub-menu of the Programs menu." table:style-name="ce1">
            <text:p>The icon for the &lt;quote&gt;Other&lt;/quote&gt; sub-menu of the Programs menu.</text:p>
          </table:table-cell>
          <table:table-cell table:number-columns-repeated="3"/>
          <table:table-cell office:value-type="float" office:value="0" table:style-name="custom-style1" table:formula="=IF(ISBLANK([.G277];&quot;approval&quot;);0;IF(EXACT([.G277];&quot;draft&quot;);1;IF(EXACT([.G277];&quot;approval&quot;);2;IF(EXACT([.G277];&quot;final&quot;);3;0))))">
            <text:p>0</text:p>
          </table:table-cell>
        </table:table-row>
        <table:table-row table:style-name="ro1">
          <table:table-cell office:value-type="string" office:string-value="category" table:style-name="ce1">
            <text:p>category</text:p>
          </table:table-cell>
          <table:table-cell office:value-type="string" office:string-value="applications-science" table:style-name="ce1">
            <text:p>applications-science</text:p>
          </table:table-cell>
          <table:table-cell/>
          <table:table-cell office:value-type="string" office:string-value="The icon for the &lt;quote&gt;Science&lt;/quote&gt; sub-menu of the Programs menu." table:style-name="ce1">
            <text:p>The icon for the &lt;quote&gt;Science&lt;/quote&gt; sub-menu of the Programs menu.</text:p>
          </table:table-cell>
          <table:table-cell table:number-columns-repeated="3"/>
          <table:table-cell office:value-type="float" office:value="0" table:style-name="custom-style1" table:formula="=IF(ISBLANK([.G278];&quot;approval&quot;);0;IF(EXACT([.G278];&quot;draft&quot;);1;IF(EXACT([.G278];&quot;approval&quot;);2;IF(EXACT([.G278];&quot;final&quot;);3;0))))">
            <text:p>0</text:p>
          </table:table-cell>
        </table:table-row>
        <table:table-row table:style-name="ro1">
          <table:table-cell office:value-type="string" office:string-value="category" table:style-name="ce1">
            <text:p>category</text:p>
          </table:table-cell>
          <table:table-cell office:value-type="string" office:string-value="preferences-other" table:style-name="ce1">
            <text:p>preferences-other</text:p>
          </table:table-cell>
          <table:table-cell/>
          <table:table-cell office:value-type="string" office:string-value="The icon for the &lt;quote&gt;Other&lt;/quote&gt; preferences category." table:style-name="ce1">
            <text:p>The icon for the &lt;quote&gt;Other&lt;/quote&gt; preferences category.</text:p>
          </table:table-cell>
          <table:table-cell table:number-columns-repeated="3"/>
          <table:table-cell office:value-type="float" office:value="0" table:style-name="custom-style1" table:formula="=IF(ISBLANK([.G279];&quot;approval&quot;);0;IF(EXACT([.G279];&quot;draft&quot;);1;IF(EXACT([.G279];&quot;approval&quot;);2;IF(EXACT([.G279];&quot;final&quot;);3;0))))">
            <text:p>0</text:p>
          </table:table-cell>
        </table:table-row>
        <table:table-row table:style-name="ro1">
          <table:table-cell office:value-type="string" office:string-value="category" table:style-name="ce1">
            <text:p>category</text:p>
          </table:table-cell>
          <table:table-cell office:value-type="string" office:string-value="preferences-system" table:style-name="ce1">
            <text:p>preferences-system</text:p>
          </table:table-cell>
          <table:table-cell/>
          <table:table-cell office:value-type="string" office:string-value="The icon for the &lt;quote&gt;System Preferences&lt;/quote&gt; category." table:style-name="ce1">
            <text:p>The icon for the &lt;quote&gt;System Preferences&lt;/quote&gt; category.</text:p>
          </table:table-cell>
          <table:table-cell table:number-columns-repeated="3"/>
          <table:table-cell office:value-type="float" office:value="0" table:style-name="custom-style1" table:formula="=IF(ISBLANK([.G280];&quot;approval&quot;);0;IF(EXACT([.G280];&quot;draft&quot;);1;IF(EXACT([.G280];&quot;approval&quot;);2;IF(EXACT([.G280];&quot;final&quot;);3;0))))">
            <text:p>0</text:p>
          </table:table-cell>
        </table:table-row>
        <table:table-row table:style-name="ro1">
          <table:table-cell office:value-type="string" office:string-value="category" table:style-name="ce1">
            <text:p>category</text:p>
          </table:table-cell>
          <table:table-cell office:value-type="string" office:string-value="preferences-system-network" table:style-name="ce1">
            <text:p>preferences-system-network</text:p>
          </table:table-cell>
          <table:table-cell/>
          <table:table-cell office:value-type="string" office:string-value="The icon for the &lt;quote&gt;Network&lt;/quote&gt; sub-category of the &lt;quote&gt;System Preferences&lt;/quote&gt; category." table:style-name="ce1">
            <text:p>The icon for the &lt;quote&gt;Network&lt;/quote&gt; sub-category of the &lt;quote&gt;System Preferences&lt;/quote&gt; category.</text:p>
          </table:table-cell>
          <table:table-cell table:number-columns-repeated="3"/>
          <table:table-cell office:value-type="float" office:value="0" table:style-name="custom-style1" table:formula="=IF(ISBLANK([.G281];&quot;approval&quot;);0;IF(EXACT([.G281];&quot;draft&quot;);1;IF(EXACT([.G281];&quot;approval&quot;);2;IF(EXACT([.G281];&quot;final&quot;);3;0))))">
            <text:p>0</text:p>
          </table:table-cell>
          <table:table-cell table:number-columns-repeated="2"/>
        </table:table-row>
        <table:table-row table:style-name="ro1">
          <table:table-cell office:value-type="string" office:string-value="category" table:style-name="ce1">
            <text:p>category</text:p>
          </table:table-cell>
          <table:table-cell office:value-type="string" office:string-value="system-help" table:style-name="ce1">
            <text:p>system-help</text:p>
          </table:table-cell>
          <table:table-cell/>
          <table:table-cell office:value-type="string" office:string-value="The icon for the &lt;quote&gt;Help&lt;/quote&gt; system category." table:style-name="ce1">
            <text:p>The icon for the &lt;quote&gt;Help&lt;/quote&gt; system category.</text:p>
          </table:table-cell>
          <table:table-cell table:number-columns-repeated="2"/>
          <table:table-cell/>
          <table:table-cell office:value-type="float" office:value="0" table:style-name="custom-style1" table:formula="=IF(ISBLANK([.G282];&quot;approval&quot;);0;IF(EXACT([.G282];&quot;draft&quot;);1;IF(EXACT([.G282];&quot;approval&quot;);2;IF(EXACT([.G282];&quot;final&quot;);3;0))))">
            <text:p>0</text:p>
          </table:table-cell>
        </table:table-row>
        <table:table-row table:style-name="ro1">
          <table:table-cell office:value-type="string" office:string-value="device" table:style-name="ce1">
            <text:p>device</text:p>
          </table:table-cell>
          <table:table-cell office:value-type="string" office:string-value="audio-card" table:style-name="ce1">
            <text:p>audio-card</text:p>
          </table:table-cell>
          <table:table-cell/>
          <table:table-cell office:value-type="string" office:string-value="The icon used for the audio rendering device." table:style-name="ce1">
            <text:p>The icon used for the audio rendering device.</text:p>
          </table:table-cell>
          <table:table-cell table:number-columns-repeated="2"/>
          <table:table-cell/>
          <table:table-cell office:value-type="float" office:value="0" table:style-name="custom-style1" table:formula="=IF(ISBLANK([.G283];&quot;approval&quot;);0;IF(EXACT([.G283];&quot;draft&quot;);1;IF(EXACT([.G283];&quot;approval&quot;);2;IF(EXACT([.G283];&quot;final&quot;);3;0))))">
            <text:p>0</text:p>
          </table:table-cell>
        </table:table-row>
        <table:table-row table:style-name="ro1">
          <table:table-cell office:value-type="string" office:string-value="device" table:style-name="ce1">
            <text:p>device</text:p>
          </table:table-cell>
          <table:table-cell office:value-type="string" office:string-value="audio-input-microphone" table:style-name="ce1">
            <text:p>audio-input-microphone</text:p>
          </table:table-cell>
          <table:table-cell/>
          <table:table-cell office:value-type="string" office:string-value="The icon used for the microphone audio input device." table:style-name="ce1">
            <text:p>The icon used for the microphone audio input device.</text:p>
          </table:table-cell>
          <table:table-cell table:number-columns-repeated="2"/>
          <table:table-cell/>
          <table:table-cell office:value-type="float" office:value="0" table:style-name="custom-style1" table:formula="=IF(ISBLANK([.G284];&quot;approval&quot;);0;IF(EXACT([.G284];&quot;draft&quot;);1;IF(EXACT([.G284];&quot;approval&quot;);2;IF(EXACT([.G284];&quot;final&quot;);3;0))))">
            <text:p>0</text:p>
          </table:table-cell>
        </table:table-row>
        <table:table-row table:style-name="ro1">
          <table:table-cell office:value-type="string" office:string-value="device" table:style-name="ce1">
            <text:p>device</text:p>
          </table:table-cell>
          <table:table-cell office:value-type="string" office:string-value="camera-video" table:style-name="ce1">
            <text:p>camera-video</text:p>
          </table:table-cell>
          <table:table-cell/>
          <table:table-cell office:value-type="string" office:string-value="The icon used for a video or web camera." table:style-name="ce1">
            <text:p>The icon used for a video or web camera.</text:p>
          </table:table-cell>
          <table:table-cell table:number-columns-repeated="2"/>
          <table:table-cell/>
          <table:table-cell office:value-type="float" office:value="0" table:style-name="custom-style1" table:formula="=IF(ISBLANK([.G285];&quot;approval&quot;);0;IF(EXACT([.G285];&quot;draft&quot;);1;IF(EXACT([.G285];&quot;approval&quot;);2;IF(EXACT([.G285];&quot;final&quot;);3;0))))">
            <text:p>0</text:p>
          </table:table-cell>
        </table:table-row>
        <table:table-row table:style-name="ro1">
          <table:table-cell office:value-type="string" office:string-value="device" table:style-name="ce1">
            <text:p>device</text:p>
          </table:table-cell>
          <table:table-cell office:value-type="string" office:string-value="media-tape" table:style-name="ce1">
            <text:p>media-tape</text:p>
          </table:table-cell>
          <table:table-cell/>
          <table:table-cell office:value-type="string" office:string-value="The icon used for generic physical tape media." table:style-name="ce1">
            <text:p>The icon used for generic physical tape media.</text:p>
          </table:table-cell>
          <table:table-cell table:number-columns-repeated="2"/>
          <table:table-cell/>
          <table:table-cell office:value-type="float" office:value="0" table:style-name="custom-style1" table:formula="=IF(ISBLANK([.G286];&quot;approval&quot;);0;IF(EXACT([.G286];&quot;draft&quot;);1;IF(EXACT([.G286];&quot;approval&quot;);2;IF(EXACT([.G286];&quot;final&quot;);3;0))))">
            <text:p>0</text:p>
          </table:table-cell>
        </table:table-row>
        <table:table-row table:style-name="ro1">
          <table:table-cell office:value-type="string" office:string-value="device" table:style-name="ce1">
            <text:p>device</text:p>
          </table:table-cell>
          <table:table-cell office:value-type="string" office:string-value="modem" table:style-name="ce1">
            <text:p>modem</text:p>
          </table:table-cell>
          <table:table-cell/>
          <table:table-cell office:value-type="string" office:string-value="The icon used for modem devices." table:style-name="ce1">
            <text:p>The icon used for modem devices.</text:p>
          </table:table-cell>
          <table:table-cell/>
          <table:table-cell table:number-columns-repeated="2"/>
          <table:table-cell office:value-type="float" office:value="0" table:style-name="custom-style1" table:formula="=IF(ISBLANK([.G287];&quot;approval&quot;);0;IF(EXACT([.G287];&quot;draft&quot;);1;IF(EXACT([.G287];&quot;approval&quot;);2;IF(EXACT([.G287];&quot;final&quot;);3;0))))">
            <text:p>0</text:p>
          </table:table-cell>
        </table:table-row>
        <table:table-row table:style-name="ro1">
          <table:table-cell office:value-type="string" office:string-value="emblem" table:style-name="ce1">
            <text:p>emblem</text:p>
          </table:table-cell>
          <table:table-cell office:value-type="string" office:string-value="emblem-default" table:style-name="ce1">
            <text:p>emblem-default</text:p>
          </table:table-cell>
          <table:table-cell/>
          <table:table-cell office:value-type="string" office:string-value="The icon used as an emblem to specify the default selection of a printer for example." table:style-name="ce1">
            <text:p>The icon used as an emblem to specify the default selection of a printer for example.</text:p>
          </table:table-cell>
          <table:table-cell table:number-columns-repeated="3"/>
          <table:table-cell office:value-type="float" office:value="0" table:style-name="custom-style1" table:formula="=IF(ISBLANK([.G288];&quot;approval&quot;);0;IF(EXACT([.G288];&quot;draft&quot;);1;IF(EXACT([.G288];&quot;approval&quot;);2;IF(EXACT([.G288];&quot;final&quot;);3;0))))">
            <text:p>0</text:p>
          </table:table-cell>
          <table:table-cell/>
        </table:table-row>
        <table:table-row table:style-name="ro1">
          <table:table-cell office:value-type="string" office:string-value="emblem" table:style-name="ce1">
            <text:p>emblem</text:p>
          </table:table-cell>
          <table:table-cell office:value-type="string" office:string-value="emblem-default" table:style-name="ce1">
            <text:p>emblem-default</text:p>
          </table:table-cell>
          <table:table-cell/>
          <table:table-cell office:value-type="string" office:string-value="The icon used as an emblem to specify the default selection of a printer for example." table:style-name="ce1">
            <text:p>The icon used as an emblem to specify the default selection of a printer for example.</text:p>
          </table:table-cell>
          <table:table-cell table:number-columns-repeated="3"/>
          <table:table-cell office:value-type="float" office:value="0" table:style-name="custom-style1" table:formula="=IF(ISBLANK([.G289];&quot;approval&quot;);0;IF(EXACT([.G289];&quot;draft&quot;);1;IF(EXACT([.G289];&quot;approval&quot;);2;IF(EXACT([.G289];&quot;final&quot;);3;0))))">
            <text:p>0</text:p>
          </table:table-cell>
          <table:table-cell/>
        </table:table-row>
        <table:table-row table:style-name="ro1">
          <table:table-cell office:value-type="string" office:string-value="emblem" table:style-name="ce1">
            <text:p>emblem</text:p>
          </table:table-cell>
          <table:table-cell office:value-type="string" office:string-value="emblem-documents" table:style-name="ce1">
            <text:p>emblem-documents</text:p>
          </table:table-cell>
          <table:table-cell/>
          <table:table-cell office:value-type="string" office:string-value="The icon used as an emblem for the directory where a user's documents are stored." table:style-name="ce1">
            <text:p>The icon used as an emblem for the directory where a user's documents are stored.</text:p>
          </table:table-cell>
          <table:table-cell table:number-columns-repeated="3"/>
          <table:table-cell office:value-type="float" office:value="0" table:style-name="custom-style1" table:formula="=IF(ISBLANK([.G290];&quot;approval&quot;);0;IF(EXACT([.G290];&quot;draft&quot;);1;IF(EXACT([.G290];&quot;approval&quot;);2;IF(EXACT([.G290];&quot;final&quot;);3;0))))">
            <text:p>0</text:p>
          </table:table-cell>
        </table:table-row>
        <table:table-row table:style-name="ro1">
          <table:table-cell office:value-type="string" office:string-value="emblem" table:style-name="ce1">
            <text:p>emblem</text:p>
          </table:table-cell>
          <table:table-cell office:value-type="string" office:string-value="emblem-downloads" table:style-name="ce1">
            <text:p>emblem-downloads</text:p>
          </table:table-cell>
          <table:table-cell/>
          <table:table-cell office:value-type="string" office:string-value="The icon used as an emblem for the directory where a user's downloads from the internet are stored." table:style-name="ce1">
            <text:p>The icon used as an emblem for the directory where a user's downloads from the internet are stored.</text:p>
          </table:table-cell>
          <table:table-cell table:number-columns-repeated="3"/>
          <table:table-cell office:value-type="float" office:value="0" table:style-name="custom-style1" table:formula="=IF(ISBLANK([.G291];&quot;approval&quot;);0;IF(EXACT([.G291];&quot;draft&quot;);1;IF(EXACT([.G291];&quot;approval&quot;);2;IF(EXACT([.G291];&quot;final&quot;);3;0))))">
            <text:p>0</text:p>
          </table:table-cell>
          <table:table-cell/>
        </table:table-row>
        <table:table-row table:style-name="ro1">
          <table:table-cell office:value-type="string" office:string-value="emblem" table:style-name="ce1">
            <text:p>emblem</text:p>
          </table:table-cell>
          <table:table-cell office:value-type="string" office:string-value="emblem-favorite" table:style-name="ce1">
            <text:p>emblem-favorite</text:p>
          </table:table-cell>
          <table:table-cell/>
          <table:table-cell office:value-type="string" office:string-value="The icon used as an emblem for files and directories that the user marks as favorites." table:style-name="ce1">
            <text:p>The icon used as an emblem for files and directories that the user marks as favorites.</text:p>
          </table:table-cell>
          <table:table-cell table:number-columns-repeated="3"/>
          <table:table-cell office:value-type="float" office:value="0" table:style-name="custom-style1" table:formula="=IF(ISBLANK([.G292];&quot;approval&quot;);0;IF(EXACT([.G292];&quot;draft&quot;);1;IF(EXACT([.G292];&quot;approval&quot;);2;IF(EXACT([.G292];&quot;final&quot;);3;0))))">
            <text:p>0</text:p>
          </table:table-cell>
          <table:table-cell/>
        </table:table-row>
        <table:table-row table:style-name="ro1">
          <table:table-cell office:value-type="string" office:string-value="emblem" table:style-name="ce1">
            <text:p>emblem</text:p>
          </table:table-cell>
          <table:table-cell office:value-type="string" office:string-value="emblem-important" table:style-name="ce1">
            <text:p>emblem-important</text:p>
          </table:table-cell>
          <table:table-cell/>
          <table:table-cell office:value-type="string" office:string-value="The icon used as an emblem for files and directories that are marked as important by the user." table:style-name="ce1">
            <text:p>The icon used as an emblem for files and directories that are marked as important by the user.</text:p>
          </table:table-cell>
          <table:table-cell table:number-columns-repeated="3"/>
          <table:table-cell office:value-type="float" office:value="0" table:style-name="custom-style1" table:formula="=IF(ISBLANK([.G293];&quot;approval&quot;);0;IF(EXACT([.G293];&quot;draft&quot;);1;IF(EXACT([.G293];&quot;approval&quot;);2;IF(EXACT([.G293];&quot;final&quot;);3;0))))">
            <text:p>0</text:p>
          </table:table-cell>
          <table:table-cell/>
        </table:table-row>
        <table:table-row table:style-name="ro1">
          <table:table-cell office:value-type="string" office:string-value="emblem" table:style-name="ce1">
            <text:p>emblem</text:p>
          </table:table-cell>
          <table:table-cell office:value-type="string" office:string-value="emblem-mail" table:style-name="ce1">
            <text:p>emblem-mail</text:p>
          </table:table-cell>
          <table:table-cell/>
          <table:table-cell office:value-type="string" office:string-value="The icon used as an emblem to specify the directory where the user's electronic mail is stored." table:style-name="ce1">
            <text:p>The icon used as an emblem to specify the directory where the user's electronic mail is stored.</text:p>
          </table:table-cell>
          <table:table-cell table:number-columns-repeated="3"/>
          <table:table-cell office:value-type="float" office:value="0" table:style-name="custom-style1" table:formula="=IF(ISBLANK([.G294];&quot;approval&quot;);0;IF(EXACT([.G294];&quot;draft&quot;);1;IF(EXACT([.G294];&quot;approval&quot;);2;IF(EXACT([.G294];&quot;final&quot;);3;0))))">
            <text:p>0</text:p>
          </table:table-cell>
          <table:table-cell/>
        </table:table-row>
        <table:table-row table:style-name="ro1">
          <table:table-cell office:value-type="string" office:string-value="emblem" table:style-name="ce1">
            <text:p>emblem</text:p>
          </table:table-cell>
          <table:table-cell office:value-type="string" office:string-value="emblem-photos" table:style-name="ce1">
            <text:p>emblem-photos</text:p>
          </table:table-cell>
          <table:table-cell/>
          <table:table-cell office:value-type="string" office:string-value="The icon used as an emblem to specify the directory where the user stores photographs." table:style-name="ce1">
            <text:p>The icon used as an emblem to specify the directory where the user stores photographs.</text:p>
          </table:table-cell>
          <table:table-cell table:number-columns-repeated="3"/>
          <table:table-cell office:value-type="float" office:value="0" table:style-name="custom-style1" table:formula="=IF(ISBLANK([.G295];&quot;approval&quot;);0;IF(EXACT([.G295];&quot;draft&quot;);1;IF(EXACT([.G295];&quot;approval&quot;);2;IF(EXACT([.G295];&quot;final&quot;);3;0))))">
            <text:p>0</text:p>
          </table:table-cell>
          <table:table-cell/>
        </table:table-row>
        <table:table-row table:style-name="ro1">
          <table:table-cell office:value-type="string" office:string-value="emblem" table:style-name="ce1">
            <text:p>emblem</text:p>
          </table:table-cell>
          <table:table-cell office:value-type="string" office:string-value="emblem-readonly" table:style-name="ce1">
            <text:p>emblem-readonly</text:p>
          </table:table-cell>
          <table:table-cell/>
          <table:table-cell office:value-type="string" office:string-value="The icon used as an emblem for files and directories which can not be written to by the user." table:style-name="ce1">
            <text:p>The icon used as an emblem for files and directories which can not be written to by the user.</text:p>
          </table:table-cell>
          <table:table-cell table:number-columns-repeated="3"/>
          <table:table-cell office:value-type="float" office:value="0" table:style-name="custom-style1" table:formula="=IF(ISBLANK([.G296];&quot;approval&quot;);0;IF(EXACT([.G296];&quot;draft&quot;);1;IF(EXACT([.G296];&quot;approval&quot;);2;IF(EXACT([.G296];&quot;final&quot;);3;0))))">
            <text:p>0</text:p>
          </table:table-cell>
          <table:table-cell/>
        </table:table-row>
        <table:table-row table:style-name="ro1">
          <table:table-cell office:value-type="string" office:string-value="emblem" table:style-name="ce1">
            <text:p>emblem</text:p>
          </table:table-cell>
          <table:table-cell office:value-type="string" office:string-value="emblem-shared" table:style-name="ce1">
            <text:p>emblem-shared</text:p>
          </table:table-cell>
          <table:table-cell/>
          <table:table-cell office:value-type="string" office:string-value="The icon used as an emblem for files and directories that are shared to other users." table:style-name="ce1">
            <text:p>The icon used as an emblem for files and directories that are shared to other users.</text:p>
          </table:table-cell>
          <table:table-cell table:number-columns-repeated="3"/>
          <table:table-cell office:value-type="float" office:value="0" table:style-name="custom-style1" table:formula="=IF(ISBLANK([.G297];&quot;approval&quot;);0;IF(EXACT([.G297];&quot;draft&quot;);1;IF(EXACT([.G297];&quot;approval&quot;);2;IF(EXACT([.G297];&quot;final&quot;);3;0))))">
            <text:p>0</text:p>
          </table:table-cell>
        </table:table-row>
        <table:table-row table:style-name="ro1">
          <table:table-cell office:value-type="string" office:string-value="emblem" table:style-name="ce1">
            <text:p>emblem</text:p>
          </table:table-cell>
          <table:table-cell office:value-type="string" office:string-value="emblem-symbolic-link" table:style-name="ce1">
            <text:p>emblem-symbolic-link</text:p>
          </table:table-cell>
          <table:table-cell/>
          <table:table-cell office:value-type="string" office:string-value="The icon used as an emblem for files and direcotires that are links to other files or directories on the filesystem." table:style-name="ce1">
            <text:p>The icon used as an emblem for files and direcotires that are links to other files or directories on the filesystem.</text:p>
          </table:table-cell>
          <table:table-cell table:number-columns-repeated="3"/>
          <table:table-cell office:value-type="float" office:value="0" table:style-name="custom-style1" table:formula="=IF(ISBLANK([.G298];&quot;approval&quot;);0;IF(EXACT([.G298];&quot;draft&quot;);1;IF(EXACT([.G298];&quot;approval&quot;);2;IF(EXACT([.G298];&quot;final&quot;);3;0))))">
            <text:p>0</text:p>
          </table:table-cell>
          <table:table-cell table:number-columns-repeated="2"/>
        </table:table-row>
        <table:table-row table:style-name="ro1">
          <table:table-cell office:value-type="string" office:string-value="emblem" table:style-name="ce1">
            <text:p>emblem</text:p>
          </table:table-cell>
          <table:table-cell office:value-type="string" office:string-value="emblem-synchronized" table:style-name="ce1">
            <text:p>emblem-synchronized</text:p>
          </table:table-cell>
          <table:table-cell/>
          <table:table-cell office:value-type="string" office:string-value="The icon used as an emblem for files or directories that are configured to be synchronized to another device." table:style-name="ce1">
            <text:p>The icon used as an emblem for files or directories that are configured to be synchronized to another device.</text:p>
          </table:table-cell>
          <table:table-cell table:number-columns-repeated="3"/>
          <table:table-cell office:value-type="float" office:value="0" table:style-name="custom-style1" table:formula="=IF(ISBLANK([.G299];&quot;approval&quot;);0;IF(EXACT([.G299];&quot;draft&quot;);1;IF(EXACT([.G299];&quot;approval&quot;);2;IF(EXACT([.G299];&quot;final&quot;);3;0))))">
            <text:p>0</text:p>
          </table:table-cell>
          <table:table-cell/>
        </table:table-row>
        <table:table-row table:style-name="ro1">
          <table:table-cell office:value-type="string" office:string-value="emblem" table:style-name="ce1">
            <text:p>emblem</text:p>
          </table:table-cell>
          <table:table-cell office:value-type="string" office:string-value="emblem-system" table:style-name="ce1">
            <text:p>emblem-system</text:p>
          </table:table-cell>
          <table:table-cell/>
          <table:table-cell office:value-type="string" office:string-value="The icon used as an emblem for directories that contain system libraries, settings, and data." table:style-name="ce1">
            <text:p>The icon used as an emblem for directories that contain system libraries, settings, and data.</text:p>
          </table:table-cell>
          <table:table-cell table:number-columns-repeated="3"/>
          <table:table-cell office:value-type="float" office:value="0" table:style-name="custom-style1" table:formula="=IF(ISBLANK([.G300];&quot;approval&quot;);0;IF(EXACT([.G300];&quot;draft&quot;);1;IF(EXACT([.G300];&quot;approval&quot;);2;IF(EXACT([.G300];&quot;final&quot;);3;0))))">
            <text:p>0</text:p>
          </table:table-cell>
          <table:table-cell/>
        </table:table-row>
        <table:table-row table:style-name="ro1">
          <table:table-cell office:value-type="string" office:string-value="emblem" table:style-name="ce1">
            <text:p>emblem</text:p>
          </table:table-cell>
          <table:table-cell office:value-type="string" office:string-value="emblem-unreadable" table:style-name="ce1">
            <text:p>emblem-unreadable</text:p>
          </table:table-cell>
          <table:table-cell/>
          <table:table-cell office:value-type="string" office:string-value="The icon used as an emblem for files and directories that are inaccessible." table:style-name="ce1">
            <text:p>The icon used as an emblem for files and directories that are inaccessible.</text:p>
          </table:table-cell>
          <table:table-cell table:number-columns-repeated="3"/>
          <table:table-cell office:value-type="float" office:value="0" table:style-name="custom-style1" table:formula="=IF(ISBLANK([.G301];&quot;approval&quot;);0;IF(EXACT([.G301];&quot;draft&quot;);1;IF(EXACT([.G301];&quot;approval&quot;);2;IF(EXACT([.G301];&quot;final&quot;);3;0))))">
            <text:p>0</text:p>
          </table:table-cell>
        </table:table-row>
        <table:table-row table:style-name="ro1">
          <table:table-cell office:value-type="string" office:string-value="emotion" table:style-name="ce1">
            <text:p>emotion</text:p>
          </table:table-cell>
          <table:table-cell office:value-type="string" office:string-value="face-angel" table:style-name="ce1">
            <text:p>face-angel</text:p>
          </table:table-cell>
          <table:table-cell/>
          <table:table-cell office:value-type="string" office:string-value="The icon used for the 0:-) emote." table:style-name="ce1">
            <text:p>The icon used for the 0:-) emote.</text:p>
          </table:table-cell>
          <table:table-cell/>
          <table:table-cell table:number-columns-repeated="2"/>
          <table:table-cell office:value-type="float" office:value="0" table:style-name="custom-style1" table:formula="=IF(ISBLANK([.G302];&quot;approval&quot;);0;IF(EXACT([.G302];&quot;draft&quot;);1;IF(EXACT([.G302];&quot;approval&quot;);2;IF(EXACT([.G302];&quot;final&quot;);3;0))))">
            <text:p>0</text:p>
          </table:table-cell>
        </table:table-row>
        <table:table-row table:style-name="ro1">
          <table:table-cell office:value-type="string" office:string-value="emotion" table:style-name="ce1">
            <text:p>emotion</text:p>
          </table:table-cell>
          <table:table-cell office:value-type="string" office:string-value="face-crying" table:style-name="ce1">
            <text:p>face-crying</text:p>
          </table:table-cell>
          <table:table-cell/>
          <table:table-cell office:value-type="string" office:string-value="The icon used for the :'( emote." table:style-name="ce1">
            <text:p>The icon used for the :'( emote.</text:p>
          </table:table-cell>
          <table:table-cell/>
          <table:table-cell table:number-columns-repeated="2"/>
          <table:table-cell office:value-type="float" office:value="0" table:style-name="custom-style1" table:formula="=IF(ISBLANK([.G303];&quot;approval&quot;);0;IF(EXACT([.G303];&quot;draft&quot;);1;IF(EXACT([.G303];&quot;approval&quot;);2;IF(EXACT([.G303];&quot;final&quot;);3;0))))">
            <text:p>0</text:p>
          </table:table-cell>
        </table:table-row>
        <table:table-row table:style-name="ro1">
          <table:table-cell office:value-type="string" office:string-value="emotion" table:style-name="ce1">
            <text:p>emotion</text:p>
          </table:table-cell>
          <table:table-cell office:value-type="string" office:string-value="face-devil-grin" table:style-name="ce1">
            <text:p>face-devil-grin</text:p>
          </table:table-cell>
          <table:table-cell/>
          <table:table-cell office:value-type="string" office:string-value="The icon used for the &gt;:-) emote." table:style-name="ce1">
            <text:p>The icon used for the &gt;:-) emote.</text:p>
          </table:table-cell>
          <table:table-cell/>
          <table:table-cell table:number-columns-repeated="2"/>
          <table:table-cell office:value-type="float" office:value="0" table:style-name="custom-style1" table:formula="=IF(ISBLANK([.G304];&quot;approval&quot;);0;IF(EXACT([.G304];&quot;draft&quot;);1;IF(EXACT([.G304];&quot;approval&quot;);2;IF(EXACT([.G304];&quot;final&quot;);3;0))))">
            <text:p>0</text:p>
          </table:table-cell>
        </table:table-row>
        <table:table-row table:style-name="ro1">
          <table:table-cell office:value-type="string" office:string-value="emotion" table:style-name="ce1">
            <text:p>emotion</text:p>
          </table:table-cell>
          <table:table-cell office:value-type="string" office:string-value="face-devil-sad" table:style-name="ce1">
            <text:p>face-devil-sad</text:p>
          </table:table-cell>
          <table:table-cell/>
          <table:table-cell office:value-type="string" office:string-value="The icon used for the &gt;:-( emote." table:style-name="ce1">
            <text:p>The icon used for the &gt;:-( emote.</text:p>
          </table:table-cell>
          <table:table-cell/>
          <table:table-cell table:number-columns-repeated="2"/>
          <table:table-cell office:value-type="float" office:value="0" table:style-name="custom-style1" table:formula="=IF(ISBLANK([.G305];&quot;approval&quot;);0;IF(EXACT([.G305];&quot;draft&quot;);1;IF(EXACT([.G305];&quot;approval&quot;);2;IF(EXACT([.G305];&quot;final&quot;);3;0))))">
            <text:p>0</text:p>
          </table:table-cell>
        </table:table-row>
        <table:table-row table:style-name="ro1">
          <table:table-cell office:value-type="string" office:string-value="emotion" table:style-name="ce1">
            <text:p>emotion</text:p>
          </table:table-cell>
          <table:table-cell office:value-type="string" office:string-value="face-glasses" table:style-name="ce1">
            <text:p>face-glasses</text:p>
          </table:table-cell>
          <table:table-cell/>
          <table:table-cell office:value-type="string" office:string-value="The icon used for the B-) emote." table:style-name="ce1">
            <text:p>The icon used for the B-) emote.</text:p>
          </table:table-cell>
          <table:table-cell/>
          <table:table-cell table:number-columns-repeated="2"/>
          <table:table-cell office:value-type="float" office:value="0" table:style-name="custom-style1" table:formula="=IF(ISBLANK([.G306];&quot;approval&quot;);0;IF(EXACT([.G306];&quot;draft&quot;);1;IF(EXACT([.G306];&quot;approval&quot;);2;IF(EXACT([.G306];&quot;final&quot;);3;0))))">
            <text:p>0</text:p>
          </table:table-cell>
        </table:table-row>
        <table:table-row table:style-name="ro1">
          <table:table-cell office:value-type="string" office:string-value="emotion" table:style-name="ce1">
            <text:p>emotion</text:p>
          </table:table-cell>
          <table:table-cell office:value-type="string" office:string-value="face-kiss" table:style-name="ce1">
            <text:p>face-kiss</text:p>
          </table:table-cell>
          <table:table-cell/>
          <table:table-cell office:value-type="string" office:string-value="The icon used for the :-* emote." table:style-name="ce1">
            <text:p>The icon used for the :-* emote.</text:p>
          </table:table-cell>
          <table:table-cell/>
          <table:table-cell table:number-columns-repeated="2"/>
          <table:table-cell office:value-type="float" office:value="0" table:style-name="custom-style1" table:formula="=IF(ISBLANK([.G307];&quot;approval&quot;);0;IF(EXACT([.G307];&quot;draft&quot;);1;IF(EXACT([.G307];&quot;approval&quot;);2;IF(EXACT([.G307];&quot;final&quot;);3;0))))">
            <text:p>0</text:p>
          </table:table-cell>
        </table:table-row>
        <table:table-row table:style-name="ro1">
          <table:table-cell office:value-type="string" office:string-value="emotion" table:style-name="ce1">
            <text:p>emotion</text:p>
          </table:table-cell>
          <table:table-cell office:value-type="string" office:string-value="face-monkey" table:style-name="ce1">
            <text:p>face-monkey</text:p>
          </table:table-cell>
          <table:table-cell/>
          <table:table-cell office:value-type="string" office:string-value="The icon used for the :-(|) emote." table:style-name="ce1">
            <text:p>The icon used for the :-(|) emote.</text:p>
          </table:table-cell>
          <table:table-cell/>
          <table:table-cell table:number-columns-repeated="2"/>
          <table:table-cell office:value-type="float" office:value="0" table:style-name="custom-style1" table:formula="=IF(ISBLANK([.G308];&quot;approval&quot;);0;IF(EXACT([.G308];&quot;draft&quot;);1;IF(EXACT([.G308];&quot;approval&quot;);2;IF(EXACT([.G308];&quot;final&quot;);3;0))))">
            <text:p>0</text:p>
          </table:table-cell>
        </table:table-row>
        <table:table-row table:style-name="ro1">
          <table:table-cell office:value-type="string" office:string-value="emotion" table:style-name="ce1">
            <text:p>emotion</text:p>
          </table:table-cell>
          <table:table-cell office:value-type="string" office:string-value="face-plain" table:style-name="ce1">
            <text:p>face-plain</text:p>
          </table:table-cell>
          <table:table-cell/>
          <table:table-cell office:value-type="string" office:string-value="The icon used for the :-| emote." table:style-name="ce1">
            <text:p>The icon used for the :-| emote.</text:p>
          </table:table-cell>
          <table:table-cell/>
          <table:table-cell table:number-columns-repeated="2"/>
          <table:table-cell office:value-type="float" office:value="0" table:style-name="custom-style1" table:formula="=IF(ISBLANK([.G309];&quot;approval&quot;);0;IF(EXACT([.G309];&quot;draft&quot;);1;IF(EXACT([.G309];&quot;approval&quot;);2;IF(EXACT([.G309];&quot;final&quot;);3;0))))">
            <text:p>0</text:p>
          </table:table-cell>
        </table:table-row>
        <table:table-row table:style-name="ro1">
          <table:table-cell office:value-type="string" office:string-value="emotion" table:style-name="ce1">
            <text:p>emotion</text:p>
          </table:table-cell>
          <table:table-cell office:value-type="string" office:string-value="face-sad" table:style-name="ce1">
            <text:p>face-sad</text:p>
          </table:table-cell>
          <table:table-cell/>
          <table:table-cell office:value-type="string" office:string-value="The icon used for the :-( emote." table:style-name="ce1">
            <text:p>The icon used for the :-( emote.</text:p>
          </table:table-cell>
          <table:table-cell/>
          <table:table-cell table:number-columns-repeated="2"/>
          <table:table-cell office:value-type="float" office:value="0" table:style-name="custom-style1" table:formula="=IF(ISBLANK([.G310];&quot;approval&quot;);0;IF(EXACT([.G310];&quot;draft&quot;);1;IF(EXACT([.G310];&quot;approval&quot;);2;IF(EXACT([.G310];&quot;final&quot;);3;0))))">
            <text:p>0</text:p>
          </table:table-cell>
        </table:table-row>
        <table:table-row table:style-name="ro1">
          <table:table-cell office:value-type="string" office:string-value="emotion" table:style-name="ce1">
            <text:p>emotion</text:p>
          </table:table-cell>
          <table:table-cell office:value-type="string" office:string-value="face-smile" table:style-name="ce1">
            <text:p>face-smile</text:p>
          </table:table-cell>
          <table:table-cell/>
          <table:table-cell office:value-type="string" office:string-value="The icon used for the :-) emote." table:style-name="ce1">
            <text:p>The icon used for the :-) emote.</text:p>
          </table:table-cell>
          <table:table-cell/>
          <table:table-cell table:number-columns-repeated="2"/>
          <table:table-cell office:value-type="float" office:value="0" table:style-name="custom-style1" table:formula="=IF(ISBLANK([.G311];&quot;approval&quot;);0;IF(EXACT([.G311];&quot;draft&quot;);1;IF(EXACT([.G311];&quot;approval&quot;);2;IF(EXACT([.G311];&quot;final&quot;);3;0))))">
            <text:p>0</text:p>
          </table:table-cell>
        </table:table-row>
        <table:table-row table:style-name="ro1">
          <table:table-cell office:value-type="string" office:string-value="emotion" table:style-name="ce1">
            <text:p>emotion</text:p>
          </table:table-cell>
          <table:table-cell office:value-type="string" office:string-value="face-smile-big" table:style-name="ce1">
            <text:p>face-smile-big</text:p>
          </table:table-cell>
          <table:table-cell/>
          <table:table-cell office:value-type="string" office:string-value="The icon used for the :-D emote." table:style-name="ce1">
            <text:p>The icon used for the :-D emote.</text:p>
          </table:table-cell>
          <table:table-cell/>
          <table:table-cell table:number-columns-repeated="2"/>
          <table:table-cell office:value-type="float" office:value="0" table:style-name="custom-style1" table:formula="=IF(ISBLANK([.G312];&quot;approval&quot;);0;IF(EXACT([.G312];&quot;draft&quot;);1;IF(EXACT([.G312];&quot;approval&quot;);2;IF(EXACT([.G312];&quot;final&quot;);3;0))))">
            <text:p>0</text:p>
          </table:table-cell>
        </table:table-row>
        <table:table-row table:style-name="ro1">
          <table:table-cell office:value-type="string" office:string-value="emotion" table:style-name="ce1">
            <text:p>emotion</text:p>
          </table:table-cell>
          <table:table-cell office:value-type="string" office:string-value="face-smile-big" table:style-name="ce1">
            <text:p>face-smile-big</text:p>
          </table:table-cell>
          <table:table-cell/>
          <table:table-cell office:value-type="string" office:string-value="The icon used for the :-D emote." table:style-name="ce1">
            <text:p>The icon used for the :-D emote.</text:p>
          </table:table-cell>
          <table:table-cell/>
          <table:table-cell table:number-columns-repeated="2"/>
          <table:table-cell office:value-type="float" office:value="0" table:style-name="custom-style1" table:formula="=IF(ISBLANK([.G313];&quot;approval&quot;);0;IF(EXACT([.G313];&quot;draft&quot;);1;IF(EXACT([.G313];&quot;approval&quot;);2;IF(EXACT([.G313];&quot;final&quot;);3;0))))">
            <text:p>0</text:p>
          </table:table-cell>
        </table:table-row>
        <table:table-row table:style-name="ro1">
          <table:table-cell office:value-type="string" office:string-value="emotion" table:style-name="ce1">
            <text:p>emotion</text:p>
          </table:table-cell>
          <table:table-cell office:value-type="string" office:string-value="face-smirk" table:style-name="ce1">
            <text:p>face-smirk</text:p>
          </table:table-cell>
          <table:table-cell/>
          <table:table-cell office:value-type="string" office:string-value="The icon used for the :-! emote." table:style-name="ce1">
            <text:p>The icon used for the :-! emote.</text:p>
          </table:table-cell>
          <table:table-cell/>
          <table:table-cell table:number-columns-repeated="2"/>
          <table:table-cell office:value-type="float" office:value="0" table:style-name="custom-style1" table:formula="=IF(ISBLANK([.G314];&quot;approval&quot;);0;IF(EXACT([.G314];&quot;draft&quot;);1;IF(EXACT([.G314];&quot;approval&quot;);2;IF(EXACT([.G314];&quot;final&quot;);3;0))))">
            <text:p>0</text:p>
          </table:table-cell>
        </table:table-row>
        <table:table-row table:style-name="ro1">
          <table:table-cell office:value-type="string" office:string-value="emotion" table:style-name="ce1">
            <text:p>emotion</text:p>
          </table:table-cell>
          <table:table-cell office:value-type="string" office:string-value="face-surprise" table:style-name="ce1">
            <text:p>face-surprise</text:p>
          </table:table-cell>
          <table:table-cell/>
          <table:table-cell office:value-type="string" office:string-value="The icon used for the :-0 emote." table:style-name="ce1">
            <text:p>The icon used for the :-0 emote.</text:p>
          </table:table-cell>
          <table:table-cell/>
          <table:table-cell table:number-columns-repeated="2"/>
          <table:table-cell office:value-type="float" office:value="0" table:style-name="custom-style1" table:formula="=IF(ISBLANK([.G315];&quot;approval&quot;);0;IF(EXACT([.G315];&quot;draft&quot;);1;IF(EXACT([.G315];&quot;approval&quot;);2;IF(EXACT([.G315];&quot;final&quot;);3;0))))">
            <text:p>0</text:p>
          </table:table-cell>
        </table:table-row>
        <table:table-row table:style-name="ro1">
          <table:table-cell office:value-type="string" office:string-value="emotion" table:style-name="ce1">
            <text:p>emotion</text:p>
          </table:table-cell>
          <table:table-cell office:value-type="string" office:string-value="face-wink" table:style-name="ce1">
            <text:p>face-wink</text:p>
          </table:table-cell>
          <table:table-cell/>
          <table:table-cell office:value-type="string" office:string-value="The icon used for the " table:style-name="ce1">
            <text:p>The icon used for the </text:p>
          </table:table-cell>
          <table:table-cell/>
          <table:table-cell table:number-columns-repeated="2"/>
          <table:table-cell office:value-type="float" office:value="0" table:style-name="custom-style1" table:formula="=IF(ISBLANK([.G316];&quot;approval&quot;);0;IF(EXACT([.G316];&quot;draft&quot;);1;IF(EXACT([.G316];&quot;approval&quot;);2;IF(EXACT([.G316];&quot;final&quot;);3;0))))">
            <text:p>0</text:p>
          </table:table-cell>
        </table:table-row>
        <table:table-row table:style-name="ro1">
          <table:table-cell office:value-type="string" office:string-value="flag" table:style-name="ce1">
            <text:p>flag</text:p>
          </table:table-cell>
          <table:table-cell office:value-type="string" office:string-value="flag-aa" table:style-name="ce1">
            <text:p>flag-aa</text:p>
          </table:table-cell>
          <table:table-cell/>
          <table:table-cell office:value-type="string" office:string-value="The flag for the country with the ISO 3166 country code AA. All flags should use ISO 3166 two-letter country codes, in lowercase form, as the specifier for the country." table:style-name="ce1">
            <text:p>The flag for the country with the ISO 3166 country code AA. All flags should use ISO 3166 two-letter country codes, in lowercase form, as the specifier for the country.</text:p>
          </table:table-cell>
          <table:table-cell table:number-columns-repeated="3"/>
          <table:table-cell office:value-type="float" office:value="0" table:style-name="custom-style1" table:formula="=IF(ISBLANK([.G317];&quot;approval&quot;);0;IF(EXACT([.G317];&quot;draft&quot;);1;IF(EXACT([.G317];&quot;approval&quot;);2;IF(EXACT([.G317];&quot;final&quot;);3;0))))">
            <text:p>0</text:p>
          </table:table-cell>
          <table:table-cell table:number-columns-repeated="5"/>
        </table:table-row>
        <table:table-row table:style-name="ro1">
          <table:table-cell office:value-type="string" office:string-value="mime" table:style-name="ce1">
            <text:p>mime</text:p>
          </table:table-cell>
          <table:table-cell office:value-type="string" office:string-value="package-x-generic" table:style-name="ce1">
            <text:p>package-x-generic</text:p>
          </table:table-cell>
          <table:table-cell/>
          <table:table-cell office:value-type="string" office:string-value="The icon used for generic package file types." table:style-name="ce1">
            <text:p>The icon used for generic package file types.</text:p>
          </table:table-cell>
          <table:table-cell table:number-columns-repeated="2"/>
          <table:table-cell/>
          <table:table-cell office:value-type="float" office:value="0" table:style-name="custom-style1" table:formula="=IF(ISBLANK([.G318];&quot;approval&quot;);0;IF(EXACT([.G318];&quot;draft&quot;);1;IF(EXACT([.G318];&quot;approval&quot;);2;IF(EXACT([.G318];&quot;final&quot;);3;0))))">
            <text:p>0</text:p>
          </table:table-cell>
        </table:table-row>
        <table:table-row table:style-name="ro1">
          <table:table-cell office:value-type="string" office:string-value="mime" table:style-name="ce1">
            <text:p>mime</text:p>
          </table:table-cell>
          <table:table-cell office:value-type="string" office:string-value="text-x-generic-template" table:style-name="ce1">
            <text:p>text-x-generic-template</text:p>
          </table:table-cell>
          <table:table-cell/>
          <table:table-cell office:value-type="string" office:string-value="The icon used for generic text templates." table:style-name="ce1">
            <text:p>The icon used for generic text templates.</text:p>
          </table:table-cell>
          <table:table-cell table:number-columns-repeated="2"/>
          <table:table-cell/>
          <table:table-cell office:value-type="float" office:value="0" table:style-name="custom-style1" table:formula="=IF(ISBLANK([.G319];&quot;approval&quot;);0;IF(EXACT([.G319];&quot;draft&quot;);1;IF(EXACT([.G319];&quot;approval&quot;);2;IF(EXACT([.G319];&quot;final&quot;);3;0))))">
            <text:p>0</text:p>
          </table:table-cell>
        </table:table-row>
        <table:table-row table:style-name="ro1">
          <table:table-cell office:value-type="string" office:string-value="mime" table:style-name="ce1">
            <text:p>mime</text:p>
          </table:table-cell>
          <table:table-cell office:value-type="string" office:string-value="x-office-document" table:style-name="ce1">
            <text:p>x-office-document</text:p>
          </table:table-cell>
          <table:table-cell/>
          <table:table-cell office:value-type="string" office:string-value="The icon used for generic document and letter file types." table:style-name="ce1">
            <text:p>The icon used for generic document and letter file types.</text:p>
          </table:table-cell>
          <table:table-cell table:number-columns-repeated="2"/>
          <table:table-cell/>
          <table:table-cell office:value-type="float" office:value="0" table:style-name="custom-style1" table:formula="=IF(ISBLANK([.G320];&quot;approval&quot;);0;IF(EXACT([.G320];&quot;draft&quot;);1;IF(EXACT([.G320];&quot;approval&quot;);2;IF(EXACT([.G320];&quot;final&quot;);3;0))))">
            <text:p>0</text:p>
          </table:table-cell>
        </table:table-row>
        <table:table-row table:style-name="ro1">
          <table:table-cell office:value-type="string" office:string-value="mime" table:style-name="ce1">
            <text:p>mime</text:p>
          </table:table-cell>
          <table:table-cell office:value-type="string" office:string-value="x-office-presentation" table:style-name="ce1">
            <text:p>x-office-presentation</text:p>
          </table:table-cell>
          <table:table-cell/>
          <table:table-cell office:value-type="string" office:string-value="The icon used for generic presentation file types." table:style-name="ce1">
            <text:p>The icon used for generic presentation file types.</text:p>
          </table:table-cell>
          <table:table-cell table:number-columns-repeated="2"/>
          <table:table-cell/>
          <table:table-cell office:value-type="float" office:value="0" table:style-name="custom-style1" table:formula="=IF(ISBLANK([.G321];&quot;approval&quot;);0;IF(EXACT([.G321];&quot;draft&quot;);1;IF(EXACT([.G321];&quot;approval&quot;);2;IF(EXACT([.G321];&quot;final&quot;);3;0))))">
            <text:p>0</text:p>
          </table:table-cell>
        </table:table-row>
        <table:table-row table:style-name="ro1">
          <table:table-cell office:value-type="string" office:string-value="mime" table:style-name="ce1">
            <text:p>mime</text:p>
          </table:table-cell>
          <table:table-cell office:value-type="string" office:string-value="x-office-spreadsheet" table:style-name="ce1">
            <text:p>x-office-spreadsheet</text:p>
          </table:table-cell>
          <table:table-cell/>
          <table:table-cell office:value-type="string" office:string-value="The icon used for generic spreadsheet file types." table:style-name="ce1">
            <text:p>The icon used for generic spreadsheet file types.</text:p>
          </table:table-cell>
          <table:table-cell table:number-columns-repeated="2"/>
          <table:table-cell/>
          <table:table-cell office:value-type="float" office:value="0" table:style-name="custom-style1" table:formula="=IF(ISBLANK([.G322];&quot;approval&quot;);0;IF(EXACT([.G322];&quot;draft&quot;);1;IF(EXACT([.G322];&quot;approval&quot;);2;IF(EXACT([.G322];&quot;final&quot;);3;0))))">
            <text:p>0</text:p>
          </table:table-cell>
        </table:table-row>
        <table:table-row table:style-name="ro1">
          <table:table-cell office:value-type="string" office:string-value="place" table:style-name="ce1">
            <text:p>place</text:p>
          </table:table-cell>
          <table:table-cell office:value-type="string" office:string-value="start-here" table:style-name="ce1">
            <text:p>start-here</text:p>
          </table:table-cell>
          <table:table-cell/>
          <table:table-cell office:value-type="string" office:string-value="The icon used by the desktop's main menu for accessing places, applications, and other features." table:style-name="ce1">
            <text:p>The icon used by the desktop's main menu for accessing places, applications, and other features.</text:p>
          </table:table-cell>
          <table:table-cell table:number-columns-repeated="3"/>
          <table:table-cell office:value-type="float" office:value="0" table:style-name="custom-style1" table:formula="=IF(ISBLANK([.G323];&quot;approval&quot;);0;IF(EXACT([.G323];&quot;draft&quot;);1;IF(EXACT([.G323];&quot;approval&quot;);2;IF(EXACT([.G323];&quot;final&quot;);3;0))))">
            <text:p>0</text:p>
          </table:table-cell>
          <table:table-cell/>
        </table:table-row>
        <table:table-row table:style-name="ro1">
          <table:table-cell office:value-type="string" office:string-value="status" table:style-name="ce1">
            <text:p>status</text:p>
          </table:table-cell>
          <table:table-cell office:value-type="string" office:string-value="appointment-missed" table:style-name="ce1">
            <text:p>appointment-missed</text:p>
          </table:table-cell>
          <table:table-cell/>
          <table:table-cell office:value-type="string" office:string-value="The icon used when an appointment was missed." table:style-name="ce1">
            <text:p>The icon used when an appointment was missed.</text:p>
          </table:table-cell>
          <table:table-cell table:number-columns-repeated="2"/>
          <table:table-cell/>
          <table:table-cell office:value-type="float" office:value="0" table:style-name="custom-style1" table:formula="=IF(ISBLANK([.G324];&quot;approval&quot;);0;IF(EXACT([.G324];&quot;draft&quot;);1;IF(EXACT([.G324];&quot;approval&quot;);2;IF(EXACT([.G324];&quot;final&quot;);3;0))))">
            <text:p>0</text:p>
          </table:table-cell>
        </table:table-row>
        <table:table-row table:style-name="ro1">
          <table:table-cell office:value-type="string" office:string-value="status" table:style-name="ce1">
            <text:p>status</text:p>
          </table:table-cell>
          <table:table-cell office:value-type="string" office:string-value="appointment-soon" table:style-name="ce1">
            <text:p>appointment-soon</text:p>
          </table:table-cell>
          <table:table-cell/>
          <table:table-cell office:value-type="string" office:string-value="The icon used when an appointment will occur soon." table:style-name="ce1">
            <text:p>The icon used when an appointment will occur soon.</text:p>
          </table:table-cell>
          <table:table-cell table:number-columns-repeated="2"/>
          <table:table-cell/>
          <table:table-cell office:value-type="float" office:value="0" table:style-name="custom-style1" table:formula="=IF(ISBLANK([.G325];&quot;approval&quot;);0;IF(EXACT([.G325];&quot;draft&quot;);1;IF(EXACT([.G325];&quot;approval&quot;);2;IF(EXACT([.G325];&quot;final&quot;);3;0))))">
            <text:p>0</text:p>
          </table:table-cell>
        </table:table-row>
        <table:table-row table:style-name="ro1">
          <table:table-cell office:value-type="string" office:string-value="status" table:style-name="ce1">
            <text:p>status</text:p>
          </table:table-cell>
          <table:table-cell office:value-type="string" office:string-value="audio-volume-high" table:style-name="ce1">
            <text:p>audio-volume-high</text:p>
          </table:table-cell>
          <table:table-cell/>
          <table:table-cell office:value-type="string" office:string-value="The icon used to indicate high audio volume." table:style-name="ce1">
            <text:p>The icon used to indicate high audio volume.</text:p>
          </table:table-cell>
          <table:table-cell table:number-columns-repeated="2"/>
          <table:table-cell/>
          <table:table-cell office:value-type="float" office:value="0" table:style-name="custom-style1" table:formula="=IF(ISBLANK([.G326];&quot;approval&quot;);0;IF(EXACT([.G326];&quot;draft&quot;);1;IF(EXACT([.G326];&quot;approval&quot;);2;IF(EXACT([.G326];&quot;final&quot;);3;0))))">
            <text:p>0</text:p>
          </table:table-cell>
        </table:table-row>
        <table:table-row table:style-name="ro1">
          <table:table-cell office:value-type="string" office:string-value="status" table:style-name="ce1">
            <text:p>status</text:p>
          </table:table-cell>
          <table:table-cell office:value-type="string" office:string-value="audio-volume-low" table:style-name="ce1">
            <text:p>audio-volume-low</text:p>
          </table:table-cell>
          <table:table-cell/>
          <table:table-cell office:value-type="string" office:string-value="The icon used to indicate low audio volume." table:style-name="ce1">
            <text:p>The icon used to indicate low audio volume.</text:p>
          </table:table-cell>
          <table:table-cell table:number-columns-repeated="2"/>
          <table:table-cell/>
          <table:table-cell office:value-type="float" office:value="0" table:style-name="custom-style1" table:formula="=IF(ISBLANK([.G327];&quot;approval&quot;);0;IF(EXACT([.G327];&quot;draft&quot;);1;IF(EXACT([.G327];&quot;approval&quot;);2;IF(EXACT([.G327];&quot;final&quot;);3;0))))">
            <text:p>0</text:p>
          </table:table-cell>
        </table:table-row>
        <table:table-row table:style-name="ro1">
          <table:table-cell office:value-type="string" office:string-value="status" table:style-name="ce1">
            <text:p>status</text:p>
          </table:table-cell>
          <table:table-cell office:value-type="string" office:string-value="audio-volume-medium" table:style-name="ce1">
            <text:p>audio-volume-medium</text:p>
          </table:table-cell>
          <table:table-cell/>
          <table:table-cell office:value-type="string" office:string-value="The icon used to indicate medium audio volume." table:style-name="ce1">
            <text:p>The icon used to indicate medium audio volume.</text:p>
          </table:table-cell>
          <table:table-cell table:number-columns-repeated="2"/>
          <table:table-cell/>
          <table:table-cell office:value-type="float" office:value="0" table:style-name="custom-style1" table:formula="=IF(ISBLANK([.G328];&quot;approval&quot;);0;IF(EXACT([.G328];&quot;draft&quot;);1;IF(EXACT([.G328];&quot;approval&quot;);2;IF(EXACT([.G328];&quot;final&quot;);3;0))))">
            <text:p>0</text:p>
          </table:table-cell>
        </table:table-row>
        <table:table-row table:style-name="ro1">
          <table:table-cell office:value-type="string" office:string-value="status" table:style-name="ce1">
            <text:p>status</text:p>
          </table:table-cell>
          <table:table-cell office:value-type="string" office:string-value="audio-volume-muted" table:style-name="ce1">
            <text:p>audio-volume-muted</text:p>
          </table:table-cell>
          <table:table-cell/>
          <table:table-cell office:value-type="string" office:string-value="The icon used to indicate the muted state for audio playback." table:style-name="ce1">
            <text:p>The icon used to indicate the muted state for audio playback.</text:p>
          </table:table-cell>
          <table:table-cell table:number-columns-repeated="3"/>
          <table:table-cell office:value-type="float" office:value="0" table:style-name="custom-style1" table:formula="=IF(ISBLANK([.G329];&quot;approval&quot;);0;IF(EXACT([.G329];&quot;draft&quot;);1;IF(EXACT([.G329];&quot;approval&quot;);2;IF(EXACT([.G329];&quot;final&quot;);3;0))))">
            <text:p>0</text:p>
          </table:table-cell>
        </table:table-row>
        <table:table-row table:style-name="ro1">
          <table:table-cell office:value-type="string" office:string-value="status" table:style-name="ce1">
            <text:p>status</text:p>
          </table:table-cell>
          <table:table-cell office:value-type="string" office:string-value="battery-caution" table:style-name="ce1">
            <text:p>battery-caution</text:p>
          </table:table-cell>
          <table:table-cell/>
          <table:table-cell office:value-type="string" office:string-value="The icon used when the battery is below 40%." table:style-name="ce1">
            <text:p>The icon used when the battery is below 40%.</text:p>
          </table:table-cell>
          <table:table-cell table:number-columns-repeated="2"/>
          <table:table-cell/>
          <table:table-cell office:value-type="float" office:value="0" table:style-name="custom-style1" table:formula="=IF(ISBLANK([.G330];&quot;approval&quot;);0;IF(EXACT([.G330];&quot;draft&quot;);1;IF(EXACT([.G330];&quot;approval&quot;);2;IF(EXACT([.G330];&quot;final&quot;);3;0))))">
            <text:p>0</text:p>
          </table:table-cell>
        </table:table-row>
        <table:table-row table:style-name="ro1">
          <table:table-cell office:value-type="string" office:string-value="status" table:style-name="ce1">
            <text:p>status</text:p>
          </table:table-cell>
          <table:table-cell office:value-type="string" office:string-value="battery-low" table:style-name="ce1">
            <text:p>battery-low</text:p>
          </table:table-cell>
          <table:table-cell/>
          <table:table-cell office:value-type="string" office:string-value="The icon used when the battery is below 20%." table:style-name="ce1">
            <text:p>The icon used when the battery is below 20%.</text:p>
          </table:table-cell>
          <table:table-cell table:number-columns-repeated="2"/>
          <table:table-cell/>
          <table:table-cell office:value-type="float" office:value="0" table:style-name="custom-style1" table:formula="=IF(ISBLANK([.G331];&quot;approval&quot;);0;IF(EXACT([.G331];&quot;draft&quot;);1;IF(EXACT([.G331];&quot;approval&quot;);2;IF(EXACT([.G331];&quot;final&quot;);3;0))))">
            <text:p>0</text:p>
          </table:table-cell>
        </table:table-row>
        <table:table-row table:style-name="ro1">
          <table:table-cell office:value-type="string" office:string-value="status" table:style-name="ce1">
            <text:p>status</text:p>
          </table:table-cell>
          <table:table-cell office:value-type="string" office:string-value="dialog-password" table:style-name="ce1">
            <text:p>dialog-password</text:p>
          </table:table-cell>
          <table:table-cell/>
          <table:table-cell office:value-type="string" office:string-value="The icon used when a dialog requesting the authentication credentials for a user is opened." table:style-name="ce1">
            <text:p>The icon used when a dialog requesting the authentication credentials for a user is opened.</text:p>
          </table:table-cell>
          <table:table-cell table:number-columns-repeated="3"/>
          <table:table-cell office:value-type="float" office:value="0" table:style-name="custom-style1" table:formula="=IF(ISBLANK([.G332];&quot;approval&quot;);0;IF(EXACT([.G332];&quot;draft&quot;);1;IF(EXACT([.G332];&quot;approval&quot;);2;IF(EXACT([.G332];&quot;final&quot;);3;0))))">
            <text:p>0</text:p>
          </table:table-cell>
          <table:table-cell/>
        </table:table-row>
        <table:table-row table:style-name="ro1">
          <table:table-cell office:value-type="string" office:string-value="status" table:style-name="ce1">
            <text:p>status</text:p>
          </table:table-cell>
          <table:table-cell office:value-type="string" office:string-value="folder-drag-accept" table:style-name="ce1">
            <text:p>folder-drag-accept</text:p>
          </table:table-cell>
          <table:table-cell/>
          <table:table-cell office:value-type="string" office:string-value="The icon used for a folder while an object is being dragged onto it, that is of a type that the directory can contain." table:style-name="ce1">
            <text:p>The icon used for a folder while an object is being dragged onto it, that is of a type that the directory can contain.</text:p>
          </table:table-cell>
          <table:table-cell table:number-columns-repeated="3"/>
          <table:table-cell office:value-type="float" office:value="0" table:style-name="custom-style1" table:formula="=IF(ISBLANK([.G333];&quot;approval&quot;);0;IF(EXACT([.G333];&quot;draft&quot;);1;IF(EXACT([.G333];&quot;approval&quot;);2;IF(EXACT([.G333];&quot;final&quot;);3;0))))">
            <text:p>0</text:p>
          </table:table-cell>
          <table:table-cell table:number-columns-repeated="2"/>
        </table:table-row>
        <table:table-row table:style-name="ro1">
          <table:table-cell office:value-type="string" office:string-value="status" table:style-name="ce1">
            <text:p>status</text:p>
          </table:table-cell>
          <table:table-cell office:value-type="string" office:string-value="folder-visiting" table:style-name="ce1">
            <text:p>folder-visiting</text:p>
          </table:table-cell>
          <table:table-cell/>
          <table:table-cell office:value-type="string" office:string-value="The icon used for folders, while their contents are being displayed in another window. This icon would typically be used when using multiple windows to navigate the hierarchy, such as in Nautilus's spatial mode." table:style-name="ce1">
            <text:p>The icon used for folders, while their contents are being displayed in another window. This icon would typically be used when using multiple windows to navigate the hierarchy, such as in Nautilus's spatial mode.</text:p>
          </table:table-cell>
          <table:table-cell table:number-columns-repeated="3"/>
          <table:table-cell office:value-type="float" office:value="0" table:style-name="custom-style1" table:formula="=IF(ISBLANK([.G334];&quot;approval&quot;);0;IF(EXACT([.G334];&quot;draft&quot;);1;IF(EXACT([.G334];&quot;approval&quot;);2;IF(EXACT([.G334];&quot;final&quot;);3;0))))">
            <text:p>0</text:p>
          </table:table-cell>
          <table:table-cell table:number-columns-repeated="8"/>
        </table:table-row>
        <table:table-row table:style-name="ro1">
          <table:table-cell office:value-type="string" office:string-value="status" table:style-name="ce1">
            <text:p>status</text:p>
          </table:table-cell>
          <table:table-cell office:value-type="string" office:string-value="image-loading" table:style-name="ce1">
            <text:p>image-loading</text:p>
          </table:table-cell>
          <table:table-cell/>
          <table:table-cell office:value-type="string" office:string-value="The icon used when another image is being loaded, such as thumnails for larger images in the file manager." table:style-name="ce1">
            <text:p>The icon used when another image is being loaded, such as thumnails for larger images in the file manager.</text:p>
          </table:table-cell>
          <table:table-cell table:number-columns-repeated="3"/>
          <table:table-cell office:value-type="float" office:value="0" table:style-name="custom-style1" table:formula="=IF(ISBLANK([.G335];&quot;approval&quot;);0;IF(EXACT([.G335];&quot;draft&quot;);1;IF(EXACT([.G335];&quot;approval&quot;);2;IF(EXACT([.G335];&quot;final&quot;);3;0))))">
            <text:p>0</text:p>
          </table:table-cell>
          <table:table-cell/>
        </table:table-row>
        <table:table-row table:style-name="ro1">
          <table:table-cell office:value-type="string" office:string-value="status" table:style-name="ce1">
            <text:p>status</text:p>
          </table:table-cell>
          <table:table-cell office:value-type="string" office:string-value="image-missing" table:style-name="ce1">
            <text:p>image-missing</text:p>
          </table:table-cell>
          <table:table-cell/>
          <table:table-cell office:value-type="string" office:string-value="The icon used when another image could not be loaded." table:style-name="ce1">
            <text:p>The icon used when another image could not be loaded.</text:p>
          </table:table-cell>
          <table:table-cell table:number-columns-repeated="2"/>
          <table:table-cell/>
          <table:table-cell office:value-type="float" office:value="0" table:style-name="custom-style1" table:formula="=IF(ISBLANK([.G336];&quot;approval&quot;);0;IF(EXACT([.G336];&quot;draft&quot;);1;IF(EXACT([.G336];&quot;approval&quot;);2;IF(EXACT([.G336];&quot;final&quot;);3;0))))">
            <text:p>0</text:p>
          </table:table-cell>
        </table:table-row>
        <table:table-row table:style-name="ro1">
          <table:table-cell office:value-type="string" office:string-value="status" table:style-name="ce1">
            <text:p>status</text:p>
          </table:table-cell>
          <table:table-cell office:value-type="string" office:string-value="mail-attachment" table:style-name="ce1">
            <text:p>mail-attachment</text:p>
          </table:table-cell>
          <table:table-cell/>
          <table:table-cell office:value-type="string" office:string-value="The icon used for an electronic mail that contains attachments." table:style-name="ce1">
            <text:p>The icon used for an electronic mail that contains attachments.</text:p>
          </table:table-cell>
          <table:table-cell table:number-columns-repeated="3"/>
          <table:table-cell office:value-type="float" office:value="0" table:style-name="custom-style1" table:formula="=IF(ISBLANK([.G337];&quot;approval&quot;);0;IF(EXACT([.G337];&quot;draft&quot;);1;IF(EXACT([.G337];&quot;approval&quot;);2;IF(EXACT([.G337];&quot;final&quot;);3;0))))">
            <text:p>0</text:p>
          </table:table-cell>
        </table:table-row>
        <table:table-row table:style-name="ro1">
          <table:table-cell office:value-type="string" office:string-value="status" table:style-name="ce1">
            <text:p>status</text:p>
          </table:table-cell>
          <table:table-cell office:value-type="string" office:string-value="mail-read" table:style-name="ce1">
            <text:p>mail-read</text:p>
          </table:table-cell>
          <table:table-cell/>
          <table:table-cell office:value-type="string" office:string-value="The icon used for an electronic mail that is read." table:style-name="ce1">
            <text:p>The icon used for an electronic mail that is read.</text:p>
          </table:table-cell>
          <table:table-cell table:number-columns-repeated="2"/>
          <table:table-cell/>
          <table:table-cell office:value-type="float" office:value="0" table:style-name="custom-style1" table:formula="=IF(ISBLANK([.G338];&quot;approval&quot;);0;IF(EXACT([.G338];&quot;draft&quot;);1;IF(EXACT([.G338];&quot;approval&quot;);2;IF(EXACT([.G338];&quot;final&quot;);3;0))))">
            <text:p>0</text:p>
          </table:table-cell>
        </table:table-row>
        <table:table-row table:style-name="ro1">
          <table:table-cell office:value-type="string" office:string-value="status" table:style-name="ce1">
            <text:p>status</text:p>
          </table:table-cell>
          <table:table-cell office:value-type="string" office:string-value="mail-replied" table:style-name="ce1">
            <text:p>mail-replied</text:p>
          </table:table-cell>
          <table:table-cell/>
          <table:table-cell office:value-type="string" office:string-value="The icon used for an electronic mail that has been replied to." table:style-name="ce1">
            <text:p>The icon used for an electronic mail that has been replied to.</text:p>
          </table:table-cell>
          <table:table-cell table:number-columns-repeated="3"/>
          <table:table-cell office:value-type="float" office:value="0" table:style-name="custom-style1" table:formula="=IF(ISBLANK([.G339];&quot;approval&quot;);0;IF(EXACT([.G339];&quot;draft&quot;);1;IF(EXACT([.G339];&quot;approval&quot;);2;IF(EXACT([.G339];&quot;final&quot;);3;0))))">
            <text:p>0</text:p>
          </table:table-cell>
        </table:table-row>
        <table:table-row table:style-name="ro1">
          <table:table-cell office:value-type="string" office:string-value="status" table:style-name="ce1">
            <text:p>status</text:p>
          </table:table-cell>
          <table:table-cell office:value-type="string" office:string-value="mail-signed" table:style-name="ce1">
            <text:p>mail-signed</text:p>
          </table:table-cell>
          <table:table-cell/>
          <table:table-cell office:value-type="string" office:string-value="The icon used for an electronic mail that contains a signature." table:style-name="ce1">
            <text:p>The icon used for an electronic mail that contains a signature.</text:p>
          </table:table-cell>
          <table:table-cell table:number-columns-repeated="3"/>
          <table:table-cell office:value-type="float" office:value="0" table:style-name="custom-style1" table:formula="=IF(ISBLANK([.G340];&quot;approval&quot;);0;IF(EXACT([.G340];&quot;draft&quot;);1;IF(EXACT([.G340];&quot;approval&quot;);2;IF(EXACT([.G340];&quot;final&quot;);3;0))))">
            <text:p>0</text:p>
          </table:table-cell>
        </table:table-row>
        <table:table-row table:style-name="ro1">
          <table:table-cell office:value-type="string" office:string-value="status" table:style-name="ce1">
            <text:p>status</text:p>
          </table:table-cell>
          <table:table-cell office:value-type="string" office:string-value="mail-signed-verified" table:style-name="ce1">
            <text:p>mail-signed-verified</text:p>
          </table:table-cell>
          <table:table-cell/>
          <table:table-cell office:value-type="string" office:string-value="The icon used for an electronic mail that contains a signature which has also been verified by the security system." table:style-name="ce1">
            <text:p>The icon used for an electronic mail that contains a signature which has also been verified by the security system.</text:p>
          </table:table-cell>
          <table:table-cell table:number-columns-repeated="3"/>
          <table:table-cell office:value-type="float" office:value="0" table:style-name="custom-style1" table:formula="=IF(ISBLANK([.G341];&quot;approval&quot;);0;IF(EXACT([.G341];&quot;draft&quot;);1;IF(EXACT([.G341];&quot;approval&quot;);2;IF(EXACT([.G341];&quot;final&quot;);3;0))))">
            <text:p>0</text:p>
          </table:table-cell>
          <table:table-cell table:number-columns-repeated="2"/>
        </table:table-row>
        <table:table-row table:style-name="ro1">
          <table:table-cell office:value-type="string" office:string-value="status" table:style-name="ce1">
            <text:p>status</text:p>
          </table:table-cell>
          <table:table-cell office:value-type="string" office:string-value="mail-signed-verified" table:style-name="ce1">
            <text:p>mail-signed-verified</text:p>
          </table:table-cell>
          <table:table-cell/>
          <table:table-cell office:value-type="string" office:string-value="The icon used for an electronic mail that contains a signature which has also been verified by the security system." table:style-name="ce1">
            <text:p>The icon used for an electronic mail that contains a signature which has also been verified by the security system.</text:p>
          </table:table-cell>
          <table:table-cell table:number-columns-repeated="3"/>
          <table:table-cell office:value-type="float" office:value="0" table:style-name="custom-style1" table:formula="=IF(ISBLANK([.G342];&quot;approval&quot;);0;IF(EXACT([.G342];&quot;draft&quot;);1;IF(EXACT([.G342];&quot;approval&quot;);2;IF(EXACT([.G342];&quot;final&quot;);3;0))))">
            <text:p>0</text:p>
          </table:table-cell>
          <table:table-cell table:number-columns-repeated="2"/>
        </table:table-row>
        <table:table-row table:style-name="ro1">
          <table:table-cell office:value-type="string" office:string-value="status" table:style-name="ce1">
            <text:p>status</text:p>
          </table:table-cell>
          <table:table-cell office:value-type="string" office:string-value="mail-unread" table:style-name="ce1">
            <text:p>mail-unread</text:p>
          </table:table-cell>
          <table:table-cell/>
          <table:table-cell office:value-type="string" office:string-value="The icon used for an electronic mail that is unread." table:style-name="ce1">
            <text:p>The icon used for an electronic mail that is unread.</text:p>
          </table:table-cell>
          <table:table-cell table:number-columns-repeated="2"/>
          <table:table-cell/>
          <table:table-cell office:value-type="float" office:value="0" table:style-name="custom-style1" table:formula="=IF(ISBLANK([.G343];&quot;approval&quot;);0;IF(EXACT([.G343];&quot;draft&quot;);1;IF(EXACT([.G343];&quot;approval&quot;);2;IF(EXACT([.G343];&quot;final&quot;);3;0))))">
            <text:p>0</text:p>
          </table:table-cell>
        </table:table-row>
        <table:table-row table:style-name="ro1">
          <table:table-cell office:value-type="string" office:string-value="status" table:style-name="ce1">
            <text:p>status</text:p>
          </table:table-cell>
          <table:table-cell office:value-type="string" office:string-value="media-playlist-repeat" table:style-name="ce1">
            <text:p>media-playlist-repeat</text:p>
          </table:table-cell>
          <table:table-cell/>
          <table:table-cell office:value-type="string" office:string-value="The icon for the repeat mode of a media player." table:style-name="ce1">
            <text:p>The icon for the repeat mode of a media player.</text:p>
          </table:table-cell>
          <table:table-cell table:number-columns-repeated="2"/>
          <table:table-cell/>
          <table:table-cell office:value-type="float" office:value="0" table:style-name="custom-style1" table:formula="=IF(ISBLANK([.G344];&quot;approval&quot;);0;IF(EXACT([.G344];&quot;draft&quot;);1;IF(EXACT([.G344];&quot;approval&quot;);2;IF(EXACT([.G344];&quot;final&quot;);3;0))))">
            <text:p>0</text:p>
          </table:table-cell>
        </table:table-row>
        <table:table-row table:style-name="ro1">
          <table:table-cell office:value-type="string" office:string-value="status" table:style-name="ce1">
            <text:p>status</text:p>
          </table:table-cell>
          <table:table-cell office:value-type="string" office:string-value="media-playlist-shuffle" table:style-name="ce1">
            <text:p>media-playlist-shuffle</text:p>
          </table:table-cell>
          <table:table-cell/>
          <table:table-cell office:value-type="string" office:string-value="The icon for the shuffle mode of a media player." table:style-name="ce1">
            <text:p>The icon for the shuffle mode of a media player.</text:p>
          </table:table-cell>
          <table:table-cell table:number-columns-repeated="2"/>
          <table:table-cell/>
          <table:table-cell office:value-type="float" office:value="0" table:style-name="custom-style1" table:formula="=IF(ISBLANK([.G345];&quot;approval&quot;);0;IF(EXACT([.G345];&quot;draft&quot;);1;IF(EXACT([.G345];&quot;approval&quot;);2;IF(EXACT([.G345];&quot;final&quot;);3;0))))">
            <text:p>0</text:p>
          </table:table-cell>
        </table:table-row>
        <table:table-row table:style-name="ro1">
          <table:table-cell office:value-type="string" office:string-value="status" table:style-name="ce1">
            <text:p>status</text:p>
          </table:table-cell>
          <table:table-cell office:value-type="string" office:string-value="network-error" table:style-name="ce1">
            <text:p>network-error</text:p>
          </table:table-cell>
          <table:table-cell/>
          <table:table-cell office:value-type="string" office:string-value="The icon used when an error occurs trying to intialize the network connection of the computing device. This icon should be two computers, one in the background, with the screens of both computers, colored black, and with the theme's style element for errors, overlayed on top of the icon." table:style-name="ce1">
            <text:p>The icon used when an error occurs trying to intialize the network connection of the computing device. This icon should be two computers, one in the background, with the screens of both computers, colored black, and with the theme's style element for errors, overlayed on top of the icon.</text:p>
          </table:table-cell>
          <table:table-cell table:number-columns-repeated="3"/>
          <table:table-cell office:value-type="float" office:value="0" table:style-name="custom-style1" table:formula="=IF(ISBLANK([.G346];&quot;approval&quot;);0;IF(EXACT([.G346];&quot;draft&quot;);1;IF(EXACT([.G346];&quot;approval&quot;);2;IF(EXACT([.G346];&quot;final&quot;);3;0))))">
            <text:p>0</text:p>
          </table:table-cell>
          <table:table-cell table:number-columns-repeated="14"/>
        </table:table-row>
        <table:table-row table:style-name="ro1">
          <table:table-cell office:value-type="string" office:string-value="status" table:style-name="ce1">
            <text:p>status</text:p>
          </table:table-cell>
          <table:table-cell office:value-type="string" office:string-value="network-idle" table:style-name="ce1">
            <text:p>network-idle</text:p>
          </table:table-cell>
          <table:table-cell/>
          <table:table-cell office:value-type="string" office:string-value="The icon used when no data is being transmitted or received, while the computing device is connected to a network. This icon should be two computers, one in the background, with the screens of both computers, colored black." table:style-name="ce1">
            <text:p>The icon used when no data is being transmitted or received, while the computing device is connected to a network. This icon should be two computers, one in the background, with the screens of both computers, colored black.</text:p>
          </table:table-cell>
          <table:table-cell table:number-columns-repeated="3"/>
          <table:table-cell office:value-type="float" office:value="0" table:style-name="custom-style1" table:formula="=IF(ISBLANK([.G347];&quot;approval&quot;);0;IF(EXACT([.G347];&quot;draft&quot;);1;IF(EXACT([.G347];&quot;approval&quot;);2;IF(EXACT([.G347];&quot;final&quot;);3;0))))">
            <text:p>0</text:p>
          </table:table-cell>
          <table:table-cell table:number-columns-repeated="9"/>
        </table:table-row>
        <table:table-row table:style-name="ro1">
          <table:table-cell office:value-type="string" office:string-value="status" table:style-name="ce1">
            <text:p>status</text:p>
          </table:table-cell>
          <table:table-cell office:value-type="string" office:string-value="network-offline" table:style-name="ce1">
            <text:p>network-offline</text:p>
          </table:table-cell>
          <table:table-cell/>
          <table:table-cell office:value-type="string" office:string-value="The icon used when the computing device is disconnected from the network. This icon should be a computer in the background, with a screen colored black, and the theme's icon element to show that a device is not accessible, in the foreground." table:style-name="ce1">
            <text:p>The icon used when the computing device is disconnected from the network. This icon should be a computer in the background, with a screen colored black, and the theme's icon element to show that a device is not accessible, in the foreground.</text:p>
          </table:table-cell>
          <table:table-cell table:number-columns-repeated="3"/>
          <table:table-cell office:value-type="float" office:value="0" table:style-name="custom-style1" table:formula="=IF(ISBLANK([.G348];&quot;approval&quot;);0;IF(EXACT([.G348];&quot;draft&quot;);1;IF(EXACT([.G348];&quot;approval&quot;);2;IF(EXACT([.G348];&quot;final&quot;);3;0))))">
            <text:p>0</text:p>
          </table:table-cell>
          <table:table-cell table:number-columns-repeated="11"/>
        </table:table-row>
        <table:table-row table:style-name="ro1">
          <table:table-cell office:value-type="string" office:string-value="status" table:style-name="ce1">
            <text:p>status</text:p>
          </table:table-cell>
          <table:table-cell office:value-type="string" office:string-value="network-receive" table:style-name="ce1">
            <text:p>network-receive</text:p>
          </table:table-cell>
          <table:table-cell/>
          <table:table-cell office:value-type="string" office:string-value="The icon used when data is being received, while the computing device is connected to a network. This icon should be two computers, one in the background, with its screen colored green, and the screen of the computer in the foreground, colored black." table:style-name="ce1">
            <text:p>The icon used when data is being received, while the computing device is connected to a network. This icon should be two computers, one in the background, with its screen colored green, and the screen of the computer in the foreground, colored black.</text:p>
          </table:table-cell>
          <table:table-cell table:number-columns-repeated="3"/>
          <table:table-cell office:value-type="float" office:value="0" table:style-name="custom-style1" table:formula="=IF(ISBLANK([.G349];&quot;approval&quot;);0;IF(EXACT([.G349];&quot;draft&quot;);1;IF(EXACT([.G349];&quot;approval&quot;);2;IF(EXACT([.G349];&quot;final&quot;);3;0))))">
            <text:p>0</text:p>
          </table:table-cell>
          <table:table-cell table:number-columns-repeated="11"/>
        </table:table-row>
        <table:table-row table:style-name="ro1">
          <table:table-cell office:value-type="string" office:string-value="status" table:style-name="ce1">
            <text:p>status</text:p>
          </table:table-cell>
          <table:table-cell office:value-type="string" office:string-value="network-transmit" table:style-name="ce1">
            <text:p>network-transmit</text:p>
          </table:table-cell>
          <table:table-cell/>
          <table:table-cell office:value-type="string" office:string-value="The icon used when data is being transmitted, while the computing device is connected to a network. This icon should be two computers, one in the background, with its screen colored black, and the screen of the computer in the foreground, colored green." table:style-name="ce1">
            <text:p>The icon used when data is being transmitted, while the computing device is connected to a network. This icon should be two computers, one in the background, with its screen colored black, and the screen of the computer in the foreground, colored green.</text:p>
          </table:table-cell>
          <table:table-cell table:number-columns-repeated="3"/>
          <table:table-cell office:value-type="float" office:value="0" table:style-name="custom-style1" table:formula="=IF(ISBLANK([.G350];&quot;approval&quot;);0;IF(EXACT([.G350];&quot;draft&quot;);1;IF(EXACT([.G350];&quot;approval&quot;);2;IF(EXACT([.G350];&quot;final&quot;);3;0))))">
            <text:p>0</text:p>
          </table:table-cell>
          <table:table-cell table:number-columns-repeated="11"/>
        </table:table-row>
        <table:table-row table:style-name="ro1">
          <table:table-cell office:value-type="string" office:string-value="status" table:style-name="ce1">
            <text:p>status</text:p>
          </table:table-cell>
          <table:table-cell office:value-type="string" office:string-value="network-transmit-receive" table:style-name="ce1">
            <text:p>network-transmit-receive</text:p>
          </table:table-cell>
          <table:table-cell/>
          <table:table-cell office:value-type="string" office:string-value="The icon used data is being both transmitted and received simultaneously, while the computing device is connected to a network. This icon should be two computers, one in the background, with the screens of both computers, colored green." table:style-name="ce1">
            <text:p>The icon used data is being both transmitted and received simultaneously, while the computing device is connected to a network. This icon should be two computers, one in the background, with the screens of both computers, colored green.</text:p>
          </table:table-cell>
          <table:table-cell table:number-columns-repeated="3"/>
          <table:table-cell office:value-type="float" office:value="0" table:style-name="custom-style1" table:formula="=IF(ISBLANK([.G351];&quot;approval&quot;);0;IF(EXACT([.G351];&quot;draft&quot;);1;IF(EXACT([.G351];&quot;approval&quot;);2;IF(EXACT([.G351];&quot;final&quot;);3;0))))">
            <text:p>0</text:p>
          </table:table-cell>
          <table:table-cell table:number-columns-repeated="10"/>
        </table:table-row>
        <table:table-row table:style-name="ro1">
          <table:table-cell office:value-type="string" office:string-value="status" table:style-name="ce1">
            <text:p>status</text:p>
          </table:table-cell>
          <table:table-cell office:value-type="string" office:string-value="printer-error" table:style-name="ce1">
            <text:p>printer-error</text:p>
          </table:table-cell>
          <table:table-cell/>
          <table:table-cell office:value-type="string" office:string-value="The icon used when an error occurs while attempting to print. This icon should be the theme's printer device icon, with the theme's style element for errors, overlayed on top of the icon." table:style-name="ce1">
            <text:p>The icon used when an error occurs while attempting to print. This icon should be the theme's printer device icon, with the theme's style element for errors, overlayed on top of the icon.</text:p>
          </table:table-cell>
          <table:table-cell table:number-columns-repeated="3"/>
          <table:table-cell office:value-type="float" office:value="0" table:style-name="custom-style1" table:formula="=IF(ISBLANK([.G352];&quot;approval&quot;);0;IF(EXACT([.G352];&quot;draft&quot;);1;IF(EXACT([.G352];&quot;approval&quot;);2;IF(EXACT([.G352];&quot;final&quot;);3;0))))">
            <text:p>0</text:p>
          </table:table-cell>
          <table:table-cell table:number-columns-repeated="6"/>
        </table:table-row>
        <table:table-row table:style-name="ro1">
          <table:table-cell office:value-type="string" office:string-value="status" table:style-name="ce1">
            <text:p>status</text:p>
          </table:table-cell>
          <table:table-cell office:value-type="string" office:string-value="printer-printing" table:style-name="ce1">
            <text:p>printer-printing</text:p>
          </table:table-cell>
          <table:table-cell/>
          <table:table-cell office:value-type="string" office:string-value="The icon used while a print job is successfully being spooled to a printing device. This icon should be the theme's printer device icon, with a document emerging from the printing device." table:style-name="ce1">
            <text:p>The icon used while a print job is successfully being spooled to a printing device. This icon should be the theme's printer device icon, with a document emerging from the printing device.</text:p>
          </table:table-cell>
          <table:table-cell table:number-columns-repeated="3"/>
          <table:table-cell office:value-type="float" office:value="0" table:style-name="custom-style1" table:formula="=IF(ISBLANK([.G353];&quot;approval&quot;);0;IF(EXACT([.G353];&quot;draft&quot;);1;IF(EXACT([.G353];&quot;approval&quot;);2;IF(EXACT([.G353];&quot;final&quot;);3;0))))">
            <text:p>0</text:p>
          </table:table-cell>
          <table:table-cell table:number-columns-repeated="6"/>
        </table:table-row>
        <table:table-row table:style-name="ro1">
          <table:table-cell office:value-type="string" office:string-value="status" table:style-name="ce1">
            <text:p>status</text:p>
          </table:table-cell>
          <table:table-cell office:value-type="string" office:string-value="security-high" table:style-name="ce1">
            <text:p>security-high</text:p>
          </table:table-cell>
          <table:table-cell/>
          <table:table-cell office:value-type="string" office:string-value="The icon used to indicate that the security level of a connection is known to be secure, using strong encryption and a valid certificate." table:style-name="ce1">
            <text:p>The icon used to indicate that the security level of a connection is known to be secure, using strong encryption and a valid certificate.</text:p>
          </table:table-cell>
          <table:table-cell table:number-columns-repeated="3"/>
          <table:table-cell office:value-type="float" office:value="0" table:style-name="custom-style1" table:formula="=IF(ISBLANK([.G354];&quot;approval&quot;);0;IF(EXACT([.G354];&quot;draft&quot;);1;IF(EXACT([.G354];&quot;approval&quot;);2;IF(EXACT([.G354];&quot;final&quot;);3;0))))">
            <text:p>0</text:p>
          </table:table-cell>
          <table:table-cell table:number-columns-repeated="2"/>
        </table:table-row>
        <table:table-row table:style-name="ro1">
          <table:table-cell office:value-type="string" office:string-value="status" table:style-name="ce1">
            <text:p>status</text:p>
          </table:table-cell>
          <table:table-cell office:value-type="string" office:string-value="security-low" table:style-name="ce1">
            <text:p>security-low</text:p>
          </table:table-cell>
          <table:table-cell/>
          <table:table-cell office:value-type="string" office:string-value="The icon used to indicate that the security level of a connection is presumed to be insecure, either by using weak encryption, or by using a certificate that the could not be automatically verified, and which the user has not chosent to trust." table:style-name="ce1">
            <text:p>The icon used to indicate that the security level of a connection is presumed to be insecure, either by using weak encryption, or by using a certificate that the could not be automatically verified, and which the user has not chosent to trust.</text:p>
          </table:table-cell>
          <table:table-cell table:number-columns-repeated="3"/>
          <table:table-cell office:value-type="float" office:value="0" table:style-name="custom-style1" table:formula="=IF(ISBLANK([.G355];&quot;approval&quot;);0;IF(EXACT([.G355];&quot;draft&quot;);1;IF(EXACT([.G355];&quot;approval&quot;);2;IF(EXACT([.G355];&quot;final&quot;);3;0))))">
            <text:p>0</text:p>
          </table:table-cell>
          <table:table-cell table:number-columns-repeated="10"/>
        </table:table-row>
        <table:table-row table:style-name="ro1">
          <table:table-cell office:value-type="string" office:string-value="status" table:style-name="ce1">
            <text:p>status</text:p>
          </table:table-cell>
          <table:table-cell office:value-type="string" office:string-value="security-medium" table:style-name="ce1">
            <text:p>security-medium</text:p>
          </table:table-cell>
          <table:table-cell/>
          <table:table-cell office:value-type="string" office:string-value="The icon used to indicate that the security level of a connection is presumed to be secure, using strong encryption, and a certificate that could not be automatically verified, but which the user has chosen to trust." table:style-name="ce1">
            <text:p>The icon used to indicate that the security level of a connection is presumed to be secure, using strong encryption, and a certificate that could not be automatically verified, but which the user has chosen to trust.</text:p>
          </table:table-cell>
          <table:table-cell table:number-columns-repeated="3"/>
          <table:table-cell office:value-type="float" office:value="0" table:style-name="custom-style1" table:formula="=IF(ISBLANK([.G356];&quot;approval&quot;);0;IF(EXACT([.G356];&quot;draft&quot;);1;IF(EXACT([.G356];&quot;approval&quot;);2;IF(EXACT([.G356];&quot;final&quot;);3;0))))">
            <text:p>0</text:p>
          </table:table-cell>
          <table:table-cell table:number-columns-repeated="8"/>
        </table:table-row>
        <table:table-row table:style-name="ro1">
          <table:table-cell office:value-type="string" office:string-value="status" table:style-name="ce1">
            <text:p>status</text:p>
          </table:table-cell>
          <table:table-cell office:value-type="string" office:string-value="software-update-available" table:style-name="ce1">
            <text:p>software-update-available</text:p>
          </table:table-cell>
          <table:table-cell/>
          <table:table-cell office:value-type="string" office:string-value="The icon used when an update is available for software installed on the computing device, through the system software update program." table:style-name="ce1">
            <text:p>The icon used when an update is available for software installed on the computing device, through the system software update program.</text:p>
          </table:table-cell>
          <table:table-cell table:number-columns-repeated="3"/>
          <table:table-cell office:value-type="float" office:value="0" table:style-name="custom-style1" table:formula="=IF(ISBLANK([.G357];&quot;approval&quot;);0;IF(EXACT([.G357];&quot;draft&quot;);1;IF(EXACT([.G357];&quot;approval&quot;);2;IF(EXACT([.G357];&quot;final&quot;);3;0))))">
            <text:p>0</text:p>
          </table:table-cell>
          <table:table-cell table:number-columns-repeated="3"/>
        </table:table-row>
        <table:table-row table:style-name="ro1">
          <table:table-cell office:value-type="string" office:string-value="status" table:style-name="ce1">
            <text:p>status</text:p>
          </table:table-cell>
          <table:table-cell office:value-type="string" office:string-value="software-update-urgent" table:style-name="ce1">
            <text:p>software-update-urgent</text:p>
          </table:table-cell>
          <table:table-cell/>
          <table:table-cell office:value-type="string" office:string-value="The icon used when an urgent update is available through the system software update program." table:style-name="ce1">
            <text:p>The icon used when an urgent update is available through the system software update program.</text:p>
          </table:table-cell>
          <table:table-cell table:number-columns-repeated="3"/>
          <table:table-cell office:value-type="float" office:value="0" table:style-name="custom-style1" table:formula="=IF(ISBLANK([.G358];&quot;approval&quot;);0;IF(EXACT([.G358];&quot;draft&quot;);1;IF(EXACT([.G358];&quot;approval&quot;);2;IF(EXACT([.G358];&quot;final&quot;);3;0))))">
            <text:p>0</text:p>
          </table:table-cell>
          <table:table-cell/>
        </table:table-row>
        <table:table-row table:style-name="ro1">
          <table:table-cell office:value-type="string" office:string-value="status" table:style-name="ce1">
            <text:p>status</text:p>
          </table:table-cell>
          <table:table-cell office:value-type="string" office:string-value="sync-error" table:style-name="ce1">
            <text:p>sync-error</text:p>
          </table:table-cell>
          <table:table-cell/>
          <table:table-cell office:value-type="string" office:string-value="The icon used when an error occurs while attempting to synchronize data from the computing device, to another device." table:style-name="ce1">
            <text:p>The icon used when an error occurs while attempting to synchronize data from the computing device, to another device.</text:p>
          </table:table-cell>
          <table:table-cell table:number-columns-repeated="3"/>
          <table:table-cell office:value-type="float" office:value="0" table:style-name="custom-style1" table:formula="=IF(ISBLANK([.G359];&quot;approval&quot;);0;IF(EXACT([.G359];&quot;draft&quot;);1;IF(EXACT([.G359];&quot;approval&quot;);2;IF(EXACT([.G359];&quot;final&quot;);3;0))))">
            <text:p>0</text:p>
          </table:table-cell>
          <table:table-cell table:number-columns-repeated="2"/>
        </table:table-row>
        <table:table-row table:style-name="ro1">
          <table:table-cell office:value-type="string" office:string-value="status" table:style-name="ce1">
            <text:p>status</text:p>
          </table:table-cell>
          <table:table-cell office:value-type="string" office:string-value="sync-synchronizing" table:style-name="ce1">
            <text:p>sync-synchronizing</text:p>
          </table:table-cell>
          <table:table-cell/>
          <table:table-cell office:value-type="string" office:string-value="The icon used while data is successfully synchronizing to another device." table:style-name="ce1">
            <text:p>The icon used while data is successfully synchronizing to another device.</text:p>
          </table:table-cell>
          <table:table-cell table:number-columns-repeated="3"/>
          <table:table-cell office:value-type="float" office:value="0" table:style-name="custom-style1" table:formula="=IF(ISBLANK([.G360];&quot;approval&quot;);0;IF(EXACT([.G360];&quot;draft&quot;);1;IF(EXACT([.G360];&quot;approval&quot;);2;IF(EXACT([.G360];&quot;final&quot;);3;0))))">
            <text:p>0</text:p>
          </table:table-cell>
        </table:table-row>
        <table:table-row table:style-name="ro1">
          <table:table-cell office:value-type="string" office:string-value="status" table:style-name="ce1">
            <text:p>status</text:p>
          </table:table-cell>
          <table:table-cell office:value-type="string" office:string-value="task-due" table:style-name="ce1">
            <text:p>task-due</text:p>
          </table:table-cell>
          <table:table-cell/>
          <table:table-cell office:value-type="string" office:string-value="The icon used when a task is due soon." table:style-name="ce1">
            <text:p>The icon used when a task is due soon.</text:p>
          </table:table-cell>
          <table:table-cell table:number-columns-repeated="2"/>
          <table:table-cell/>
          <table:table-cell office:value-type="float" office:value="0" table:style-name="custom-style1" table:formula="=IF(ISBLANK([.G361];&quot;approval&quot;);0;IF(EXACT([.G361];&quot;draft&quot;);1;IF(EXACT([.G361];&quot;approval&quot;);2;IF(EXACT([.G361];&quot;final&quot;);3;0))))">
            <text:p>0</text:p>
          </table:table-cell>
        </table:table-row>
        <table:table-row table:style-name="ro1">
          <table:table-cell office:value-type="string" office:string-value="status" table:style-name="ce1">
            <text:p>status</text:p>
          </table:table-cell>
          <table:table-cell office:value-type="string" office:string-value="task-passed-due" table:style-name="ce1">
            <text:p>task-passed-due</text:p>
          </table:table-cell>
          <table:table-cell/>
          <table:table-cell office:value-type="string" office:string-value="The icon used when a task that was due, has been left incomplete." table:style-name="ce1">
            <text:p>The icon used when a task that was due, has been left incomplete.</text:p>
          </table:table-cell>
          <table:table-cell table:number-columns-repeated="3"/>
          <table:table-cell office:value-type="float" office:value="0" table:style-name="custom-style1" table:formula="=IF(ISBLANK([.G362];&quot;approval&quot;);0;IF(EXACT([.G362];&quot;draft&quot;);1;IF(EXACT([.G362];&quot;approval&quot;);2;IF(EXACT([.G362];&quot;final&quot;);3;0))))">
            <text:p>0</text:p>
          </table:table-cell>
        </table:table-row>
        <table:table-row table:style-name="ro1">
          <table:table-cell office:value-type="string" office:string-value="status" table:style-name="ce1">
            <text:p>status</text:p>
          </table:table-cell>
          <table:table-cell office:value-type="string" office:string-value="user-away" table:style-name="ce1">
            <text:p>user-away</text:p>
          </table:table-cell>
          <table:table-cell/>
          <table:table-cell office:value-type="string" office:string-value="The icon used when a user on a chat network is away from their keyboard and the chat program." table:style-name="ce1">
            <text:p>The icon used when a user on a chat network is away from their keyboard and the chat program.</text:p>
          </table:table-cell>
          <table:table-cell table:number-columns-repeated="3"/>
          <table:table-cell office:value-type="float" office:value="0" table:style-name="custom-style1" table:formula="=IF(ISBLANK([.G363];&quot;approval&quot;);0;IF(EXACT([.G363];&quot;draft&quot;);1;IF(EXACT([.G363];&quot;approval&quot;);2;IF(EXACT([.G363];&quot;final&quot;);3;0))))">
            <text:p>0</text:p>
          </table:table-cell>
          <table:table-cell/>
        </table:table-row>
        <table:table-row table:style-name="ro1">
          <table:table-cell office:value-type="string" office:string-value="status" table:style-name="ce1">
            <text:p>status</text:p>
          </table:table-cell>
          <table:table-cell office:value-type="string" office:string-value="user-idle" table:style-name="ce1">
            <text:p>user-idle</text:p>
          </table:table-cell>
          <table:table-cell/>
          <table:table-cell office:value-type="string" office:string-value="The icon used when a user on a chat network has not been an active participant in any chats on the network, for an extended period of time." table:style-name="ce1">
            <text:p>The icon used when a user on a chat network has not been an active participant in any chats on the network, for an extended period of time.</text:p>
          </table:table-cell>
          <table:table-cell table:number-columns-repeated="3"/>
          <table:table-cell office:value-type="float" office:value="0" table:style-name="custom-style1" table:formula="=IF(ISBLANK([.G364];&quot;approval&quot;);0;IF(EXACT([.G364];&quot;draft&quot;);1;IF(EXACT([.G364];&quot;approval&quot;);2;IF(EXACT([.G364];&quot;final&quot;);3;0))))">
            <text:p>0</text:p>
          </table:table-cell>
          <table:table-cell table:number-columns-repeated="3"/>
        </table:table-row>
        <table:table-row table:style-name="ro1">
          <table:table-cell office:value-type="string" office:string-value="status" table:style-name="ce1">
            <text:p>status</text:p>
          </table:table-cell>
          <table:table-cell office:value-type="string" office:string-value="user-offline" table:style-name="ce1">
            <text:p>user-offline</text:p>
          </table:table-cell>
          <table:table-cell/>
          <table:table-cell office:value-type="string" office:string-value="The icon used when a user on a chat network is not available." table:style-name="ce1">
            <text:p>The icon used when a user on a chat network is not available.</text:p>
          </table:table-cell>
          <table:table-cell table:number-columns-repeated="3"/>
          <table:table-cell office:value-type="float" office:value="0" table:style-name="custom-style1" table:formula="=IF(ISBLANK([.G365];&quot;approval&quot;);0;IF(EXACT([.G365];&quot;draft&quot;);1;IF(EXACT([.G365];&quot;approval&quot;);2;IF(EXACT([.G365];&quot;final&quot;);3;0))))">
            <text:p>0</text:p>
          </table:table-cell>
        </table:table-row>
        <table:table-row table:style-name="ro1">
          <table:table-cell office:value-type="string" office:string-value="status" table:style-name="ce1">
            <text:p>status</text:p>
          </table:table-cell>
          <table:table-cell office:value-type="string" office:string-value="user-online" table:style-name="ce1">
            <text:p>user-online</text:p>
          </table:table-cell>
          <table:table-cell/>
          <table:table-cell office:value-type="string" office:string-value="The icon used when a user on a chat network is available to initiate a conversation with." table:style-name="ce1">
            <text:p>The icon used when a user on a chat network is available to initiate a conversation with.</text:p>
          </table:table-cell>
          <table:table-cell table:number-columns-repeated="3"/>
          <table:table-cell office:value-type="float" office:value="0" table:style-name="custom-style1" table:formula="=IF(ISBLANK([.G366];&quot;approval&quot;);0;IF(EXACT([.G366];&quot;draft&quot;);1;IF(EXACT([.G366];&quot;approval&quot;);2;IF(EXACT([.G366];&quot;final&quot;);3;0))))">
            <text:p>0</text:p>
          </table:table-cell>
          <table:table-cell/>
        </table:table-row>
        <table:table-row table:style-name="ro1">
          <table:table-cell office:value-type="string" office:string-value="status" table:style-name="ce1">
            <text:p>status</text:p>
          </table:table-cell>
          <table:table-cell office:value-type="string" office:string-value="weather-clear" table:style-name="ce1">
            <text:p>weather-clear</text:p>
          </table:table-cell>
          <table:table-cell/>
          <table:table-cell office:value-type="string" office:string-value="The icon used while the weather for a region is &lt;quote&gt;clear skies&lt;/quote&gt;." table:style-name="ce1">
            <text:p>The icon used while the weather for a region is &lt;quote&gt;clear skies&lt;/quote&gt;.</text:p>
          </table:table-cell>
          <table:table-cell table:number-columns-repeated="3"/>
          <table:table-cell office:value-type="float" office:value="0" table:style-name="custom-style1" table:formula="=IF(ISBLANK([.G367];&quot;approval&quot;);0;IF(EXACT([.G367];&quot;draft&quot;);1;IF(EXACT([.G367];&quot;approval&quot;);2;IF(EXACT([.G367];&quot;final&quot;);3;0))))">
            <text:p>0</text:p>
          </table:table-cell>
        </table:table-row>
        <table:table-row table:style-name="ro1">
          <table:table-cell office:value-type="string" office:string-value="status" table:style-name="ce1">
            <text:p>status</text:p>
          </table:table-cell>
          <table:table-cell office:value-type="string" office:string-value="weather-clear-night" table:style-name="ce1">
            <text:p>weather-clear-night</text:p>
          </table:table-cell>
          <table:table-cell/>
          <table:table-cell office:value-type="string" office:string-value="The icon used while the weather for a region is &lt;quote&gt;clear skies&lt;/quote&gt; during the night." table:style-name="ce1">
            <text:p>The icon used while the weather for a region is &lt;quote&gt;clear skies&lt;/quote&gt; during the night.</text:p>
          </table:table-cell>
          <table:table-cell table:number-columns-repeated="3"/>
          <table:table-cell office:value-type="float" office:value="0" table:style-name="custom-style1" table:formula="=IF(ISBLANK([.G368];&quot;approval&quot;);0;IF(EXACT([.G368];&quot;draft&quot;);1;IF(EXACT([.G368];&quot;approval&quot;);2;IF(EXACT([.G368];&quot;final&quot;);3;0))))">
            <text:p>0</text:p>
          </table:table-cell>
          <table:table-cell/>
        </table:table-row>
        <table:table-row table:style-name="ro1">
          <table:table-cell office:value-type="string" office:string-value="status" table:style-name="ce1">
            <text:p>status</text:p>
          </table:table-cell>
          <table:table-cell office:value-type="string" office:string-value="weather-clear-night" table:style-name="ce1">
            <text:p>weather-clear-night</text:p>
          </table:table-cell>
          <table:table-cell/>
          <table:table-cell office:value-type="string" office:string-value="The icon used while the weather for a region is &lt;quote&gt;clear skies&lt;/quote&gt; during the night." table:style-name="ce1">
            <text:p>The icon used while the weather for a region is &lt;quote&gt;clear skies&lt;/quote&gt; during the night.</text:p>
          </table:table-cell>
          <table:table-cell table:number-columns-repeated="3"/>
          <table:table-cell office:value-type="float" office:value="0" table:style-name="custom-style1" table:formula="=IF(ISBLANK([.G369];&quot;approval&quot;);0;IF(EXACT([.G369];&quot;draft&quot;);1;IF(EXACT([.G369];&quot;approval&quot;);2;IF(EXACT([.G369];&quot;final&quot;);3;0))))">
            <text:p>0</text:p>
          </table:table-cell>
          <table:table-cell/>
        </table:table-row>
        <table:table-row table:style-name="ro1">
          <table:table-cell office:value-type="string" office:string-value="status" table:style-name="ce1">
            <text:p>status</text:p>
          </table:table-cell>
          <table:table-cell office:value-type="string" office:string-value="weather-few-clouds" table:style-name="ce1">
            <text:p>weather-few-clouds</text:p>
          </table:table-cell>
          <table:table-cell/>
          <table:table-cell office:value-type="string" office:string-value="The icon used while the weather for a region is &lt;quote&gt;partly cloudy&lt;/quote&gt;." table:style-name="ce1">
            <text:p>The icon used while the weather for a region is &lt;quote&gt;partly cloudy&lt;/quote&gt;.</text:p>
          </table:table-cell>
          <table:table-cell table:number-columns-repeated="3"/>
          <table:table-cell office:value-type="float" office:value="0" table:style-name="custom-style1" table:formula="=IF(ISBLANK([.G370];&quot;approval&quot;);0;IF(EXACT([.G370];&quot;draft&quot;);1;IF(EXACT([.G370];&quot;approval&quot;);2;IF(EXACT([.G370];&quot;final&quot;);3;0))))">
            <text:p>0</text:p>
          </table:table-cell>
        </table:table-row>
        <table:table-row table:style-name="ro1">
          <table:table-cell office:value-type="string" office:string-value="status" table:style-name="ce1">
            <text:p>status</text:p>
          </table:table-cell>
          <table:table-cell office:value-type="string" office:string-value="weather-few-clouds-night" table:style-name="ce1">
            <text:p>weather-few-clouds-night</text:p>
          </table:table-cell>
          <table:table-cell/>
          <table:table-cell office:value-type="string" office:string-value="The icon used while the weather for a region is &lt;quote&gt;partly cloudy&lt;/quote&gt; during the night." table:style-name="ce1">
            <text:p>The icon used while the weather for a region is &lt;quote&gt;partly cloudy&lt;/quote&gt; during the night.</text:p>
          </table:table-cell>
          <table:table-cell table:number-columns-repeated="3"/>
          <table:table-cell office:value-type="float" office:value="0" table:style-name="custom-style1" table:formula="=IF(ISBLANK([.G371];&quot;approval&quot;);0;IF(EXACT([.G371];&quot;draft&quot;);1;IF(EXACT([.G371];&quot;approval&quot;);2;IF(EXACT([.G371];&quot;final&quot;);3;0))))">
            <text:p>0</text:p>
          </table:table-cell>
          <table:table-cell/>
        </table:table-row>
        <table:table-row table:style-name="ro1">
          <table:table-cell office:value-type="string" office:string-value="status" table:style-name="ce1">
            <text:p>status</text:p>
          </table:table-cell>
          <table:table-cell office:value-type="string" office:string-value="weather-few-clouds-night" table:style-name="ce1">
            <text:p>weather-few-clouds-night</text:p>
          </table:table-cell>
          <table:table-cell/>
          <table:table-cell office:value-type="string" office:string-value="The icon used while the weather for a region is &lt;quote&gt;partly cloudy&lt;/quote&gt; during the night." table:style-name="ce1">
            <text:p>The icon used while the weather for a region is &lt;quote&gt;partly cloudy&lt;/quote&gt; during the night.</text:p>
          </table:table-cell>
          <table:table-cell table:number-columns-repeated="3"/>
          <table:table-cell office:value-type="float" office:value="0" table:style-name="custom-style1" table:formula="=IF(ISBLANK([.G372];&quot;approval&quot;);0;IF(EXACT([.G372];&quot;draft&quot;);1;IF(EXACT([.G372];&quot;approval&quot;);2;IF(EXACT([.G372];&quot;final&quot;);3;0))))">
            <text:p>0</text:p>
          </table:table-cell>
          <table:table-cell/>
        </table:table-row>
        <table:table-row table:style-name="ro1">
          <table:table-cell office:value-type="string" office:string-value="status" table:style-name="ce1">
            <text:p>status</text:p>
          </table:table-cell>
          <table:table-cell office:value-type="string" office:string-value="weather-fog" table:style-name="ce1">
            <text:p>weather-fog</text:p>
          </table:table-cell>
          <table:table-cell/>
          <table:table-cell office:value-type="string" office:string-value="The icon used while the weather for a region is &lt;quote&gt;foggy&lt;/quote&gt;." table:style-name="ce1">
            <text:p>The icon used while the weather for a region is &lt;quote&gt;foggy&lt;/quote&gt;.</text:p>
          </table:table-cell>
          <table:table-cell table:number-columns-repeated="3"/>
          <table:table-cell office:value-type="float" office:value="0" table:style-name="custom-style1" table:formula="=IF(ISBLANK([.G373];&quot;approval&quot;);0;IF(EXACT([.G373];&quot;draft&quot;);1;IF(EXACT([.G373];&quot;approval&quot;);2;IF(EXACT([.G373];&quot;final&quot;);3;0))))">
            <text:p>0</text:p>
          </table:table-cell>
        </table:table-row>
        <table:table-row table:style-name="ro1">
          <table:table-cell office:value-type="string" office:string-value="status" table:style-name="ce1">
            <text:p>status</text:p>
          </table:table-cell>
          <table:table-cell office:value-type="string" office:string-value="weather-overcast" table:style-name="ce1">
            <text:p>weather-overcast</text:p>
          </table:table-cell>
          <table:table-cell/>
          <table:table-cell office:value-type="string" office:string-value="The icon used while the weather for a region is &lt;quote&gt;overcast&lt;/quote&gt;." table:style-name="ce1">
            <text:p>The icon used while the weather for a region is &lt;quote&gt;overcast&lt;/quote&gt;.</text:p>
          </table:table-cell>
          <table:table-cell table:number-columns-repeated="3"/>
          <table:table-cell office:value-type="float" office:value="0" table:style-name="custom-style1" table:formula="=IF(ISBLANK([.G374];&quot;approval&quot;);0;IF(EXACT([.G374];&quot;draft&quot;);1;IF(EXACT([.G374];&quot;approval&quot;);2;IF(EXACT([.G374];&quot;final&quot;);3;0))))">
            <text:p>0</text:p>
          </table:table-cell>
        </table:table-row>
        <table:table-row table:style-name="ro1">
          <table:table-cell office:value-type="string" office:string-value="status" table:style-name="ce1">
            <text:p>status</text:p>
          </table:table-cell>
          <table:table-cell office:value-type="string" office:string-value="weather-severe-alert" table:style-name="ce1">
            <text:p>weather-severe-alert</text:p>
          </table:table-cell>
          <table:table-cell/>
          <table:table-cell office:value-type="string" office:string-value="The icon used while a sever weather alert is in effect for a region." table:style-name="ce1">
            <text:p>The icon used while a sever weather alert is in effect for a region.</text:p>
          </table:table-cell>
          <table:table-cell table:number-columns-repeated="3"/>
          <table:table-cell office:value-type="float" office:value="0" table:style-name="custom-style1" table:formula="=IF(ISBLANK([.G375];&quot;approval&quot;);0;IF(EXACT([.G375];&quot;draft&quot;);1;IF(EXACT([.G375];&quot;approval&quot;);2;IF(EXACT([.G375];&quot;final&quot;);3;0))))">
            <text:p>0</text:p>
          </table:table-cell>
        </table:table-row>
        <table:table-row table:style-name="ro1">
          <table:table-cell office:value-type="string" office:string-value="status" table:style-name="ce1">
            <text:p>status</text:p>
          </table:table-cell>
          <table:table-cell office:value-type="string" office:string-value="weather-showers" table:style-name="ce1">
            <text:p>weather-showers</text:p>
          </table:table-cell>
          <table:table-cell/>
          <table:table-cell office:value-type="string" office:string-value="The icon used while rain showers are occurring in a region." table:style-name="ce1">
            <text:p>The icon used while rain showers are occurring in a region.</text:p>
          </table:table-cell>
          <table:table-cell table:number-columns-repeated="3"/>
          <table:table-cell office:value-type="float" office:value="0" table:style-name="custom-style1" table:formula="=IF(ISBLANK([.G376];&quot;approval&quot;);0;IF(EXACT([.G376];&quot;draft&quot;);1;IF(EXACT([.G376];&quot;approval&quot;);2;IF(EXACT([.G376];&quot;final&quot;);3;0))))">
            <text:p>0</text:p>
          </table:table-cell>
        </table:table-row>
        <table:table-row table:style-name="ro1">
          <table:table-cell office:value-type="string" office:string-value="status" table:style-name="ce1">
            <text:p>status</text:p>
          </table:table-cell>
          <table:table-cell office:value-type="string" office:string-value="weather-showers-scattered" table:style-name="ce1">
            <text:p>weather-showers-scattered</text:p>
          </table:table-cell>
          <table:table-cell/>
          <table:table-cell office:value-type="string" office:string-value="The icon used while scattered rain showers are occurring in a region." table:style-name="ce1">
            <text:p>The icon used while scattered rain showers are occurring in a region.</text:p>
          </table:table-cell>
          <table:table-cell table:number-columns-repeated="3"/>
          <table:table-cell office:value-type="float" office:value="0" table:style-name="custom-style1" table:formula="=IF(ISBLANK([.G377];&quot;approval&quot;);0;IF(EXACT([.G377];&quot;draft&quot;);1;IF(EXACT([.G377];&quot;approval&quot;);2;IF(EXACT([.G377];&quot;final&quot;);3;0))))">
            <text:p>0</text:p>
          </table:table-cell>
        </table:table-row>
        <table:table-row table:style-name="ro1">
          <table:table-cell office:value-type="string" office:string-value="status" table:style-name="ce1">
            <text:p>status</text:p>
          </table:table-cell>
          <table:table-cell office:value-type="string" office:string-value="weather-showers-scattered" table:style-name="ce1">
            <text:p>weather-showers-scattered</text:p>
          </table:table-cell>
          <table:table-cell/>
          <table:table-cell office:value-type="string" office:string-value="The icon used while scattered rain showers are occurring in a region." table:style-name="ce1">
            <text:p>The icon used while scattered rain showers are occurring in a region.</text:p>
          </table:table-cell>
          <table:table-cell table:number-columns-repeated="3"/>
          <table:table-cell office:value-type="float" office:value="0" table:style-name="custom-style1" table:formula="=IF(ISBLANK([.G378];&quot;approval&quot;);0;IF(EXACT([.G378];&quot;draft&quot;);1;IF(EXACT([.G378];&quot;approval&quot;);2;IF(EXACT([.G378];&quot;final&quot;);3;0))))">
            <text:p>0</text:p>
          </table:table-cell>
        </table:table-row>
        <table:table-row table:style-name="ro1">
          <table:table-cell office:value-type="string" office:string-value="status" table:style-name="ce1">
            <text:p>status</text:p>
          </table:table-cell>
          <table:table-cell office:value-type="string" office:string-value="weather-snow" table:style-name="ce1">
            <text:p>weather-snow</text:p>
          </table:table-cell>
          <table:table-cell/>
          <table:table-cell office:value-type="string" office:string-value="The icon used while snow showers are occurring in a region." table:style-name="ce1">
            <text:p>The icon used while snow showers are occurring in a region.</text:p>
          </table:table-cell>
          <table:table-cell table:number-columns-repeated="3"/>
          <table:table-cell office:value-type="float" office:value="0" table:style-name="custom-style1" table:formula="=IF(ISBLANK([.G379];&quot;approval&quot;);0;IF(EXACT([.G379];&quot;draft&quot;);1;IF(EXACT([.G379];&quot;approval&quot;);2;IF(EXACT([.G379];&quot;final&quot;);3;0))))">
            <text:p>0</text:p>
          </table:table-cell>
        </table:table-row>
        <table:table-row table:style-name="ro1">
          <table:table-cell office:value-type="string" office:string-value="status" table:style-name="ce1">
            <text:p>status</text:p>
          </table:table-cell>
          <table:table-cell office:value-type="string" office:string-value="weather-storm" table:style-name="ce1">
            <text:p>weather-storm</text:p>
          </table:table-cell>
          <table:table-cell/>
          <table:table-cell office:value-type="string" office:string-value="The icon used while storms are occurring in a region." table:style-name="ce1">
            <text:p>The icon used while storms are occurring in a region.</text:p>
          </table:table-cell>
          <table:table-cell table:number-columns-repeated="2"/>
          <table:table-cell/>
          <table:table-cell office:value-type="float" office:value="0" table:style-name="custom-style1" table:formula="=IF(ISBLANK([.G380];&quot;approval&quot;);0;IF(EXACT([.G380];&quot;draft&quot;);1;IF(EXACT([.G380];&quot;approval&quot;);2;IF(EXACT([.G380];&quot;final&quot;);3;0))))">
            <text:p>0</text:p>
          </table:table-cell>
        </table:table-row>
        <table:table-row table:style-name="ro1">
          <table:table-cell office:value-type="string" office:string-value="Icons in KDE SVN and not in above categories" table:style-name="ce9">
            <text:p>Icons in KDE SVN and not in above categories</text:p>
          </table:table-cell>
          <table:table-cell table:number-columns-repeated="2"/>
          <table:table-cell table:number-columns-repeated="4"/>
          <table:table-cell table:style-name="custom-style1"/>
        </table:table-row>
        <table:table-row table:style-name="ro1">
          <table:table-cell office:value-type="string" office:string-value="actions" table:style-name="ce1">
            <text:p>actions</text:p>
          </table:table-cell>
          <table:table-cell/>
          <table:table-cell office:value-type="string" office:string-value="14_ellipse" table:style-name="ce1">
            <text:p>14_ellipse</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ellipse_karbon" table:style-name="ce1">
            <text:p>14_ellipse_karbon</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flatten" table:style-name="ce1">
            <text:p>14_flatten</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flatten_karbon" table:style-name="ce1">
            <text:p>14_flatten_karbon</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gradient" table:style-name="ce1">
            <text:p>14_gradien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gradient_karbon" table:style-name="ce1">
            <text:p>14_gradient_karbon</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group" table:style-name="ce1">
            <text:p>14_group</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image" table:style-name="ce1">
            <text:p>14_image</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image_karbon" table:style-name="ce1">
            <text:p>14_image_karbon</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insertknots" table:style-name="ce1">
            <text:p>14_insertknots</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insertknots_karbon" table:style-name="ce1">
            <text:p>14_insertknots_karbon</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layer_deletelayer" table:style-name="ce1">
            <text:p>14_layer_deletelayer</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layer_deletelayer_karbon" table:style-name="ce1">
            <text:p>14_layer_deletelayer_karbon</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layer_lowerlayer" table:style-name="ce1">
            <text:p>14_layer_lowerlayer</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layer_lowerlayer_karbon" table:style-name="ce1">
            <text:p>14_layer_lowerlayer_karbon</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layer_newlayer" table:style-name="ce1">
            <text:p>14_layer_newlayer</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layer_newlayer_karbon" table:style-name="ce1">
            <text:p>14_layer_newlayer_karbon</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layer_novisible" table:style-name="ce1">
            <text:p>14_layer_novisible</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layer_novisible_karbon" table:style-name="ce1">
            <text:p>14_layer_novisible_karbon</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layer_raiselayer" table:style-name="ce1">
            <text:p>14_layer_raiselayer</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layer_raiselayer_karbon" table:style-name="ce1">
            <text:p>14_layer_raiselayer_karbon</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layer_visible" table:style-name="ce1">
            <text:p>14_layer_visible</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layer_visible_karbon" table:style-name="ce1">
            <text:p>14_layer_visible_karbon</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pattern" table:style-name="ce1">
            <text:p>14_pattern</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pattern_karbon" table:style-name="ce1">
            <text:p>14_pattern_karbon</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pencil" table:style-name="ce1">
            <text:p>14_pencil</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pencil_karbon" table:style-name="ce1">
            <text:p>14_pencil_karbon</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polygon" table:style-name="ce1">
            <text:p>14_polygon</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polygon_karbon" table:style-name="ce1">
            <text:p>14_polygon_karbon</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polyline" table:style-name="ce1">
            <text:p>14_polyline</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polyline_karbon" table:style-name="ce1">
            <text:p>14_polyline_karbon</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rectangle" table:style-name="ce1">
            <text:p>14_rectangle</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rectangle_karbon" table:style-name="ce1">
            <text:p>14_rectangle_karbon</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rotate" table:style-name="ce1">
            <text:p>14_rotate</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rotate_karbon" table:style-name="ce1">
            <text:p>14_rotate_karbon</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roundcorners" table:style-name="ce1">
            <text:p>14_roundcorners</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roundcorners_karbon" table:style-name="ce1">
            <text:p>14_roundcorners_karbon</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roundrect" table:style-name="ce1">
            <text:p>14_roundrec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roundrect_karbon" table:style-name="ce1">
            <text:p>14_roundrect_karbon</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select" table:style-name="ce1">
            <text:p>14_selec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select_karbon" table:style-name="ce1">
            <text:p>14_select_karbon</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selectnodes" table:style-name="ce1">
            <text:p>14_selectnodes</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selectnodes_karbon" table:style-name="ce1">
            <text:p>14_selectnodes_karbon</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shear" table:style-name="ce1">
            <text:p>14_shear</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shear_karbon" table:style-name="ce1">
            <text:p>14_shear_karbon</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sinus" table:style-name="ce1">
            <text:p>14_sinus</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sinus_karbon" table:style-name="ce1">
            <text:p>14_sinus_karbon</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spiral" table:style-name="ce1">
            <text:p>14_spiral</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spiral_karbon" table:style-name="ce1">
            <text:p>14_spiral_karbon</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star" table:style-name="ce1">
            <text:p>14_star</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14_star_karbon" table:style-name="ce1">
            <text:p>14_star_karb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14_text" table:style-name="ce1">
            <text:p>14_tex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14_text_karbon" table:style-name="ce1">
            <text:p>14_text_karb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14_transform" table:style-name="ce1">
            <text:p>14_transfor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14_ungroup" table:style-name="ce1">
            <text:p>14_ungrou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14_whirl" table:style-name="ce1">
            <text:p>14_whir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14_whirl_karbon" table:style-name="ce1">
            <text:p>14_whirl_karb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14_zoom" table:style-name="ce1">
            <text:p>14_zoo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14_zoom_karbon" table:style-name="ce1">
            <text:p>14_zoom_karb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1day" table:style-name="ce1">
            <text:p>1da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1day_korganizer" table:style-name="ce1">
            <text:p>1day_korgan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3downarrow" table:style-name="ce1">
            <text:p>3downarro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3leftarrow" table:style-name="ce1">
            <text:p>3leftarro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3rightarrow" table:style-name="ce1">
            <text:p>3rightarro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3uparrow" table:style-name="ce1">
            <text:p>3uparro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5days" table:style-name="ce1">
            <text:p>5day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5days_korganizer" table:style-name="ce1">
            <text:p>5days_korgan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7days" table:style-name="ce1">
            <text:p>7day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7days_korganizer" table:style-name="ce1">
            <text:p>7days_korgan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bentry" table:style-name="ce1">
            <text:p>abentr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bentry_kdeprintfax" table:style-name="ce1">
            <text:p>abentry_kdeprintfax</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bs" table:style-name="ce1">
            <text:p>ab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ccount" table:style-name="ce1">
            <text:p>accou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ccount_offline_overlay_kopete" table:style-name="ce1">
            <text:p>account_offline_overlay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ccount_open" table:style-name="ce1">
            <text:p>account_ope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ctivity_konsole" table:style-name="ce1">
            <text:p>activity_konso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dd_backup_keep" table:style-name="ce1">
            <text:p>add_backup_kee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dd_field_kexi" table:style-name="ce1">
            <text:p>add_field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dd_group" table:style-name="ce1">
            <text:p>add_grou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dd_milestone" table:style-name="ce1">
            <text:p>add_milesto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dd_sub_task" table:style-name="ce1">
            <text:p>add_sub_tas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dd_target" table:style-name="ce1">
            <text:p>add_targe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dd_task" table:style-name="ce1">
            <text:p>add_tas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dd_user" table:style-name="ce1">
            <text:p>add_us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ddimagefolder" table:style-name="ce1">
            <text:p>addimagefold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ddpoint" table:style-name="ce1">
            <text:p>addpo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ddquestion" table:style-name="ce1">
            <text:p>addquesti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ddquestion_keduca" table:style-name="ce1">
            <text:p>addquestion_keduc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dept_commit" table:style-name="ce1">
            <text:p>adept_commi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dept_distupgrade" table:style-name="ce1">
            <text:p>adept_distupgrad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dept_install" table:style-name="ce1">
            <text:p>adept_instal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dept_keep" table:style-name="ce1">
            <text:p>adept_kee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dept_notifier_ok" table:style-name="ce1">
            <text:p>adept_notifier_o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dept_notifier_warning" table:style-name="ce1">
            <text:p>adept_notifier_warnin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dept_preview" table:style-name="ce1">
            <text:p>adept_previe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dept_purge" table:style-name="ce1">
            <text:p>adept_purg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dept_reinstall" table:style-name="ce1">
            <text:p>adept_reinstal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dept_remove" table:style-name="ce1">
            <text:p>adept_remov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dept_sourceseditor" table:style-name="ce1">
            <text:p>adept_sourcesedit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dept_update" table:style-name="ce1">
            <text:p>adept_upda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dept_upgrade" table:style-name="ce1">
            <text:p>adept_upgrad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djustcol" table:style-name="ce1">
            <text:p>adjustco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djustcol_kspread" table:style-name="ce1">
            <text:p>adjustcol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djustrow" table:style-name="ce1">
            <text:p>adjustro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djustrow_kspread" table:style-name="ce1">
            <text:p>adjustrow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genda" table:style-name="ce1">
            <text:p>agend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genda_korganizer" table:style-name="ce1">
            <text:p>agenda_korgan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im_away" table:style-name="ce1">
            <text:p>aim_awa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im_away_kopete" table:style-name="ce1">
            <text:p>aim_away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im_offline" table:style-name="ce1">
            <text:p>aim_offl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im_offline_kopete" table:style-name="ce1">
            <text:p>aim_offline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im_online" table:style-name="ce1">
            <text:p>aim_onl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im_online_kopete" table:style-name="ce1">
            <text:p>aim_online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im_protocol" table:style-name="ce1">
            <text:p>aim_protoco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irbrush" table:style-name="ce1">
            <text:p>airbrush</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larmclock" table:style-name="ce1">
            <text:p>alarmcloc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lbumfoldercomment" table:style-name="ce1">
            <text:p>albumfoldercomme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lbumfoldernew" table:style-name="ce1">
            <text:p>albumfolderne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lign_left" table:style-name="ce1">
            <text:p>align_lef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lign_right" table:style-name="ce1">
            <text:p>align_righ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lignobjs" table:style-name="ce1">
            <text:p>alignobj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lignobjs_kexi" table:style-name="ce1">
            <text:p>alignobjs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lignobjs_kpresenter" table:style-name="ce1">
            <text:p>alignobjs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lt_laptop_nocharge_klaptopdaemon" table:style-name="ce1">
            <text:p>alt_laptop_nocharge_klaptopdaem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lt_laptop_power_klaptopdaemon" table:style-name="ce1">
            <text:p>alt_laptop_power_klaptopdaem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lt2_laptop_nobattery_klaptopdaemon" table:style-name="ce1">
            <text:p>alt2_laptop_nobattery_klaptopdaem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lt2_laptop_nocharge_klaptopdaemon" table:style-name="ce1">
            <text:p>alt2_laptop_nocharge_klaptopdaem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lt2_laptop_power_klaptopdaemon" table:style-name="ce1">
            <text:p>alt2_laptop_power_klaptopdaem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lt3_laptop_nocharge_klaptopdaemon" table:style-name="ce1">
            <text:p>alt3_laptop_nocharge_klaptopdaem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lt3_laptop_power_klaptopdaemon" table:style-name="ce1">
            <text:p>alt3_laptop_power_klaptopdaem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ngle" table:style-name="ce1">
            <text:p>ang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ngle_bisector" table:style-name="ce1">
            <text:p>angle_bisect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ngle_size" table:style-name="ce1">
            <text:p>angle_siz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nswer" table:style-name="ce1">
            <text:p>answ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nswer_kwordquiz" table:style-name="ce1">
            <text:p>answer_kwordquiz</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obottom" table:style-name="ce1">
            <text:p>aobotto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obottom_kexi" table:style-name="ce1">
            <text:p>aobottom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obottom_koffice" table:style-name="ce1">
            <text:p>aobottom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ocenterh" table:style-name="ce1">
            <text:p>aocenterh</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ocenterh_koffice" table:style-name="ce1">
            <text:p>aocenterh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ocenterv" table:style-name="ce1">
            <text:p>aocenterv</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ocenterv_koffice" table:style-name="ce1">
            <text:p>aocenterv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ofit_kexi" table:style-name="ce1">
            <text:p>aofit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ogrid" table:style-name="ce1">
            <text:p>aogri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ogrid_kexi" table:style-name="ce1">
            <text:p>aogrid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oleft" table:style-name="ce1">
            <text:p>aolef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oleft_kexi" table:style-name="ce1">
            <text:p>aoleft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oleft_koffice" table:style-name="ce1">
            <text:p>aoleft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onarrowest_kexi" table:style-name="ce1">
            <text:p>aonarrowest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opos2grid" table:style-name="ce1">
            <text:p>aopos2gri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opos2grid_kexi" table:style-name="ce1">
            <text:p>aopos2grid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oright" table:style-name="ce1">
            <text:p>aorigh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oright_kexi" table:style-name="ce1">
            <text:p>aoright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oright_koffice" table:style-name="ce1">
            <text:p>aoright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oshortest_kexi" table:style-name="ce1">
            <text:p>aoshortest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otallest_kexi" table:style-name="ce1">
            <text:p>aotallest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otop" table:style-name="ce1">
            <text:p>aoto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otop_kexi" table:style-name="ce1">
            <text:p>aotop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otop_koffice" table:style-name="ce1">
            <text:p>aotop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owidest_kexi" table:style-name="ce1">
            <text:p>aowidest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ppearance" table:style-name="ce1">
            <text:p>appearan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ppointment" table:style-name="ce1">
            <text:p>appointme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ppointment_korganizer" table:style-name="ce1">
            <text:p>appointment_korgan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rc" table:style-name="ce1">
            <text:p>arc</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rc_center" table:style-name="ce1">
            <text:p>arc_c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reaCircle" table:style-name="ce1">
            <text:p>areaCirc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rk_adddir" table:style-name="ce1">
            <text:p>ark_adddi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rk_adddir_ark" table:style-name="ce1">
            <text:p>ark_adddir_ar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rk_addfile" table:style-name="ce1">
            <text:p>ark_addfi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rk_addfile_ark" table:style-name="ce1">
            <text:p>ark_addfile_ar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rk_delete" table:style-name="ce1">
            <text:p>ark_del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rk_delete_ark" table:style-name="ce1">
            <text:p>ark_delete_ar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rk_extract" table:style-name="ce1">
            <text:p>ark_extrac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rk_extract_ark" table:style-name="ce1">
            <text:p>ark_extract_ar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rk_selectall" table:style-name="ce1">
            <text:p>ark_selectal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rk_selectall_ark" table:style-name="ce1">
            <text:p>ark_selectall_ar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rk_view" table:style-name="ce1">
            <text:p>ark_vie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rk_view_ark" table:style-name="ce1">
            <text:p>ark_view_ar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rrange" table:style-name="ce1">
            <text:p>arrang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rrange_kpresenter" table:style-name="ce1">
            <text:p>arrange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rrow" table:style-name="ce1">
            <text:p>arro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rrowheads" table:style-name="ce1">
            <text:p>arrowhead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rrowheads_kivio" table:style-name="ce1">
            <text:p>arrowheads_kivi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rtsaudiomanager" table:style-name="ce1">
            <text:p>artsaudiomanag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rtsbuilderexecute" table:style-name="ce1">
            <text:p>artsbuilderexecu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rtsenvironment" table:style-name="ce1">
            <text:p>artsenvironme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rtsfftscope" table:style-name="ce1">
            <text:p>artsfftscop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rtsmediatypes" table:style-name="ce1">
            <text:p>artsmediatyp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rtsmidimanager" table:style-name="ce1">
            <text:p>artsmidimanag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tlantik_buy_estate" table:style-name="ce1">
            <text:p>atlantik_buy_esta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tlantik_buy_estate_atlantik" table:style-name="ce1">
            <text:p>atlantik_buy_estate_atlanti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ttach" table:style-name="ce1">
            <text:p>attach</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ttacher" table:style-name="ce1">
            <text:p>attach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uction" table:style-name="ce1">
            <text:p>aucti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uction_atlantik" table:style-name="ce1">
            <text:p>auction_atlanti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udioscrobbler" table:style-name="ce1">
            <text:p>audioscrobbl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uthenticate" table:style-name="ce1">
            <text:p>authentica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utodiff" table:style-name="ce1">
            <text:p>autodiff</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utoform" table:style-name="ce1">
            <text:p>autofor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utoform_kpresenter" table:style-name="ce1">
            <text:p>autoform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utonumber" table:style-name="ce1">
            <text:p>autonumb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autonumber_kexi" table:style-name="ce1">
            <text:p>autonumber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abelfish" table:style-name="ce1">
            <text:p>babelfish</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ackup" table:style-name="ce1">
            <text:p>backu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ackup_section" table:style-name="ce1">
            <text:p>backup_secti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ank" table:style-name="ce1">
            <text:p>ban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ar0" table:style-name="ce1">
            <text:p>bar0</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ar1" table:style-name="ce1">
            <text:p>bar1</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ar2" table:style-name="ce1">
            <text:p>bar2</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ar3" table:style-name="ce1">
            <text:p>bar3</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ar4" table:style-name="ce1">
            <text:p>bar4</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ar5" table:style-name="ce1">
            <text:p>bar5</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ar6" table:style-name="ce1">
            <text:p>bar6</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aseCircle" table:style-name="ce1">
            <text:p>baseCirc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attery" table:style-name="ce1">
            <text:p>batter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attery-charging-000" table:style-name="ce1">
            <text:p>battery-charging-000</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attery-charging-020" table:style-name="ce1">
            <text:p>battery-charging-020</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attery-charging-040" table:style-name="ce1">
            <text:p>battery-charging-040</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attery-charging-060" table:style-name="ce1">
            <text:p>battery-charging-060</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attery-charging-080" table:style-name="ce1">
            <text:p>battery-charging-080</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attery-charging-100" table:style-name="ce1">
            <text:p>battery-charging-100</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attery-discharging-000" table:style-name="ce1">
            <text:p>battery-discharging-000</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attery-discharging-020" table:style-name="ce1">
            <text:p>battery-discharging-020</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attery-discharging-040" table:style-name="ce1">
            <text:p>battery-discharging-040</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attery-discharging-060" table:style-name="ce1">
            <text:p>battery-discharging-060</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attery-discharging-080" table:style-name="ce1">
            <text:p>battery-discharging-080</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attery-discharging-100" table:style-name="ce1">
            <text:p>battery-discharging-100</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ell" table:style-name="ce1">
            <text:p>bel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ell_korganizer" table:style-name="ce1">
            <text:p>bell_korgan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isection" table:style-name="ce1">
            <text:p>bisecti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lack_sum" table:style-name="ce1">
            <text:p>black_su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lack_sum_kspread" table:style-name="ce1">
            <text:p>black_sum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lend" table:style-name="ce1">
            <text:p>blen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old" table:style-name="ce1">
            <text:p>bol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ook" table:style-name="ce1">
            <text:p>boo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ook2" table:style-name="ce1">
            <text:p>book2</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ookmark_folder" table:style-name="ce1">
            <text:p>bookmark_fold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ookmark_toolbar" table:style-name="ce1">
            <text:p>bookmark_toolba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order_all" table:style-name="ce1">
            <text:p>border_al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order_all_kspread" table:style-name="ce1">
            <text:p>border_all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order_bottom" table:style-name="ce1">
            <text:p>border_botto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order_bottom_kspread" table:style-name="ce1">
            <text:p>border_bottom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order_fall" table:style-name="ce1">
            <text:p>border_fal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order_fall_kspread" table:style-name="ce1">
            <text:p>border_fall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order_horizontal" table:style-name="ce1">
            <text:p>border_horizonta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order_horizontal_kspread" table:style-name="ce1">
            <text:p>border_horizontal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order_inside" table:style-name="ce1">
            <text:p>border_insid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order_inside_kspread" table:style-name="ce1">
            <text:p>border_inside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order_left" table:style-name="ce1">
            <text:p>border_lef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order_left_kspread" table:style-name="ce1">
            <text:p>border_left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order_outline" table:style-name="ce1">
            <text:p>border_outl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order_outline_kspread" table:style-name="ce1">
            <text:p>border_outline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order_remove" table:style-name="ce1">
            <text:p>border_remov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order_remove_kspread" table:style-name="ce1">
            <text:p>border_remove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order_right" table:style-name="ce1">
            <text:p>border_righ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order_right_kspread" table:style-name="ce1">
            <text:p>border_right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order_top" table:style-name="ce1">
            <text:p>border_to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order_top_kspread" table:style-name="ce1">
            <text:p>border_top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order_up" table:style-name="ce1">
            <text:p>border_u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order_up_kspread" table:style-name="ce1">
            <text:p>border_up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order_vertical" table:style-name="ce1">
            <text:p>border_vertica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order_vertical_kspread" table:style-name="ce1">
            <text:p>border_vertical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orderbottom" table:style-name="ce1">
            <text:p>borderbotto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orderbottom_koffice" table:style-name="ce1">
            <text:p>borderbottom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orderleft" table:style-name="ce1">
            <text:p>borderlef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orderleft_koffice" table:style-name="ce1">
            <text:p>borderleft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orderoutline" table:style-name="ce1">
            <text:p>borderoutl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orderoutline_koffice" table:style-name="ce1">
            <text:p>borderoutline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orderright" table:style-name="ce1">
            <text:p>borderrigh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orderright_koffice" table:style-name="ce1">
            <text:p>borderright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ordertool" table:style-name="ce1">
            <text:p>bordertoo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ordertop" table:style-name="ce1">
            <text:p>borderto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ordertop_koffice" table:style-name="ce1">
            <text:p>bordertop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ottom" table:style-name="ce1">
            <text:p>botto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rackets" table:style-name="ce1">
            <text:p>bracket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rightness" table:style-name="ce1">
            <text:p>brightnes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ring_forward" table:style-name="ce1">
            <text:p>bring_forwar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ring_forward_koffice" table:style-name="ce1">
            <text:p>bring_forward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ring_stencil_to_front" table:style-name="ce1">
            <text:p>bring_stencil_to_fro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ug" table:style-name="ce1">
            <text:p>bu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ug_khtml" table:style-name="ce1">
            <text:p>bug_khtm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usiness_user" table:style-name="ce1">
            <text:p>business_us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usiness_user_kexi" table:style-name="ce1">
            <text:p>business_user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utterfly" table:style-name="ce1">
            <text:p>butterfl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utton" table:style-name="ce1">
            <text:p>butt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utton_cancel_kpercentage" table:style-name="ce1">
            <text:p>button_cancel_kpercentag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utton_fewer" table:style-name="ce1">
            <text:p>button_few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utton_kexi" table:style-name="ce1">
            <text:p>button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utton_more" table:style-name="ce1">
            <text:p>button_mor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utton_no_koffice" table:style-name="ce1">
            <text:p>button_no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button_ok_kpercentage" table:style-name="ce1">
            <text:p>button_ok_kpercentag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akes_kpresenter" table:style-name="ce1">
            <text:p>cakes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akes3d_kpresenter" table:style-name="ce1">
            <text:p>cakes3d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alculate" table:style-name="ce1">
            <text:p>calcula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alculate_kalzium" table:style-name="ce1">
            <text:p>calculate_kalziu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amera" table:style-name="ce1">
            <text:p>camer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amera_test" table:style-name="ce1">
            <text:p>camera_tes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ancel" table:style-name="ce1">
            <text:p>cance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ancel_koffice" table:style-name="ce1">
            <text:p>cancel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ap_butt" table:style-name="ce1">
            <text:p>cap_but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ap_butt_karbon" table:style-name="ce1">
            <text:p>cap_butt_karb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ap_round" table:style-name="ce1">
            <text:p>cap_roun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ap_round_karbon" table:style-name="ce1">
            <text:p>cap_round_karb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ap_square" table:style-name="ce1">
            <text:p>cap_squar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ap_square_karbon" table:style-name="ce1">
            <text:p>cap_square_karb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asesensitive" table:style-name="ce1">
            <text:p>casesensitiv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atalogmanager" table:style-name="ce1">
            <text:p>catalogmanag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d" table:style-name="ce1">
            <text:p>c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d_data" table:style-name="ce1">
            <text:p>cd_dat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dburn" table:style-name="ce1">
            <text:p>cdbur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dcopy" table:style-name="ce1">
            <text:p>cdcop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dinfo" table:style-name="ce1">
            <text:p>cdinf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drwblank" table:style-name="ce1">
            <text:p>cdrwblan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dsmall" table:style-name="ce1">
            <text:p>cdsmal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dsmall_kscd" table:style-name="ce1">
            <text:p>cdsmall_ksc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dtje" table:style-name="ce1">
            <text:p>cdtj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ell_edit" table:style-name="ce1">
            <text:p>cell_edi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ell_edit_kspread" table:style-name="ce1">
            <text:p>cell_edit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ell_layout" table:style-name="ce1">
            <text:p>cell_layou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ell_layout_kspread" table:style-name="ce1">
            <text:p>cell_layout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enterofcurvature" table:style-name="ce1">
            <text:p>centerofcurvatur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entralsymmetry" table:style-name="ce1">
            <text:p>centralsymmetr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entrejust" table:style-name="ce1">
            <text:p>centrejus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ar" table:style-name="ce1">
            <text:p>cha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ar_koffice" table:style-name="ce1">
            <text:p>char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art" table:style-name="ce1">
            <text:p>cha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art_area" table:style-name="ce1">
            <text:p>chart_are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art_area_3d" table:style-name="ce1">
            <text:p>chart_area_3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art_area_3d_kchart" table:style-name="ce1">
            <text:p>chart_area_3d_kcha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art_area_kchart" table:style-name="ce1">
            <text:p>chart_area_kcha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art_bar" table:style-name="ce1">
            <text:p>chart_ba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art_bar_3d" table:style-name="ce1">
            <text:p>chart_bar_3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art_bar_3d_kchart" table:style-name="ce1">
            <text:p>chart_bar_3d_kcha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art_bar_kchart" table:style-name="ce1">
            <text:p>chart_bar_kcha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art_boxwhisker" table:style-name="ce1">
            <text:p>chart_boxwhisk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art_boxwhisker_kchart" table:style-name="ce1">
            <text:p>chart_boxwhisker_kcha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art_hilo" table:style-name="ce1">
            <text:p>chart_hil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art_hilo_kchart" table:style-name="ce1">
            <text:p>chart_hilo_kcha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art_kspread" table:style-name="ce1">
            <text:p>chart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art_legend_bottom" table:style-name="ce1">
            <text:p>chart_legend_botto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art_legend_bottomleft" table:style-name="ce1">
            <text:p>chart_legend_bottomlef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art_legend_bottomright" table:style-name="ce1">
            <text:p>chart_legend_bottomrigh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art_legend_left" table:style-name="ce1">
            <text:p>chart_legend_lef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art_legend_nolegend" table:style-name="ce1">
            <text:p>chart_legend_nolegen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art_legend_right" table:style-name="ce1">
            <text:p>chart_legend_righ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art_legend_top" table:style-name="ce1">
            <text:p>chart_legend_to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art_legend_topleft" table:style-name="ce1">
            <text:p>chart_legend_toplef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art_legend_topright" table:style-name="ce1">
            <text:p>chart_legend_toprigh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art_line" table:style-name="ce1">
            <text:p>chart_l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art_line_3d" table:style-name="ce1">
            <text:p>chart_line_3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art_line_3d_kchart" table:style-name="ce1">
            <text:p>chart_line_3d_kcha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art_line_kchart" table:style-name="ce1">
            <text:p>chart_line_kcha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art_pie" table:style-name="ce1">
            <text:p>chart_pi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art_pie_3d" table:style-name="ce1">
            <text:p>chart_pie_3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art_pie_3d_kchart" table:style-name="ce1">
            <text:p>chart_pie_3d_kcha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art_pie_kchart" table:style-name="ce1">
            <text:p>chart_pie_kcha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art_polar" table:style-name="ce1">
            <text:p>chart_pola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art_polar_kchart" table:style-name="ce1">
            <text:p>chart_polar_kcha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art_ring" table:style-name="ce1">
            <text:p>chart_rin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art_ring_kchart" table:style-name="ce1">
            <text:p>chart_ring_kcha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at" table:style-name="ce1">
            <text:p>cha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eck" table:style-name="ce1">
            <text:p>chec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eck_kexi" table:style-name="ce1">
            <text:p>check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eck_kwordquiz" table:style-name="ce1">
            <text:p>check_kwordquiz</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eckedbox" table:style-name="ce1">
            <text:p>checkedbox</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eckedbox_korganizer" table:style-name="ce1">
            <text:p>checkedbox_korgan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eckedbox_mask_korganizer" table:style-name="ce1">
            <text:p>checkedbox_mask_korgan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eckedclipboard_korganizer" table:style-name="ce1">
            <text:p>checkedclipboard_korgan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eckmark" table:style-name="ce1">
            <text:p>checkmar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eckmark_korganizer" table:style-name="ce1">
            <text:p>checkmark_korgan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emical" table:style-name="ce1">
            <text:p>chemica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emical_kalzium" table:style-name="ce1">
            <text:p>chemical_kalziu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hronometer" table:style-name="ce1">
            <text:p>chronome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ircle" table:style-name="ce1">
            <text:p>circ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ircle_kpresenter" table:style-name="ce1">
            <text:p>circle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irclebcl" table:style-name="ce1">
            <text:p>circlebc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irclebcp" table:style-name="ce1">
            <text:p>circlebc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irclebpd" table:style-name="ce1">
            <text:p>circlebp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irclebps" table:style-name="ce1">
            <text:p>circlebp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irclebtp" table:style-name="ce1">
            <text:p>circlebt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irclelineintersection" table:style-name="ce1">
            <text:p>circlelineintersecti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ircumference" table:style-name="ce1">
            <text:p>circumferen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leanup_kvoctrain" table:style-name="ce1">
            <text:p>cleanup_kvoctrai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lear_left" table:style-name="ce1">
            <text:p>clear_lef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lear_table_contents_kexi" table:style-name="ce1">
            <text:p>clear_table_contents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lipart" table:style-name="ce1">
            <text:p>clipa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lipart_from_file" table:style-name="ce1">
            <text:p>clipart_from_fi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lipart_from_file_koffice" table:style-name="ce1">
            <text:p>clipart_from_file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lipart_koffice" table:style-name="ce1">
            <text:p>clipart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lose" table:style-name="ce1">
            <text:p>clos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losed_cubicbeziercurve" table:style-name="ce1">
            <text:p>closed_cubicbeziercurv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losed_cubicbeziercurve_kpresenter" table:style-name="ce1">
            <text:p>closed_cubicbeziercurve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losed_freehand" table:style-name="ce1">
            <text:p>closed_freehan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losed_freehand_kpresenter" table:style-name="ce1">
            <text:p>closed_freehand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losed_polyline" table:style-name="ce1">
            <text:p>closed_polyl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losed_polyline_kpresenter" table:style-name="ce1">
            <text:p>closed_polyline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losed_quadricbeziercurve" table:style-name="ce1">
            <text:p>closed_quadricbeziercurv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losed_quadricbeziercurve_kpresenter" table:style-name="ce1">
            <text:p>closed_quadricbeziercurve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ollection" table:style-name="ce1">
            <text:p>collecti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olor_fill" table:style-name="ce1">
            <text:p>color_fil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olor_fill_koffice" table:style-name="ce1">
            <text:p>color_fill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olor_line" table:style-name="ce1">
            <text:p>color_l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olor_line_koffice" table:style-name="ce1">
            <text:p>color_line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olorman" table:style-name="ce1">
            <text:p>colorma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olorman_karbon" table:style-name="ce1">
            <text:p>colorman_karb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omandprompt" table:style-name="ce1">
            <text:p>comandpromp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ombo" table:style-name="ce1">
            <text:p>comb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ombo_kexi" table:style-name="ce1">
            <text:p>combo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omment" table:style-name="ce1">
            <text:p>comme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omment_kspread" table:style-name="ce1">
            <text:p>comment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ompfile" table:style-name="ce1">
            <text:p>compfi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onfigure_query_kvoctrain" table:style-name="ce1">
            <text:p>configure_query_kvoctrai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onicasymptotes" table:style-name="ce1">
            <text:p>conicasymptot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onicb5p" table:style-name="ce1">
            <text:p>conicb5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oniclineintersection" table:style-name="ce1">
            <text:p>coniclineintersecti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onicsradicalline" table:style-name="ce1">
            <text:p>conicsradicall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onnect_creating" table:style-name="ce1">
            <text:p>connect_creatin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onnect_no" table:style-name="ce1">
            <text:p>connect_n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ontact_away_overlay_kopete" table:style-name="ce1">
            <text:p>contact_away_overlay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ontact_busy_overlay_kopete" table:style-name="ce1">
            <text:p>contact_busy_overlay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ontact_food_overlay_kopete" table:style-name="ce1">
            <text:p>contact_food_overlay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ontact_invisible_overlay_kopete" table:style-name="ce1">
            <text:p>contact_invisible_overlay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ontact_phone_overlay_kopete" table:style-name="ce1">
            <text:p>contact_phone_overlay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ontact_xa_overlay_kopete" table:style-name="ce1">
            <text:p>contact_xa_overlay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ontents2" table:style-name="ce1">
            <text:p>contents2</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ontrast" table:style-name="ce1">
            <text:p>contras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ontrol" table:style-name="ce1">
            <text:p>contro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ontrol_keduca" table:style-name="ce1">
            <text:p>control_keduc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onvexhull" table:style-name="ce1">
            <text:p>convexhul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oords" table:style-name="ce1">
            <text:p>coord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oords_kmplot" table:style-name="ce1">
            <text:p>coords_kmplo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opy" table:style-name="ce1">
            <text:p>cop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opy_stencil" table:style-name="ce1">
            <text:p>copy_stenci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overmanager" table:style-name="ce1">
            <text:p>covermanag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overmanager_amarok" table:style-name="ce1">
            <text:p>covermanager_amaro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pufreq_100" table:style-name="ce1">
            <text:p>cpufreq_100</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pufreq_25" table:style-name="ce1">
            <text:p>cpufreq_25</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pufreq_50" table:style-name="ce1">
            <text:p>cpufreq_50</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pufreq_75" table:style-name="ce1">
            <text:p>cpufreq_75</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pufreq_na" table:style-name="ce1">
            <text:p>cpufreq_n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rop" table:style-name="ce1">
            <text:p>cro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rop_digikam" table:style-name="ce1">
            <text:p>crop_digika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rop_showfoto" table:style-name="ce1">
            <text:p>crop_showfot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ss" table:style-name="ce1">
            <text:p>cs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ssvalidator" table:style-name="ce1">
            <text:p>cssvalidat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ubicbeziercurve" table:style-name="ce1">
            <text:p>cubicbeziercurv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ubicbeziercurve_kpresenter" table:style-name="ce1">
            <text:p>cubicbeziercurve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urfiledir_kate" table:style-name="ce1">
            <text:p>curfiledir_ka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urvelineintersection" table:style-name="ce1">
            <text:p>curvelineintersecti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ut" table:style-name="ce1">
            <text:p>cu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cut_stencil" table:style-name="ce1">
            <text:p>cut_stenci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ata" table:style-name="ce1">
            <text:p>dat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ata_kchart" table:style-name="ce1">
            <text:p>data_kcha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atabase_import_kexi" table:style-name="ce1">
            <text:p>database_import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atabase_kexi" table:style-name="ce1">
            <text:p>database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atashow" table:style-name="ce1">
            <text:p>datasho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atashowchart" table:style-name="ce1">
            <text:p>datashowcha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ateedit" table:style-name="ce1">
            <text:p>dateedi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ateedit_kexi" table:style-name="ce1">
            <text:p>dateedit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atetimeedit" table:style-name="ce1">
            <text:p>datetimeedi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atetimeedit_kexi" table:style-name="ce1">
            <text:p>datetimeedit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ayview" table:style-name="ce1">
            <text:p>dayvie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ayview_korganizer" table:style-name="ce1">
            <text:p>dayview_korgan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b" table:style-name="ce1">
            <text:p>db</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bgnext" table:style-name="ce1">
            <text:p>dbgnex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bgrun" table:style-name="ce1">
            <text:p>dbgru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bgrunto" table:style-name="ce1">
            <text:p>dbgrunt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bgstep" table:style-name="ce1">
            <text:p>dbgste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ecrypted" table:style-name="ce1">
            <text:p>decrypte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efine_clip" table:style-name="ce1">
            <text:p>define_cli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elete" table:style-name="ce1">
            <text:p>del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elete_group" table:style-name="ce1">
            <text:p>delete_grou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elete_korganizer" table:style-name="ce1">
            <text:p>delete_korgan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elete_table" table:style-name="ce1">
            <text:p>delete_tab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elete_table_col" table:style-name="ce1">
            <text:p>delete_table_co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elete_table_col_koffice" table:style-name="ce1">
            <text:p>delete_table_col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elete_table_col_kvoctrain" table:style-name="ce1">
            <text:p>delete_table_col_kvoctrai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elete_table_kspread" table:style-name="ce1">
            <text:p>delete_table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elete_table_row" table:style-name="ce1">
            <text:p>delete_table_ro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elete_table_row_kexi" table:style-name="ce1">
            <text:p>delete_table_row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elete_table_row_koffice" table:style-name="ce1">
            <text:p>delete_table_row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elete_table_row_kvoctrain" table:style-name="ce1">
            <text:p>delete_table_row_kvoctrai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elete_table_row_kwordquiz" table:style-name="ce1">
            <text:p>delete_table_row_kwordquiz</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elete_user" table:style-name="ce1">
            <text:p>delete_us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eletecell" table:style-name="ce1">
            <text:p>deletecel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eletecell_kspread" table:style-name="ce1">
            <text:p>deletecell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eletelayer" table:style-name="ce1">
            <text:p>deletelay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elquestion" table:style-name="ce1">
            <text:p>delquesti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elquestion_keduca" table:style-name="ce1">
            <text:p>delquestion_keduc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elslide" table:style-name="ce1">
            <text:p>delslid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elslide_koffice" table:style-name="ce1">
            <text:p>delslide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eriv_func" table:style-name="ce1">
            <text:p>deriv_func</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eriv_func_kmplot" table:style-name="ce1">
            <text:p>deriv_func_kmplo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iff" table:style-name="ce1">
            <text:p>diff</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igikamimageplugins" table:style-name="ce1">
            <text:p>digikamimageplugin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igitalcam" table:style-name="ce1">
            <text:p>digitalca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irectrix" table:style-name="ce1">
            <text:p>directrix</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irsynch" table:style-name="ce1">
            <text:p>dirsynch</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irsynch_new" table:style-name="ce1">
            <text:p>dirsynch_ne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issociatecell" table:style-name="ce1">
            <text:p>dissociatecel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issociatecell_kspread" table:style-name="ce1">
            <text:p>dissociatecell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istance" table:style-name="ce1">
            <text:p>distan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iv_center" table:style-name="ce1">
            <text:p>div_c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iv_justify" table:style-name="ce1">
            <text:p>div_justif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iv_left" table:style-name="ce1">
            <text:p>div_lef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iv_right" table:style-name="ce1">
            <text:p>div_righ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moz_konqueror" table:style-name="ce1">
            <text:p>dmoz_konquer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ocumentinfo" table:style-name="ce1">
            <text:p>documentinf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ocumentinfo_koffice" table:style-name="ce1">
            <text:p>documentinfo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omtreeviewer" table:style-name="ce1">
            <text:p>domtreeview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ontknow" table:style-name="ce1">
            <text:p>dontkno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ontknow_kwordquiz" table:style-name="ce1">
            <text:p>dontknow_kwordquiz</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ownindicator_korganizer" table:style-name="ce1">
            <text:p>downindicator_korgan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uringbreaks" table:style-name="ce1">
            <text:p>duringbreak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ynamic" table:style-name="ce1">
            <text:p>dynamic</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dynamic_amarok" table:style-name="ce1">
            <text:p>dynamic_amaro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dit_add" table:style-name="ce1">
            <text:p>edit_ad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dit_copy" table:style-name="ce1">
            <text:p>edit_cop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dit_group" table:style-name="ce1">
            <text:p>edit_grou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dit_picture" table:style-name="ce1">
            <text:p>edit_pictur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dit_picture_kpresenter" table:style-name="ce1">
            <text:p>edit_picture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dit_pie" table:style-name="ce1">
            <text:p>edit_pi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dit_pie_kpresenter" table:style-name="ce1">
            <text:p>edit_pie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dit_polygon" table:style-name="ce1">
            <text:p>edit_polyg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dit_polygon_kpresenter" table:style-name="ce1">
            <text:p>edit_polygon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dit_remove" table:style-name="ce1">
            <text:p>edit_remov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dit_table_row_kvoctrain" table:style-name="ce1">
            <text:p>edit_table_row_kvoctrai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dit_user" table:style-name="ce1">
            <text:p>edit_us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ditconstants" table:style-name="ce1">
            <text:p>editconstant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ditconstants_kmplot" table:style-name="ce1">
            <text:p>editconstants_kmplo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diticlear" table:style-name="ce1">
            <text:p>editiclea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ditimage" table:style-name="ce1">
            <text:p>editimag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ditinput" table:style-name="ce1">
            <text:p>editinpu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ditor" table:style-name="ce1">
            <text:p>edit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ditor_kwordquiz" table:style-name="ce1">
            <text:p>editor_kwordquiz</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ditplots" table:style-name="ce1">
            <text:p>editplot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ditplots_kmplot" table:style-name="ce1">
            <text:p>editplots_kmplo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ditquestion" table:style-name="ce1">
            <text:p>editquesti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ditquestion_keduca" table:style-name="ce1">
            <text:p>editquestion_keduc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ditshred" table:style-name="ce1">
            <text:p>editshre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ffect" table:style-name="ce1">
            <text:p>effec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ffect_kpresenter" table:style-name="ce1">
            <text:p>effect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lempic" table:style-name="ce1">
            <text:p>elempic</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lempic_kalzium" table:style-name="ce1">
            <text:p>elempic_kalziu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llipse" table:style-name="ce1">
            <text:p>ellips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llipsebffp" table:style-name="ce1">
            <text:p>ellipsebff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moticon" table:style-name="ce1">
            <text:p>emotic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moticon_kopete" table:style-name="ce1">
            <text:p>emoticon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mptybox" table:style-name="ce1">
            <text:p>emptybox</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mptybox_korganizer" table:style-name="ce1">
            <text:p>emptybox_korgan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mptytrash" table:style-name="ce1">
            <text:p>emptytrash</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n" table:style-name="ce1">
            <text:p>e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ncrypted" table:style-name="ce1">
            <text:p>encrypte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ndturn" table:style-name="ce1">
            <text:p>endtur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nergies" table:style-name="ce1">
            <text:p>energi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nergies_kalzium" table:style-name="ce1">
            <text:p>energies_kalziu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num_list" table:style-name="ce1">
            <text:p>enum_lis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num_list_knotes" table:style-name="ce1">
            <text:p>enum_list_knot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numList" table:style-name="ce1">
            <text:p>enumLis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numList_koffice" table:style-name="ce1">
            <text:p>enumList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qchem" table:style-name="ce1">
            <text:p>eqche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qchem_kalzium" table:style-name="ce1">
            <text:p>eqchem_kalziu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qualizer" table:style-name="ce1">
            <text:p>equal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qualizer_amarok" table:style-name="ce1">
            <text:p>equalizer_amaro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quilateralhyperbolab4p" table:style-name="ce1">
            <text:p>equilateralhyperbolab4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quitriangle" table:style-name="ce1">
            <text:p>equitriang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raser" table:style-name="ce1">
            <text:p>eras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rror" table:style-name="ce1">
            <text:p>err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rror_kwordquiz" table:style-name="ce1">
            <text:p>error_kwordquiz</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xclamation" table:style-name="ce1">
            <text:p>exclamati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xec" table:style-name="ce1">
            <text:p>exec</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xifinfo" table:style-name="ce1">
            <text:p>exifinf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xtender_closed" table:style-name="ce1">
            <text:p>extender_close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extender_opened" table:style-name="ce1">
            <text:p>extender_opene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avorites" table:style-name="ce1">
            <text:p>favorit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ile" table:style-name="ce1">
            <text:p>fi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ile_transfer_section" table:style-name="ce1">
            <text:p>file_transfer_secti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ileblend" table:style-name="ce1">
            <text:p>fileblen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ileexport" table:style-name="ce1">
            <text:p>fileexpo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ileopen_digikam" table:style-name="ce1">
            <text:p>fileopen_digika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ileopenurl" table:style-name="ce1">
            <text:p>fileopenur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ilereplace" table:style-name="ce1">
            <text:p>filerepla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ilesimulate" table:style-name="ce1">
            <text:p>filesimula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ilestop" table:style-name="ce1">
            <text:p>filesto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ill" table:style-name="ce1">
            <text:p>fil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ill_colour" table:style-name="ce1">
            <text:p>fill_colou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illedcircle" table:style-name="ce1">
            <text:p>filledcirc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illedellipse" table:style-name="ce1">
            <text:p>filledellips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illedrectangle" table:style-name="ce1">
            <text:p>filledrectang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ilterstop" table:style-name="ce1">
            <text:p>filtersto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ilterstop_kdeprint" table:style-name="ce1">
            <text:p>filterstop_kdepr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indf" table:style-name="ce1">
            <text:p>findf</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indf_korganizer" table:style-name="ce1">
            <text:p>findf_korgan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irst_letter_upper" table:style-name="ce1">
            <text:p>first_letter_upp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irst_letter_upper_kspread" table:style-name="ce1">
            <text:p>first_letter_upper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lag" table:style-name="ce1">
            <text:p>fla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lag_black" table:style-name="ce1">
            <text:p>flag_blac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lag_blue" table:style-name="ce1">
            <text:p>flag_blu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lag_green" table:style-name="ce1">
            <text:p>flag_gree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lag_red" table:style-name="ce1">
            <text:p>flag_re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lag_yellow" table:style-name="ce1">
            <text:p>flag_yello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lash" table:style-name="ce1">
            <text:p>flash</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lash_kwordquiz" table:style-name="ce1">
            <text:p>flash_kwordquiz</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lightevaluation" table:style-name="ce1">
            <text:p>flightevaluati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lip" table:style-name="ce1">
            <text:p>fli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older_closed" table:style-name="ce1">
            <text:p>folder_close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older_closed_kwalletmanager" table:style-name="ce1">
            <text:p>folder_closed_kwalletmanag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older_grey" table:style-name="ce1">
            <text:p>folder_gre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older_open_kwalletmanager" table:style-name="ce1">
            <text:p>folder_open_kwalletmanag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ollowmouse" table:style-name="ce1">
            <text:p>followmous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ont_bold_kivio" table:style-name="ce1">
            <text:p>font_bold_kivi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ont_italic_kivio" table:style-name="ce1">
            <text:p>font_italic_kivi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ont_under_kivio" table:style-name="ce1">
            <text:p>font_under_kivi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onts" table:style-name="ce1">
            <text:p>font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ontsizedown" table:style-name="ce1">
            <text:p>fontsizedow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ontsizedown_koffice" table:style-name="ce1">
            <text:p>fontsizedown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ontsizeup" table:style-name="ce1">
            <text:p>fontsizeu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ontsizeup_koffice" table:style-name="ce1">
            <text:p>fontsizeup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ootprint" table:style-name="ce1">
            <text:p>footpr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orce_backup_keep" table:style-name="ce1">
            <text:p>force_backup_kee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ork" table:style-name="ce1">
            <text:p>for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orm" table:style-name="ce1">
            <text:p>for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orm_action_kexi" table:style-name="ce1">
            <text:p>form_action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orm_edit" table:style-name="ce1">
            <text:p>form_edi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orm_edit_kexi" table:style-name="ce1">
            <text:p>form_edit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orm_kexi" table:style-name="ce1">
            <text:p>form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orm_newobj" table:style-name="ce1">
            <text:p>form_newobj</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orm_newobj_kexi" table:style-name="ce1">
            <text:p>form_newobj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ormat_decreaseindent" table:style-name="ce1">
            <text:p>format_decreaseinde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ormat_decreaseindent_knotes" table:style-name="ce1">
            <text:p>format_decreaseindent_knot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ormat_decreaseindent_koffice" table:style-name="ce1">
            <text:p>format_decreaseindent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ormat_increaseindent" table:style-name="ce1">
            <text:p>format_increaseinde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ormat_increaseindent_knotes" table:style-name="ce1">
            <text:p>format_increaseindent_knot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ormat_increaseindent_koffice" table:style-name="ce1">
            <text:p>format_increaseindent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orms" table:style-name="ce1">
            <text:p>form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rac" table:style-name="ce1">
            <text:p>frac</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rame" table:style-name="ce1">
            <text:p>fram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rame_chart" table:style-name="ce1">
            <text:p>frame_cha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rame_chart_koffice" table:style-name="ce1">
            <text:p>frame_chart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rame_edit_koffice" table:style-name="ce1">
            <text:p>frame_edit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rame_field" table:style-name="ce1">
            <text:p>frame_fiel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rame_field_kudesigner" table:style-name="ce1">
            <text:p>frame_field_kudesign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rame_formula" table:style-name="ce1">
            <text:p>frame_formul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rame_formula_koffice" table:style-name="ce1">
            <text:p>frame_formula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rame_image" table:style-name="ce1">
            <text:p>frame_imag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rame_image_koffice" table:style-name="ce1">
            <text:p>frame_image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rame_kexi" table:style-name="ce1">
            <text:p>frame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rame_query" table:style-name="ce1">
            <text:p>frame_quer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rame_query_koffice" table:style-name="ce1">
            <text:p>frame_query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rame_spreadsheet" table:style-name="ce1">
            <text:p>frame_spreadshee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rame_spreadsheet_koffice" table:style-name="ce1">
            <text:p>frame_spreadsheet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rame_text" table:style-name="ce1">
            <text:p>frame_tex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rame_text_koffice" table:style-name="ce1">
            <text:p>frame_text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reehand" table:style-name="ce1">
            <text:p>freehan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reehand_kpresenter" table:style-name="ce1">
            <text:p>freehand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tin" table:style-name="ce1">
            <text:p>fti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tout" table:style-name="ce1">
            <text:p>ftou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unc" table:style-name="ce1">
            <text:p>func</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unc_kmplot" table:style-name="ce1">
            <text:p>func_kmplo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unct" table:style-name="ce1">
            <text:p>func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unct_kspread" table:style-name="ce1">
            <text:p>funct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unctionhelp" table:style-name="ce1">
            <text:p>functionhel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functionhelp_kmplot" table:style-name="ce1">
            <text:p>functionhelp_kmplo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adu_protocol" table:style-name="ce1">
            <text:p>gadu_protoco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ear" table:style-name="ce1">
            <text:p>gea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enericaffinity" table:style-name="ce1">
            <text:p>genericaffinit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enericprojectivity" table:style-name="ce1">
            <text:p>genericprojectivit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g_away" table:style-name="ce1">
            <text:p>gg_awa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g_away_kopete" table:style-name="ce1">
            <text:p>gg_away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g_busy_d_kopete" table:style-name="ce1">
            <text:p>gg_busy_d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g_busy_kopete" table:style-name="ce1">
            <text:p>gg_busy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g_connecting_kopete" table:style-name="ce1">
            <text:p>gg_connecting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g_description_overlay_kopete" table:style-name="ce1">
            <text:p>gg_description_overlay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g_ignore" table:style-name="ce1">
            <text:p>gg_ignor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g_ignored_kopete" table:style-name="ce1">
            <text:p>gg_ignored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g_invi" table:style-name="ce1">
            <text:p>gg_inv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g_invi_d_kopete" table:style-name="ce1">
            <text:p>gg_invi_d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g_invi_kopete" table:style-name="ce1">
            <text:p>gg_invi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g_offline" table:style-name="ce1">
            <text:p>gg_offl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g_offline_d_kopete" table:style-name="ce1">
            <text:p>gg_offline_d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g_offline_kopete" table:style-name="ce1">
            <text:p>gg_offline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g_online" table:style-name="ce1">
            <text:p>gg_onl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g_online_d_kopete" table:style-name="ce1">
            <text:p>gg_online_d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g_online_kopete" table:style-name="ce1">
            <text:p>gg_online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lossary" table:style-name="ce1">
            <text:p>glossar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lossary_kalzium" table:style-name="ce1">
            <text:p>glossary_kalziu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nutelladown" table:style-name="ce1">
            <text:p>gnutelladow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nutellaup" table:style-name="ce1">
            <text:p>gnutellau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oogle_konqueror" table:style-name="ce1">
            <text:p>google_konquer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radientdlg_karbon" table:style-name="ce1">
            <text:p>gradientdlg_karb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rayscale" table:style-name="ce1">
            <text:p>graysca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reen_ball" table:style-name="ce1">
            <text:p>green_bal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reenled_k3b" table:style-name="ce1">
            <text:p>greenled_k3b</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rid" table:style-name="ce1">
            <text:p>gri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rid_kexi" table:style-name="ce1">
            <text:p>grid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rid_koffice" table:style-name="ce1">
            <text:p>grid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roup" table:style-name="ce1">
            <text:p>grou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roup_koffice" table:style-name="ce1">
            <text:p>group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roup_stencils" table:style-name="ce1">
            <text:p>group_stencil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roupbox" table:style-name="ce1">
            <text:p>groupbox</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roupbox_kexi" table:style-name="ce1">
            <text:p>groupbox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roupevent" table:style-name="ce1">
            <text:p>groupeve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roupevent_korganizer" table:style-name="ce1">
            <text:p>groupevent_korgan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roupeventtentative_korganizer" table:style-name="ce1">
            <text:p>groupeventtentative_korgan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roupwise_away_kopete" table:style-name="ce1">
            <text:p>groupwise_away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roupwise_busy_kopete" table:style-name="ce1">
            <text:p>groupwise_busy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roupwise_invisible_kopete" table:style-name="ce1">
            <text:p>groupwise_invisible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roupwise_online" table:style-name="ce1">
            <text:p>groupwise_onl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roupwise_online_kopete" table:style-name="ce1">
            <text:p>groupwise_online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sub" table:style-name="ce1">
            <text:p>gsub</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sup" table:style-name="ce1">
            <text:p>gsu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uides_horizontal" table:style-name="ce1">
            <text:p>guides_horizonta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guides_vertical" table:style-name="ce1">
            <text:p>guides_vertica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halfencrypted" table:style-name="ce1">
            <text:p>halfencrypte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halflinebyvector" table:style-name="ce1">
            <text:p>halflinebyvect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harmonichomology" table:style-name="ce1">
            <text:p>harmonichomolog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hdd" table:style-name="ce1">
            <text:p>hd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helpdocker_karbon" table:style-name="ce1">
            <text:p>helpdocker_karb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hexagonbcv" table:style-name="ce1">
            <text:p>hexagonbcv</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hide_table_column" table:style-name="ce1">
            <text:p>hide_table_colum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hide_table_column_kspread" table:style-name="ce1">
            <text:p>hide_table_column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hide_table_row" table:style-name="ce1">
            <text:p>hide_table_ro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hide_table_row_kspread" table:style-name="ce1">
            <text:p>hide_table_row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hidemouse" table:style-name="ce1">
            <text:p>hidemous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highlighting" table:style-name="ce1">
            <text:p>highlightin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highlighting_kate" table:style-name="ce1">
            <text:p>highlighting_ka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highscore" table:style-name="ce1">
            <text:p>highscor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hint" table:style-name="ce1">
            <text:p>h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hint_kwordquiz" table:style-name="ce1">
            <text:p>hint_kwordquiz</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history_kdeprint" table:style-name="ce1">
            <text:p>history_kdepr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historydocker_karbon" table:style-name="ce1">
            <text:p>historydocker_karb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homepage" table:style-name="ce1">
            <text:p>homepag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homepage_kaddressbook" table:style-name="ce1">
            <text:p>homepage_kaddressboo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hotmail" table:style-name="ce1">
            <text:p>hotmai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hover" table:style-name="ce1">
            <text:p>hov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htmlvalidator" table:style-name="ce1">
            <text:p>htmlvalidat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hue" table:style-name="ce1">
            <text:p>hu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hyperbolabffp" table:style-name="ce1">
            <text:p>hyperbolabff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cq_away" table:style-name="ce1">
            <text:p>icq_awa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cq_away_kopete" table:style-name="ce1">
            <text:p>icq_away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cq_dnd_kopete" table:style-name="ce1">
            <text:p>icq_dnd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cq_ffc_kopete" table:style-name="ce1">
            <text:p>icq_ffc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cq_invisible" table:style-name="ce1">
            <text:p>icq_invisib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cq_invisible_kopete" table:style-name="ce1">
            <text:p>icq_invisible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cq_na_kopete" table:style-name="ce1">
            <text:p>icq_na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cq_occupied_kopete" table:style-name="ce1">
            <text:p>icq_occupied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cq_offline" table:style-name="ce1">
            <text:p>icq_offl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cq_offline_kopete" table:style-name="ce1">
            <text:p>icq_offline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cq_online" table:style-name="ce1">
            <text:p>icq_onl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cq_online_kopete" table:style-name="ce1">
            <text:p>icq_online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cq_protocol" table:style-name="ce1">
            <text:p>icq_protoco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d" table:style-name="ce1">
            <text:p>i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d_kudesigner" table:style-name="ce1">
            <text:p>id_kudesign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dentity" table:style-name="ce1">
            <text:p>identit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df" table:style-name="ce1">
            <text:p>idf</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df_kudesigner" table:style-name="ce1">
            <text:p>idf_kudesign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dh" table:style-name="ce1">
            <text:p>idh</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dh_kudesigner" table:style-name="ce1">
            <text:p>idh_kudesign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magecomment" table:style-name="ce1">
            <text:p>imagecomme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magegallery" table:style-name="ce1">
            <text:p>imagegaller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mages_display_khtml" table:style-name="ce1">
            <text:p>images_display_khtm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nktube" table:style-name="ce1">
            <text:p>inktub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nline_image" table:style-name="ce1">
            <text:p>inline_imag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nline_image_koffice" table:style-name="ce1">
            <text:p>inline_image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nline_table" table:style-name="ce1">
            <text:p>inline_tab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nline_table_koffice" table:style-name="ce1">
            <text:p>inline_table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nscol" table:style-name="ce1">
            <text:p>insco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nsert_arg" table:style-name="ce1">
            <text:p>insert_ar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nsert_chart" table:style-name="ce1">
            <text:p>insert_cha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nsert_chart_kspread" table:style-name="ce1">
            <text:p>insert_chart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nsert_link" table:style-name="ce1">
            <text:p>insert_lin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nsert_link_kspread" table:style-name="ce1">
            <text:p>insert_link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nsert_table_col" table:style-name="ce1">
            <text:p>insert_table_co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nsert_table_col_koffice" table:style-name="ce1">
            <text:p>insert_table_col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nsert_table_col_kvoctrain" table:style-name="ce1">
            <text:p>insert_table_col_kvoctrai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nsert_table_row" table:style-name="ce1">
            <text:p>insert_table_ro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nsert_table_row_kexi" table:style-name="ce1">
            <text:p>insert_table_row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nsert_table_row_koffice" table:style-name="ce1">
            <text:p>insert_table_row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nsert_table_row_kvoctrain" table:style-name="ce1">
            <text:p>insert_table_row_kvoctrai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nsert_table_row_kwordquiz" table:style-name="ce1">
            <text:p>insert_table_row_kwordquiz</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nsert_tag" table:style-name="ce1">
            <text:p>insert_ta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nsertcell" table:style-name="ce1">
            <text:p>insertcel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nsertcell_kspread" table:style-name="ce1">
            <text:p>insertcell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nsertcellcopy" table:style-name="ce1">
            <text:p>insertcellcop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nsertcellcopy_kspread" table:style-name="ce1">
            <text:p>insertcellcopy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nserttable" table:style-name="ce1">
            <text:p>inserttab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nserttable_kspread" table:style-name="ce1">
            <text:p>inserttable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nsrow" table:style-name="ce1">
            <text:p>insro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nt" table:style-name="ce1">
            <text:p>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ntegral_func" table:style-name="ce1">
            <text:p>integral_func</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ntegral_func_kmplot" table:style-name="ce1">
            <text:p>integral_func_kmplo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ntersection" table:style-name="ce1">
            <text:p>intersecti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nverse_recur_korganizer" table:style-name="ce1">
            <text:p>inverse_recur_korgan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nversion" table:style-name="ce1">
            <text:p>inversi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nvert" table:style-name="ce1">
            <text:p>inve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pf" table:style-name="ce1">
            <text:p>ipf</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pf_kudesigner" table:style-name="ce1">
            <text:p>ipf_kudesign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ph" table:style-name="ce1">
            <text:p>iph</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ph_kudesigner" table:style-name="ce1">
            <text:p>iph_kudesign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rc_away" table:style-name="ce1">
            <text:p>irc_awa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rc_away_kopete" table:style-name="ce1">
            <text:p>irc_away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rc_channel_kopete" table:style-name="ce1">
            <text:p>irc_channel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rc_normal" table:style-name="ce1">
            <text:p>irc_norma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rc_normal_kopete" table:style-name="ce1">
            <text:p>irc_normal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rc_online" table:style-name="ce1">
            <text:p>irc_onl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rc_online_kopete" table:style-name="ce1">
            <text:p>irc_online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rc_op_kopete" table:style-name="ce1">
            <text:p>irc_op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rc_server" table:style-name="ce1">
            <text:p>irc_serv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rc_server_kopete" table:style-name="ce1">
            <text:p>irc_server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rc_voice" table:style-name="ce1">
            <text:p>irc_vo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rc_voice_kopete" table:style-name="ce1">
            <text:p>irc_voice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rf" table:style-name="ce1">
            <text:p>irf</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rf_kudesigner" table:style-name="ce1">
            <text:p>irf_kudesign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rh" table:style-name="ce1">
            <text:p>irh</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rh_kudesigner" table:style-name="ce1">
            <text:p>irh_kudesign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rkick" table:style-name="ce1">
            <text:p>irkic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rkickflash" table:style-name="ce1">
            <text:p>irkickflash</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rkickoff" table:style-name="ce1">
            <text:p>irkickoff</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sotopemap" table:style-name="ce1">
            <text:p>isotopema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sotopemap_kalzium" table:style-name="ce1">
            <text:p>isotopemap_kalziu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talic" table:style-name="ce1">
            <text:p>italic</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tem_add" table:style-name="ce1">
            <text:p>item_ad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tem_remove" table:style-name="ce1">
            <text:p>item_remov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item_rename" table:style-name="ce1">
            <text:p>item_renam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jabber_away_kopete" table:style-name="ce1">
            <text:p>jabber_away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jabber_chatty_kopete" table:style-name="ce1">
            <text:p>jabber_chatty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jabber_group_kopete" table:style-name="ce1">
            <text:p>jabber_group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jabber_invisible_kopete" table:style-name="ce1">
            <text:p>jabber_invisible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jabber_na_kopete" table:style-name="ce1">
            <text:p>jabber_na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jabber_offline" table:style-name="ce1">
            <text:p>jabber_offl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jabber_offline_kopete" table:style-name="ce1">
            <text:p>jabber_offline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jabber_online" table:style-name="ce1">
            <text:p>jabber_onl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jabber_online_kopete" table:style-name="ce1">
            <text:p>jabber_online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jabber_original_kopete" table:style-name="ce1">
            <text:p>jabber_original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jabber_protocol" table:style-name="ce1">
            <text:p>jabber_protoco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jabber_raw_kopete" table:style-name="ce1">
            <text:p>jabber_raw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jabber_serv_off_kopete" table:style-name="ce1">
            <text:p>jabber_serv_off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jabber_serv_on_kopete" table:style-name="ce1">
            <text:p>jabber_serv_on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jabber_xa_kopete" table:style-name="ce1">
            <text:p>jabber_xa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jail_pay" table:style-name="ce1">
            <text:p>jail_pa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jail_pay_atlantik" table:style-name="ce1">
            <text:p>jail_pay_atlanti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java_kjava" table:style-name="ce1">
            <text:p>java_kjav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join_bevel" table:style-name="ce1">
            <text:p>join_beve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join_bevel_karbon" table:style-name="ce1">
            <text:p>join_bevel_karb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join_miter" table:style-name="ce1">
            <text:p>join_mi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join_miter_karbon" table:style-name="ce1">
            <text:p>join_miter_karb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join_round" table:style-name="ce1">
            <text:p>join_roun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join_round_karbon" table:style-name="ce1">
            <text:p>join_round_karb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journal" table:style-name="ce1">
            <text:p>journa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journal_korganizer" table:style-name="ce1">
            <text:p>journal_korgan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juk_dock" table:style-name="ce1">
            <text:p>juk_doc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juk_time" table:style-name="ce1">
            <text:p>juk_tim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aboodleloop" table:style-name="ce1">
            <text:p>kaboodleloo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alarm" table:style-name="ce1">
            <text:p>kalar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alarm_disabled" table:style-name="ce1">
            <text:p>kalarm_disable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anjidic" table:style-name="ce1">
            <text:p>kanjidic</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azaadown" table:style-name="ce1">
            <text:p>kazaadow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azaaup" table:style-name="ce1">
            <text:p>kazaau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bear-firewall" table:style-name="ce1">
            <text:p>kbear-firewal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bearsitemanager" table:style-name="ce1">
            <text:p>kbearsitemanag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bearsitemanagerdb" table:style-name="ce1">
            <text:p>kbearsitemanagerdb</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bfxnew" table:style-name="ce1">
            <text:p>kbfxne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bruch_exercise_common" table:style-name="ce1">
            <text:p>kbruch_exercise_comm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bruch_exercise_compare" table:style-name="ce1">
            <text:p>kbruch_exercise_compar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bruch_exercise_conversion" table:style-name="ce1">
            <text:p>kbruch_exercise_conversi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bruch_exercise_factorisation" table:style-name="ce1">
            <text:p>kbruch_exercise_factorisati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dat" table:style-name="ce1">
            <text:p>kda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db_form" table:style-name="ce1">
            <text:p>kdb_for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db_form_koffice" table:style-name="ce1">
            <text:p>kdb_form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db_table" table:style-name="ce1">
            <text:p>kdb_tab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db_table_koffice" table:style-name="ce1">
            <text:p>kdb_table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de" table:style-name="ce1">
            <text:p>kd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de1" table:style-name="ce1">
            <text:p>kde1</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de1_konqueror" table:style-name="ce1">
            <text:p>kde1_konquer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de2" table:style-name="ce1">
            <text:p>kde2</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de2_konqueror" table:style-name="ce1">
            <text:p>kde2_konquer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de3" table:style-name="ce1">
            <text:p>kde3</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de3_konqueror" table:style-name="ce1">
            <text:p>kde3_konquer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de4" table:style-name="ce1">
            <text:p>kde4</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de4_konqueror" table:style-name="ce1">
            <text:p>kde4_konquer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de5" table:style-name="ce1">
            <text:p>kde5</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de5_konqueror" table:style-name="ce1">
            <text:p>kde5_konquer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de6" table:style-name="ce1">
            <text:p>kde6</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de6_konqueror" table:style-name="ce1">
            <text:p>kde6_konquer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deprint_addprinter_kdeprint" table:style-name="ce1">
            <text:p>kdeprint_addprinter_kdepr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deprint_addpseudo_kdeprint" table:style-name="ce1">
            <text:p>kdeprint_addpseudo_kdepr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deprint_configmgr_kdeprint" table:style-name="ce1">
            <text:p>kdeprint_configmgr_kdepr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deprint_configsrv_kdeprint" table:style-name="ce1">
            <text:p>kdeprint_configsrv_kdepr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deprint_defaulthard_kdeprint" table:style-name="ce1">
            <text:p>kdeprint_defaulthard_kdepr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deprint_defaultsoft_kdeprint" table:style-name="ce1">
            <text:p>kdeprint_defaultsoft_kdepr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deprint_enableprinter_kdeprint" table:style-name="ce1">
            <text:p>kdeprint_enableprinter_kdepr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deprint_inklevel_kdeprint" table:style-name="ce1">
            <text:p>kdeprint_inklevel_kdepr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deprint_printer_infos_kdeprint" table:style-name="ce1">
            <text:p>kdeprint_printer_infos_kdepr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deprint_printer_kdeprint" table:style-name="ce1">
            <text:p>kdeprint_printer_kdepr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deprint_printstate_kdeprint" table:style-name="ce1">
            <text:p>kdeprint_printstate_kdepr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deprint_queuestate_kdeprint" table:style-name="ce1">
            <text:p>kdeprint_queuestate_kdepr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deprint_report_kdeprint" table:style-name="ce1">
            <text:p>kdeprint_report_kdepr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deprint_restartsrv_kdeprint" table:style-name="ce1">
            <text:p>kdeprint_restartsrv_kdepr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deprint_stopprinter_kdeprint" table:style-name="ce1">
            <text:p>kdeprint_stopprinter_kdepr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deprint_testprinter_kdeprint" table:style-name="ce1">
            <text:p>kdeprint_testprinter_kdepr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deprint_uploadsmb_kdeprint" table:style-name="ce1">
            <text:p>kdeprint_uploadsmb_kdepr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develop_down" table:style-name="ce1">
            <text:p>kdevelop_dow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dissert_link" table:style-name="ce1">
            <text:p>kdissert_lin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dissert_point" table:style-name="ce1">
            <text:p>kdissert_po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dissert_sort" table:style-name="ce1">
            <text:p>kdissert_so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ey" table:style-name="ce1">
            <text:p>ke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ey_kexi" table:style-name="ce1">
            <text:p>key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get_dock" table:style-name="ce1">
            <text:p>kget_doc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get_dock_download" table:style-name="ce1">
            <text:p>kget_dock_downlo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gpg_edit" table:style-name="ce1">
            <text:p>kgpg_edi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gpg_edit_kgpg" table:style-name="ce1">
            <text:p>kgpg_edit_kgp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gpg_export" table:style-name="ce1">
            <text:p>kgpg_expo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gpg_export_kgpg" table:style-name="ce1">
            <text:p>kgpg_export_kgp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gpg_gen" table:style-name="ce1">
            <text:p>kgpg_ge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gpg_gen_kgpg" table:style-name="ce1">
            <text:p>kgpg_gen_kgp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gpg_identity" table:style-name="ce1">
            <text:p>kgpg_identit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gpg_identity_kgpg" table:style-name="ce1">
            <text:p>kgpg_identity_kgp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gpg_import" table:style-name="ce1">
            <text:p>kgpg_impo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gpg_import_kgpg" table:style-name="ce1">
            <text:p>kgpg_import_kgp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gpg_info" table:style-name="ce1">
            <text:p>kgpg_inf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gpg_info_kgpg" table:style-name="ce1">
            <text:p>kgpg_info_kgp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gpg_key1_kgpg" table:style-name="ce1">
            <text:p>kgpg_key1_kgp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gpg_key1_kopete" table:style-name="ce1">
            <text:p>kgpg_key1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gpg_key2_kgpg" table:style-name="ce1">
            <text:p>kgpg_key2_kgp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gpg_key2_kopete" table:style-name="ce1">
            <text:p>kgpg_key2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gpg_key3_kgpg" table:style-name="ce1">
            <text:p>kgpg_key3_kgp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gpg_key3_kopete" table:style-name="ce1">
            <text:p>kgpg_key3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gpg_key4_kgpg" table:style-name="ce1">
            <text:p>kgpg_key4_kgp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gpg_photo" table:style-name="ce1">
            <text:p>kgpg_phot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gpg_photo_kgpg" table:style-name="ce1">
            <text:p>kgpg_photo_kgp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gpg_show" table:style-name="ce1">
            <text:p>kgpg_sho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gpg_show_kgpg" table:style-name="ce1">
            <text:p>kgpg_show_kgp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gpg_sign" table:style-name="ce1">
            <text:p>kgpg_sig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gpg_sign_kgpg" table:style-name="ce1">
            <text:p>kgpg_sign_kgp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gpg_term" table:style-name="ce1">
            <text:p>kgpg_ter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gpg_term_kgpg" table:style-name="ce1">
            <text:p>kgpg_term_kgp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hotkeys" table:style-name="ce1">
            <text:p>khotkey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html_kget" table:style-name="ce1">
            <text:p>khtml_kge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ig_polygon" table:style-name="ce1">
            <text:p>kig_polyg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ig_text" table:style-name="ce1">
            <text:p>kig_tex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improxyaway" table:style-name="ce1">
            <text:p>kimproxyawa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improxyoffline" table:style-name="ce1">
            <text:p>kimproxyoffl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improxyonline" table:style-name="ce1">
            <text:p>kimproxyonl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iten" table:style-name="ce1">
            <text:p>kite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ivio_arrow" table:style-name="ce1">
            <text:p>kivio_arro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ivio_connector" table:style-name="ce1">
            <text:p>kivio_connect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ivio_connector_kivio" table:style-name="ce1">
            <text:p>kivio_connector_kivi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ivio_text" table:style-name="ce1">
            <text:p>kivio_tex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ivio_zoom" table:style-name="ce1">
            <text:p>kivio_zoo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ivio_zoom_hand" table:style-name="ce1">
            <text:p>kivio_zoom_han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ivio_zoom_height" table:style-name="ce1">
            <text:p>kivio_zoom_heigh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ivio_zoom_minus" table:style-name="ce1">
            <text:p>kivio_zoom_minu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ivio_zoom_page" table:style-name="ce1">
            <text:p>kivio_zoom_pag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ivio_zoom_plus" table:style-name="ce1">
            <text:p>kivio_zoom_plu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ivio_zoom_width" table:style-name="ce1">
            <text:p>kivio_zoom_width</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lettres_desert" table:style-name="ce1">
            <text:p>klettres_dese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lettres_desert_klettres" table:style-name="ce1">
            <text:p>klettres_desert_klettr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lettres_grownup" table:style-name="ce1">
            <text:p>klettres_grownu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lettres_grownup_klettres" table:style-name="ce1">
            <text:p>klettres_grownup_klettr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lettres_grownup_klettres.png_klettres" table:style-name="ce1">
            <text:p>klettres_grownup_klettres.png_klettr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lettres_kids" table:style-name="ce1">
            <text:p>klettres_kid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lettres_kids_klettres" table:style-name="ce1">
            <text:p>klettres_kids_klettr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lettres_kids_klettres.png_klettres" table:style-name="ce1">
            <text:p>klettres_kids_klettres.png_klettr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lipper_doc" table:style-name="ce1">
            <text:p>klipper_doc</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lipper_dock" table:style-name="ce1">
            <text:p>klipper_doc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lipper_dock2" table:style-name="ce1">
            <text:p>klipper_dock2</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maway" table:style-name="ce1">
            <text:p>kmawa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mback" table:style-name="ce1">
            <text:p>kmbac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mbsy" table:style-name="ce1">
            <text:p>kmbs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mgroupware_folder_calendar_kmail" table:style-name="ce1">
            <text:p>kmgroupware_folder_calendar_kmai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mgroupware_folder_contacts_kmail" table:style-name="ce1">
            <text:p>kmgroupware_folder_contacts_kmai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mgroupware_folder_journals_kmail" table:style-name="ce1">
            <text:p>kmgroupware_folder_journals_kmai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mgroupware_folder_notes_kmail" table:style-name="ce1">
            <text:p>kmgroupware_folder_notes_kmai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mgroupware_folder_tasks_kmail" table:style-name="ce1">
            <text:p>kmgroupware_folder_tasks_kmai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mlunch" table:style-name="ce1">
            <text:p>kmlunch</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mmsgattachment" table:style-name="ce1">
            <text:p>kmmsgattachme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mmsgflag" table:style-name="ce1">
            <text:p>kmmsgfla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mmsgforwarded" table:style-name="ce1">
            <text:p>kmmsgforwarde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mmsgignored" table:style-name="ce1">
            <text:p>kmmsgignore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mmsgnew" table:style-name="ce1">
            <text:p>kmmsgne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mmsgread" table:style-name="ce1">
            <text:p>kmmsg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mmsgreplied" table:style-name="ce1">
            <text:p>kmmsgreplie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mmsgtodo" table:style-name="ce1">
            <text:p>kmmsgtod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mmsgunseen" table:style-name="ce1">
            <text:p>kmmsgunsee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mmsgwatched" table:style-name="ce1">
            <text:p>kmmsgwatche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moffline" table:style-name="ce1">
            <text:p>kmoffl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monline" table:style-name="ce1">
            <text:p>kmonl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mousetool_off" table:style-name="ce1">
            <text:p>kmousetool_off</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mousetool_on" table:style-name="ce1">
            <text:p>kmousetool_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mphone" table:style-name="ce1">
            <text:p>kmpho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notes_alarm_knotes" table:style-name="ce1">
            <text:p>knotes_alarm_knot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notes_close" table:style-name="ce1">
            <text:p>knotes_clos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notes_close_knotes" table:style-name="ce1">
            <text:p>knotes_close_knot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notes_date" table:style-name="ce1">
            <text:p>knotes_da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notes_date_knotes" table:style-name="ce1">
            <text:p>knotes_date_knot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notes_delete" table:style-name="ce1">
            <text:p>knotes_del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notes_delete_knotes" table:style-name="ce1">
            <text:p>knotes_delete_knot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now" table:style-name="ce1">
            <text:p>kno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now_kwordquiz" table:style-name="ce1">
            <text:p>know_kwordquiz</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onsoleblue_konsole" table:style-name="ce1">
            <text:p>konsoleblue_konso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onsolered_konsole" table:style-name="ce1">
            <text:p>konsolered_konso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ontact_contacts" table:style-name="ce1">
            <text:p>kontact_contact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ontact_date" table:style-name="ce1">
            <text:p>kontact_da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ontact_journal" table:style-name="ce1">
            <text:p>kontact_journa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ontact_mail" table:style-name="ce1">
            <text:p>kontact_mai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ontact_news" table:style-name="ce1">
            <text:p>kontact_new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ontact_notes" table:style-name="ce1">
            <text:p>kontact_not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ontact_summary" table:style-name="ce1">
            <text:p>kontact_summar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ontact_summary_green" table:style-name="ce1">
            <text:p>kontact_summary_gree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ontact_todo" table:style-name="ce1">
            <text:p>kontact_tod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onv_message" table:style-name="ce1">
            <text:p>konv_messag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opeteavailable" table:style-name="ce1">
            <text:p>kopeteavailab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opeteavailable_kopete" table:style-name="ce1">
            <text:p>kopeteavailable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opeteaway" table:style-name="ce1">
            <text:p>kopeteawa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opeteaway_kopete" table:style-name="ce1">
            <text:p>kopeteaway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opeteeditstatusmessage" table:style-name="ce1">
            <text:p>kopeteeditstatusmessag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orgac" table:style-name="ce1">
            <text:p>korgac</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orgac_disabled" table:style-name="ce1">
            <text:p>korgac_disable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orgac_disabled_korgac" table:style-name="ce1">
            <text:p>korgac_disabled_korgac</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orgac_korgac" table:style-name="ce1">
            <text:p>korgac_korgac</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pilotaddress" table:style-name="ce1">
            <text:p>kpilotaddres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pilotbhotsync" table:style-name="ce1">
            <text:p>kpilotbhotsync</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pilotcalendar" table:style-name="ce1">
            <text:p>kpilotcalenda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pilotdb" table:style-name="ce1">
            <text:p>kpilotdb</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pilotfileinstaller" table:style-name="ce1">
            <text:p>kpilotfileinstall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pilotknotes" table:style-name="ce1">
            <text:p>kpilotknot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pilottodo" table:style-name="ce1">
            <text:p>kpilottod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rec_record" table:style-name="ce1">
            <text:p>krec_recor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rec_record_krec" table:style-name="ce1">
            <text:p>krec_record_krec</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roete" table:style-name="ce1">
            <text:p>kro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sirc_dock" table:style-name="ce1">
            <text:p>ksirc_doc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stars_advanced" table:style-name="ce1">
            <text:p>kstars_advance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stars_catalog" table:style-name="ce1">
            <text:p>kstars_catalo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stars_cbound" table:style-name="ce1">
            <text:p>kstars_cboun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stars_clines" table:style-name="ce1">
            <text:p>kstars_clin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stars_cnames" table:style-name="ce1">
            <text:p>kstars_cnam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stars_colors" table:style-name="ce1">
            <text:p>kstars_color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stars_deepsky" table:style-name="ce1">
            <text:p>kstars_deepsk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stars_geo" table:style-name="ce1">
            <text:p>kstars_ge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stars_geo_kstars" table:style-name="ce1">
            <text:p>kstars_geo_kstar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stars_grid" table:style-name="ce1">
            <text:p>kstars_gri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stars_guides" table:style-name="ce1">
            <text:p>kstars_guid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stars_horizon" table:style-name="ce1">
            <text:p>kstars_horiz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stars_mw" table:style-name="ce1">
            <text:p>kstars_m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stars_planets" table:style-name="ce1">
            <text:p>kstars_planet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stars_solarsystem" table:style-name="ce1">
            <text:p>kstars_solarsyste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stars_stars" table:style-name="ce1">
            <text:p>kstars_star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sys1" table:style-name="ce1">
            <text:p>ksys1</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sys1_kmplot" table:style-name="ce1">
            <text:p>ksys1_kmplo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sys2" table:style-name="ce1">
            <text:p>ksys2</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sys2_kmplot" table:style-name="ce1">
            <text:p>ksys2_kmplo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sys3" table:style-name="ce1">
            <text:p>ksys3</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sys3_kmplot" table:style-name="ce1">
            <text:p>ksys3_kmplo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tinfowidget" table:style-name="ce1">
            <text:p>ktinfowidge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tip" table:style-name="ce1">
            <text:p>kti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tnef_extract_all_to" table:style-name="ce1">
            <text:p>ktnef_extract_all_t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tnef_extract_to" table:style-name="ce1">
            <text:p>ktnef_extract_t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tplugins" table:style-name="ce1">
            <text:p>ktplugin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tqueuemanager" table:style-name="ce1">
            <text:p>ktqueuemanag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tremove" table:style-name="ce1">
            <text:p>ktremov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tstart" table:style-name="ce1">
            <text:p>ktsta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tstart_all" table:style-name="ce1">
            <text:p>ktstart_al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tstop" table:style-name="ce1">
            <text:p>ktsto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tstop_all" table:style-name="ce1">
            <text:p>ktstop_al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kverbosuser" table:style-name="ce1">
            <text:p>kverbosus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abel" table:style-name="ce1">
            <text:p>labe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abel_kexi" table:style-name="ce1">
            <text:p>label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an" table:style-name="ce1">
            <text:p>la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anguages" table:style-name="ce1">
            <text:p>languag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anguages_kwordquiz" table:style-name="ce1">
            <text:p>languages_kwordquiz</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aptop_charge" table:style-name="ce1">
            <text:p>laptop_charg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aptop_charge_klaptopdaemon" table:style-name="ce1">
            <text:p>laptop_charge_klaptopdaem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aptop_nobattery" table:style-name="ce1">
            <text:p>laptop_nobatter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aptop_nobattery_klaptopdaemon" table:style-name="ce1">
            <text:p>laptop_nobattery_klaptopdaem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aptop_nocharge" table:style-name="ce1">
            <text:p>laptop_nocharg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aptop_nocharge_klaptopdaemon" table:style-name="ce1">
            <text:p>laptop_nocharge_klaptopdaem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aptop_power" table:style-name="ce1">
            <text:p>laptop_pow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aptop_power_klaptopdaemon" table:style-name="ce1">
            <text:p>laptop_power_klaptopdaem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aptoppower" table:style-name="ce1">
            <text:p>laptoppow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argethumbnails" table:style-name="ce1">
            <text:p>largethumbnail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astmoves" table:style-name="ce1">
            <text:p>lastmov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aunch" table:style-name="ce1">
            <text:p>launch</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ayer_editable" table:style-name="ce1">
            <text:p>layer_editab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ayer_noeditable" table:style-name="ce1">
            <text:p>layer_noeditab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ayer_noprint" table:style-name="ce1">
            <text:p>layer_nopr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ayer_print" table:style-name="ce1">
            <text:p>layer_pr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ayer_visible" table:style-name="ce1">
            <text:p>layer_visib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ayersman_karbon" table:style-name="ce1">
            <text:p>layersman_karb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dap_lookup" table:style-name="ce1">
            <text:p>ldap_looku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dap_lookup_kaddressbook" table:style-name="ce1">
            <text:p>ldap_lookup_kaddressboo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eftjust" table:style-name="ce1">
            <text:p>leftjus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egalmoves" table:style-name="ce1">
            <text:p>legalmov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egend" table:style-name="ce1">
            <text:p>legen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egend_kalzium" table:style-name="ce1">
            <text:p>legend_kalziu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essen" table:style-name="ce1">
            <text:p>lesse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essen_kmplot" table:style-name="ce1">
            <text:p>lessen_kmplo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 table:style-name="ce1">
            <text:p>l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_arrow_begin" table:style-name="ce1">
            <text:p>line_arrow_begi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_arrow_begin_kpresenter" table:style-name="ce1">
            <text:p>line_arrow_begin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_arrow_end" table:style-name="ce1">
            <text:p>line_arrow_en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_arrow_end_kpresenter" table:style-name="ce1">
            <text:p>line_arrow_end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_begin" table:style-name="ce1">
            <text:p>line_begi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_begin_kpresenter" table:style-name="ce1">
            <text:p>line_begin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_circle_begin" table:style-name="ce1">
            <text:p>line_circle_begi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_circle_begin_kpresenter" table:style-name="ce1">
            <text:p>line_circle_begin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_circle_end" table:style-name="ce1">
            <text:p>line_circle_en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_circle_end_kpresenter" table:style-name="ce1">
            <text:p>line_circle_end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_dimension_line_begin" table:style-name="ce1">
            <text:p>line_dimension_line_begi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_dimension_line_begin_kpresenter" table:style-name="ce1">
            <text:p>line_dimension_line_begin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_dimension_line_end" table:style-name="ce1">
            <text:p>line_dimension_line_en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_dimension_line_end_kpresenter" table:style-name="ce1">
            <text:p>line_dimension_line_end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_double_arrow_begin" table:style-name="ce1">
            <text:p>line_double_arrow_begi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_double_arrow_begin_kpresenter" table:style-name="ce1">
            <text:p>line_double_arrow_begin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_double_arrow_end" table:style-name="ce1">
            <text:p>line_double_arrow_en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_double_arrow_end_kpresenter" table:style-name="ce1">
            <text:p>line_double_arrow_end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_double_line_arrow_begin" table:style-name="ce1">
            <text:p>line_double_line_arrow_begi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_double_line_arrow_begin_kpresenter" table:style-name="ce1">
            <text:p>line_double_line_arrow_begin_kpresenter</text:p>
          </table:table-cell>
          <table:table-cell table:number-columns-repeated="2"/>
          <table:table-cell/>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_double_line_arrow_end" table:style-name="ce1">
            <text:p>line_double_line_arrow_en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_double_line_arrow_end_kpresenter" table:style-name="ce1">
            <text:p>line_double_line_arrow_end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_end" table:style-name="ce1">
            <text:p>line_en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_end_kpresenter" table:style-name="ce1">
            <text:p>line_end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_horizontal_kexi" table:style-name="ce1">
            <text:p>line_horizontal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_kexi" table:style-name="ce1">
            <text:p>line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_kpresenter" table:style-name="ce1">
            <text:p>line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_line_arrow_begin" table:style-name="ce1">
            <text:p>line_line_arrow_begi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_line_arrow_begin_kpresenter" table:style-name="ce1">
            <text:p>line_line_arrow_begin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_line_arrow_end" table:style-name="ce1">
            <text:p>line_line_arrow_en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_line_arrow_end_kpresenter" table:style-name="ce1">
            <text:p>line_line_arrow_end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_normal_begin" table:style-name="ce1">
            <text:p>line_normal_begi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_normal_begin_kpresenter" table:style-name="ce1">
            <text:p>line_normal_begin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_normal_end" table:style-name="ce1">
            <text:p>line_normal_en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_normal_end_kpresenter" table:style-name="ce1">
            <text:p>line_normal_end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_rect_begin" table:style-name="ce1">
            <text:p>line_rect_begi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_rect_begin_kpresenter" table:style-name="ce1">
            <text:p>line_rect_begin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_rect_end" table:style-name="ce1">
            <text:p>line_rect_en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_rect_end_kpresenter" table:style-name="ce1">
            <text:p>line_rect_end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_vertical_kexi" table:style-name="ce1">
            <text:p>line_vertical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_width" table:style-name="ce1">
            <text:p>line_width</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byvector" table:style-name="ce1">
            <text:p>linebyvect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edit" table:style-name="ce1">
            <text:p>lineedi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edit_kexi" table:style-name="ce1">
            <text:p>lineedit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width" table:style-name="ce1">
            <text:p>linewidth</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ewidth_koffice" table:style-name="ce1">
            <text:p>linewidth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nked" table:style-name="ce1">
            <text:p>linke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st" table:style-name="ce1">
            <text:p>lis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st_korganizer" table:style-name="ce1">
            <text:p>list_korgan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stbox" table:style-name="ce1">
            <text:p>listbox</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stbox_kexi" table:style-name="ce1">
            <text:p>listbox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stview" table:style-name="ce1">
            <text:p>listvie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istview_kexi" table:style-name="ce1">
            <text:p>listview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ocationbar_erase" table:style-name="ce1">
            <text:p>locationbar_eras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ocked" table:style-name="ce1">
            <text:p>locke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ocked_karbon" table:style-name="ce1">
            <text:p>locked_karb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ockzoom" table:style-name="ce1">
            <text:p>lockzoo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ocus" table:style-name="ce1">
            <text:p>locu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ogging_kopete" table:style-name="ce1">
            <text:p>logging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oop" table:style-name="ce1">
            <text:p>loo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ove" table:style-name="ce1">
            <text:p>lov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ower" table:style-name="ce1">
            <text:p>low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ower_kexi" table:style-name="ce1">
            <text:p>lower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ower_koffice" table:style-name="ce1">
            <text:p>lower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owerlayer" table:style-name="ce1">
            <text:p>lowerlay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sub" table:style-name="ce1">
            <text:p>lsub</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lsup" table:style-name="ce1">
            <text:p>lsu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gnify" table:style-name="ce1">
            <text:p>magnif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gnify_kmplot" table:style-name="ce1">
            <text:p>magnify_kmplo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il_delete" table:style-name="ce1">
            <text:p>mail_del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il_find" table:style-name="ce1">
            <text:p>mail_fin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il_flag" table:style-name="ce1">
            <text:p>mail_fla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il_flag_kmail" table:style-name="ce1">
            <text:p>mail_flag_kmai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il_forward" table:style-name="ce1">
            <text:p>mail_forwar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il_get" table:style-name="ce1">
            <text:p>mail_ge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il_ham" table:style-name="ce1">
            <text:p>mail_ha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il_ham_kmail" table:style-name="ce1">
            <text:p>mail_ham_kmai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il_ignore" table:style-name="ce1">
            <text:p>mail_ignor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il_ignore_kmail" table:style-name="ce1">
            <text:p>mail_ignore_kmai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il_new" table:style-name="ce1">
            <text:p>mail_ne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il_new3" table:style-name="ce1">
            <text:p>mail_new3</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il_next" table:style-name="ce1">
            <text:p>mail_nex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il_post_to" table:style-name="ce1">
            <text:p>mail_post_t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il_post_to3" table:style-name="ce1">
            <text:p>mail_post_to3</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il_previous" table:style-name="ce1">
            <text:p>mail_previou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il_queue" table:style-name="ce1">
            <text:p>mail_queu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il_reply" table:style-name="ce1">
            <text:p>mail_repl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il_replyall" table:style-name="ce1">
            <text:p>mail_replyal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il_replylist" table:style-name="ce1">
            <text:p>mail_replylis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il_send_via" table:style-name="ce1">
            <text:p>mail_send_vi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il_spam" table:style-name="ce1">
            <text:p>mail_spa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il_spam_kmail" table:style-name="ce1">
            <text:p>mail_spam_kmai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il_todo" table:style-name="ce1">
            <text:p>mail_tod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il_todo_kmail" table:style-name="ce1">
            <text:p>mail_todo_kmai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ilappt" table:style-name="ce1">
            <text:p>mailapp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ilappt_korganizer" table:style-name="ce1">
            <text:p>mailappt_korgan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ke" table:style-name="ce1">
            <text:p>mak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ke_kdevelop" table:style-name="ce1">
            <text:p>make_kdevelo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rkasblank" table:style-name="ce1">
            <text:p>markasblan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rkasblank_kwordquiz" table:style-name="ce1">
            <text:p>markasblank_kwordquiz</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th_abs" table:style-name="ce1">
            <text:p>math_ab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th_brace" table:style-name="ce1">
            <text:p>math_bra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th_brackets" table:style-name="ce1">
            <text:p>math_bracket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th_frac" table:style-name="ce1">
            <text:p>math_frac</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th_int" table:style-name="ce1">
            <text:p>math_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th_lsub" table:style-name="ce1">
            <text:p>math_lsub</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th_lsup" table:style-name="ce1">
            <text:p>math_lsu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th_matrix" table:style-name="ce1">
            <text:p>math_matrix</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th_onetwomatrix" table:style-name="ce1">
            <text:p>math_onetwomatrix</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th_paren" table:style-name="ce1">
            <text:p>math_pare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th_prod" table:style-name="ce1">
            <text:p>math_pro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th_rsub" table:style-name="ce1">
            <text:p>math_rsub</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th_rsup" table:style-name="ce1">
            <text:p>math_rsu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th_sqrt" table:style-name="ce1">
            <text:p>math_sq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th_sum" table:style-name="ce1">
            <text:p>math_su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trix" table:style-name="ce1">
            <text:p>matrix</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ximum" table:style-name="ce1">
            <text:p>maximu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aximum_kmplot" table:style-name="ce1">
            <text:p>maximum_kmplo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edia_equalizer" table:style-name="ce1">
            <text:p>media_equal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edia_playlist" table:style-name="ce1">
            <text:p>media_playlis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edia_playlist_clear" table:style-name="ce1">
            <text:p>media_playlist_clea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edia_playlist_refresh" table:style-name="ce1">
            <text:p>media_playlist_refresh</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edia_podcast" table:style-name="ce1">
            <text:p>media_podcas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edia_scripts" table:style-name="ce1">
            <text:p>media_script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edthumbnails" table:style-name="ce1">
            <text:p>medthumbnail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enu_arrow_down" table:style-name="ce1">
            <text:p>menu_arrow_dow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enu_arrow_up" table:style-name="ce1">
            <text:p>menu_arrow_u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enu_button_lock" table:style-name="ce1">
            <text:p>menu_button_loc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enu_button_lock_hover" table:style-name="ce1">
            <text:p>menu_button_lock_hov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enu_button_logout" table:style-name="ce1">
            <text:p>menu_button_logou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enu_button_logout_hover" table:style-name="ce1">
            <text:p>menu_button_logout_hov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enu_change_the_settings" table:style-name="ce1">
            <text:p>menu_change_the_setting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enu_new" table:style-name="ce1">
            <text:p>menu_ne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enu_new_kcontroledit" table:style-name="ce1">
            <text:p>menu_new_kcontroledi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enu_new_kmenuedit" table:style-name="ce1">
            <text:p>menu_new_kmenuedi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enu_new_sep" table:style-name="ce1">
            <text:p>menu_new_se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enu_new_sep_kcontroledit" table:style-name="ce1">
            <text:p>menu_new_sep_kcontroledi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enu_new_sep_kmenuedit" table:style-name="ce1">
            <text:p>menu_new_sep_kmenuedi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enu_scroll_down" table:style-name="ce1">
            <text:p>menu_scroll_dow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enu_scroll_up" table:style-name="ce1">
            <text:p>menu_scroll_u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ergecell" table:style-name="ce1">
            <text:p>mergecel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ergecell_kspread" table:style-name="ce1">
            <text:p>mergecell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essage" table:style-name="ce1">
            <text:p>messag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essage_reply" table:style-name="ce1">
            <text:p>message_repl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etacontact_away" table:style-name="ce1">
            <text:p>metacontact_awa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etacontact_away_kopete" table:style-name="ce1">
            <text:p>metacontact_away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etacontact_offline" table:style-name="ce1">
            <text:p>metacontact_offl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etacontact_offline_kopete" table:style-name="ce1">
            <text:p>metacontact_offline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etacontact_online" table:style-name="ce1">
            <text:p>metacontact_onl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etacontact_online_kopete" table:style-name="ce1">
            <text:p>metacontact_online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etacontact_unknown" table:style-name="ce1">
            <text:p>metacontact_unknow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etacontact_unknown_kopete" table:style-name="ce1">
            <text:p>metacontact_unknown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iddle" table:style-name="ce1">
            <text:p>midd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iddle_kspread" table:style-name="ce1">
            <text:p>middle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ini_autoform" table:style-name="ce1">
            <text:p>mini_autofor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ini_autoform_kpresenter" table:style-name="ce1">
            <text:p>mini_autoform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ini_circle" table:style-name="ce1">
            <text:p>mini_circ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ini_circle_kpresenter" table:style-name="ce1">
            <text:p>mini_circle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ini_clipart" table:style-name="ce1">
            <text:p>mini_clipa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ini_clipart_kpresenter" table:style-name="ce1">
            <text:p>mini_clipart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ini_dock" table:style-name="ce1">
            <text:p>mini_doc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ini_dock_amarok" table:style-name="ce1">
            <text:p>mini_dock_amaro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ini_line" table:style-name="ce1">
            <text:p>mini_l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ini_line_kpresenter" table:style-name="ce1">
            <text:p>mini_line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ini_pie" table:style-name="ce1">
            <text:p>mini_pi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ini_pie_kpresenter" table:style-name="ce1">
            <text:p>mini_pie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ini_polygon" table:style-name="ce1">
            <text:p>mini_polyg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ini_polygon_kpresenter" table:style-name="ce1">
            <text:p>mini_polygon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ini_rect" table:style-name="ce1">
            <text:p>mini_rec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ini_rect_kpresenter" table:style-name="ce1">
            <text:p>mini_rect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inimum" table:style-name="ce1">
            <text:p>minimu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inimum_kmplot" table:style-name="ce1">
            <text:p>minimum_kmplo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initools" table:style-name="ce1">
            <text:p>minitool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iror" table:style-name="ce1">
            <text:p>mir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irror" table:style-name="ce1">
            <text:p>mirr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irror-both" table:style-name="ce1">
            <text:p>mirror-both</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irror-horiz" table:style-name="ce1">
            <text:p>mirror-horiz</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irror-vert" table:style-name="ce1">
            <text:p>mirror-ve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irrorpoint" table:style-name="ce1">
            <text:p>mirrorpo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isc" table:style-name="ce1">
            <text:p>misc</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isc_kalzium" table:style-name="ce1">
            <text:p>misc_kalziu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ode1" table:style-name="ce1">
            <text:p>mode1</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ode1_kwordquiz" table:style-name="ce1">
            <text:p>mode1_kwordquiz</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ode2" table:style-name="ce1">
            <text:p>mode2</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ode2_kwordquiz" table:style-name="ce1">
            <text:p>mode2_kwordquiz</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ode3" table:style-name="ce1">
            <text:p>mode3</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ode3_kwordquiz" table:style-name="ce1">
            <text:p>mode3_kwordquiz</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ode4" table:style-name="ce1">
            <text:p>mode4</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ode4_kwordquiz" table:style-name="ce1">
            <text:p>mode4_kwordquiz</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ode5" table:style-name="ce1">
            <text:p>mode5</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ode5_kwordquiz" table:style-name="ce1">
            <text:p>mode5_kwordquiz</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odified" table:style-name="ce1">
            <text:p>modifie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odified_kate" table:style-name="ce1">
            <text:p>modified_ka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odified_kicker" table:style-name="ce1">
            <text:p>modified_kick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odmod_kate" table:style-name="ce1">
            <text:p>modmod_ka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odonhd_kate" table:style-name="ce1">
            <text:p>modonhd_ka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oney" table:style-name="ce1">
            <text:p>mone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oney_kspread" table:style-name="ce1">
            <text:p>money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onop_board" table:style-name="ce1">
            <text:p>monop_boar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onop_board_atlantik" table:style-name="ce1">
            <text:p>monop_board_atlanti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onth" table:style-name="ce1">
            <text:p>month</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onth_korganizer" table:style-name="ce1">
            <text:p>month_korgan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ouse" table:style-name="ce1">
            <text:p>mous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ouse_pointer" table:style-name="ce1">
            <text:p>mouse_poi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ouse_pointer_kexi" table:style-name="ce1">
            <text:p>mouse_pointer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ove" table:style-name="ce1">
            <text:p>mov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sgid2msgstr" table:style-name="ce1">
            <text:p>msgid2msgst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sn_away" table:style-name="ce1">
            <text:p>msn_awa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sn_away_kopete" table:style-name="ce1">
            <text:p>msn_away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sn_blocked" table:style-name="ce1">
            <text:p>msn_blocke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sn_blocked_kopete" table:style-name="ce1">
            <text:p>msn_blocked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sn_brb_kopete" table:style-name="ce1">
            <text:p>msn_brb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sn_busy_kopete" table:style-name="ce1">
            <text:p>msn_busy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sn_invisible" table:style-name="ce1">
            <text:p>msn_invisib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sn_invisible_kopete" table:style-name="ce1">
            <text:p>msn_invisible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sn_lunch_kopete" table:style-name="ce1">
            <text:p>msn_lunch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sn_na_kopete" table:style-name="ce1">
            <text:p>msn_na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sn_newmsg_kopete" table:style-name="ce1">
            <text:p>msn_newmsg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sn_offline" table:style-name="ce1">
            <text:p>msn_offl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sn_offline_kopete" table:style-name="ce1">
            <text:p>msn_offline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sn_online" table:style-name="ce1">
            <text:p>msn_onl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sn_online_kopete" table:style-name="ce1">
            <text:p>msn_online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sn_phone" table:style-name="ce1">
            <text:p>msn_pho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sn_phone_kopete" table:style-name="ce1">
            <text:p>msn_phone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sn_protocol" table:style-name="ce1">
            <text:p>msn_protoco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ug" table:style-name="ce1">
            <text:p>mu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ug_kteatime" table:style-name="ce1">
            <text:p>mug_kteatim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ultiline" table:style-name="ce1">
            <text:p>multil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ultiple" table:style-name="ce1">
            <text:p>multip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ultiple_kwordquiz" table:style-name="ce1">
            <text:p>multiple_kwordquiz</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ultiple_obj_kexi" table:style-name="ce1">
            <text:p>multiple_obj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ultirow" table:style-name="ce1">
            <text:p>multiro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ultirow_kspread" table:style-name="ce1">
            <text:p>multirow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usic_32ndnote" table:style-name="ce1">
            <text:p>music_32ndno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usic_cleficon" table:style-name="ce1">
            <text:p>music_clefic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usic_cross" table:style-name="ce1">
            <text:p>music_cros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usic_dottednote" table:style-name="ce1">
            <text:p>music_dottedno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usic_eightnote" table:style-name="ce1">
            <text:p>music_eightno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usic_fermatenote" table:style-name="ce1">
            <text:p>music_fermateno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usic_flat" table:style-name="ce1">
            <text:p>music_fla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usic_fullnote" table:style-name="ce1">
            <text:p>music_fullno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usic_halfnote" table:style-name="ce1">
            <text:p>music_halfno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usic_natur" table:style-name="ce1">
            <text:p>music_natu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usic_quarternote" table:style-name="ce1">
            <text:p>music_quarterno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usic_sixteenthnote" table:style-name="ce1">
            <text:p>music_sixteenthno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mute" table:style-name="ce1">
            <text:p>mu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apsterdown" table:style-name="ce1">
            <text:p>napsterdow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apsterup" table:style-name="ce1">
            <text:p>napsteru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avigator_first" table:style-name="ce1">
            <text:p>navigator_firs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avigator_first_kexi" table:style-name="ce1">
            <text:p>navigator_first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avigator_last" table:style-name="ce1">
            <text:p>navigator_las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avigator_last_kexi" table:style-name="ce1">
            <text:p>navigator_last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avigator_new" table:style-name="ce1">
            <text:p>navigator_ne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avigator_new_kexi" table:style-name="ce1">
            <text:p>navigator_new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avigator_next" table:style-name="ce1">
            <text:p>navigator_nex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avigator_next_kexi" table:style-name="ce1">
            <text:p>navigator_next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avigator_prev" table:style-name="ce1">
            <text:p>navigator_prev</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avigator_prev_kexi" table:style-name="ce1">
            <text:p>navigator_prev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eonpen" table:style-name="ce1">
            <text:p>neonpe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eonpen_koffice" table:style-name="ce1">
            <text:p>neonpen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etactivity_full" table:style-name="ce1">
            <text:p>netactivity_ful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etactivity_none" table:style-name="ce1">
            <text:p>netactivity_no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etactivity_off" table:style-name="ce1">
            <text:p>netactivity_off</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etactivity_rx" table:style-name="ce1">
            <text:p>netactivity_rx</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etactivity_tx" table:style-name="ce1">
            <text:p>netactivity_tx</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etwork_connected" table:style-name="ce1">
            <text:p>network_connecte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etwork_disconnected" table:style-name="ce1">
            <text:p>network_disconnecte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etwork_incoming" table:style-name="ce1">
            <text:p>network_incomin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etwork_outgoing" table:style-name="ce1">
            <text:p>network_outgoin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etwork_traffic" table:style-name="ce1">
            <text:p>network_traffic</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ew_sign_kexi" table:style-name="ce1">
            <text:p>new_sign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ewfont" table:style-name="ce1">
            <text:p>newfo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ewfunction" table:style-name="ce1">
            <text:p>newfuncti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ewfunction_kmplot" table:style-name="ce1">
            <text:p>newfunction_kmplo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ewjournal_korganizer" table:style-name="ce1">
            <text:p>newjournal_korgan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ewlayer" table:style-name="ce1">
            <text:p>newlay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ewmsg" table:style-name="ce1">
            <text:p>newms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ewmsg_kopete" table:style-name="ce1">
            <text:p>newmsg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ewnum" table:style-name="ce1">
            <text:p>newnu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ewparametric" table:style-name="ce1">
            <text:p>newparametric</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ewparametric_kmplot" table:style-name="ce1">
            <text:p>newparametric_kmplo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ewpolar" table:style-name="ce1">
            <text:p>newpola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ewpolar_kmplot" table:style-name="ce1">
            <text:p>newpolar_kmplo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ewrecurevent" table:style-name="ce1">
            <text:p>newrecureve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ewrecurevent_korganizer" table:style-name="ce1">
            <text:p>newrecurevent_korgan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ews_subscribe" table:style-name="ce1">
            <text:p>news_subscrib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ews_unsubscribe" table:style-name="ce1">
            <text:p>news_unsubscrib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ewslide" table:style-name="ce1">
            <text:p>newslid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ewslide_koffice" table:style-name="ce1">
            <text:p>newslide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ewtodo" table:style-name="ce1">
            <text:p>newtod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ewtodo_korganizer" table:style-name="ce1">
            <text:p>newtodo_korgan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exterror" table:style-name="ce1">
            <text:p>nexterr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extfuzzy" table:style-name="ce1">
            <text:p>nextfuzz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extfuzzyuntrans" table:style-name="ce1">
            <text:p>nextfuzzyuntran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extmarked" table:style-name="ce1">
            <text:p>nextmarke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extpo" table:style-name="ce1">
            <text:p>nextp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exttemplate" table:style-name="ce1">
            <text:p>nexttempla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extuntranslated" table:style-name="ce1">
            <text:p>nextuntranslate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m_adhoc_knetworkmanager" table:style-name="ce1">
            <text:p>nm_adhoc_knetworkmanag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m_device_wired" table:style-name="ce1">
            <text:p>nm_device_wire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m_device_wired_knetworkmanager" table:style-name="ce1">
            <text:p>nm_device_wired_knetworkmanag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m_device_wireless_knetworkmanager" table:style-name="ce1">
            <text:p>nm_device_wireless_knetworkmanag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m_no_connection" table:style-name="ce1">
            <text:p>nm_no_connecti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m_no_connection_knetworkmanager" table:style-name="ce1">
            <text:p>nm_no_connection_knetworkmanag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m_signal_00_knetworkmanager" table:style-name="ce1">
            <text:p>nm_signal_00_knetworkmanag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m_signal_100_knetworkmanager" table:style-name="ce1">
            <text:p>nm_signal_100_knetworkmanag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m_signal_25_knetworkmanager" table:style-name="ce1">
            <text:p>nm_signal_25_knetworkmanag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m_signal_50_knetworkmanager" table:style-name="ce1">
            <text:p>nm_signal_50_knetworkmanag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m_signal_75_knetworkmanager" table:style-name="ce1">
            <text:p>nm_signal_75_knetworkmanag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m_stage01_connecting01_knetworkmanager" table:style-name="ce1">
            <text:p>nm_stage01_connecting01_knetworkmanager</text:p>
          </table:table-cell>
          <table:table-cell table:number-columns-repeated="2"/>
          <table:table-cell/>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m_stage01_connecting02_knetworkmanager" table:style-name="ce1">
            <text:p>nm_stage01_connecting02_knetworkmanager</text:p>
          </table:table-cell>
          <table:table-cell table:number-columns-repeated="2"/>
          <table:table-cell/>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m_stage01_connecting03_knetworkmanager" table:style-name="ce1">
            <text:p>nm_stage01_connecting03_knetworkmanager</text:p>
          </table:table-cell>
          <table:table-cell table:number-columns-repeated="2"/>
          <table:table-cell/>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m_stage01_connecting04_knetworkmanager" table:style-name="ce1">
            <text:p>nm_stage01_connecting04_knetworkmanager</text:p>
          </table:table-cell>
          <table:table-cell table:number-columns-repeated="2"/>
          <table:table-cell/>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m_stage01_connecting05_knetworkmanager" table:style-name="ce1">
            <text:p>nm_stage01_connecting05_knetworkmanager</text:p>
          </table:table-cell>
          <table:table-cell table:number-columns-repeated="2"/>
          <table:table-cell/>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m_stage01_connecting06_knetworkmanager" table:style-name="ce1">
            <text:p>nm_stage01_connecting06_knetworkmanager</text:p>
          </table:table-cell>
          <table:table-cell table:number-columns-repeated="2"/>
          <table:table-cell/>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m_stage01_connecting07_knetworkmanager" table:style-name="ce1">
            <text:p>nm_stage01_connecting07_knetworkmanager</text:p>
          </table:table-cell>
          <table:table-cell table:number-columns-repeated="2"/>
          <table:table-cell/>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m_stage01_connecting08_knetworkmanager" table:style-name="ce1">
            <text:p>nm_stage01_connecting08_knetworkmanager</text:p>
          </table:table-cell>
          <table:table-cell table:number-columns-repeated="2"/>
          <table:table-cell/>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m_stage01_connecting09_knetworkmanager" table:style-name="ce1">
            <text:p>nm_stage01_connecting09_knetworkmanager</text:p>
          </table:table-cell>
          <table:table-cell table:number-columns-repeated="2"/>
          <table:table-cell/>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m_stage01_connecting10_knetworkmanager" table:style-name="ce1">
            <text:p>nm_stage01_connecting10_knetworkmanager</text:p>
          </table:table-cell>
          <table:table-cell table:number-columns-repeated="2"/>
          <table:table-cell/>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m_stage01_connecting11_knetworkmanager" table:style-name="ce1">
            <text:p>nm_stage01_connecting11_knetworkmanager</text:p>
          </table:table-cell>
          <table:table-cell table:number-columns-repeated="2"/>
          <table:table-cell/>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m_stage02_connecting01_knetworkmanager" table:style-name="ce1">
            <text:p>nm_stage02_connecting01_knetworkmanager</text:p>
          </table:table-cell>
          <table:table-cell table:number-columns-repeated="2"/>
          <table:table-cell/>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m_stage02_connecting02_knetworkmanager" table:style-name="ce1">
            <text:p>nm_stage02_connecting02_knetworkmanager</text:p>
          </table:table-cell>
          <table:table-cell table:number-columns-repeated="2"/>
          <table:table-cell/>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m_stage02_connecting03_knetworkmanager" table:style-name="ce1">
            <text:p>nm_stage02_connecting03_knetworkmanager</text:p>
          </table:table-cell>
          <table:table-cell table:number-columns-repeated="2"/>
          <table:table-cell/>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m_stage02_connecting04_knetworkmanager" table:style-name="ce1">
            <text:p>nm_stage02_connecting04_knetworkmanager</text:p>
          </table:table-cell>
          <table:table-cell table:number-columns-repeated="2"/>
          <table:table-cell/>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m_stage02_connecting05_knetworkmanager" table:style-name="ce1">
            <text:p>nm_stage02_connecting05_knetworkmanager</text:p>
          </table:table-cell>
          <table:table-cell table:number-columns-repeated="2"/>
          <table:table-cell/>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m_stage02_connecting06_knetworkmanager" table:style-name="ce1">
            <text:p>nm_stage02_connecting06_knetworkmanager</text:p>
          </table:table-cell>
          <table:table-cell table:number-columns-repeated="2"/>
          <table:table-cell/>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m_stage02_connecting07_knetworkmanager" table:style-name="ce1">
            <text:p>nm_stage02_connecting07_knetworkmanager</text:p>
          </table:table-cell>
          <table:table-cell table:number-columns-repeated="2"/>
          <table:table-cell/>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m_stage02_connecting08_knetworkmanager" table:style-name="ce1">
            <text:p>nm_stage02_connecting08_knetworkmanager</text:p>
          </table:table-cell>
          <table:table-cell table:number-columns-repeated="2"/>
          <table:table-cell/>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m_stage02_connecting09_knetworkmanager" table:style-name="ce1">
            <text:p>nm_stage02_connecting09_knetworkmanager</text:p>
          </table:table-cell>
          <table:table-cell table:number-columns-repeated="2"/>
          <table:table-cell/>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m_stage02_connecting10_knetworkmanager" table:style-name="ce1">
            <text:p>nm_stage02_connecting10_knetworkmanager</text:p>
          </table:table-cell>
          <table:table-cell table:number-columns-repeated="2"/>
          <table:table-cell/>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m_stage02_connecting11_knetworkmanager" table:style-name="ce1">
            <text:p>nm_stage02_connecting11_knetworkmanager</text:p>
          </table:table-cell>
          <table:table-cell table:number-columns-repeated="2"/>
          <table:table-cell/>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m_stage03_connecting01_knetworkmanager" table:style-name="ce1">
            <text:p>nm_stage03_connecting01_knetworkmanager</text:p>
          </table:table-cell>
          <table:table-cell table:number-columns-repeated="2"/>
          <table:table-cell/>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m_stage03_connecting02_knetworkmanager" table:style-name="ce1">
            <text:p>nm_stage03_connecting02_knetworkmanager</text:p>
          </table:table-cell>
          <table:table-cell table:number-columns-repeated="2"/>
          <table:table-cell/>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m_stage03_connecting03_knetworkmanager" table:style-name="ce1">
            <text:p>nm_stage03_connecting03_knetworkmanager</text:p>
          </table:table-cell>
          <table:table-cell table:number-columns-repeated="2"/>
          <table:table-cell/>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m_stage03_connecting04_knetworkmanager" table:style-name="ce1">
            <text:p>nm_stage03_connecting04_knetworkmanager</text:p>
          </table:table-cell>
          <table:table-cell table:number-columns-repeated="2"/>
          <table:table-cell/>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m_stage03_connecting05_knetworkmanager" table:style-name="ce1">
            <text:p>nm_stage03_connecting05_knetworkmanager</text:p>
          </table:table-cell>
          <table:table-cell table:number-columns-repeated="2"/>
          <table:table-cell/>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m_stage03_connecting06_knetworkmanager" table:style-name="ce1">
            <text:p>nm_stage03_connecting06_knetworkmanager</text:p>
          </table:table-cell>
          <table:table-cell table:number-columns-repeated="2"/>
          <table:table-cell/>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m_stage03_connecting07_knetworkmanager" table:style-name="ce1">
            <text:p>nm_stage03_connecting07_knetworkmanager</text:p>
          </table:table-cell>
          <table:table-cell table:number-columns-repeated="2"/>
          <table:table-cell/>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m_stage03_connecting08_knetworkmanager" table:style-name="ce1">
            <text:p>nm_stage03_connecting08_knetworkmanager</text:p>
          </table:table-cell>
          <table:table-cell table:number-columns-repeated="2"/>
          <table:table-cell/>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m_stage03_connecting09_knetworkmanager" table:style-name="ce1">
            <text:p>nm_stage03_connecting09_knetworkmanager</text:p>
          </table:table-cell>
          <table:table-cell table:number-columns-repeated="2"/>
          <table:table-cell/>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m_stage03_connecting10_knetworkmanager" table:style-name="ce1">
            <text:p>nm_stage03_connecting10_knetworkmanager</text:p>
          </table:table-cell>
          <table:table-cell table:number-columns-repeated="2"/>
          <table:table-cell/>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m_stage03_connecting11_knetworkmanager" table:style-name="ce1">
            <text:p>nm_stage03_connecting11_knetworkmanager</text:p>
          </table:table-cell>
          <table:table-cell table:number-columns-repeated="2"/>
          <table:table-cell/>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o" table:style-name="ce1">
            <text:p>n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oatunback" table:style-name="ce1">
            <text:p>noatunbac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oatunfback" table:style-name="ce1">
            <text:p>noatunfbac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oatunfforward" table:style-name="ce1">
            <text:p>noatunfforwar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oatunforward" table:style-name="ce1">
            <text:p>noatunforwar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oatunloopnone" table:style-name="ce1">
            <text:p>noatunloopno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oatunloopplaylist" table:style-name="ce1">
            <text:p>noatunloopplaylis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oatunlooprandom" table:style-name="ce1">
            <text:p>noatunlooprando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oatunloopsong" table:style-name="ce1">
            <text:p>noatunloopson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oatunpause" table:style-name="ce1">
            <text:p>noatunpaus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oatunplay" table:style-name="ce1">
            <text:p>noatunpla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oatunplaylist" table:style-name="ce1">
            <text:p>noatunplaylis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oatunstop" table:style-name="ce1">
            <text:p>noatunsto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omailappt" table:style-name="ce1">
            <text:p>nomailapp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omailappt_korganizer" table:style-name="ce1">
            <text:p>nomailappt_korgan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ormal" table:style-name="ce1">
            <text:p>norma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ote" table:style-name="ce1">
            <text:p>no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ote2" table:style-name="ce1">
            <text:p>note2</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ovisible" table:style-name="ce1">
            <text:p>novisib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null_kate" table:style-name="ce1">
            <text:p>null_ka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ocr" table:style-name="ce1">
            <text:p>oc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ocr-select" table:style-name="ce1">
            <text:p>ocr-selec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ocrImage" table:style-name="ce1">
            <text:p>ocrImag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oilpaint" table:style-name="ce1">
            <text:p>oilpa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ok_koffice" table:style-name="ce1">
            <text:p>ok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onetwomatrix" table:style-name="ce1">
            <text:p>onetwomatrix</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online_status" table:style-name="ce1">
            <text:p>online_statu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online_status_kmail" table:style-name="ce1">
            <text:p>online_status_kmai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open_stencilset" table:style-name="ce1">
            <text:p>open_stencilse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open_stencilset_kivio" table:style-name="ce1">
            <text:p>open_stencilset_kivi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openftdown" table:style-name="ce1">
            <text:p>openftdow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openftup" table:style-name="ce1">
            <text:p>openftu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openterm" table:style-name="ce1">
            <text:p>openter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opentermblue" table:style-name="ce1">
            <text:p>opentermblu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opentermblue_konsole" table:style-name="ce1">
            <text:p>opentermblue_konso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opentermred" table:style-name="ce1">
            <text:p>opentermre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opentermred_konsole" table:style-name="ce1">
            <text:p>opentermred_konso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options" table:style-name="ce1">
            <text:p>option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options_kchart" table:style-name="ce1">
            <text:p>options_kcha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optvar" table:style-name="ce1">
            <text:p>optva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optwildcards" table:style-name="ce1">
            <text:p>optwildcard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orbits" table:style-name="ce1">
            <text:p>orbit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orbits_kalzium" table:style-name="ce1">
            <text:p>orbits_kalziu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organizer" table:style-name="ce1">
            <text:p>organ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organizer_korganizer" table:style-name="ce1">
            <text:p>organizer_korgan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oscilloscope" table:style-name="ce1">
            <text:p>oscilloscop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oscilloscope_kspread" table:style-name="ce1">
            <text:p>oscilloscope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outlinedlg_karbon" table:style-name="ce1">
            <text:p>outlinedlg_karb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over" table:style-name="ce1">
            <text:p>ov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overview" table:style-name="ce1">
            <text:p>overvie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overview_kalzium" table:style-name="ce1">
            <text:p>overview_kalziu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ackage_utilities_kdeprint" table:style-name="ce1">
            <text:p>package_utilities_kdepr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age" table:style-name="ce1">
            <text:p>pag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age_koffice" table:style-name="ce1">
            <text:p>page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agesetup_karbon" table:style-name="ce1">
            <text:p>pagesetup_karb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aint" table:style-name="ce1">
            <text:p>pa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aintbrush" table:style-name="ce1">
            <text:p>paintbrush</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alette_color" table:style-name="ce1">
            <text:p>palette_col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alette_gray" table:style-name="ce1">
            <text:p>palette_gra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alette_halftone" table:style-name="ce1">
            <text:p>palette_halfto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alette_lineart" table:style-name="ce1">
            <text:p>palette_linea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aperbag" table:style-name="ce1">
            <text:p>paperba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aperclipreal" table:style-name="ce1">
            <text:p>papercliprea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arabolabtp" table:style-name="ce1">
            <text:p>parabolabt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arallel" table:style-name="ce1">
            <text:p>paralle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aren" table:style-name="ce1">
            <text:p>pare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arty" table:style-name="ce1">
            <text:p>part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aste" table:style-name="ce1">
            <text:p>pas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aste_stencil" table:style-name="ce1">
            <text:p>paste_stenci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atch" table:style-name="ce1">
            <text:p>patch</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ath" table:style-name="ce1">
            <text:p>path</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en" table:style-name="ce1">
            <text:p>pe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en_style" table:style-name="ce1">
            <text:p>pen_sty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en_style_dash" table:style-name="ce1">
            <text:p>pen_style_dash</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en_style_dash_kpresenter" table:style-name="ce1">
            <text:p>pen_style_dash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en_style_dashdot" table:style-name="ce1">
            <text:p>pen_style_dashdo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en_style_dashdot_kpresenter" table:style-name="ce1">
            <text:p>pen_style_dashdot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en_style_dashdotdot" table:style-name="ce1">
            <text:p>pen_style_dashdotdo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en_style_dashdotdot_kpresenter" table:style-name="ce1">
            <text:p>pen_style_dashdotdot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en_style_dot" table:style-name="ce1">
            <text:p>pen_style_do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en_style_dot_kpresenter" table:style-name="ce1">
            <text:p>pen_style_dot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en_style_kpresenter" table:style-name="ce1">
            <text:p>pen_style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en_style_nopen" table:style-name="ce1">
            <text:p>pen_style_nope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en_style_nopen_kpresenter" table:style-name="ce1">
            <text:p>pen_style_nopen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en_style_solid" table:style-name="ce1">
            <text:p>pen_style_soli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en_style_solid_kpresenter" table:style-name="ce1">
            <text:p>pen_style_solid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en_width" table:style-name="ce1">
            <text:p>pen_width</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en_width_kpresenter" table:style-name="ce1">
            <text:p>pen_width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en_width1" table:style-name="ce1">
            <text:p>pen_width1</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en_width1_kpresenter" table:style-name="ce1">
            <text:p>pen_width1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en_width10" table:style-name="ce1">
            <text:p>pen_width10</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en_width10_kpresenter" table:style-name="ce1">
            <text:p>pen_width10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en_width2" table:style-name="ce1">
            <text:p>pen_width2</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en_width2_kpresenter" table:style-name="ce1">
            <text:p>pen_width2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en_width3" table:style-name="ce1">
            <text:p>pen_width3</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en_width3_kpresenter" table:style-name="ce1">
            <text:p>pen_width3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en_width4" table:style-name="ce1">
            <text:p>pen_width4</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en_width4_kpresenter" table:style-name="ce1">
            <text:p>pen_width4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en_width5" table:style-name="ce1">
            <text:p>pen_width5</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en_width5_kpresenter" table:style-name="ce1">
            <text:p>pen_width5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en_width6" table:style-name="ce1">
            <text:p>pen_width6</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en_width6_kpresenter" table:style-name="ce1">
            <text:p>pen_width6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en_width7" table:style-name="ce1">
            <text:p>pen_width7</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en_width7_kpresenter" table:style-name="ce1">
            <text:p>pen_width7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en_width8" table:style-name="ce1">
            <text:p>pen_width8</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en_width8_kpresenter" table:style-name="ce1">
            <text:p>pen_width8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en_width9" table:style-name="ce1">
            <text:p>pen_width9</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en_width9_kpresenter" table:style-name="ce1">
            <text:p>pen_width9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enbrush" table:style-name="ce1">
            <text:p>penbrush</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enbrush_kpresenter" table:style-name="ce1">
            <text:p>penbrush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encil" table:style-name="ce1">
            <text:p>penci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encil2" table:style-name="ce1">
            <text:p>pencil2</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ercent" table:style-name="ce1">
            <text:p>perce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ercent_kspread" table:style-name="ce1">
            <text:p>percent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erpendicular" table:style-name="ce1">
            <text:p>perpendicula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gnum" table:style-name="ce1">
            <text:p>pgnu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gnum_kpresenter" table:style-name="ce1">
            <text:p>pgnum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gp-keys" table:style-name="ce1">
            <text:p>pgp-key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hrase" table:style-name="ce1">
            <text:p>phras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hrase_new" table:style-name="ce1">
            <text:p>phrase_ne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hrase_open" table:style-name="ce1">
            <text:p>phrase_ope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hrase_save" table:style-name="ce1">
            <text:p>phrase_sav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hrasebook" table:style-name="ce1">
            <text:p>phraseboo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hrasebook_closed" table:style-name="ce1">
            <text:p>phrasebook_close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hrasebook_new" table:style-name="ce1">
            <text:p>phrasebook_ne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hrasebook_open" table:style-name="ce1">
            <text:p>phrasebook_ope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hrasebook_save" table:style-name="ce1">
            <text:p>phrasebook_sav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hrasehistory_open" table:style-name="ce1">
            <text:p>phrasehistory_ope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hrasehistory_print" table:style-name="ce1">
            <text:p>phrasehistory_pr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hrasehistory_save" table:style-name="ce1">
            <text:p>phrasehistory_sav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iano" table:style-name="ce1">
            <text:p>pian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ie_kpresenter" table:style-name="ce1">
            <text:p>pie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ixmaplabel" table:style-name="ce1">
            <text:p>pixmaplabe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ixmaplabel_kexi" table:style-name="ce1">
            <text:p>pixmaplabel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layer_eject" table:style-name="ce1">
            <text:p>player_ejec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layer_end" table:style-name="ce1">
            <text:p>player_en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layer_fwd" table:style-name="ce1">
            <text:p>player_fw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layer_mute" table:style-name="ce1">
            <text:p>player_mu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layer_pause" table:style-name="ce1">
            <text:p>player_paus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layer_playlist" table:style-name="ce1">
            <text:p>player_playlis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layer_playlist_2" table:style-name="ce1">
            <text:p>player_playlist_2</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layer_playlist_2_amarok" table:style-name="ce1">
            <text:p>player_playlist_2_amaro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layer_record" table:style-name="ce1">
            <text:p>player_recor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layer_rew" table:style-name="ce1">
            <text:p>player_re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layer_start" table:style-name="ce1">
            <text:p>player_sta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layer_time" table:style-name="ce1">
            <text:p>player_tim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layer_volume" table:style-name="ce1">
            <text:p>player_volum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layer_volume_down" table:style-name="ce1">
            <text:p>player_volume_dow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layer_volume_up" table:style-name="ce1">
            <text:p>player_volume_u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laylist" table:style-name="ce1">
            <text:p>playlis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laysound" table:style-name="ce1">
            <text:p>playsoun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laysound_korganizer" table:style-name="ce1">
            <text:p>playsound_korgan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lot" table:style-name="ce1">
            <text:p>plo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lot_kalzium" table:style-name="ce1">
            <text:p>plot_kalziu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lus" table:style-name="ce1">
            <text:p>plu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odcast" table:style-name="ce1">
            <text:p>podcas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odcast_new" table:style-name="ce1">
            <text:p>podcast_ne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oint" table:style-name="ce1">
            <text:p>po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ointOnLine" table:style-name="ce1">
            <text:p>pointOnL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ointxy" table:style-name="ce1">
            <text:p>pointx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olygon" table:style-name="ce1">
            <text:p>polyg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olygon_kpresenter" table:style-name="ce1">
            <text:p>polygon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olygonsides" table:style-name="ce1">
            <text:p>polygonsid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olygonvertices" table:style-name="ce1">
            <text:p>polygonvertic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olyline" table:style-name="ce1">
            <text:p>polyl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olyline_kpresenter" table:style-name="ce1">
            <text:p>polyline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ower" table:style-name="ce1">
            <text:p>pow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ower_klaptopdaemon" table:style-name="ce1">
            <text:p>power_klaptopdaem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rec_minus" table:style-name="ce1">
            <text:p>prec_minu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rec_minus_kspread" table:style-name="ce1">
            <text:p>prec_minus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rec_plus" table:style-name="ce1">
            <text:p>prec_plu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rec_plus_kspread" table:style-name="ce1">
            <text:p>prec_plus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recminus" table:style-name="ce1">
            <text:p>precminu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recminus_kspread" table:style-name="ce1">
            <text:p>precminus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recplus" table:style-name="ce1">
            <text:p>precplu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recplus_kspread" table:style-name="ce1">
            <text:p>precplus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resence_away" table:style-name="ce1">
            <text:p>presence_awa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resence_offline" table:style-name="ce1">
            <text:p>presence_offl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resence_online" table:style-name="ce1">
            <text:p>presence_onl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resence_unknown" table:style-name="ce1">
            <text:p>presence_unknow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ressed" table:style-name="ce1">
            <text:p>presse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reverror" table:style-name="ce1">
            <text:p>preverr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revfuzzy" table:style-name="ce1">
            <text:p>prevfuzz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revfuzzyuntrans" table:style-name="ce1">
            <text:p>prevfuzzyuntran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reviewprint" table:style-name="ce1">
            <text:p>previewpr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revmarked" table:style-name="ce1">
            <text:p>prevmarke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revpo" table:style-name="ce1">
            <text:p>prevp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revtemplate" table:style-name="ce1">
            <text:p>prevtempla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revuntranslated" table:style-name="ce1">
            <text:p>prevuntranslate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rocessor" table:style-name="ce1">
            <text:p>process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rod" table:style-name="ce1">
            <text:p>pro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rogress" table:style-name="ce1">
            <text:p>progres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rogress_kexi" table:style-name="ce1">
            <text:p>progress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roject_open" table:style-name="ce1">
            <text:p>project_ope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roperties" table:style-name="ce1">
            <text:p>properti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python" table:style-name="ce1">
            <text:p>pyth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qa" table:style-name="ce1">
            <text:p>q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qa_kwordquiz" table:style-name="ce1">
            <text:p>qa_kwordquiz</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quadricbeziercurve" table:style-name="ce1">
            <text:p>quadricbeziercurv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quadricbeziercurve_kpresenter" table:style-name="ce1">
            <text:p>quadricbeziercurve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queries" table:style-name="ce1">
            <text:p>queri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query" table:style-name="ce1">
            <text:p>quer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query_erase" table:style-name="ce1">
            <text:p>query_eras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query_kexi" table:style-name="ce1">
            <text:p>query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query_newobj" table:style-name="ce1">
            <text:p>query_newobj</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query_newobj_kexi" table:style-name="ce1">
            <text:p>query_newobj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question" table:style-name="ce1">
            <text:p>questi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question_kwordquiz" table:style-name="ce1">
            <text:p>question_kwordquiz</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question_mark" table:style-name="ce1">
            <text:p>question_mar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question_mark_kwordquiz" table:style-name="ce1">
            <text:p>question_mark_kwordquiz</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queue" table:style-name="ce1">
            <text:p>queu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quick_start" table:style-name="ce1">
            <text:p>quick_sta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quiz" table:style-name="ce1">
            <text:p>quiz</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adicalline" table:style-name="ce1">
            <text:p>radicall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adio" table:style-name="ce1">
            <text:p>radi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adio_kexi" table:style-name="ce1">
            <text:p>radio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aise" table:style-name="ce1">
            <text:p>rais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aise_kexi" table:style-name="ce1">
            <text:p>raise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aise_koffice" table:style-name="ce1">
            <text:p>raise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aiselayer" table:style-name="ce1">
            <text:p>raiselay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and_less_kvoctrain" table:style-name="ce1">
            <text:p>rand_less_kvoctrai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andom" table:style-name="ce1">
            <text:p>rando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andom_amarok" table:style-name="ce1">
            <text:p>random_amaro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ay" table:style-name="ce1">
            <text:p>ra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adonlyevent_korganizer" table:style-name="ce1">
            <text:p>readonlyevent_korgan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build" table:style-name="ce1">
            <text:p>rebuil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concile" table:style-name="ce1">
            <text:p>reconci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ctangle" table:style-name="ce1">
            <text:p>rectang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ctangle_kpresenter" table:style-name="ce1">
            <text:p>rectangle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cur" table:style-name="ce1">
            <text:p>recu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cur_korganizer" table:style-name="ce1">
            <text:p>recur_korgan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cursive" table:style-name="ce1">
            <text:p>recursiv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d_ball" table:style-name="ce1">
            <text:p>red_bal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deyes" table:style-name="ce1">
            <text:p>redey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dled_k3b" table:style-name="ce1">
            <text:p>redled_k3b</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lation" table:style-name="ce1">
            <text:p>relati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lation_kexi" table:style-name="ce1">
            <text:p>relation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load_all_tabs" table:style-name="ce1">
            <text:p>reload_all_tab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load_page" table:style-name="ce1">
            <text:p>reload_pag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load3" table:style-name="ce1">
            <text:p>reload3</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mcol" table:style-name="ce1">
            <text:p>remco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movecell" table:style-name="ce1">
            <text:p>removecel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movecell_kspread" table:style-name="ce1">
            <text:p>removecell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movecomment" table:style-name="ce1">
            <text:p>removecomme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movecomment_kspread" table:style-name="ce1">
            <text:p>removecomment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movepoint" table:style-name="ce1">
            <text:p>removepo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mrow" table:style-name="ce1">
            <text:p>remro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peat" table:style-name="ce1">
            <text:p>repea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peat_kwordquiz" table:style-name="ce1">
            <text:p>repeat_kwordquiz</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peat_playlist" table:style-name="ce1">
            <text:p>repeat_playlis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peat_playlist_amarok" table:style-name="ce1">
            <text:p>repeat_playlist_amaro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peat_track" table:style-name="ce1">
            <text:p>repeat_trac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peat_track_amarok" table:style-name="ce1">
            <text:p>repeat_track_amaro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port" table:style-name="ce1">
            <text:p>repo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port_kexi" table:style-name="ce1">
            <text:p>report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port_newobj" table:style-name="ce1">
            <text:p>report_newobj</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port_newobj_kexi" table:style-name="ce1">
            <text:p>report_newobj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ports" table:style-name="ce1">
            <text:p>report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sdiropen" table:style-name="ce1">
            <text:p>resdirope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set" table:style-name="ce1">
            <text:p>rese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sfiledel" table:style-name="ce1">
            <text:p>resfilede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sfileedit" table:style-name="ce1">
            <text:p>resfileedi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sfileinfo" table:style-name="ce1">
            <text:p>resfileinf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sfileopen" table:style-name="ce1">
            <text:p>resfileope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size_image" table:style-name="ce1">
            <text:p>resize_imag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sizecol" table:style-name="ce1">
            <text:p>resizeco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sizecol_kspread" table:style-name="ce1">
            <text:p>resizecol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sizerow" table:style-name="ce1">
            <text:p>resizero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sizerow_kspread" table:style-name="ce1">
            <text:p>resizerow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start" table:style-name="ce1">
            <text:p>resta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start_kwordquiz" table:style-name="ce1">
            <text:p>restart_kwordquiz</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store" table:style-name="ce1">
            <text:p>restor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estore_dir_keep" table:style-name="ce1">
            <text:p>restore_dir_kee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oll" table:style-name="ce1">
            <text:p>rol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otate" table:style-name="ce1">
            <text:p>rota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otate_cw_digikam" table:style-name="ce1">
            <text:p>rotate_cw_digika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otate_cw_showfoto" table:style-name="ce1">
            <text:p>rotate_cw_showfot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otate_karbon" table:style-name="ce1">
            <text:p>rotate_karb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otate_left" table:style-name="ce1">
            <text:p>rotate_lef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otate_right" table:style-name="ce1">
            <text:p>rotate_righ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otation" table:style-name="ce1">
            <text:p>rotati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otation_acw" table:style-name="ce1">
            <text:p>rotation_ac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otation_cw" table:style-name="ce1">
            <text:p>rotation_c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owcol" table:style-name="ce1">
            <text:p>rowco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owcol_kwordquiz" table:style-name="ce1">
            <text:p>rowcol_kwordquiz</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sibreak0" table:style-name="ce1">
            <text:p>rsibreak0</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sibreak1" table:style-name="ce1">
            <text:p>rsibreak1</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sibreak2" table:style-name="ce1">
            <text:p>rsibreak2</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sibreak3" table:style-name="ce1">
            <text:p>rsibreak3</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sibreak4" table:style-name="ce1">
            <text:p>rsibreak4</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sibreakx" table:style-name="ce1">
            <text:p>rsibreakx</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ss_tag" table:style-name="ce1">
            <text:p>rss_ta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sub" table:style-name="ce1">
            <text:p>rsub</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sup" table:style-name="ce1">
            <text:p>rsu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uler" table:style-name="ce1">
            <text:p>rul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un_bounding" table:style-name="ce1">
            <text:p>run_boundin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un_bounding_kword" table:style-name="ce1">
            <text:p>run_bounding_kwor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un_multi_kvoctrain" table:style-name="ce1">
            <text:p>run_multi_kvoctrai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un_not" table:style-name="ce1">
            <text:p>run_no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un_not_kword" table:style-name="ce1">
            <text:p>run_not_kwor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un_query_kvoctrain" table:style-name="ce1">
            <text:p>run_query_kvoctrai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un_skip" table:style-name="ce1">
            <text:p>run_ski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un_skip_kword" table:style-name="ce1">
            <text:p>run_skip_kwor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unprog" table:style-name="ce1">
            <text:p>runpro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runprog_korganizer" table:style-name="ce1">
            <text:p>runprog_korgan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aturation" table:style-name="ce1">
            <text:p>saturati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ave" table:style-name="ce1">
            <text:p>sav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ave_all" table:style-name="ce1">
            <text:p>save_al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aveall" table:style-name="ce1">
            <text:p>saveal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cale" table:style-name="ce1">
            <text:p>sca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caleorig" table:style-name="ce1">
            <text:p>scaleori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caletoheight" table:style-name="ce1">
            <text:p>scaletoheigh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caletowidth" table:style-name="ce1">
            <text:p>scaletowidth</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caling" table:style-name="ce1">
            <text:p>scalin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caling_kmplot" table:style-name="ce1">
            <text:p>scaling_kmplo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cheme_acoustic" table:style-name="ce1">
            <text:p>scheme_acoustic</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cheme_advanced_powersave" table:style-name="ce1">
            <text:p>scheme_advanced_powersav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cheme_power" table:style-name="ce1">
            <text:p>scheme_pow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cheme_powersave" table:style-name="ce1">
            <text:p>scheme_powersav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cheme_presentation" table:style-name="ce1">
            <text:p>scheme_presentati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cript_kexi" table:style-name="ce1">
            <text:p>script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cript_newobj_kexi" table:style-name="ce1">
            <text:p>script_newobj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earch" table:style-name="ce1">
            <text:p>search</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earch_korganizer" table:style-name="ce1">
            <text:p>search_korgan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earch_user" table:style-name="ce1">
            <text:p>search_us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earch2msgstr" table:style-name="ce1">
            <text:p>search2msgst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egment" table:style-name="ce1">
            <text:p>segme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egment_midpoint" table:style-name="ce1">
            <text:p>segment_midpo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egmentaxis" table:style-name="ce1">
            <text:p>segmentaxi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elect" table:style-name="ce1">
            <text:p>selec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elect_item" table:style-name="ce1">
            <text:p>select_ite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elect_item_kexi" table:style-name="ce1">
            <text:p>select_item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elect_koffice" table:style-name="ce1">
            <text:p>select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electcircle" table:style-name="ce1">
            <text:p>selectcirc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electrect" table:style-name="ce1">
            <text:p>selectrec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end_backward" table:style-name="ce1">
            <text:p>send_backwar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end_backward_koffice" table:style-name="ce1">
            <text:p>send_backward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end_korganizer" table:style-name="ce1">
            <text:p>send_korgan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end_stencil_to_back" table:style-name="ce1">
            <text:p>send_stencil_to_bac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eries" table:style-name="ce1">
            <text:p>seri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eries_kspread" table:style-name="ce1">
            <text:p>series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erver" table:style-name="ce1">
            <text:p>serv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ervices" table:style-name="ce1">
            <text:p>servic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et_language_kvoctrain" table:style-name="ce1">
            <text:p>set_language_kvoctrai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hadow" table:style-name="ce1">
            <text:p>shado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hadow_koffice" table:style-name="ce1">
            <text:p>shadow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hadowB" table:style-name="ce1">
            <text:p>shadowB</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hadowB_koffice" table:style-name="ce1">
            <text:p>shadowB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hadowL" table:style-name="ce1">
            <text:p>shadow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hadowL_koffice" table:style-name="ce1">
            <text:p>shadowL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hadowLB" table:style-name="ce1">
            <text:p>shadowLB</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hadowLB_koffice" table:style-name="ce1">
            <text:p>shadowLB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hadowLU" table:style-name="ce1">
            <text:p>shadowLU</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hadowLU_koffice" table:style-name="ce1">
            <text:p>shadowLU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hadowR" table:style-name="ce1">
            <text:p>shadow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hadowR_koffice" table:style-name="ce1">
            <text:p>shadowR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hadowRB" table:style-name="ce1">
            <text:p>shadowRB</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hadowRB_koffice" table:style-name="ce1">
            <text:p>shadowRB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hadowRU" table:style-name="ce1">
            <text:p>shadowRU</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hadowRU_koffice" table:style-name="ce1">
            <text:p>shadowRU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hadowU" table:style-name="ce1">
            <text:p>shadowU</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hadowU_koffice" table:style-name="ce1">
            <text:p>shadowU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hear" table:style-name="ce1">
            <text:p>shea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hear_karbon" table:style-name="ce1">
            <text:p>shear_karb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how_offliners" table:style-name="ce1">
            <text:p>show_offliner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how_side_panel" table:style-name="ce1">
            <text:p>show_side_pane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how_table_column" table:style-name="ce1">
            <text:p>show_table_colum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how_table_column_kspread" table:style-name="ce1">
            <text:p>show_table_column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how_table_row" table:style-name="ce1">
            <text:p>show_table_ro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how_table_row_kspread" table:style-name="ce1">
            <text:p>show_table_row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huffle" table:style-name="ce1">
            <text:p>shuff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huffle_kwordquiz" table:style-name="ce1">
            <text:p>shuffle_kwordquiz</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idebar" table:style-name="ce1">
            <text:p>sideba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idebar_kalzium" table:style-name="ce1">
            <text:p>sidebar_kalziu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ignalslot" table:style-name="ce1">
            <text:p>signalslo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ignalslot_kexi" table:style-name="ce1">
            <text:p>signalslot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ignature" table:style-name="ce1">
            <text:p>signatur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ilence_konsole" table:style-name="ce1">
            <text:p>silence_konso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imilitude" table:style-name="ce1">
            <text:p>similitud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izer" table:style-name="ce1">
            <text:p>s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l_addentry_kword" table:style-name="ce1">
            <text:p>sl_addentry_kwor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l_addrecord_kword" table:style-name="ce1">
            <text:p>sl_addrecord_kwor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l_delentry_kword" table:style-name="ce1">
            <text:p>sl_delentry_kwor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l_delrecord_kword" table:style-name="ce1">
            <text:p>sl_delrecord_kwor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lide" table:style-name="ce1">
            <text:p>slid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lide_effect_kpresenter" table:style-name="ce1">
            <text:p>slide_effect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lide_koffice" table:style-name="ce1">
            <text:p>slide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lider" table:style-name="ce1">
            <text:p>slid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lider_kexi" table:style-name="ce1">
            <text:p>slider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lideshow" table:style-name="ce1">
            <text:p>slidesho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lope" table:style-name="ce1">
            <text:p>slop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mallcal" table:style-name="ce1">
            <text:p>smallca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mallcal_kaddressbook" table:style-name="ce1">
            <text:p>smallcal_kaddressboo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mallcal_korganizer" table:style-name="ce1">
            <text:p>smallcal_korgan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mallclock" table:style-name="ce1">
            <text:p>smallcloc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mallclock_korganizer" table:style-name="ce1">
            <text:p>smallclock_korgan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mallthumbnails" table:style-name="ce1">
            <text:p>smallthumbnail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olarizetool" table:style-name="ce1">
            <text:p>solarizetoo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olidfilldlg_karbon" table:style-name="ce1">
            <text:p>solidfilldlg_karb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ort_az" table:style-name="ce1">
            <text:p>sort_az</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ort_az_kexi" table:style-name="ce1">
            <text:p>sort_az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ort_az_koffice" table:style-name="ce1">
            <text:p>sort_az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ort_decrease" table:style-name="ce1">
            <text:p>sort_decreas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ort_decrease_kspread" table:style-name="ce1">
            <text:p>sort_decrease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ort_incr" table:style-name="ce1">
            <text:p>sort_inc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ort_incr_kspread" table:style-name="ce1">
            <text:p>sort_incr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ort_incr_kvoctrain" table:style-name="ce1">
            <text:p>sort_incr_kvoctrai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ort_incr_kwordquiz" table:style-name="ce1">
            <text:p>sort_incr_kwordquiz</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ort_num_kvoctrain" table:style-name="ce1">
            <text:p>sort_num_kvoctrai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ort_za" table:style-name="ce1">
            <text:p>sort_z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ort_za_kexi" table:style-name="ce1">
            <text:p>sort_za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oulseekdown" table:style-name="ce1">
            <text:p>soulseekdow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oulseekup" table:style-name="ce1">
            <text:p>soulseeku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pacedouble_koffice" table:style-name="ce1">
            <text:p>spacedouble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pacesimple_koffice" table:style-name="ce1">
            <text:p>spacesimple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pacetriple_koffice" table:style-name="ce1">
            <text:p>spacetriple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peak" table:style-name="ce1">
            <text:p>spea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peaker" table:style-name="ce1">
            <text:p>speak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pecial_paste" table:style-name="ce1">
            <text:p>special_pas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pecial_paste_kspread" table:style-name="ce1">
            <text:p>special_paste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pectrum" table:style-name="ce1">
            <text:p>spectru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pectrum_kalzium" table:style-name="ce1">
            <text:p>spectrum_kalziu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pellcheck_actual" table:style-name="ce1">
            <text:p>spellcheck_actua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pellcheck_from_cursor" table:style-name="ce1">
            <text:p>spellcheck_from_curs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pellcheck_selected" table:style-name="ce1">
            <text:p>spellcheck_selecte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pin" table:style-name="ce1">
            <text:p>spi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pin_kexi" table:style-name="ce1">
            <text:p>spin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pnewgame" table:style-name="ce1">
            <text:p>spnewgam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pnewgame_kspaceduel" table:style-name="ce1">
            <text:p>spnewgame_kspacedue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pnewround" table:style-name="ce1">
            <text:p>spnewroun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pnewround_kspaceduel" table:style-name="ce1">
            <text:p>spnewround_kspacedue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ppausegame" table:style-name="ce1">
            <text:p>sppausegam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ppausegame_kspaceduel" table:style-name="ce1">
            <text:p>sppausegame_kspacedue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pread" table:style-name="ce1">
            <text:p>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pring" table:style-name="ce1">
            <text:p>sprin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pring_kexi" table:style-name="ce1">
            <text:p>spring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pring_vertical_kexi" table:style-name="ce1">
            <text:p>spring_vertical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qrt" table:style-name="ce1">
            <text:p>sq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quare" table:style-name="ce1">
            <text:p>squar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tamp" table:style-name="ce1">
            <text:p>stam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tand_by" table:style-name="ce1">
            <text:p>stand_b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tate_data" table:style-name="ce1">
            <text:p>state_dat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tate_data_kexi" table:style-name="ce1">
            <text:p>state_data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tate_edit" table:style-name="ce1">
            <text:p>state_edi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tate_edit_kexi" table:style-name="ce1">
            <text:p>state_edit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tate_sql" table:style-name="ce1">
            <text:p>state_sq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tate_sql_kexi" table:style-name="ce1">
            <text:p>state_sql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tate_text" table:style-name="ce1">
            <text:p>state_tex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tate_text_kexi" table:style-name="ce1">
            <text:p>state_text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tatematter" table:style-name="ce1">
            <text:p>statemat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tatematter_kalzium" table:style-name="ce1">
            <text:p>statematter_kalziu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tatistics" table:style-name="ce1">
            <text:p>statistic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tatistics_kvoctrain" table:style-name="ce1">
            <text:p>statistics_kvoctrai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tatus_unknown_kopete" table:style-name="ce1">
            <text:p>status_unknown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tep" table:style-name="ce1">
            <text:p>ste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trempty" table:style-name="ce1">
            <text:p>strempt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tretch" table:style-name="ce1">
            <text:p>stretch</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trikethrough" table:style-name="ce1">
            <text:p>strikethrough</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trokedocker" table:style-name="ce1">
            <text:p>strokedock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trokedocker_karbon" table:style-name="ce1">
            <text:p>strokedocker_karb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tyledocker" table:style-name="ce1">
            <text:p>styledock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ub" table:style-name="ce1">
            <text:p>sub</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ub_koffice" table:style-name="ce1">
            <text:p>sub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ubmit" table:style-name="ce1">
            <text:p>submi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um" table:style-name="ce1">
            <text:p>su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uper" table:style-name="ce1">
            <text:p>sup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uper_koffice" table:style-name="ce1">
            <text:p>super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uperimpose" table:style-name="ce1">
            <text:p>superimpos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uspend_to_disk" table:style-name="ce1">
            <text:p>suspend_to_dis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uspend_to_ram" table:style-name="ce1">
            <text:p>suspend_to_ra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witchuser" table:style-name="ce1">
            <text:p>switchus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syntax" table:style-name="ce1">
            <text:p>syntax</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ab_breakoff" table:style-name="ce1">
            <text:p>tab_breakoff</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ab_duplicate" table:style-name="ce1">
            <text:p>tab_duplica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ab_first" table:style-name="ce1">
            <text:p>tab_firs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ab_first_koffice" table:style-name="ce1">
            <text:p>tab_first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ab_last" table:style-name="ce1">
            <text:p>tab_las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ab_last_koffice" table:style-name="ce1">
            <text:p>tab_last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ab_left" table:style-name="ce1">
            <text:p>tab_lef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ab_left_koffice" table:style-name="ce1">
            <text:p>tab_left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ab_new_raised" table:style-name="ce1">
            <text:p>tab_new_raise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ab_remove" table:style-name="ce1">
            <text:p>tab_remov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ab_right" table:style-name="ce1">
            <text:p>tab_righ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ab_right_koffice" table:style-name="ce1">
            <text:p>tab_right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able" table:style-name="ce1">
            <text:p>tab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able_kexi" table:style-name="ce1">
            <text:p>table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able_newobj" table:style-name="ce1">
            <text:p>table_newobj</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able_newobj_kexi" table:style-name="ce1">
            <text:p>table_newobj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ables" table:style-name="ce1">
            <text:p>tabl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abwidget" table:style-name="ce1">
            <text:p>tabwidge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abwidget_kexi" table:style-name="ce1">
            <text:p>tabwidget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ag_a" table:style-name="ce1">
            <text:p>tag_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ag_bold" table:style-name="ce1">
            <text:p>tag_bol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ag_br" table:style-name="ce1">
            <text:p>tag_b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ag_i" table:style-name="ce1">
            <text:p>tag_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ag_image" table:style-name="ce1">
            <text:p>tag_imag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ag_li" table:style-name="ce1">
            <text:p>tag_l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ag_mail" table:style-name="ce1">
            <text:p>tag_mai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ag_ol" table:style-name="ce1">
            <text:p>tag_o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ag_sub" table:style-name="ce1">
            <text:p>tag_sub</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ag_sup" table:style-name="ce1">
            <text:p>tag_su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ag_u" table:style-name="ce1">
            <text:p>tag_u</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ag_ul" table:style-name="ce1">
            <text:p>tag_u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ag_ulink" table:style-name="ce1">
            <text:p>tag_ulin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ag-folder" table:style-name="ce1">
            <text:p>tag-fold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angent" table:style-name="ce1">
            <text:p>tange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a_anim1" table:style-name="ce1">
            <text:p>tea_anim1</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a_anim1_kteatime" table:style-name="ce1">
            <text:p>tea_anim1_kteatim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a_anim2" table:style-name="ce1">
            <text:p>tea_anim2</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a_anim2_kteatime" table:style-name="ce1">
            <text:p>tea_anim2_kteatim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a_not_ready" table:style-name="ce1">
            <text:p>tea_not_read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a_not_ready_kteatime" table:style-name="ce1">
            <text:p>tea_not_ready_kteatim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a4" table:style-name="ce1">
            <text:p>template_a4</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a4_kword" table:style-name="ce1">
            <text:p>template_a4_kwor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balancesheet" table:style-name="ce1">
            <text:p>template_balanceshee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balancesheet_kspread" table:style-name="ce1">
            <text:p>template_balancesheet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barchart" table:style-name="ce1">
            <text:p>template_barcha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barchart_kchart" table:style-name="ce1">
            <text:p>template_barchart_kcha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basicflow_kivio" table:style-name="ce1">
            <text:p>template_basicflow_kivi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basicworkflow" table:style-name="ce1">
            <text:p>template_basicworkflo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bmi" table:style-name="ce1">
            <text:p>template_bm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bmi_kspread" table:style-name="ce1">
            <text:p>template_bmi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businesscards10" table:style-name="ce1">
            <text:p>template_businesscards10</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businesscards10_kword" table:style-name="ce1">
            <text:p>template_businesscards10_kwor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businesscards16" table:style-name="ce1">
            <text:p>template_businesscards16</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cmyk_empty" table:style-name="ce1">
            <text:p>template_cmyk_empt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cmyk_empty_krita" table:style-name="ce1">
            <text:p>template_cmyk_empty_krit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colorful_kword" table:style-name="ce1">
            <text:p>template_colorful_kwor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creditcardtracker" table:style-name="ce1">
            <text:p>template_creditcardtrack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creditcardtracker_kspread" table:style-name="ce1">
            <text:p>template_creditcardtracker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empty" table:style-name="ce1">
            <text:p>template_empt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empty_karbon" table:style-name="ce1">
            <text:p>template_empty_karb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empty_kchart" table:style-name="ce1">
            <text:p>template_empty_kcha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empty_kivio" table:style-name="ce1">
            <text:p>template_empty_kivi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emptylandscape" table:style-name="ce1">
            <text:p>template_emptylandscap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emptylandscape_kpresenter" table:style-name="ce1">
            <text:p>template_emptylandscape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emptyportrait" table:style-name="ce1">
            <text:p>template_emptyportrai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emptyportrait_kpresenter" table:style-name="ce1">
            <text:p>template_emptyportrait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envelopec6" table:style-name="ce1">
            <text:p>template_envelopec6</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envelopec6_kword" table:style-name="ce1">
            <text:p>template_envelopec6_kwor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envelopedl" table:style-name="ce1">
            <text:p>template_enveloped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envelopedl_kword" table:style-name="ce1">
            <text:p>template_envelopedl_kwor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expensereport" table:style-name="ce1">
            <text:p>template_expenserepo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expensereport_kspread" table:style-name="ce1">
            <text:p>template_expensereport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fax" table:style-name="ce1">
            <text:p>template_fax</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fax_kword" table:style-name="ce1">
            <text:p>template_fax_kwor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gray_empty" table:style-name="ce1">
            <text:p>template_gray_empt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gray_empty_krita" table:style-name="ce1">
            <text:p>template_gray_empty_krit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invoice" table:style-name="ce1">
            <text:p>template_invo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invoice_kspread" table:style-name="ce1">
            <text:p>template_invoice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iso" table:style-name="ce1">
            <text:p>template_is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iso_kudesigner" table:style-name="ce1">
            <text:p>template_iso_kudesign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labelsl16_kword" table:style-name="ce1">
            <text:p>template_labelsl16_kwor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letter" table:style-name="ce1">
            <text:p>template_let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letter_kword" table:style-name="ce1">
            <text:p>template_letter_kwor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memo" table:style-name="ce1">
            <text:p>template_mem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memo_kword" table:style-name="ce1">
            <text:p>template_memo_kwor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menuplan" table:style-name="ce1">
            <text:p>template_menupla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menuplan_kspread" table:style-name="ce1">
            <text:p>template_menuplan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onecolumnlandscape" table:style-name="ce1">
            <text:p>template_onecolumnlandscap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onecolumnlandscape_kpresenter" table:style-name="ce1">
            <text:p>template_onecolumnlandscape_kpresenter</text:p>
          </table:table-cell>
          <table:table-cell table:number-columns-repeated="2"/>
          <table:table-cell/>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onecolumnportrait" table:style-name="ce1">
            <text:p>template_onecolumnportrai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onecolumnportrait_kpresenter" table:style-name="ce1">
            <text:p>template_onecolumnportrait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packingslip" table:style-name="ce1">
            <text:p>template_packingsli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packingslip_kspread" table:style-name="ce1">
            <text:p>template_packingslip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plaintext" table:style-name="ce1">
            <text:p>template_plaintex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plaintext_kword" table:style-name="ce1">
            <text:p>template_plaintext_kwor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pricequotation" table:style-name="ce1">
            <text:p>template_pricequotati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pricequotation_kspread" table:style-name="ce1">
            <text:p>template_pricequotation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rgb_empty" table:style-name="ce1">
            <text:p>template_rgb_empt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rgb_empty_krita" table:style-name="ce1">
            <text:p>template_rgb_empty_krit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simplelayout" table:style-name="ce1">
            <text:p>template_simplelayou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studentidcard" table:style-name="ce1">
            <text:p>template_studentidcar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studentidcard_kspread" table:style-name="ce1">
            <text:p>template_studentidcard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timechart" table:style-name="ce1">
            <text:p>template_timecha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titlelandscape" table:style-name="ce1">
            <text:p>template_titlelandscap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titlelandscape_kpresenter" table:style-name="ce1">
            <text:p>template_titlelandscape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titleportrait" table:style-name="ce1">
            <text:p>template_titleportrai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titleportrait_kpresenter" table:style-name="ce1">
            <text:p>template_titleportrait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twocolumnlandscape" table:style-name="ce1">
            <text:p>template_twocolumnlandscap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twocolumnlandscape_kpresenter" table:style-name="ce1">
            <text:p>template_twocolumnlandscape_kpresenter</text:p>
          </table:table-cell>
          <table:table-cell table:number-columns-repeated="2"/>
          <table:table-cell/>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twocolumnportrait" table:style-name="ce1">
            <text:p>template_twocolumnportrai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twocolumnportrait_kpresenter" table:style-name="ce1">
            <text:p>template_twocolumnportrait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twocolumns" table:style-name="ce1">
            <text:p>template_twocolumn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twocolumns_kword" table:style-name="ce1">
            <text:p>template_twocolumns_kwor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us" table:style-name="ce1">
            <text:p>template_u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us_kudesigner" table:style-name="ce1">
            <text:p>template_us_kudesign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vacationchecklist" table:style-name="ce1">
            <text:p>template_vacationchecklis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vacationchecklist_kspread" table:style-name="ce1">
            <text:p>template_vacationchecklist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worksheet" table:style-name="ce1">
            <text:p>template_workshee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mplate_worksheet_kspread" table:style-name="ce1">
            <text:p>template_worksheet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st" table:style-name="ce1">
            <text:p>tes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st_it" table:style-name="ce1">
            <text:p>test_i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st_it_kexi" table:style-name="ce1">
            <text:p>test_it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stcollinear" table:style-name="ce1">
            <text:p>testcollinea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stcontains" table:style-name="ce1">
            <text:p>testcontain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stdistance" table:style-name="ce1">
            <text:p>testdistan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storthogonal" table:style-name="ce1">
            <text:p>testorthogona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stparallel" table:style-name="ce1">
            <text:p>testparalle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xt" table:style-name="ce1">
            <text:p>tex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xt_block" table:style-name="ce1">
            <text:p>text_bloc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xt_bottom" table:style-name="ce1">
            <text:p>text_botto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xt_bottom_kspread" table:style-name="ce1">
            <text:p>text_bottom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xt_center" table:style-name="ce1">
            <text:p>text_c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xt_left" table:style-name="ce1">
            <text:p>text_lef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xt_right" table:style-name="ce1">
            <text:p>text_righ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xt_sub" table:style-name="ce1">
            <text:p>text_sub</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xt_sub_knotes" table:style-name="ce1">
            <text:p>text_sub_knot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xt_sub_koffice" table:style-name="ce1">
            <text:p>text_sub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xt_super" table:style-name="ce1">
            <text:p>text_sup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xt_super_knotes" table:style-name="ce1">
            <text:p>text_super_knot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xt_super_koffice" table:style-name="ce1">
            <text:p>text_super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xt_top" table:style-name="ce1">
            <text:p>text_to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xt_top_kspread" table:style-name="ce1">
            <text:p>text_top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xt_underline" table:style-name="ce1">
            <text:p>text_underl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xtcolor" table:style-name="ce1">
            <text:p>textcol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xtcolor_koffice" table:style-name="ce1">
            <text:p>textcolor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xtedit" table:style-name="ce1">
            <text:p>textedi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xtedit_kexi" table:style-name="ce1">
            <text:p>textedit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extwaterfall" table:style-name="ce1">
            <text:p>textwaterfal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imeedit" table:style-name="ce1">
            <text:p>timeedi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imeedit_kexi" table:style-name="ce1">
            <text:p>timeedit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imeline" table:style-name="ce1">
            <text:p>timel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imeline_kalzium" table:style-name="ce1">
            <text:p>timeline_kalziu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imespan" table:style-name="ce1">
            <text:p>timespa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imings" table:style-name="ce1">
            <text:p>timing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odo" table:style-name="ce1">
            <text:p>tod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odo_korganizer" table:style-name="ce1">
            <text:p>todo_korgan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oggle_docbrowser_koffice" table:style-name="ce1">
            <text:p>toggle_docbrowser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oggle_log" table:style-name="ce1">
            <text:p>toggle_lo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ogglefuzzy" table:style-name="ce1">
            <text:p>togglefuzz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ool" table:style-name="ce1">
            <text:p>too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ool_brush" table:style-name="ce1">
            <text:p>tool_brush</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ool_brush_selection" table:style-name="ce1">
            <text:p>tool_brush_selecti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ool_clipboard" table:style-name="ce1">
            <text:p>tool_clipboar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ool_color_picker" table:style-name="ce1">
            <text:p>tool_color_pick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ool_color_washer" table:style-name="ce1">
            <text:p>tool_color_wash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ool_curve" table:style-name="ce1">
            <text:p>tool_curv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ool_delay" table:style-name="ce1">
            <text:p>tool_dela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ool_delete" table:style-name="ce1">
            <text:p>tool_del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ool_disconnect" table:style-name="ce1">
            <text:p>tool_disconnec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ool_dock" table:style-name="ce1">
            <text:p>tool_doc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ool_drop_target" table:style-name="ce1">
            <text:p>tool_drop_targe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ool_ellipse" table:style-name="ce1">
            <text:p>tool_ellips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ool_elliptical_selection" table:style-name="ce1">
            <text:p>tool_elliptical_selecti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ool_eraser" table:style-name="ce1">
            <text:p>tool_eras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ool_eraser_selection" table:style-name="ce1">
            <text:p>tool_eraser_selecti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ool_expert" table:style-name="ce1">
            <text:p>tool_expe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ool_flood_fill" table:style-name="ce1">
            <text:p>tool_flood_fil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ool_free_form_selection" table:style-name="ce1">
            <text:p>tool_free_form_selecti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ool_freehand" table:style-name="ce1">
            <text:p>tool_freehan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ool_line" table:style-name="ce1">
            <text:p>tool_l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ool_logwindow" table:style-name="ce1">
            <text:p>tool_logwindo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ool_normal" table:style-name="ce1">
            <text:p>tool_norma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ool_offline_mode_off" table:style-name="ce1">
            <text:p>tool_offline_mode_off</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ool_offline_mode_on" table:style-name="ce1">
            <text:p>tool_offline_mode_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ool_pan" table:style-name="ce1">
            <text:p>tool_pa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ool_paste" table:style-name="ce1">
            <text:p>tool_pas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ool_pause" table:style-name="ce1">
            <text:p>tool_paus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ool_pen" table:style-name="ce1">
            <text:p>tool_pe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ool_picker_selection" table:style-name="ce1">
            <text:p>tool_picker_selecti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ool_polygon" table:style-name="ce1">
            <text:p>tool_polyg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tool_polygonal_selection" table:style-name="ce1">
            <text:p>tool_polygonal_selection</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tool_polyline" table:style-name="ce1">
            <text:p>tool_polyline</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tool_preferences" table:style-name="ce1">
            <text:p>tool_preferences</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tool_queue" table:style-name="ce1">
            <text:p>tool_queue</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tool_rect_selection" table:style-name="ce1">
            <text:p>tool_rect_selection</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tool_rectangle" table:style-name="ce1">
            <text:p>tool_rectangle</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tool_restart" table:style-name="ce1">
            <text:p>tool_restar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tool_resume" table:style-name="ce1">
            <text:p>tool_resume</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tool_rounded_rectangle" table:style-name="ce1">
            <text:p>tool_rounded_rectangle</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tool_shutdown" table:style-name="ce1">
            <text:p>tool_shutdown</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tool_spraycan" table:style-name="ce1">
            <text:p>tool_spraycan</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tool_star" table:style-name="ce1">
            <text:p>tool_star</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tool_text" table:style-name="ce1">
            <text:p>tool_tex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tool_timer" table:style-name="ce1">
            <text:p>tool_timer</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tool_uselastdir" table:style-name="ce1">
            <text:p>tool_uselastdir</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tool_wizard_selection" table:style-name="ce1">
            <text:p>tool_wizard_selection</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tool2" table:style-name="ce1">
            <text:p>tool2</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tooloptions_karbon" table:style-name="ce1">
            <text:p>tooloptions_karbon</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tooltip" table:style-name="ce1">
            <text:p>tooltip</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tooltip_kalzium" table:style-name="ce1">
            <text:p>tooltip_kalzium</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top" table:style-name="ce1">
            <text:p>top</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transaction_export" table:style-name="ce1">
            <text:p>transaction_expor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transaction_find" table:style-name="ce1">
            <text:p>transaction_find</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transaction_import" table:style-name="ce1">
            <text:p>transaction_impor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transform" table:style-name="ce1">
            <text:p>transform</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translate" table:style-name="ce1">
            <text:p>translate</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translate_karbon" table:style-name="ce1">
            <text:p>translate_karbon</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translation" table:style-name="ce1">
            <text:p>translation</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transsearch" table:style-name="ce1">
            <text:p>transsearch</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tree_arrange" table:style-name="ce1">
            <text:p>tree_arrange</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triangle" table:style-name="ce1">
            <text:p>triangle</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tux" table:style-name="ce1">
            <text:p>tux</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under" table:style-name="ce1">
            <text:p>under</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underconstruction" table:style-name="ce1">
            <text:p>underconstruction</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underline" table:style-name="ce1">
            <text:p>underline</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ungroup" table:style-name="ce1">
            <text:p>ungroup</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ungroup_koffice" table:style-name="ce1">
            <text:p>ungroup_koffice</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ungroup_stencils" table:style-name="ce1">
            <text:p>ungroup_stencils</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unlinked" table:style-name="ce1">
            <text:p>unlinked</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unlocked" table:style-name="ce1">
            <text:p>unlocked</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unlocked_karbon" table:style-name="ce1">
            <text:p>unlocked_karbon</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unmarkasblank" table:style-name="ce1">
            <text:p>unmarkasblank</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unmarkasblank_kwordquiz" table:style-name="ce1">
            <text:p>unmarkasblank_kwordquiz</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unsortedList" table:style-name="ce1">
            <text:p>unsortedLis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unsortedList_koffice" table:style-name="ce1">
            <text:p>unsortedList_koffice</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upindicator_korganizer" table:style-name="ce1">
            <text:p>upindicator_korganizer</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urlrequest" table:style-name="ce1">
            <text:p>urlreques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urlrequest_kexi" table:style-name="ce1">
            <text:p>urlrequest_kexi</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user" table:style-name="ce1">
            <text:p>user</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user_female" table:style-name="ce1">
            <text:p>user_female</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users" table:style-name="ce1">
            <text:p>users</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validators" table:style-name="ce1">
            <text:p>validators</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vcs_add" table:style-name="ce1">
            <text:p>vcs_add</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vcs_commit" table:style-name="ce1">
            <text:p>vcs_commi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vcs_diff" table:style-name="ce1">
            <text:p>vcs_diff</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vcs_remove" table:style-name="ce1">
            <text:p>vcs_remove</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vcs_status" table:style-name="ce1">
            <text:p>vcs_status</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vcs_update" table:style-name="ce1">
            <text:p>vcs_update</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vector" table:style-name="ce1">
            <text:p>vector</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ctions" table:style-name="ce1">
            <text:p>actions</text:p>
          </table:table-cell>
          <table:table-cell/>
          <table:table-cell office:value-type="string" office:string-value="vectordifference" table:style-name="ce1">
            <text:p>vectordifferen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vectorsum" table:style-name="ce1">
            <text:p>vectorsu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vertical_text" table:style-name="ce1">
            <text:p>vertical_tex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vertical_text_kspread" table:style-name="ce1">
            <text:p>vertical_text_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view_bottom" table:style-name="ce1">
            <text:p>view_botto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view_choose" table:style-name="ce1">
            <text:p>view_choos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view_filelight" table:style-name="ce1">
            <text:p>view_fileligh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view_fit_height" table:style-name="ce1">
            <text:p>view_fit_heigh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view_fit_width" table:style-name="ce1">
            <text:p>view_fit_width</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view_fit_window" table:style-name="ce1">
            <text:p>view_fit_windo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view_grid" table:style-name="ce1">
            <text:p>view_gri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view_guides" table:style-name="ce1">
            <text:p>view_guid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view_icon" table:style-name="ce1">
            <text:p>view_ic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view_left_right" table:style-name="ce1">
            <text:p>view_left_righ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view_margins" table:style-name="ce1">
            <text:p>view_margin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view_orientation" table:style-name="ce1">
            <text:p>view_orientati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view_orientation_koffice" table:style-name="ce1">
            <text:p>view_orientation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view_pageborder" table:style-name="ce1">
            <text:p>view_pagebord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view_remove" table:style-name="ce1">
            <text:p>view_remov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view_remove_koffice" table:style-name="ce1">
            <text:p>view_remove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view_right" table:style-name="ce1">
            <text:p>view_righ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view_ruler" table:style-name="ce1">
            <text:p>view_rul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view_sidetree" table:style-name="ce1">
            <text:p>view_sidetre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view_split" table:style-name="ce1">
            <text:p>view_spli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view_split_koffice" table:style-name="ce1">
            <text:p>view_split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view_top_bottom" table:style-name="ce1">
            <text:p>view_top_botto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view_tree" table:style-name="ce1">
            <text:p>view_tre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viewmag_bis-" table:style-name="ce1">
            <text:p>viewmag_bi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viewmag_bis+" table:style-name="ce1">
            <text:p>viewmag_bi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viewmag_enlarge" table:style-name="ce1">
            <text:p>viewmag_enlarg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viewmag_factor" table:style-name="ce1">
            <text:p>viewmag_fact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viewmag_full" table:style-name="ce1">
            <text:p>viewmag_ful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viewmag_h" table:style-name="ce1">
            <text:p>viewmag_h</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viewmag_lock" table:style-name="ce1">
            <text:p>viewmag_loc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viewmag_no" table:style-name="ce1">
            <text:p>viewmag_n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viewmag_shrink" table:style-name="ce1">
            <text:p>viewmag_shrin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viewmag_w" table:style-name="ce1">
            <text:p>viewmag_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viewmag+" table:style-name="ce1">
            <text:p>viewma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viewmag1" table:style-name="ce1">
            <text:p>viewmag1</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viewmagfit" table:style-name="ce1">
            <text:p>viewmagfi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visible" table:style-name="ce1">
            <text:p>visib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visualizations" table:style-name="ce1">
            <text:p>visualization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visualizations_amarok" table:style-name="ce1">
            <text:p>visualizations_amaro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voicecall" table:style-name="ce1">
            <text:p>voicecal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volume" table:style-name="ce1">
            <text:p>volum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w" table:style-name="ce1">
            <text:p>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wallet_closed" table:style-name="ce1">
            <text:p>wallet_close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wallet_closed_kwalletmanager" table:style-name="ce1">
            <text:p>wallet_closed_kwalletmanag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wallet_open" table:style-name="ce1">
            <text:p>wallet_ope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wallet_open_khtml" table:style-name="ce1">
            <text:p>wallet_open_khtm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wallet_open_kwalletmanager" table:style-name="ce1">
            <text:p>wallet_open_kwalletmanag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warning" table:style-name="ce1">
            <text:p>warnin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webarchiver" table:style-name="ce1">
            <text:p>webarchiv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webcamreceive" table:style-name="ce1">
            <text:p>webcamreceiv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webcamsend" table:style-name="ce1">
            <text:p>webcamsen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webexport" table:style-name="ce1">
            <text:p>webexpo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webexport_korganizer" table:style-name="ce1">
            <text:p>webexport_korgan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webpres" table:style-name="ce1">
            <text:p>webpr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webpres_kpresenter" table:style-name="ce1">
            <text:p>webpres_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webster_konqueror" table:style-name="ce1">
            <text:p>webster_konquer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whatsnext" table:style-name="ce1">
            <text:p>whatsnex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whatsnext_korganizer" table:style-name="ce1">
            <text:p>whatsnext_korgan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widgets_kexi" table:style-name="ce1">
            <text:p>widgets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widgetstack" table:style-name="ce1">
            <text:p>widgetstac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widgetstack_kexi" table:style-name="ce1">
            <text:p>widgetstack_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wiki" table:style-name="ce1">
            <text:p>wik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wiki_amarok" table:style-name="ce1">
            <text:p>wiki_amaro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wikipedia_konqueror" table:style-name="ce1">
            <text:p>wikipedia_konquer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window" table:style-name="ce1">
            <text:p>windo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window_duplicate" table:style-name="ce1">
            <text:p>window_duplica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window_suppressed" table:style-name="ce1">
            <text:p>window_suppresse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wired" table:style-name="ce1">
            <text:p>wire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wired_knetworkmanager" table:style-name="ce1">
            <text:p>wired_knetworkmanag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wireless" table:style-name="ce1">
            <text:p>wireles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wireless_knetworkmanager" table:style-name="ce1">
            <text:p>wireless_knetworkmanag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wizard_kchart" table:style-name="ce1">
            <text:p>wizard_kcha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world" table:style-name="ce1">
            <text:p>worl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x" table:style-name="ce1">
            <text:p>x</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xdays" table:style-name="ce1">
            <text:p>xday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xdays_korganizer" table:style-name="ce1">
            <text:p>xdays_korgan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xsldbg_break" table:style-name="ce1">
            <text:p>xsldbg_brea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xsldbg_data" table:style-name="ce1">
            <text:p>xsldbg_dat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xsldbg_delete" table:style-name="ce1">
            <text:p>xsldbg_del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xsldbg_enable" table:style-name="ce1">
            <text:p>xsldbg_enab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xsldbg_output" table:style-name="ce1">
            <text:p>xsldbg_outpu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xsldbg_refresh" table:style-name="ce1">
            <text:p>xsldbg_refresh</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xsldbg_source" table:style-name="ce1">
            <text:p>xsldbg_sour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xsldbg_stepdown" table:style-name="ce1">
            <text:p>xsldbg_stepdow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xsldbg_stepup" table:style-name="ce1">
            <text:p>xsldbg_stepu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yahoo_away" table:style-name="ce1">
            <text:p>yahoo_awa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yahoo_away_kopete" table:style-name="ce1">
            <text:p>yahoo_away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yahoo_busy_kopete" table:style-name="ce1">
            <text:p>yahoo_busy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yahoo_idle_kopete" table:style-name="ce1">
            <text:p>yahoo_idle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yahoo_invisible_kopete" table:style-name="ce1">
            <text:p>yahoo_invisible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yahoo_mobile" table:style-name="ce1">
            <text:p>yahoo_mobi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yahoo_mobile_kopete" table:style-name="ce1">
            <text:p>yahoo_mobile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yahoo_protocol" table:style-name="ce1">
            <text:p>yahoo_protoco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yahoo_tea_kopete" table:style-name="ce1">
            <text:p>yahoo_tea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yellow_ball" table:style-name="ce1">
            <text:p>yellow_bal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yellowinfo" table:style-name="ce1">
            <text:p>yellowinf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yellowinfo_k3b" table:style-name="ce1">
            <text:p>yellowinfo_k3b</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yellowled_k3b" table:style-name="ce1">
            <text:p>yellowled_k3b</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yesno" table:style-name="ce1">
            <text:p>yesn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zoom_disabled" table:style-name="ce1">
            <text:p>zoom_disable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ctions" table:style-name="ce1">
            <text:p>actions</text:p>
          </table:table-cell>
          <table:table-cell/>
          <table:table-cell office:value-type="string" office:string-value="zoom_enabled" table:style-name="ce1">
            <text:p>zoom_enable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001_star_butterfly" table:style-name="ce1">
            <text:p>001_star_butterfl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002_text_document" table:style-name="ce1">
            <text:p>002_text_docume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005_spreadsheet_document" table:style-name="ce1">
            <text:p>005_spreadsheet_docume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006_drawing_document" table:style-name="ce1">
            <text:p>006_drawing_docume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008_presentation_document" table:style-name="ce1">
            <text:p>008_presentation_docume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009_presentation_document" table:style-name="ce1">
            <text:p>009_presentation_docume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010_presentation_compressed" table:style-name="ce1">
            <text:p>010_presentation_compresse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012_html_document" table:style-name="ce1">
            <text:p>012_html_docume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015_math_document" table:style-name="ce1">
            <text:p>015_math_docume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016_template" table:style-name="ce1">
            <text:p>016_templa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500_setup" table:style-name="ce1">
            <text:p>500_setu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501_printeradmin" table:style-name="ce1">
            <text:p>501_printeradmi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abakus" table:style-name="ce1">
            <text:p>abaku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abiword" table:style-name="ce1">
            <text:p>abiwor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access" table:style-name="ce1">
            <text:p>acces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accessibility_section" table:style-name="ce1">
            <text:p>accessibility_secti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acroread" table:style-name="ce1">
            <text:p>acro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addressbook" table:style-name="ce1">
            <text:p>addressboo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agent" table:style-name="ce1">
            <text:p>age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aim" table:style-name="ce1">
            <text:p>ai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aim_protocol" table:style-name="ce1">
            <text:p>aim_protoco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aim_protocol_kaddressbook" table:style-name="ce1">
            <text:p>aim_protocol_kaddressboo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aim_protocol_kopete" table:style-name="ce1">
            <text:p>aim_protocol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akregator" table:style-name="ce1">
            <text:p>akregat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akregator_empty" table:style-name="ce1">
            <text:p>akregator_empt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aktion" table:style-name="ce1">
            <text:p>akti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alevt" table:style-name="ce1">
            <text:p>alev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amarok" table:style-name="ce1">
            <text:p>amaro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amor" table:style-name="ce1">
            <text:p>am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antivirus" table:style-name="ce1">
            <text:p>antiviru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apollon" table:style-name="ce1">
            <text:p>apoll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applixware" table:style-name="ce1">
            <text:p>applixwar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ark" table:style-name="ce1">
            <text:p>ar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arts" table:style-name="ce1">
            <text:p>art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artsbuilder" table:style-name="ce1">
            <text:p>artsbuild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artscontrol" table:style-name="ce1">
            <text:p>artscontro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assistant" table:style-name="ce1">
            <text:p>assista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atlantik" table:style-name="ce1">
            <text:p>atlanti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atlantikdesigner" table:style-name="ce1">
            <text:p>atlantikdesign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audacity" table:style-name="ce1">
            <text:p>audacit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autoreplace_kopete" table:style-name="ce1">
            <text:p>autoreplace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background" table:style-name="ce1">
            <text:p>backgroun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basket" table:style-name="ce1">
            <text:p>baske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bell" table:style-name="ce1">
            <text:p>bel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blender" table:style-name="ce1">
            <text:p>blend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blinken" table:style-name="ce1">
            <text:p>blinke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bluefish" table:style-name="ce1">
            <text:p>bluefish</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book" table:style-name="ce1">
            <text:p>boo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bookcase" table:style-name="ce1">
            <text:p>bookcas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browser" table:style-name="ce1">
            <text:p>brows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bug" table:style-name="ce1">
            <text:p>bu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bzflag" table:style-name="ce1">
            <text:p>bzfla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cache" table:style-name="ce1">
            <text:p>cach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calc" table:style-name="ce1">
            <text:p>calc</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camera" table:style-name="ce1">
            <text:p>camer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catalogmanager" table:style-name="ce1">
            <text:p>catalogmanag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categories" table:style-name="ce1">
            <text:p>categori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CD-Rom" table:style-name="ce1">
            <text:p>CD-Ro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celestia" table:style-name="ce1">
            <text:p>celesti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cervisia" table:style-name="ce1">
            <text:p>cervisi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charselect" table:style-name="ce1">
            <text:p>charselec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chat_section" table:style-name="ce1">
            <text:p>chat_secti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civworld" table:style-name="ce1">
            <text:p>civworl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clanbomber" table:style-name="ce1">
            <text:p>clanbomb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clock" table:style-name="ce1">
            <text:p>cloc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codeine" table:style-name="ce1">
            <text:p>code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colors" table:style-name="ce1">
            <text:p>color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computer" table:style-name="ce1">
            <text:p>compu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cookie" table:style-name="ce1">
            <text:p>cooki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core" table:style-name="ce1">
            <text:p>cor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cpufreq_applet" table:style-name="ce1">
            <text:p>cpufreq_apple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daemon" table:style-name="ce1">
            <text:p>daem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daemons" table:style-name="ce1">
            <text:p>daemon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date" table:style-name="ce1">
            <text:p>da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dcgui-qt" table:style-name="ce1">
            <text:p>dcgui-q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default-applications-capplet" table:style-name="ce1">
            <text:p>default-applications-capple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designer" table:style-name="ce1">
            <text:p>design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dia" table:style-name="ce1">
            <text:p>di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dia_gnome_icon" table:style-name="ce1">
            <text:p>dia_gnome_ic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digikam" table:style-name="ce1">
            <text:p>digika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digikamcameraclient" table:style-name="ce1">
            <text:p>digikamcameraclie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digikamimageplugins" table:style-name="ce1">
            <text:p>digikamimageplugin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disksfilesystems" table:style-name="ce1">
            <text:p>disksfilesystem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display" table:style-name="ce1">
            <text:p>displa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displayconfig" table:style-name="ce1">
            <text:p>displayconfi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dlgedit" table:style-name="ce1">
            <text:p>dlgedi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dopewars-pill" table:style-name="ce1">
            <text:p>dopewars-pil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download_manager" table:style-name="ce1">
            <text:p>download_manag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dsl" table:style-name="ce1">
            <text:p>ds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eclipse" table:style-name="ce1">
            <text:p>eclips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edu_languages" table:style-name="ce1">
            <text:p>edu_languag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edu_mathematics" table:style-name="ce1">
            <text:p>edu_mathematic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edu_miscellaneous" table:style-name="ce1">
            <text:p>edu_miscellaneou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edu_science" table:style-name="ce1">
            <text:p>edu_scien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emacs" table:style-name="ce1">
            <text:p>emac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email" table:style-name="ce1">
            <text:p>emai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energy" table:style-name="ce1">
            <text:p>energ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energy_star" table:style-name="ce1">
            <text:p>energy_sta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enhanced_browsing" table:style-name="ce1">
            <text:p>enhanced_browsin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enigma" table:style-name="ce1">
            <text:p>enigm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eog" table:style-name="ce1">
            <text:p>eo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error" table:style-name="ce1">
            <text:p>err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ethereal" table:style-name="ce1">
            <text:p>etherea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eventwatcher" table:style-name="ce1">
            <text:p>eventwatch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evolution" table:style-name="ce1">
            <text:p>evoluti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exec_wine" table:style-name="ce1">
            <text:p>exec_w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falconseye" table:style-name="ce1">
            <text:p>falconsey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fax" table:style-name="ce1">
            <text:p>fax</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FaxRecieving" table:style-name="ce1">
            <text:p>FaxRecievin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fifteenpieces" table:style-name="ce1">
            <text:p>fifteenpiec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filelight" table:style-name="ce1">
            <text:p>fileligh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fileshare" table:style-name="ce1">
            <text:p>fileshar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filetypes" table:style-name="ce1">
            <text:p>filetyp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finances_section" table:style-name="ce1">
            <text:p>finances_secti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firefox" table:style-name="ce1">
            <text:p>firefox</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flashkard" table:style-name="ce1">
            <text:p>flashkar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fonts" table:style-name="ce1">
            <text:p>font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fsview" table:style-name="ce1">
            <text:p>fsvie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gabber" table:style-name="ce1">
            <text:p>gabb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gadu_protocol_kaddressbook" table:style-name="ce1">
            <text:p>gadu_protocol_kaddressboo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gadu_protocol_kopete" table:style-name="ce1">
            <text:p>gadu_protocol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gaim" table:style-name="ce1">
            <text:p>gai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galeon" table:style-name="ce1">
            <text:p>gale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gfloppy" table:style-name="ce1">
            <text:p>gflopp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gimp" table:style-name="ce1">
            <text:p>gim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gkrellm" table:style-name="ce1">
            <text:p>gkrell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gksu" table:style-name="ce1">
            <text:p>gksu</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glade" table:style-name="ce1">
            <text:p>glad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globe" table:style-name="ce1">
            <text:p>glob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gnome" table:style-name="ce1">
            <text:p>gnom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gnome_apps" table:style-name="ce1">
            <text:p>gnome_app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gnome_info" table:style-name="ce1">
            <text:p>gnome_inf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gnome_question" table:style-name="ce1">
            <text:p>gnome_questi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gnome-about-logo" table:style-name="ce1">
            <text:p>gnome-about-log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gnome-error" table:style-name="ce1">
            <text:p>gnome-err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gnome-starthere" table:style-name="ce1">
            <text:p>gnome-starther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gnome-terminal" table:style-name="ce1">
            <text:p>gnome-termina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gnome-warning" table:style-name="ce1">
            <text:p>gnome-warnin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gnome2" table:style-name="ce1">
            <text:p>gnome2</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gnomemeeting" table:style-name="ce1">
            <text:p>gnomemeetin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gnucash" table:style-name="ce1">
            <text:p>gnucash</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gnumeric" table:style-name="ce1">
            <text:p>gnumeric</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gnutella" table:style-name="ce1">
            <text:p>gnutell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go" table:style-name="ce1">
            <text:p>g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go_koffice" table:style-name="ce1">
            <text:p>go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gpg" table:style-name="ce1">
            <text:p>gp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gpgsm" table:style-name="ce1">
            <text:p>gpgs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groupwise_protocol" table:style-name="ce1">
            <text:p>groupwise_protoco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groupwise_protocol_kaddressbook" table:style-name="ce1">
            <text:p>groupwise_protocol_kaddressboo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groupwise_protocol_kopete" table:style-name="ce1">
            <text:p>groupwise_protocol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gsnes9x-icon" table:style-name="ce1">
            <text:p>gsnes9x-ic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gtk_camera" table:style-name="ce1">
            <text:p>gtk_camer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guarddog" table:style-name="ce1">
            <text:p>guarddo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gv" table:style-name="ce1">
            <text:p>gv</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gvdirpart" table:style-name="ce1">
            <text:p>gvdirpa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gvim" table:style-name="ce1">
            <text:p>gvi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gwenview" table:style-name="ce1">
            <text:p>gwenvie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gxmame" table:style-name="ce1">
            <text:p>gxmam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gxmessage" table:style-name="ce1">
            <text:p>gxmessag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harddrive" table:style-name="ce1">
            <text:p>harddriv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hardware" table:style-name="ce1">
            <text:p>hardwar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hardware_info" table:style-name="ce1">
            <text:p>hardware_inf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hd" table:style-name="ce1">
            <text:p>h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help_index" table:style-name="ce1">
            <text:p>help_index</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highlight" table:style-name="ce1">
            <text:p>highligh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highlight_kopete" table:style-name="ce1">
            <text:p>highlight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home" table:style-name="ce1">
            <text:p>hom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hw_unknown" table:style-name="ce1">
            <text:p>hw_unknow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hwinfo" table:style-name="ce1">
            <text:p>hwinf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icewm" table:style-name="ce1">
            <text:p>icew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icons" table:style-name="ce1">
            <text:p>icon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iconthemes" table:style-name="ce1">
            <text:p>iconthem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icq_protocol" table:style-name="ce1">
            <text:p>icq_protoco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icq_protocol_kaddressbook" table:style-name="ce1">
            <text:p>icq_protocol_kaddressboo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icq_protocol_kopete" table:style-name="ce1">
            <text:p>icq_protocol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ieee1394" table:style-name="ce1">
            <text:p>ieee1394</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im-aim" table:style-name="ce1">
            <text:p>im-ai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im-icq" table:style-name="ce1">
            <text:p>im-icq</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im-jabber" table:style-name="ce1">
            <text:p>im-jabb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im-msn" table:style-name="ce1">
            <text:p>im-ms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im-yahoo" table:style-name="ce1">
            <text:p>im-yaho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imagegallery" table:style-name="ce1">
            <text:p>imagegaller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inetd" table:style-name="ce1">
            <text:p>inet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inkscape" table:style-name="ce1">
            <text:p>inkscap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input_devices_settings" table:style-name="ce1">
            <text:p>input_devices_setting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irc_protocol" table:style-name="ce1">
            <text:p>irc_protoco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irc_protocol_kaddressbook" table:style-name="ce1">
            <text:p>irc_protocol_kaddressboo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irc_protocol_kopete" table:style-name="ce1">
            <text:p>irc_protocol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irkick" table:style-name="ce1">
            <text:p>irkic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isdn-config" table:style-name="ce1">
            <text:p>isdn-confi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isp" table:style-name="ce1">
            <text:p>is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isp-disabled" table:style-name="ce1">
            <text:p>isp-disable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jabber_protocol" table:style-name="ce1">
            <text:p>jabber_protoco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jabber_protocol_kaddressbook" table:style-name="ce1">
            <text:p>jabber_protocol_kaddressboo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jabber_protocol_kopete" table:style-name="ce1">
            <text:p>jabber_protocol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joystick" table:style-name="ce1">
            <text:p>joystic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juk" table:style-name="ce1">
            <text:p>ju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3b" table:style-name="ce1">
            <text:p>k3b</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aboodle" table:style-name="ce1">
            <text:p>kabood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addressbook" table:style-name="ce1">
            <text:p>kaddressboo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adressbook" table:style-name="ce1">
            <text:p>kadressboo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affeine" table:style-name="ce1">
            <text:p>kaffe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affeine-pause" table:style-name="ce1">
            <text:p>kaffeine-paus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affeine-play" table:style-name="ce1">
            <text:p>kaffeine-pla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affeine-record" table:style-name="ce1">
            <text:p>kaffeine-recor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alarm" table:style-name="ce1">
            <text:p>kalar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alzium" table:style-name="ce1">
            <text:p>kalziu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amix" table:style-name="ce1">
            <text:p>kamix</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anagram" table:style-name="ce1">
            <text:p>kanagra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appfinder" table:style-name="ce1">
            <text:p>kappfind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arbon" table:style-name="ce1">
            <text:p>karb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archiver" table:style-name="ce1">
            <text:p>karchiv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ard" table:style-name="ce1">
            <text:p>kar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arm" table:style-name="ce1">
            <text:p>kar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asteroids" table:style-name="ce1">
            <text:p>kasteroid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ate" table:style-name="ce1">
            <text:p>ka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ate2" table:style-name="ce1">
            <text:p>kate2</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atomic" table:style-name="ce1">
            <text:p>katomic</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audiocreator" table:style-name="ce1">
            <text:p>kaudiocreat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azaa" table:style-name="ce1">
            <text:p>kaza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babel" table:style-name="ce1">
            <text:p>kbabe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babeldict" table:style-name="ce1">
            <text:p>kbabeldic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backgammon" table:style-name="ce1">
            <text:p>kbackgamm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backgammon_engine" table:style-name="ce1">
            <text:p>kbackgammon_eng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batterymonitor" table:style-name="ce1">
            <text:p>kbatterymonit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battleship" table:style-name="ce1">
            <text:p>kbattleshi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bear" table:style-name="ce1">
            <text:p>kbea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bemusedsrv" table:style-name="ce1">
            <text:p>kbemusedsrv</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bfx" table:style-name="ce1">
            <text:p>kbfx</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bfxnew" table:style-name="ce1">
            <text:p>kbfxne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biff" table:style-name="ce1">
            <text:p>kbiff</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binaryclock" table:style-name="ce1">
            <text:p>kbinarycloc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blackbox" table:style-name="ce1">
            <text:p>kblackbox</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blogger" table:style-name="ce1">
            <text:p>kblogg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bluetoothd" table:style-name="ce1">
            <text:p>kbluetooth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bounce" table:style-name="ce1">
            <text:p>kboun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bruch" table:style-name="ce1">
            <text:p>kbruch</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btobexclient" table:style-name="ce1">
            <text:p>kbtobexclie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btserialchat" table:style-name="ce1">
            <text:p>kbtserialcha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bugbuster" table:style-name="ce1">
            <text:p>kbugbus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cachegrind" table:style-name="ce1">
            <text:p>kcachegrin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calc" table:style-name="ce1">
            <text:p>kcalc</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call" table:style-name="ce1">
            <text:p>kcal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cdlabel" table:style-name="ce1">
            <text:p>kcdlabe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cfgcreator" table:style-name="ce1">
            <text:p>kcfgcreat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charselect" table:style-name="ce1">
            <text:p>kcharselec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chart" table:style-name="ce1">
            <text:p>kcha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cmdevices" table:style-name="ce1">
            <text:p>kcmdevic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cmdf" table:style-name="ce1">
            <text:p>kcmdf</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cmdrkonqi" table:style-name="ce1">
            <text:p>kcmdrkonq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cmfontinst" table:style-name="ce1">
            <text:p>kcmfontins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cmkbfxnew" table:style-name="ce1">
            <text:p>kcmkbfxne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cmkicker" table:style-name="ce1">
            <text:p>kcmkick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cmkwm" table:style-name="ce1">
            <text:p>kcmkw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cmmemory" table:style-name="ce1">
            <text:p>kcmmemor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cmmidi" table:style-name="ce1">
            <text:p>kcmmid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cmopengl" table:style-name="ce1">
            <text:p>kcmopeng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cmpartitions" table:style-name="ce1">
            <text:p>kcmpartition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cmpci" table:style-name="ce1">
            <text:p>kcmpc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cmprocessor" table:style-name="ce1">
            <text:p>kcmprocess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cmsambaconf" table:style-name="ce1">
            <text:p>kcmsambaconf</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cmscsi" table:style-name="ce1">
            <text:p>kcmscs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cmsound" table:style-name="ce1">
            <text:p>kcmsoun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cmsystem" table:style-name="ce1">
            <text:p>kcmsyste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cmx" table:style-name="ce1">
            <text:p>kcmx</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colorchooser" table:style-name="ce1">
            <text:p>kcolorchoos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coloredit" table:style-name="ce1">
            <text:p>kcoloredi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configure" table:style-name="ce1">
            <text:p>kconfigur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control" table:style-name="ce1">
            <text:p>kcontro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cpuload" table:style-name="ce1">
            <text:p>kcpulo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cron" table:style-name="ce1">
            <text:p>kcr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dat" table:style-name="ce1">
            <text:p>kda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dbg" table:style-name="ce1">
            <text:p>kdb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deapp" table:style-name="ce1">
            <text:p>kdeap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debluetooth" table:style-name="ce1">
            <text:p>kdebluetooth</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denlive" table:style-name="ce1">
            <text:p>kdenliv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deprint_computer_kdeprint" table:style-name="ce1">
            <text:p>kdeprint_computer_kdepr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deprint_job_cancelled_kdeprint" table:style-name="ce1">
            <text:p>kdeprint_job_cancelled_kdepr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deprint_job_completed_kdeprint" table:style-name="ce1">
            <text:p>kdeprint_job_completed_kdepr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deprint_job_error_kdeprint" table:style-name="ce1">
            <text:p>kdeprint_job_error_kdepr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deprint_job_kdeprint" table:style-name="ce1">
            <text:p>kdeprint_job_kdepr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deprint_job_process_kdeprint" table:style-name="ce1">
            <text:p>kdeprint_job_process_kdepr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deprint_job_stopped_kdeprint" table:style-name="ce1">
            <text:p>kdeprint_job_stopped_kdepr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deprint_printer_class" table:style-name="ce1">
            <text:p>kdeprint_printer_clas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deprint_printer_class_kdeprint" table:style-name="ce1">
            <text:p>kdeprint_printer_class_kdepr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deprint_printer_class_process_kdeprint" table:style-name="ce1">
            <text:p>kdeprint_printer_class_process_kdepr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deprint_printer_class_stopped_kdeprint" table:style-name="ce1">
            <text:p>kdeprint_printer_class_stopped_kdepr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deprint_printer_defect_kdeprint" table:style-name="ce1">
            <text:p>kdeprint_printer_defect_kdepr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deprint_printer_kdeprint" table:style-name="ce1">
            <text:p>kdeprint_printer_kdepr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deprint_printer_process_kdeprint" table:style-name="ce1">
            <text:p>kdeprint_printer_process_kdepr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deprint_printer_remote_kdeprint" table:style-name="ce1">
            <text:p>kdeprint_printer_remote_kdepr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deprint_printer_remote_process_kdeprint" table:style-name="ce1">
            <text:p>kdeprint_printer_remote_process_kdeprint</text:p>
          </table:table-cell>
          <table:table-cell table:number-columns-repeated="2"/>
          <table:table-cell/>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deprint_printer_remote_stopped_kdeprint" table:style-name="ce1">
            <text:p>kdeprint_printer_remote_stopped_kdeprint</text:p>
          </table:table-cell>
          <table:table-cell table:number-columns-repeated="2"/>
          <table:table-cell/>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deprint_printer_stopped_kdeprint" table:style-name="ce1">
            <text:p>kdeprint_printer_stopped_kdepr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deprint_printer_users_kdeprint" table:style-name="ce1">
            <text:p>kdeprint_printer_users_kdepr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deprintfax" table:style-name="ce1">
            <text:p>kdeprintfax</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desvn" table:style-name="ce1">
            <text:p>kdesv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detv" table:style-name="ce1">
            <text:p>kdetv</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devassistant" table:style-name="ce1">
            <text:p>kdevassista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devdesigner" table:style-name="ce1">
            <text:p>kdevdesign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develop" table:style-name="ce1">
            <text:p>kdevelo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develop3" table:style-name="ce1">
            <text:p>kdevelop3</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df" table:style-name="ce1">
            <text:p>kdf</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dict" table:style-name="ce1">
            <text:p>kdic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diff3" table:style-name="ce1">
            <text:p>kdiff3</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disknav" table:style-name="ce1">
            <text:p>kdisknav</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dmconfig" table:style-name="ce1">
            <text:p>kdmconfi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dvi" table:style-name="ce1">
            <text:p>kdv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edit" table:style-name="ce1">
            <text:p>kedi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editbookmarks" table:style-name="ce1">
            <text:p>keditbookmark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Educa" table:style-name="ce1">
            <text:p>KEduc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eep" table:style-name="ce1">
            <text:p>kee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enolaba" table:style-name="ce1">
            <text:p>kenolab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erberos-client" table:style-name="ce1">
            <text:p>kerberos-clie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ernel" table:style-name="ce1">
            <text:p>kerne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eurocalc" table:style-name="ce1">
            <text:p>keurocalc</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exi" table:style-name="ce1">
            <text:p>kex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ey_bindings" table:style-name="ce1">
            <text:p>key_binding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ey_bindings_koffice" table:style-name="ce1">
            <text:p>key_bindings_k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eyboard_layout" table:style-name="ce1">
            <text:p>keyboard_layou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eyboard-capplet" table:style-name="ce1">
            <text:p>keyboard-capple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eyboard-shortcut" table:style-name="ce1">
            <text:p>keyboard-shortcu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eyboardlayout" table:style-name="ce1">
            <text:p>keyboardlayou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fax" table:style-name="ce1">
            <text:p>kfax</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faxview" table:style-name="ce1">
            <text:p>kfaxvie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filereplace" table:style-name="ce1">
            <text:p>kfilerepla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flog" table:style-name="ce1">
            <text:p>kflo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floppy" table:style-name="ce1">
            <text:p>kflopp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fm" table:style-name="ce1">
            <text:p>kf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fm_home" table:style-name="ce1">
            <text:p>kfm_hom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focus" table:style-name="ce1">
            <text:p>kfocu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fontview" table:style-name="ce1">
            <text:p>kfontvie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formdesigner" table:style-name="ce1">
            <text:p>kformdesign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formula" table:style-name="ce1">
            <text:p>kformul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fouleggs" table:style-name="ce1">
            <text:p>kfoulegg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ftpgrabber" table:style-name="ce1">
            <text:p>kftpgrabb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gamma" table:style-name="ce1">
            <text:p>kgamm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geo" table:style-name="ce1">
            <text:p>kge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geography" table:style-name="ce1">
            <text:p>kgeograph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get" table:style-name="ce1">
            <text:p>kge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ggz" table:style-name="ce1">
            <text:p>kggz</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ghostview" table:style-name="ce1">
            <text:p>kghostvie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goldrunner" table:style-name="ce1">
            <text:p>kgoldrunn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gpg" table:style-name="ce1">
            <text:p>kgp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gpg_docked" table:style-name="ce1">
            <text:p>kgpg_docke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hangman" table:style-name="ce1">
            <text:p>khangma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helpcenter" table:style-name="ce1">
            <text:p>khelpc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hexedit" table:style-name="ce1">
            <text:p>khexedi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hotkeys" table:style-name="ce1">
            <text:p>khotkey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icker" table:style-name="ce1">
            <text:p>kick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iconedit" table:style-name="ce1">
            <text:p>kiconedi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id3" table:style-name="ce1">
            <text:p>kid3</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ig" table:style-name="ce1">
            <text:p>ki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ile" table:style-name="ce1">
            <text:p>ki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imagemapeditor" table:style-name="ce1">
            <text:p>kimagemapedit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imdaba" table:style-name="ce1">
            <text:p>kimdab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internet" table:style-name="ce1">
            <text:p>kinterne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io_uiserver" table:style-name="ce1">
            <text:p>kio_uiserv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io_uiserver_kio_uiserver" table:style-name="ce1">
            <text:p>kio_uiserver_kio_uiserv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ioapt" table:style-name="ce1">
            <text:p>kioap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iosktool" table:style-name="ce1">
            <text:p>kiosktoo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ipi" table:style-name="ce1">
            <text:p>kip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itchensync" table:style-name="ce1">
            <text:p>kitchensync</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iten" table:style-name="ce1">
            <text:p>kite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ivio" table:style-name="ce1">
            <text:p>kivi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jobviewer" table:style-name="ce1">
            <text:p>kjobview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jots" table:style-name="ce1">
            <text:p>kjot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journal" table:style-name="ce1">
            <text:p>kjourna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jumpingcube" table:style-name="ce1">
            <text:p>kjumpingcub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laptopdaemon" table:style-name="ce1">
            <text:p>klaptopdaem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Latin" table:style-name="ce1">
            <text:p>KLati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lettres" table:style-name="ce1">
            <text:p>klettr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lickety" table:style-name="ce1">
            <text:p>klicket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lines" table:style-name="ce1">
            <text:p>klin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linkstatus" table:style-name="ce1">
            <text:p>klinkstatu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lipper" table:style-name="ce1">
            <text:p>klipp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lipper_doc" table:style-name="ce1">
            <text:p>klipper_doc</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lpq" table:style-name="ce1">
            <text:p>klpq</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mag" table:style-name="ce1">
            <text:p>kma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mahjongg" table:style-name="ce1">
            <text:p>kmahjong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mail" table:style-name="ce1">
            <text:p>kmai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mailcvt" table:style-name="ce1">
            <text:p>kmailcv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maillight" table:style-name="ce1">
            <text:p>kmailligh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mameleon" table:style-name="ce1">
            <text:p>kmamele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mathtool" table:style-name="ce1">
            <text:p>kmathtoo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mdr_editor" table:style-name="ce1">
            <text:p>kmdr_edit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mdr_executor" table:style-name="ce1">
            <text:p>kmdr_execut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mdr-editor" table:style-name="ce1">
            <text:p>kmdr-edit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menu" table:style-name="ce1">
            <text:p>kmenu</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menuedit" table:style-name="ce1">
            <text:p>kmenuedi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merlin" table:style-name="ce1">
            <text:p>kmerli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mid" table:style-name="ce1">
            <text:p>kmi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midi" table:style-name="ce1">
            <text:p>kmid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mines" table:style-name="ce1">
            <text:p>kmin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mix" table:style-name="ce1">
            <text:p>kmix</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mixdocked" table:style-name="ce1">
            <text:p>kmixdocke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mixdocked_error" table:style-name="ce1">
            <text:p>kmixdocked_err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mixdocked_mute" table:style-name="ce1">
            <text:p>kmixdocked_mu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mldonkey" table:style-name="ce1">
            <text:p>kmldonke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moon" table:style-name="ce1">
            <text:p>kmo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mousetool" table:style-name="ce1">
            <text:p>kmousetoo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mouth" table:style-name="ce1">
            <text:p>kmouth</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mplayer" table:style-name="ce1">
            <text:p>kmplay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mPlot" table:style-name="ce1">
            <text:p>KmPlo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myfirewall" table:style-name="ce1">
            <text:p>kmyfirewal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mymoney2" table:style-name="ce1">
            <text:p>kmymoney2</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netattach" table:style-name="ce1">
            <text:p>knetattach</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netload" table:style-name="ce1">
            <text:p>knetlo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netwalk" table:style-name="ce1">
            <text:p>knetwal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networkconf" table:style-name="ce1">
            <text:p>knetworkconf</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networkmanager" table:style-name="ce1">
            <text:p>knetworkmanag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networkmanager_knetworkmanager" table:style-name="ce1">
            <text:p>knetworkmanager_knetworkmanag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newsticker" table:style-name="ce1">
            <text:p>knewstick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noda" table:style-name="ce1">
            <text:p>knod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node" table:style-name="ce1">
            <text:p>knod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node2" table:style-name="ce1">
            <text:p>knode2</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noppix-penguin" table:style-name="ce1">
            <text:p>knoppix-pengui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notes" table:style-name="ce1">
            <text:p>knot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odo" table:style-name="ce1">
            <text:p>kod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olf" table:style-name="ce1">
            <text:p>kolf</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olourpaint" table:style-name="ce1">
            <text:p>kolourpa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ommander" table:style-name="ce1">
            <text:p>kommand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ommando" table:style-name="ce1">
            <text:p>kommand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ompare" table:style-name="ce1">
            <text:p>kompar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ompose" table:style-name="ce1">
            <text:p>kompos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onqsidebar_delicious" table:style-name="ce1">
            <text:p>konqsidebar_deliciou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onqsidebar_mediaplayer" table:style-name="ce1">
            <text:p>konqsidebar_mediaplay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onqsidebar_news" table:style-name="ce1">
            <text:p>konqsidebar_new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onqueror" table:style-name="ce1">
            <text:p>konquer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onquest" table:style-name="ce1">
            <text:p>konques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onserve" table:style-name="ce1">
            <text:p>konserv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onsole" table:style-name="ce1">
            <text:p>konso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onsolekalendar" table:style-name="ce1">
            <text:p>konsolekalenda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ontact" table:style-name="ce1">
            <text:p>kontac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onversation" table:style-name="ce1">
            <text:p>konversati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onverter" table:style-name="ce1">
            <text:p>konver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ooka" table:style-name="ce1">
            <text:p>kook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opete" table:style-name="ce1">
            <text:p>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opete_all_away" table:style-name="ce1">
            <text:p>kopete_all_awa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opete_avdevice" table:style-name="ce1">
            <text:p>kopete_avdev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opete_avdevice_kopete" table:style-name="ce1">
            <text:p>kopete_avdevice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opete_offline" table:style-name="ce1">
            <text:p>kopete_offl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opete_some_away" table:style-name="ce1">
            <text:p>kopete_some_awa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opete_some_online" table:style-name="ce1">
            <text:p>kopete_some_onl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opete2" table:style-name="ce1">
            <text:p>kopete2</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organizer" table:style-name="ce1">
            <text:p>korgan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organizer_todo" table:style-name="ce1">
            <text:p>korganizer_tod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orn" table:style-name="ce1">
            <text:p>kor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oshell" table:style-name="ce1">
            <text:p>koshel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package" table:style-name="ce1">
            <text:p>kpackag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pager" table:style-name="ce1">
            <text:p>kpag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paint" table:style-name="ce1">
            <text:p>kpa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palmdoc" table:style-name="ce1">
            <text:p>kpalmdoc</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pat" table:style-name="ce1">
            <text:p>kpa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pdf" table:style-name="ce1">
            <text:p>kpdf</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Percentage" table:style-name="ce1">
            <text:p>KPercentag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personalizer" table:style-name="ce1">
            <text:p>kpersonaliz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pf" table:style-name="ce1">
            <text:p>kpf</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pilot" table:style-name="ce1">
            <text:p>kpilo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pilotDaemon" table:style-name="ce1">
            <text:p>kpilotDaem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plato" table:style-name="ce1">
            <text:p>kplat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player" table:style-name="ce1">
            <text:p>kplay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poker" table:style-name="ce1">
            <text:p>kpok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povmodeler" table:style-name="ce1">
            <text:p>kpovmodel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powersave" table:style-name="ce1">
            <text:p>kpowersav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ppp" table:style-name="ce1">
            <text:p>kpp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presenter" table:style-name="ce1">
            <text:p>kprese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printfax" table:style-name="ce1">
            <text:p>kprintfax</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prof" table:style-name="ce1">
            <text:p>kprof</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rdc" table:style-name="ce1">
            <text:p>krdc</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rec" table:style-name="ce1">
            <text:p>krec</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recipes" table:style-name="ce1">
            <text:p>krecip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regexpeditor" table:style-name="ce1">
            <text:p>kregexpedit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rename" table:style-name="ce1">
            <text:p>krenam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reversi" table:style-name="ce1">
            <text:p>krevers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rfb" table:style-name="ce1">
            <text:p>krfb</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rita" table:style-name="ce1">
            <text:p>krit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ruler" table:style-name="ce1">
            <text:p>krul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same" table:style-name="ce1">
            <text:p>ksam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sayit" table:style-name="ce1">
            <text:p>ksayi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sayit_clipempty" table:style-name="ce1">
            <text:p>ksayit_clipempt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sayit_talking" table:style-name="ce1">
            <text:p>ksayit_talkin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scd" table:style-name="ce1">
            <text:p>ksc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screensaver" table:style-name="ce1">
            <text:p>kscreensav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sensors" table:style-name="ce1">
            <text:p>ksensor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services" table:style-name="ce1">
            <text:p>kservic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shisen" table:style-name="ce1">
            <text:p>kshise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shutdown" table:style-name="ce1">
            <text:p>kshutdow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sig" table:style-name="ce1">
            <text:p>ksi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sim" table:style-name="ce1">
            <text:p>ksi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sirc" table:style-name="ce1">
            <text:p>ksirc</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sirtet" table:style-name="ce1">
            <text:p>ksirte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smiletris" table:style-name="ce1">
            <text:p>ksmiletri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snake" table:style-name="ce1">
            <text:p>ksnak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snapshot" table:style-name="ce1">
            <text:p>ksnapsho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Sniffer" table:style-name="ce1">
            <text:p>KSniff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sokoban" table:style-name="ce1">
            <text:p>ksokoba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spaceduel" table:style-name="ce1">
            <text:p>kspacedue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splash" table:style-name="ce1">
            <text:p>ksplash</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spread" table:style-name="ce1">
            <text:p>kspr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stars" table:style-name="ce1">
            <text:p>kstar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streamripper" table:style-name="ce1">
            <text:p>kstreamripp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sysguard" table:style-name="ce1">
            <text:p>ksysguar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sysguardd" table:style-name="ce1">
            <text:p>ksysguard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sysv" table:style-name="ce1">
            <text:p>ksysv</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talkd" table:style-name="ce1">
            <text:p>ktalk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teatime" table:style-name="ce1">
            <text:p>kteatim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techlab" table:style-name="ce1">
            <text:p>ktechlab</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thememgr" table:style-name="ce1">
            <text:p>kthememg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thesaurus" table:style-name="ce1">
            <text:p>kthesauru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timemon" table:style-name="ce1">
            <text:p>ktimem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timer" table:style-name="ce1">
            <text:p>ktim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tip" table:style-name="ce1">
            <text:p>kti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tnef" table:style-name="ce1">
            <text:p>ktnef</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torrent" table:style-name="ce1">
            <text:p>ktorre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touch" table:style-name="ce1">
            <text:p>ktouch</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tron" table:style-name="ce1">
            <text:p>ktr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ttsd" table:style-name="ce1">
            <text:p>ktts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tuberling" table:style-name="ce1">
            <text:p>ktuberlin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turtle" table:style-name="ce1">
            <text:p>kturt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tux" table:style-name="ce1">
            <text:p>ktux</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udesigner" table:style-name="ce1">
            <text:p>kudesign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ugar" table:style-name="ce1">
            <text:p>kuga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uickshow" table:style-name="ce1">
            <text:p>kuicksho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uiviewer" table:style-name="ce1">
            <text:p>kuiview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user" table:style-name="ce1">
            <text:p>kus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Verbos" table:style-name="ce1">
            <text:p>KVerbo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view" table:style-name="ce1">
            <text:p>kvie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viewshell" table:style-name="ce1">
            <text:p>kviewshel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vim" table:style-name="ce1">
            <text:p>kvi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virc" table:style-name="ce1">
            <text:p>kvirc</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voctrain" table:style-name="ce1">
            <text:p>kvoctrai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wallet" table:style-name="ce1">
            <text:p>kwalle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walletmanager" table:style-name="ce1">
            <text:p>kwalletmanag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wave" table:style-name="ce1">
            <text:p>kwav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wavecontrol" table:style-name="ce1">
            <text:p>kwavecontro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weather" table:style-name="ce1">
            <text:p>kweath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wifimanager" table:style-name="ce1">
            <text:p>kwifimanag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wikdisk" table:style-name="ce1">
            <text:p>kwikdis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win" table:style-name="ce1">
            <text:p>kwi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win4" table:style-name="ce1">
            <text:p>kwin4</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word" table:style-name="ce1">
            <text:p>kwor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WordQuiz" table:style-name="ce1">
            <text:p>KWordQuiz</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worldclock" table:style-name="ce1">
            <text:p>kworldcloc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write" table:style-name="ce1">
            <text:p>kwri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write2" table:style-name="ce1">
            <text:p>kwrite2</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xconfig" table:style-name="ce1">
            <text:p>kxconfi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xkb" table:style-name="ce1">
            <text:p>kxkb</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xsldbg" table:style-name="ce1">
            <text:p>kxsldb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ynaptic" table:style-name="ce1">
            <text:p>kynaptic</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kzenexplorer" table:style-name="ce1">
            <text:p>kzenexplor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LabPlot" table:style-name="ce1">
            <text:p>LabPlo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laptop_pcmcia" table:style-name="ce1">
            <text:p>laptop_pcmci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latex_kopete" table:style-name="ce1">
            <text:p>latex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lbreakout" table:style-name="ce1">
            <text:p>lbreakou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ldap_client" table:style-name="ce1">
            <text:p>ldap_clie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ledger" table:style-name="ce1">
            <text:p>ledg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licq" table:style-name="ce1">
            <text:p>licq</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limewire" table:style-name="ce1">
            <text:p>limewir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linguist" table:style-name="ce1">
            <text:p>linguis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linuxconf" table:style-name="ce1">
            <text:p>linuxconf</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locale" table:style-name="ce1">
            <text:p>loca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lockscreen" table:style-name="ce1">
            <text:p>lockscree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logjam" table:style-name="ce1">
            <text:p>logja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logout" table:style-name="ce1">
            <text:p>logou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looknfeel" table:style-name="ce1">
            <text:p>looknfee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lskat" table:style-name="ce1">
            <text:p>lska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lvm" table:style-name="ce1">
            <text:p>lv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lyx" table:style-name="ce1">
            <text:p>lyx</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mac" table:style-name="ce1">
            <text:p>mac</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mail" table:style-name="ce1">
            <text:p>mai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mail_section" table:style-name="ce1">
            <text:p>mail_secti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mathematica" table:style-name="ce1">
            <text:p>mathematic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meanwhile_protocol_kaddressbook" table:style-name="ce1">
            <text:p>meanwhile_protocol_kaddressboo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media-player-48" table:style-name="ce1">
            <text:p>media-player-48</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megami" table:style-name="ce1">
            <text:p>megam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menubar" table:style-name="ce1">
            <text:p>menuba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misc2" table:style-name="ce1">
            <text:p>misc2</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mldonkey" table:style-name="ce1">
            <text:p>mldonke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modem" table:style-name="ce1">
            <text:p>mode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monop_board" table:style-name="ce1">
            <text:p>monop_boar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mouse" table:style-name="ce1">
            <text:p>mous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mouse-capplet" table:style-name="ce1">
            <text:p>mouse-capple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mozilla" table:style-name="ce1">
            <text:p>mozill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mozilla_m" table:style-name="ce1">
            <text:p>mozilla_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mozilla_mail" table:style-name="ce1">
            <text:p>mozilla_mai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mozilla_mailnews" table:style-name="ce1">
            <text:p>mozilla_mailnew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mozilla-firefox" table:style-name="ce1">
            <text:p>mozilla-firefox</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mozilla-navigator" table:style-name="ce1">
            <text:p>mozilla-navigat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mozilla-thunderbird" table:style-name="ce1">
            <text:p>mozilla-thunderbir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mplayer" table:style-name="ce1">
            <text:p>mplay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msn" table:style-name="ce1">
            <text:p>ms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msn_protocol" table:style-name="ce1">
            <text:p>msn_protoco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msn_protocol_kaddressbook" table:style-name="ce1">
            <text:p>msn_protocol_kaddressboo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msn_protocol_kopete" table:style-name="ce1">
            <text:p>msn_protocol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multihead" table:style-name="ce1">
            <text:p>multihe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multimedia" table:style-name="ce1">
            <text:p>multimedi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multisynk" table:style-name="ce1">
            <text:p>multisyn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my_mac" table:style-name="ce1">
            <text:p>my_mac</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mycomp" table:style-name="ce1">
            <text:p>mycom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mycomputer" table:style-name="ce1">
            <text:p>mycompu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mymac" table:style-name="ce1">
            <text:p>mymac</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napster" table:style-name="ce1">
            <text:p>naps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nedit" table:style-name="ce1">
            <text:p>nedi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netscape" table:style-name="ce1">
            <text:p>netscap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network_advanced" table:style-name="ce1">
            <text:p>network_advance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nfs" table:style-name="ce1">
            <text:p>nf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noatun" table:style-name="ce1">
            <text:p>noatu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ntp-client" table:style-name="ce1">
            <text:p>ntp-clie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nvu" table:style-name="ce1">
            <text:p>nvu</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okle" table:style-name="ce1">
            <text:p>ok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okular" table:style-name="ce1">
            <text:p>okula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ooo_calc" table:style-name="ce1">
            <text:p>ooo_calc</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ooo_calc_tpl" table:style-name="ce1">
            <text:p>ooo_calc_tp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ooo_chart" table:style-name="ce1">
            <text:p>ooo_char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ooo_draw" table:style-name="ce1">
            <text:p>ooo_dra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ooo_gulls" table:style-name="ce1">
            <text:p>ooo_gull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ooo_impress" table:style-name="ce1">
            <text:p>ooo_impres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ooo_impress_tpl" table:style-name="ce1">
            <text:p>ooo_impress_tp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ooo_math" table:style-name="ce1">
            <text:p>ooo_math</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ooo_printeradmin" table:style-name="ce1">
            <text:p>ooo_printeradmi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ooo_setup" table:style-name="ce1">
            <text:p>ooo_setu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ooo_template" table:style-name="ce1">
            <text:p>ooo_templa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ooo_web" table:style-name="ce1">
            <text:p>ooo_web</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ooo_writer" table:style-name="ce1">
            <text:p>ooo_wri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openft" table:style-name="ce1">
            <text:p>openf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openoffice" table:style-name="ce1">
            <text:p>open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openoffice1" table:style-name="ce1">
            <text:p>openoffice1</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opera" table:style-name="ce1">
            <text:p>oper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package" table:style-name="ce1">
            <text:p>packag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package_application" table:style-name="ce1">
            <text:p>package_applicati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package_applications" table:style-name="ce1">
            <text:p>package_applications</text:p>
          </table:table-cell>
          <table:table-cell/>
          <table:table-cell table:number-columns-repeated="2"/>
          <table:table-cell office:value-type="string" office:string-value="no" table:style-name="ce1">
            <text:p>no</text:p>
          </table:table-cell>
          <table:table-cell/>
        </table:table-row>
        <table:table-row table:style-name="ro1" table:number-rows-repeated="18">
          <table:table-cell/>
        </table:table-row>
        <table:table-row table:style-name="ro1">
          <table:table-cell office:value-type="string" office:string-value="apps" table:style-name="ce1">
            <text:p>apps</text:p>
          </table:table-cell>
          <table:table-cell/>
          <table:table-cell office:value-type="string" office:string-value="palm-pilot" table:style-name="ce1">
            <text:p>palm-pilo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pan" table:style-name="ce1">
            <text:p>pan</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panel" table:style-name="ce1">
            <text:p>panel</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panel_settings" table:style-name="ce1">
            <text:p>panel_settings</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partitioner" table:style-name="ce1">
            <text:p>partitioner</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payee" table:style-name="ce1">
            <text:p>payee</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pcmcia" table:style-name="ce1">
            <text:p>pcmcia</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penguin" table:style-name="ce1">
            <text:p>penguin</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photobook" table:style-name="ce1">
            <text:p>photobook</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phppg" table:style-name="ce1">
            <text:p>phppg</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pinguin" table:style-name="ce1">
            <text:p>pinguin</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plan" table:style-name="ce1">
            <text:p>plan</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planner" table:style-name="ce1">
            <text:p>planner</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plasmagik" table:style-name="ce1">
            <text:p>plasmagik</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playing" table:style-name="ce1">
            <text:p>playing</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potracegui" table:style-name="ce1">
            <text:p>potracegui</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power-management" table:style-name="ce1">
            <text:p>power-managemen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powertweak" table:style-name="ce1">
            <text:p>powertweak</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printer" table:style-name="ce1">
            <text:p>printer</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printer2" table:style-name="ce1">
            <text:p>printer2</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printing_section" table:style-name="ce1">
            <text:p>printing_section</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printmgr" table:style-name="ce1">
            <text:p>printmgr</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proxy" table:style-name="ce1">
            <text:p>proxy</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psi" table:style-name="ce1">
            <text:p>psi</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pwmanager" table:style-name="ce1">
            <text:p>pwmanager</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pybliographic" table:style-name="ce1">
            <text:p>pybliographic</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pysol" table:style-name="ce1">
            <text:p>pysol</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qt" table:style-name="ce1">
            <text:p>q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qtella" table:style-name="ce1">
            <text:p>qtell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quanta" table:style-name="ce1">
            <text:p>quant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quanta_be" table:style-name="ce1">
            <text:p>quanta_b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quicktime" table:style-name="ce1">
            <text:p>quicktim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randr" table:style-name="ce1">
            <text:p>rand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realplay" table:style-name="ce1">
            <text:p>realpla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realplayer" table:style-name="ce1">
            <text:p>realplay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relokate" table:style-name="ce1">
            <text:p>reloka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remote" table:style-name="ce1">
            <text:p>remo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rsibreak" table:style-name="ce1">
            <text:p>rsibrea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running" table:style-name="ce1">
            <text:p>runnin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runprocesscatcher" table:style-name="ce1">
            <text:p>runprocesscatch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samba" table:style-name="ce1">
            <text:p>samb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samba_client" table:style-name="ce1">
            <text:p>samba_clie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samba_server" table:style-name="ce1">
            <text:p>samba_serv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samba_setup" table:style-name="ce1">
            <text:p>samba_setu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samba-client" table:style-name="ce1">
            <text:p>samba-clie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samba-server" table:style-name="ce1">
            <text:p>samba-serv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scanner" table:style-name="ce1">
            <text:p>scann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schedule" table:style-name="ce1">
            <text:p>schedu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screensaver" table:style-name="ce1">
            <text:p>screensav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scribus" table:style-name="ce1">
            <text:p>scribu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searchtool" table:style-name="ce1">
            <text:p>searchtoo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settings-sound" table:style-name="ce1">
            <text:p>settings-soun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shell" table:style-name="ce1">
            <text:p>shel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shells_section" table:style-name="ce1">
            <text:p>shells_secti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showfoto" table:style-name="ce1">
            <text:p>showfot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showimg" table:style-name="ce1">
            <text:p>showim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shredder" table:style-name="ce1">
            <text:p>shredd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sim" table:style-name="ce1">
            <text:p>si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siraj" table:style-name="ce1">
            <text:p>siraj</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skim" table:style-name="ce1">
            <text:p>ski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skype_protocol_kaddressbook" table:style-name="ce1">
            <text:p>skype_protocol_kaddressboo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slp" table:style-name="ce1">
            <text:p>sl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smb4k" table:style-name="ce1">
            <text:p>smb4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sms_protocol" table:style-name="ce1">
            <text:p>sms_protoco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sms_protocol_kaddressbook" table:style-name="ce1">
            <text:p>sms_protocol_kaddressboo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sms_protocol_kopete" table:style-name="ce1">
            <text:p>sms_protocol_kope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sodipodi" table:style-name="ce1">
            <text:p>sodipod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soffice" table:style-name="ce1">
            <text:p>soff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software" table:style-name="ce1">
            <text:p>softwar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software2" table:style-name="ce1">
            <text:p>software2</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soulseek" table:style-name="ce1">
            <text:p>soulseek</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soundcard" table:style-name="ce1">
            <text:p>soundcard</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staroffice" table:style-name="ce1">
            <text:p>staroffice</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style" table:style-name="ce1">
            <text:p>style</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style_koffice" table:style-name="ce1">
            <text:p>style_koffice</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stylesheet" table:style-name="ce1">
            <text:p>styleshee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superkaramba" table:style-name="ce1">
            <text:p>superkaramba</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support" table:style-name="ce1">
            <text:p>suppor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suse" table:style-name="ce1">
            <text:p>suse</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synaescope" table:style-name="ce1">
            <text:p>synaescope</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synaptic" table:style-name="ce1">
            <text:p>synaptic</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sysadmin" table:style-name="ce1">
            <text:p>sysadmin</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system" table:style-name="ce1">
            <text:p>system</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system-floppy" table:style-name="ce1">
            <text:p>system-floppy</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systemprotocol" table:style-name="ce1">
            <text:p>systemprotocol</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systemsettings" table:style-name="ce1">
            <text:p>systemsettings</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systemtray" table:style-name="ce1">
            <text:p>systemtray</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taskbar" table:style-name="ce1">
            <text:p>taskbar</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tdsl" table:style-name="ce1">
            <text:p>tdsl</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tellico" table:style-name="ce1">
            <text:p>tellico</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telnet" table:style-name="ce1">
            <text:p>telne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terminal" table:style-name="ce1">
            <text:p>terminal</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terminals_section" table:style-name="ce1">
            <text:p>terminals_section</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testbed_protocol_kopete" table:style-name="ce1">
            <text:p>testbed_protocol_kopete</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texteffect_kopete" table:style-name="ce1">
            <text:p>texteffect_kopete</text:p>
          </table:table-cell>
          <table:table-cell/>
        </table:table-row>
        <table:table-row table:style-name="ro1">
          <table:table-cell office:value-type="string" office:string-value="apps" table:style-name="ce1">
            <text:p>apps</text:p>
          </table:table-cell>
          <table:table-cell/>
          <table:table-cell office:value-type="string" office:string-value="thunderbird" table:style-name="ce1">
            <text:p>thunderbird</text:p>
          </table:table-cell>
          <table:table-cell/>
        </table:table-row>
        <table:table-row table:style-name="ro1">
          <table:table-cell office:value-type="string" office:string-value="apps" table:style-name="ce1">
            <text:p>apps</text:p>
          </table:table-cell>
          <table:table-cell/>
          <table:table-cell office:value-type="string" office:string-value="timezone" table:style-name="ce1">
            <text:p>timezone</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timezone2" table:style-name="ce1">
            <text:p>timezone2</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todolist" table:style-name="ce1">
            <text:p>todolis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tux" table:style-name="ce1">
            <text:p>tux</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tv" table:style-name="ce1">
            <text:p>tv</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tvtime" table:style-name="ce1">
            <text:p>tvtim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umbrello" table:style-name="ce1">
            <text:p>umbrell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unknownapp" table:style-name="ce1">
            <text:p>unknownap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usb" table:style-name="ce1">
            <text:p>usb</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user-info" table:style-name="ce1">
            <text:p>user-inf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userconfig" table:style-name="ce1">
            <text:p>userconfi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visor" table:style-name="ce1">
            <text:p>viso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vnc" table:style-name="ce1">
            <text:p>vnc</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wabi" table:style-name="ce1">
            <text:p>wab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waiting" table:style-name="ce1">
            <text:p>waitin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wallpaper" table:style-name="ce1">
            <text:p>wallpap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warning" table:style-name="ce1">
            <text:p>warnin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web-browser" table:style-name="ce1">
            <text:p>web-brows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wilber" table:style-name="ce1">
            <text:p>wilb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win_apps" table:style-name="ce1">
            <text:p>win_app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window_list" table:style-name="ce1">
            <text:p>window_lis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window-capplet" table:style-name="ce1">
            <text:p>window-capple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wine" table:style-name="ce1">
            <text:p>w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winprops" table:style-name="ce1">
            <text:p>winprop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wmaker_apps" table:style-name="ce1">
            <text:p>wmaker_app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wp" table:style-name="ce1">
            <text:p>w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www" table:style-name="ce1">
            <text:p>ww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x" table:style-name="ce1">
            <text:p>x</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x11" table:style-name="ce1">
            <text:p>x11</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xawtv" table:style-name="ce1">
            <text:p>xawtv</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xcalc" table:style-name="ce1">
            <text:p>xcalc</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xcdroast" table:style-name="ce1">
            <text:p>xcdroas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xchat" table:style-name="ce1">
            <text:p>xcha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xclipboard" table:style-name="ce1">
            <text:p>xclipboar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xclock" table:style-name="ce1">
            <text:p>xcloc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xconsole" table:style-name="ce1">
            <text:p>xconsol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xedit" table:style-name="ce1">
            <text:p>xedi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xemacs" table:style-name="ce1">
            <text:p>xemac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xeyes" table:style-name="ce1">
            <text:p>xey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xfig" table:style-name="ce1">
            <text:p>xfi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xfmail" table:style-name="ce1">
            <text:p>xfmai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xine" table:style-name="ce1">
            <text:p>x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xload" table:style-name="ce1">
            <text:p>xlo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xmag" table:style-name="ce1">
            <text:p>xmag</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xmms" table:style-name="ce1">
            <text:p>xmm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xosview" table:style-name="ce1">
            <text:p>xosvie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xpaint" table:style-name="ce1">
            <text:p>xpa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apps" table:style-name="ce1">
            <text:p>apps</text:p>
          </table:table-cell>
          <table:table-cell/>
          <table:table-cell office:value-type="string" office:string-value="xsane" table:style-name="ce1">
            <text:p>xsane</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xterm-terminal" table:style-name="ce1">
            <text:p>xterm-terminal</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xv" table:style-name="ce1">
            <text:p>xv</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yahoo_protocol" table:style-name="ce1">
            <text:p>yahoo_protocol</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yahoo_protocol_kaddressbook" table:style-name="ce1">
            <text:p>yahoo_protocol_kaddressbook</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yahoo_protocol_kopete" table:style-name="ce1">
            <text:p>yahoo_protocol_kopete</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yakuake" table:style-name="ce1">
            <text:p>yakuake</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YaST" table:style-name="ce1">
            <text:p>YaS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apps" table:style-name="ce1">
            <text:p>apps</text:p>
          </table:table-cell>
          <table:table-cell/>
          <table:table-cell office:value-type="string" office:string-value="Ym" table:style-name="ce1">
            <text:p>Ym</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3floppy_mount" table:style-name="ce1">
            <text:p>3floppy_moun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3floppy_unmount" table:style-name="ce1">
            <text:p>3floppy_unmoun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5floppy_mount" table:style-name="ce1">
            <text:p>5floppy_moun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5floppy_unmount" table:style-name="ce1">
            <text:p>5floppy_unmoun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blockdevice" table:style-name="ce1">
            <text:p>blockdevice</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cam" table:style-name="ce1">
            <text:p>cam</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camera" table:style-name="ce1">
            <text:p>camera</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camera_mount" table:style-name="ce1">
            <text:p>camera_moun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camera_unmount" table:style-name="ce1">
            <text:p>camera_unmoun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cdaudio_mount" table:style-name="ce1">
            <text:p>cdaudio_moun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cdaudio_unmount" table:style-name="ce1">
            <text:p>cdaudio_unmoun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cdrom_audio" table:style-name="ce1">
            <text:p>cdrom_audio</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cdrom_mount" table:style-name="ce1">
            <text:p>cdrom_moun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cdrom_unmount" table:style-name="ce1">
            <text:p>cdrom_unmoun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cdwriter_mount" table:style-name="ce1">
            <text:p>cdwriter_moun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cdwriter_unmount" table:style-name="ce1">
            <text:p>cdwriter_unmoun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cellular_phone_mount" table:style-name="ce1">
            <text:p>cellular_phone_moun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cellular_phone_unmount" table:style-name="ce1">
            <text:p>cellular_phone_unmoun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chardevice" table:style-name="ce1">
            <text:p>chardevice</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compact_flash_mount" table:style-name="ce1">
            <text:p>compact_flash_moun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compact_flash_unmount" table:style-name="ce1">
            <text:p>compact_flash_unmoun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dvd_mount" table:style-name="ce1">
            <text:p>dvd_moun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dvd_unmount" table:style-name="ce1">
            <text:p>dvd_unmoun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firewire_mount" table:style-name="ce1">
            <text:p>firewire_moun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firewire_unmount" table:style-name="ce1">
            <text:p>firewire_unmoun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handheld" table:style-name="ce1">
            <text:p>handheld</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hdd_external_mount" table:style-name="ce1">
            <text:p>hdd_external_moun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hdd_external_unmount" table:style-name="ce1">
            <text:p>hdd_external_unmoun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hdd_mount" table:style-name="ce1">
            <text:p>hdd_moun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hdd_unmount" table:style-name="ce1">
            <text:p>hdd_unmoun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hdd_usb" table:style-name="ce1">
            <text:p>hdd_usb</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hdd_usb_mount" table:style-name="ce1">
            <text:p>hdd_usb_moun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hdd_usb_unmount" table:style-name="ce1">
            <text:p>hdd_usb_unmoun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hdd_win_mount" table:style-name="ce1">
            <text:p>hdd_win_moun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hdd_win_unmount" table:style-name="ce1">
            <text:p>hdd_win_unmoun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ipod_mount" table:style-name="ce1">
            <text:p>ipod_moun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ipod_unmount" table:style-name="ce1">
            <text:p>ipod_unmoun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joystick" table:style-name="ce1">
            <text:p>joystick</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ksim_cpu" table:style-name="ce1">
            <text:p>ksim_cpu</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kxkb" table:style-name="ce1">
            <text:p>kxkb</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laptop" table:style-name="ce1">
            <text:p>laptop</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linux_hdd_mount" table:style-name="ce1">
            <text:p>linux_hdd_moun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linux_hdd_unmount" table:style-name="ce1">
            <text:p>linux_hdd_unmoun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memory" table:style-name="ce1">
            <text:p>memory</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memory_stick_mount" table:style-name="ce1">
            <text:p>memory_stick_moun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memory_stick_unmount" table:style-name="ce1">
            <text:p>memory_stick_unmoun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mo_mount" table:style-name="ce1">
            <text:p>mo_moun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mo_unmount" table:style-name="ce1">
            <text:p>mo_unmoun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modem" table:style-name="ce1">
            <text:p>modem</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mouse" table:style-name="ce1">
            <text:p>mouse</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nfs_mount" table:style-name="ce1">
            <text:p>nfs_moun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nfs_unmount" table:style-name="ce1">
            <text:p>nfs_unmount</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pda" table:style-name="ce1">
            <text:p>pda</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pda_black" table:style-name="ce1">
            <text:p>pda_black</text:p>
          </table:table-cell>
          <table:table-cell/>
          <table:table-cell table:number-columns-repeated="2"/>
          <table:table-cell office:value-type="string" office:string-value="yes" table:style-name="ce1">
            <text:p>yes</text:p>
          </table:table-cell>
          <table:table-cell/>
        </table:table-row>
        <table:table-row table:style-name="ro1">
          <table:table-cell office:value-type="string" office:string-value="devices" table:style-name="ce1">
            <text:p>devices</text:p>
          </table:table-cell>
          <table:table-cell/>
          <table:table-cell office:value-type="string" office:string-value="pda_blue" table:style-name="ce1">
            <text:p>pda_blu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devices" table:style-name="ce1">
            <text:p>devices</text:p>
          </table:table-cell>
          <table:table-cell/>
          <table:table-cell office:value-type="string" office:string-value="print_class" table:style-name="ce1">
            <text:p>print_clas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devices" table:style-name="ce1">
            <text:p>devices</text:p>
          </table:table-cell>
          <table:table-cell/>
          <table:table-cell office:value-type="string" office:string-value="print_printer" table:style-name="ce1">
            <text:p>print_pri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devices" table:style-name="ce1">
            <text:p>devices</text:p>
          </table:table-cell>
          <table:table-cell/>
          <table:table-cell office:value-type="string" office:string-value="printer" table:style-name="ce1">
            <text:p>prin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devices" table:style-name="ce1">
            <text:p>devices</text:p>
          </table:table-cell>
          <table:table-cell/>
          <table:table-cell office:value-type="string" office:string-value="printer1" table:style-name="ce1">
            <text:p>printer1</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devices" table:style-name="ce1">
            <text:p>devices</text:p>
          </table:table-cell>
          <table:table-cell/>
          <table:table-cell office:value-type="string" office:string-value="printer2" table:style-name="ce1">
            <text:p>printer2</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devices" table:style-name="ce1">
            <text:p>devices</text:p>
          </table:table-cell>
          <table:table-cell/>
          <table:table-cell office:value-type="string" office:string-value="scanner" table:style-name="ce1">
            <text:p>scann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devices" table:style-name="ce1">
            <text:p>devices</text:p>
          </table:table-cell>
          <table:table-cell/>
          <table:table-cell office:value-type="string" office:string-value="screen" table:style-name="ce1">
            <text:p>scree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devices" table:style-name="ce1">
            <text:p>devices</text:p>
          </table:table-cell>
          <table:table-cell/>
          <table:table-cell office:value-type="string" office:string-value="sd_mmc_mount" table:style-name="ce1">
            <text:p>sd_mmc_mou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devices" table:style-name="ce1">
            <text:p>devices</text:p>
          </table:table-cell>
          <table:table-cell/>
          <table:table-cell office:value-type="string" office:string-value="sd_mmc_unmount" table:style-name="ce1">
            <text:p>sd_mmc_unmou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devices" table:style-name="ce1">
            <text:p>devices</text:p>
          </table:table-cell>
          <table:table-cell/>
          <table:table-cell office:value-type="string" office:string-value="smart_media_mount" table:style-name="ce1">
            <text:p>smart_media_mou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devices" table:style-name="ce1">
            <text:p>devices</text:p>
          </table:table-cell>
          <table:table-cell/>
          <table:table-cell office:value-type="string" office:string-value="smart_media_unmount" table:style-name="ce1">
            <text:p>smart_media_unmou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devices" table:style-name="ce1">
            <text:p>devices</text:p>
          </table:table-cell>
          <table:table-cell/>
          <table:table-cell office:value-type="string" office:string-value="system" table:style-name="ce1">
            <text:p>syste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devices" table:style-name="ce1">
            <text:p>devices</text:p>
          </table:table-cell>
          <table:table-cell/>
          <table:table-cell office:value-type="string" office:string-value="tablet" table:style-name="ce1">
            <text:p>table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devices" table:style-name="ce1">
            <text:p>devices</text:p>
          </table:table-cell>
          <table:table-cell/>
          <table:table-cell office:value-type="string" office:string-value="tv" table:style-name="ce1">
            <text:p>tv</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devices" table:style-name="ce1">
            <text:p>devices</text:p>
          </table:table-cell>
          <table:table-cell/>
          <table:table-cell office:value-type="string" office:string-value="usb_mount" table:style-name="ce1">
            <text:p>usb_mou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devices" table:style-name="ce1">
            <text:p>devices</text:p>
          </table:table-cell>
          <table:table-cell/>
          <table:table-cell office:value-type="string" office:string-value="usb_unmount" table:style-name="ce1">
            <text:p>usb_unmou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devices" table:style-name="ce1">
            <text:p>devices</text:p>
          </table:table-cell>
          <table:table-cell/>
          <table:table-cell office:value-type="string" office:string-value="usbdisk_mount" table:style-name="ce1">
            <text:p>usbdisk_mou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devices" table:style-name="ce1">
            <text:p>devices</text:p>
          </table:table-cell>
          <table:table-cell/>
          <table:table-cell office:value-type="string" office:string-value="usbdisk_unmount" table:style-name="ce1">
            <text:p>usbdisk_unmou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devices" table:style-name="ce1">
            <text:p>devices</text:p>
          </table:table-cell>
          <table:table-cell/>
          <table:table-cell office:value-type="string" office:string-value="usbpendrive_mount" table:style-name="ce1">
            <text:p>usbpendrive_mou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devices" table:style-name="ce1">
            <text:p>devices</text:p>
          </table:table-cell>
          <table:table-cell/>
          <table:table-cell office:value-type="string" office:string-value="usbpendrive_unmount" table:style-name="ce1">
            <text:p>usbpendrive_unmou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devices" table:style-name="ce1">
            <text:p>devices</text:p>
          </table:table-cell>
          <table:table-cell/>
          <table:table-cell office:value-type="string" office:string-value="webcam" table:style-name="ce1">
            <text:p>webca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devices" table:style-name="ce1">
            <text:p>devices</text:p>
          </table:table-cell>
          <table:table-cell/>
          <table:table-cell office:value-type="string" office:string-value="webcam_mount" table:style-name="ce1">
            <text:p>webcam_mou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devices" table:style-name="ce1">
            <text:p>devices</text:p>
          </table:table-cell>
          <table:table-cell/>
          <table:table-cell office:value-type="string" office:string-value="zip_external_mount" table:style-name="ce1">
            <text:p>zip_external_mou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devices" table:style-name="ce1">
            <text:p>devices</text:p>
          </table:table-cell>
          <table:table-cell/>
          <table:table-cell office:value-type="string" office:string-value="zip_external_unmount" table:style-name="ce1">
            <text:p>zip_external_unmou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devices" table:style-name="ce1">
            <text:p>devices</text:p>
          </table:table-cell>
          <table:table-cell/>
          <table:table-cell office:value-type="string" office:string-value="zip_mount" table:style-name="ce1">
            <text:p>zip_mou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devices" table:style-name="ce1">
            <text:p>devices</text:p>
          </table:table-cell>
          <table:table-cell/>
          <table:table-cell office:value-type="string" office:string-value="zip_unmount" table:style-name="ce1">
            <text:p>zip_unmou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blockdevice" table:style-name="ce1">
            <text:p>blockdev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camera" table:style-name="ce1">
            <text:p>camera</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chardevice" table:style-name="ce1">
            <text:p>chardevic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connect_to_network" table:style-name="ce1">
            <text:p>connect_to_network</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exec" table:style-name="ce1">
            <text:p>exec</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exec_wine" table:style-name="ce1">
            <text:p>exec_w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ile_important" table:style-name="ce1">
            <text:p>file_importa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ile_locked" table:style-name="ce1">
            <text:p>file_locke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ile_temporary" table:style-name="ce1">
            <text:p>file_temporar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apollon" table:style-name="ce1">
            <text:p>folder_apollo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binary" table:style-name="ce1">
            <text:p>folder_binar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blue" table:style-name="ce1">
            <text:p>folder_blu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bomb" table:style-name="ce1">
            <text:p>folder_bomb</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brown" table:style-name="ce1">
            <text:p>folder_brow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brown_open" table:style-name="ce1">
            <text:p>folder_brown_ope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cd" table:style-name="ce1">
            <text:p>folder_c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crystal" table:style-name="ce1">
            <text:p>folder_crysta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cyan" table:style-name="ce1">
            <text:p>folder_cya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cyan_open" table:style-name="ce1">
            <text:p>folder_cyan_ope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deb" table:style-name="ce1">
            <text:p>folder_deb</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documents" table:style-name="ce1">
            <text:p>folder_document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download" table:style-name="ce1">
            <text:p>folder_downloa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empty" table:style-name="ce1">
            <text:p>folder_empt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favorite" table:style-name="ce1">
            <text:p>folder_favorit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fonts" table:style-name="ce1">
            <text:p>folder_font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games" table:style-name="ce1">
            <text:p>folder_gam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green" table:style-name="ce1">
            <text:p>folder_gree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green_open" table:style-name="ce1">
            <text:p>folder_green_ope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grey" table:style-name="ce1">
            <text:p>folder_gre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grey_open" table:style-name="ce1">
            <text:p>folder_grey_ope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home" table:style-name="ce1">
            <text:p>folder_hom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home2" table:style-name="ce1">
            <text:p>folder_home2</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html" table:style-name="ce1">
            <text:p>folder_htm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image" table:style-name="ce1">
            <text:p>folder_imag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important" table:style-name="ce1">
            <text:p>folder_importa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inbox" table:style-name="ce1">
            <text:p>folder_inbox</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locked" table:style-name="ce1">
            <text:p>folder_locke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mail" table:style-name="ce1">
            <text:p>folder_mai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man" table:style-name="ce1">
            <text:p>folder_ma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midi" table:style-name="ce1">
            <text:p>folder_midi</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music" table:style-name="ce1">
            <text:p>folder_music</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orange" table:style-name="ce1">
            <text:p>folder_orang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orange_open" table:style-name="ce1">
            <text:p>folder_orange_ope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outbox" table:style-name="ce1">
            <text:p>folder_outbox</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print" table:style-name="ce1">
            <text:p>folder_prin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print2" table:style-name="ce1">
            <text:p>folder_print2</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red" table:style-name="ce1">
            <text:p>folder_re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red_open" table:style-name="ce1">
            <text:p>folder_red_ope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rpm" table:style-name="ce1">
            <text:p>folder_rpm</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sent_mail" table:style-name="ce1">
            <text:p>folder_sent_mai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sound" table:style-name="ce1">
            <text:p>folder_sound</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synch" table:style-name="ce1">
            <text:p>folder_synch</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tar" table:style-name="ce1">
            <text:p>folder_ta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txt" table:style-name="ce1">
            <text:p>folder_tx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video" table:style-name="ce1">
            <text:p>folder_video</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violet" table:style-name="ce1">
            <text:p>folder_viole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violet_open" table:style-name="ce1">
            <text:p>folder_violet_ope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wine" table:style-name="ce1">
            <text:p>folder_win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yellow" table:style-name="ce1">
            <text:p>folder_yello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older_yellow_open" table:style-name="ce1">
            <text:p>folder_yellow_open</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ftp" table:style-name="ce1">
            <text:p>ft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link_overlay" table:style-name="ce1">
            <text:p>link_overla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lock_overlay" table:style-name="ce1">
            <text:p>lock_overlay</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mycomp" table:style-name="ce1">
            <text:p>mycomp</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mycomputer" table:style-name="ce1">
            <text:p>mycomput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network_local" table:style-name="ce1">
            <text:p>network_local</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pipe" table:style-name="ce1">
            <text:p>pipe</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server" table:style-name="ce1">
            <text:p>server</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services" table:style-name="ce1">
            <text:p>services</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socket" table:style-name="ce1">
            <text:p>socket</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www" table:style-name="ce1">
            <text:p>www</text:p>
          </table:table-cell>
          <table:table-cell/>
          <table:table-cell table:number-columns-repeated="2"/>
          <table:table-cell office:value-type="string" office:string-value="no" table:style-name="ce1">
            <text:p>no</text:p>
          </table:table-cell>
          <table:table-cell/>
        </table:table-row>
        <table:table-row table:style-name="ro1">
          <table:table-cell office:value-type="string" office:string-value="filesystems" table:style-name="ce1">
            <text:p>filesystems</text:p>
          </table:table-cell>
          <table:table-cell/>
          <table:table-cell office:value-type="string" office:string-value="zip_overlay" table:style-name="ce1">
            <text:p>zip_overlay</text:p>
          </table:table-cell>
          <table:table-cell/>
        </table:table-row>
        <table:table-row table:style-name="ro1">
          <table:table-cell office:value-type="string" office:string-value="mimetypes" table:style-name="ce1">
            <text:p>mimetypes</text:p>
          </table:table-cell>
          <table:table-cell/>
          <table:table-cell office:value-type="string" office:string-value="applix" table:style-name="ce1">
            <text:p>applix</text:p>
          </table:table-cell>
          <table:table-cell/>
        </table:table-row>
        <table:table-row table:style-name="ro1">
          <table:table-cell office:value-type="string" office:string-value="mimetypes" table:style-name="ce1">
            <text:p>mimetypes</text:p>
          </table:table-cell>
          <table:table-cell/>
          <table:table-cell office:value-type="string" office:string-value="ascii" table:style-name="ce1">
            <text:p>ascii</text:p>
          </table:table-cell>
          <table:table-cell/>
        </table:table-row>
        <table:table-row table:style-name="ro1">
          <table:table-cell office:value-type="string" office:string-value="mimetypes" table:style-name="ce1">
            <text:p>mimetypes</text:p>
          </table:table-cell>
          <table:table-cell/>
          <table:table-cell office:value-type="string" office:string-value="backup" table:style-name="ce1">
            <text:p>backup</text:p>
          </table:table-cell>
          <table:table-cell/>
        </table:table-row>
        <table:table-row table:style-name="ro1">
          <table:table-cell office:value-type="string" office:string-value="mimetypes" table:style-name="ce1">
            <text:p>mimetypes</text:p>
          </table:table-cell>
          <table:table-cell/>
          <table:table-cell office:value-type="string" office:string-value="binary" table:style-name="ce1">
            <text:p>binary</text:p>
          </table:table-cell>
          <table:table-cell/>
        </table:table-row>
        <table:table-row table:style-name="ro1">
          <table:table-cell office:value-type="string" office:string-value="mimetypes" table:style-name="ce1">
            <text:p>mimetypes</text:p>
          </table:table-cell>
          <table:table-cell/>
          <table:table-cell office:value-type="string" office:string-value="blender3d" table:style-name="ce1">
            <text:p>blender3d</text:p>
          </table:table-cell>
          <table:table-cell/>
        </table:table-row>
        <table:table-row table:style-name="ro1">
          <table:table-cell office:value-type="string" office:string-value="mimetypes" table:style-name="ce1">
            <text:p>mimetypes</text:p>
          </table:table-cell>
          <table:table-cell/>
          <table:table-cell office:value-type="string" office:string-value="bt" table:style-name="ce1">
            <text:p>bt</text:p>
          </table:table-cell>
          <table:table-cell/>
        </table:table-row>
        <table:table-row table:style-name="ro1">
          <table:table-cell office:value-type="string" office:string-value="mimetypes" table:style-name="ce1">
            <text:p>mimetypes</text:p>
          </table:table-cell>
          <table:table-cell/>
          <table:table-cell office:value-type="string" office:string-value="cdbo_list" table:style-name="ce1">
            <text:p>cdbo_list</text:p>
          </table:table-cell>
          <table:table-cell/>
        </table:table-row>
        <table:table-row table:style-name="ro1">
          <table:table-cell office:value-type="string" office:string-value="mimetypes" table:style-name="ce1">
            <text:p>mimetypes</text:p>
          </table:table-cell>
          <table:table-cell/>
          <table:table-cell office:value-type="string" office:string-value="cdimage" table:style-name="ce1">
            <text:p>cdimage</text:p>
          </table:table-cell>
          <table:table-cell/>
        </table:table-row>
        <table:table-row table:style-name="ro1">
          <table:table-cell office:value-type="string" office:string-value="mimetypes" table:style-name="ce1">
            <text:p>mimetypes</text:p>
          </table:table-cell>
          <table:table-cell/>
          <table:table-cell office:value-type="string" office:string-value="cdr" table:style-name="ce1">
            <text:p>cdr</text:p>
          </table:table-cell>
          <table:table-cell/>
        </table:table-row>
        <table:table-row table:style-name="ro1">
          <table:table-cell office:value-type="string" office:string-value="mimetypes" table:style-name="ce1">
            <text:p>mimetypes</text:p>
          </table:table-cell>
          <table:table-cell/>
          <table:table-cell office:value-type="string" office:string-value="cdtrack" table:style-name="ce1">
            <text:p>cdtrack</text:p>
          </table:table-cell>
          <table:table-cell/>
        </table:table-row>
        <table:table-row table:style-name="ro1">
          <table:table-cell office:value-type="string" office:string-value="mimetypes" table:style-name="ce1">
            <text:p>mimetypes</text:p>
          </table:table-cell>
          <table:table-cell/>
          <table:table-cell office:value-type="string" office:string-value="chart" table:style-name="ce1">
            <text:p>chart</text:p>
          </table:table-cell>
          <table:table-cell/>
        </table:table-row>
        <table:table-row table:style-name="ro1">
          <table:table-cell office:value-type="string" office:string-value="mimetypes" table:style-name="ce1">
            <text:p>mimetypes</text:p>
          </table:table-cell>
          <table:table-cell/>
          <table:table-cell office:value-type="string" office:string-value="colorscm" table:style-name="ce1">
            <text:p>colorscm</text:p>
          </table:table-cell>
          <table:table-cell/>
        </table:table-row>
        <table:table-row table:style-name="ro1">
          <table:table-cell office:value-type="string" office:string-value="mimetypes" table:style-name="ce1">
            <text:p>mimetypes</text:p>
          </table:table-cell>
          <table:table-cell/>
          <table:table-cell office:value-type="string" office:string-value="colorset" table:style-name="ce1">
            <text:p>colorset</text:p>
          </table:table-cell>
          <table:table-cell/>
        </table:table-row>
        <table:table-row table:style-name="ro1">
          <table:table-cell office:value-type="string" office:string-value="mimetypes" table:style-name="ce1">
            <text:p>mimetypes</text:p>
          </table:table-cell>
          <table:table-cell/>
          <table:table-cell office:value-type="string" office:string-value="core" table:style-name="ce1">
            <text:p>core</text:p>
          </table:table-cell>
          <table:table-cell/>
        </table:table-row>
        <table:table-row table:style-name="ro1">
          <table:table-cell office:value-type="string" office:string-value="mimetypes" table:style-name="ce1">
            <text:p>mimetypes</text:p>
          </table:table-cell>
          <table:table-cell/>
          <table:table-cell office:value-type="string" office:string-value="database" table:style-name="ce1">
            <text:p>database</text:p>
          </table:table-cell>
          <table:table-cell/>
        </table:table-row>
        <table:table-row table:style-name="ro1">
          <table:table-cell office:value-type="string" office:string-value="mimetypes" table:style-name="ce1">
            <text:p>mimetypes</text:p>
          </table:table-cell>
          <table:table-cell/>
          <table:table-cell office:value-type="string" office:string-value="deb" table:style-name="ce1">
            <text:p>deb</text:p>
          </table:table-cell>
          <table:table-cell/>
        </table:table-row>
        <table:table-row table:style-name="ro1">
          <table:table-cell office:value-type="string" office:string-value="mimetypes" table:style-name="ce1">
            <text:p>mimetypes</text:p>
          </table:table-cell>
          <table:table-cell/>
          <table:table-cell office:value-type="string" office:string-value="djvu" table:style-name="ce1">
            <text:p>djvu</text:p>
          </table:table-cell>
          <table:table-cell/>
        </table:table-row>
        <table:table-row table:style-name="ro1">
          <table:table-cell office:value-type="string" office:string-value="mimetypes" table:style-name="ce1">
            <text:p>mimetypes</text:p>
          </table:table-cell>
          <table:table-cell/>
          <table:table-cell office:value-type="string" office:string-value="document2" table:style-name="ce1">
            <text:p>document2</text:p>
          </table:table-cell>
          <table:table-cell/>
        </table:table-row>
        <table:table-row table:style-name="ro1">
          <table:table-cell office:value-type="string" office:string-value="mimetypes" table:style-name="ce1">
            <text:p>mimetypes</text:p>
          </table:table-cell>
          <table:table-cell/>
          <table:table-cell office:value-type="string" office:string-value="drawing" table:style-name="ce1">
            <text:p>drawing</text:p>
          </table:table-cell>
          <table:table-cell/>
        </table:table-row>
        <table:table-row table:style-name="ro1">
          <table:table-cell office:value-type="string" office:string-value="mimetypes" table:style-name="ce1">
            <text:p>mimetypes</text:p>
          </table:table-cell>
          <table:table-cell/>
          <table:table-cell office:value-type="string" office:string-value="dvi" table:style-name="ce1">
            <text:p>dvi</text:p>
          </table:table-cell>
          <table:table-cell/>
        </table:table-row>
        <table:table-row table:style-name="ro1">
          <table:table-cell office:value-type="string" office:string-value="mimetypes" table:style-name="ce1">
            <text:p>mimetypes</text:p>
          </table:table-cell>
          <table:table-cell/>
          <table:table-cell office:value-type="string" office:string-value="empty" table:style-name="ce1">
            <text:p>empty</text:p>
          </table:table-cell>
          <table:table-cell/>
        </table:table-row>
        <table:table-row table:style-name="ro1">
          <table:table-cell office:value-type="string" office:string-value="mimetypes" table:style-name="ce1">
            <text:p>mimetypes</text:p>
          </table:table-cell>
          <table:table-cell/>
          <table:table-cell office:value-type="string" office:string-value="encrypted" table:style-name="ce1">
            <text:p>encrypted</text:p>
          </table:table-cell>
          <table:table-cell/>
        </table:table-row>
        <table:table-row table:style-name="ro1">
          <table:table-cell office:value-type="string" office:string-value="mimetypes" table:style-name="ce1">
            <text:p>mimetypes</text:p>
          </table:table-cell>
          <table:table-cell/>
          <table:table-cell office:value-type="string" office:string-value="exec_wine" table:style-name="ce1">
            <text:p>exec_wine</text:p>
          </table:table-cell>
          <table:table-cell/>
        </table:table-row>
        <table:table-row table:style-name="ro1">
          <table:table-cell office:value-type="string" office:string-value="mimetypes" table:style-name="ce1">
            <text:p>mimetypes</text:p>
          </table:table-cell>
          <table:table-cell/>
          <table:table-cell office:value-type="string" office:string-value="executable" table:style-name="ce1">
            <text:p>executable</text:p>
          </table:table-cell>
          <table:table-cell/>
        </table:table-row>
        <table:table-row table:style-name="ro1">
          <table:table-cell office:value-type="string" office:string-value="mimetypes" table:style-name="ce1">
            <text:p>mimetypes</text:p>
          </table:table-cell>
          <table:table-cell/>
          <table:table-cell office:value-type="string" office:string-value="file_locked" table:style-name="ce1">
            <text:p>file_locked</text:p>
          </table:table-cell>
          <table:table-cell/>
        </table:table-row>
        <table:table-row table:style-name="ro1">
          <table:table-cell office:value-type="string" office:string-value="mimetypes" table:style-name="ce1">
            <text:p>mimetypes</text:p>
          </table:table-cell>
          <table:table-cell/>
          <table:table-cell office:value-type="string" office:string-value="file_temporary" table:style-name="ce1">
            <text:p>file_temporary</text:p>
          </table:table-cell>
          <table:table-cell/>
        </table:table-row>
        <table:table-row table:style-name="ro1">
          <table:table-cell office:value-type="string" office:string-value="mimetypes" table:style-name="ce1">
            <text:p>mimetypes</text:p>
          </table:table-cell>
          <table:table-cell/>
          <table:table-cell office:value-type="string" office:string-value="font" table:style-name="ce1">
            <text:p>font</text:p>
          </table:table-cell>
          <table:table-cell/>
        </table:table-row>
        <table:table-row table:style-name="ro1">
          <table:table-cell office:value-type="string" office:string-value="mimetypes" table:style-name="ce1">
            <text:p>mimetypes</text:p>
          </table:table-cell>
          <table:table-cell/>
          <table:table-cell office:value-type="string" office:string-value="font_bitmap" table:style-name="ce1">
            <text:p>font_bitmap</text:p>
          </table:table-cell>
          <table:table-cell/>
        </table:table-row>
        <table:table-row table:style-name="ro1">
          <table:table-cell office:value-type="string" office:string-value="mimetypes" table:style-name="ce1">
            <text:p>mimetypes</text:p>
          </table:table-cell>
          <table:table-cell/>
          <table:table-cell office:value-type="string" office:string-value="font_truetype" table:style-name="ce1">
            <text:p>font_truetype</text:p>
          </table:table-cell>
          <table:table-cell/>
        </table:table-row>
        <table:table-row table:style-name="ro1">
          <table:table-cell office:value-type="string" office:string-value="mimetypes" table:style-name="ce1">
            <text:p>mimetypes</text:p>
          </table:table-cell>
          <table:table-cell/>
          <table:table-cell office:value-type="string" office:string-value="font_type1" table:style-name="ce1">
            <text:p>font_type1</text:p>
          </table:table-cell>
          <table:table-cell/>
        </table:table-row>
        <table:table-row table:style-name="ro1">
          <table:table-cell office:value-type="string" office:string-value="mimetypes" table:style-name="ce1">
            <text:p>mimetypes</text:p>
          </table:table-cell>
          <table:table-cell/>
          <table:table-cell office:value-type="string" office:string-value="formula" table:style-name="ce1">
            <text:p>formula</text:p>
          </table:table-cell>
          <table:table-cell/>
        </table:table-row>
        <table:table-row table:style-name="ro1">
          <table:table-cell office:value-type="string" office:string-value="mimetypes" table:style-name="ce1">
            <text:p>mimetypes</text:p>
          </table:table-cell>
          <table:table-cell/>
          <table:table-cell office:value-type="string" office:string-value="gettext" table:style-name="ce1">
            <text:p>gettext</text:p>
          </table:table-cell>
          <table:table-cell/>
        </table:table-row>
        <table:table-row table:style-name="ro1">
          <table:table-cell office:value-type="string" office:string-value="mimetypes" table:style-name="ce1">
            <text:p>mimetypes</text:p>
          </table:table-cell>
          <table:table-cell/>
          <table:table-cell office:value-type="string" office:string-value="gf" table:style-name="ce1">
            <text:p>gf</text:p>
          </table:table-cell>
          <table:table-cell/>
        </table:table-row>
        <table:table-row table:style-name="ro1">
          <table:table-cell office:value-type="string" office:string-value="mimetypes" table:style-name="ce1">
            <text:p>mimetypes</text:p>
          </table:table-cell>
          <table:table-cell/>
          <table:table-cell office:value-type="string" office:string-value="gnome_app_info" table:style-name="ce1">
            <text:p>gnome_app_info</text:p>
          </table:table-cell>
          <table:table-cell/>
        </table:table-row>
        <table:table-row table:style-name="ro1">
          <table:table-cell office:value-type="string" office:string-value="mimetypes" table:style-name="ce1">
            <text:p>mimetypes</text:p>
          </table:table-cell>
          <table:table-cell/>
          <table:table-cell office:value-type="string" office:string-value="gnome-library" table:style-name="ce1">
            <text:p>gnome-library</text:p>
          </table:table-cell>
          <table:table-cell/>
        </table:table-row>
        <table:table-row table:style-name="ro1">
          <table:table-cell office:value-type="string" office:string-value="mimetypes" table:style-name="ce1">
            <text:p>mimetypes</text:p>
          </table:table-cell>
          <table:table-cell/>
          <table:table-cell office:value-type="string" office:string-value="graphic" table:style-name="ce1">
            <text:p>graphic</text:p>
          </table:table-cell>
          <table:table-cell/>
        </table:table-row>
        <table:table-row table:style-name="ro1">
          <table:table-cell office:value-type="string" office:string-value="mimetypes" table:style-name="ce1">
            <text:p>mimetypes</text:p>
          </table:table-cell>
          <table:table-cell/>
          <table:table-cell office:value-type="string" office:string-value="html" table:style-name="ce1">
            <text:p>html</text:p>
          </table:table-cell>
          <table:table-cell/>
        </table:table-row>
        <table:table-row table:style-name="ro1">
          <table:table-cell office:value-type="string" office:string-value="mimetypes" table:style-name="ce1">
            <text:p>mimetypes</text:p>
          </table:table-cell>
          <table:table-cell/>
          <table:table-cell office:value-type="string" office:string-value="igc" table:style-name="ce1">
            <text:p>igc</text:p>
          </table:table-cell>
          <table:table-cell/>
        </table:table-row>
        <table:table-row table:style-name="ro1">
          <table:table-cell office:value-type="string" office:string-value="mimetypes" table:style-name="ce1">
            <text:p>mimetypes</text:p>
          </table:table-cell>
          <table:table-cell/>
          <table:table-cell office:value-type="string" office:string-value="image" table:style-name="ce1">
            <text:p>image</text:p>
          </table:table-cell>
          <table:table-cell/>
        </table:table-row>
        <table:table-row table:style-name="ro1">
          <table:table-cell office:value-type="string" office:string-value="mimetypes" table:style-name="ce1">
            <text:p>mimetypes</text:p>
          </table:table-cell>
          <table:table-cell/>
          <table:table-cell office:value-type="string" office:string-value="image2" table:style-name="ce1">
            <text:p>image2</text:p>
          </table:table-cell>
          <table:table-cell/>
        </table:table-row>
        <table:table-row table:style-name="ro1">
          <table:table-cell office:value-type="string" office:string-value="mimetypes" table:style-name="ce1">
            <text:p>mimetypes</text:p>
          </table:table-cell>
          <table:table-cell/>
          <table:table-cell office:value-type="string" office:string-value="images" table:style-name="ce1">
            <text:p>images</text:p>
          </table:table-cell>
          <table:table-cell/>
        </table:table-row>
        <table:table-row table:style-name="ro1">
          <table:table-cell office:value-type="string" office:string-value="mimetypes" table:style-name="ce1">
            <text:p>mimetypes</text:p>
          </table:table-cell>
          <table:table-cell/>
          <table:table-cell office:value-type="string" office:string-value="ipod" table:style-name="ce1">
            <text:p>ipod</text:p>
          </table:table-cell>
          <table:table-cell/>
        </table:table-row>
        <table:table-row table:style-name="ro1">
          <table:table-cell office:value-type="string" office:string-value="mimetypes" table:style-name="ce1">
            <text:p>mimetypes</text:p>
          </table:table-cell>
          <table:table-cell/>
          <table:table-cell office:value-type="string" office:string-value="jar" table:style-name="ce1">
            <text:p>jar</text:p>
          </table:table-cell>
          <table:table-cell/>
        </table:table-row>
        <table:table-row table:style-name="ro1">
          <table:table-cell office:value-type="string" office:string-value="mimetypes" table:style-name="ce1">
            <text:p>mimetypes</text:p>
          </table:table-cell>
          <table:table-cell/>
          <table:table-cell office:value-type="string" office:string-value="java_jar" table:style-name="ce1">
            <text:p>java_jar</text:p>
          </table:table-cell>
          <table:table-cell/>
        </table:table-row>
        <table:table-row table:style-name="ro1">
          <table:table-cell office:value-type="string" office:string-value="mimetypes" table:style-name="ce1">
            <text:p>mimetypes</text:p>
          </table:table-cell>
          <table:table-cell/>
          <table:table-cell office:value-type="string" office:string-value="javascript" table:style-name="ce1">
            <text:p>javascript</text:p>
          </table:table-cell>
          <table:table-cell/>
        </table:table-row>
        <table:table-row table:style-name="ro1">
          <table:table-cell office:value-type="string" office:string-value="mimetypes" table:style-name="ce1">
            <text:p>mimetypes</text:p>
          </table:table-cell>
          <table:table-cell/>
          <table:table-cell office:value-type="string" office:string-value="karbon_karbon" table:style-name="ce1">
            <text:p>karbon_karbon</text:p>
          </table:table-cell>
          <table:table-cell/>
        </table:table-row>
        <table:table-row table:style-name="ro1">
          <table:table-cell office:value-type="string" office:string-value="mimetypes" table:style-name="ce1">
            <text:p>mimetypes</text:p>
          </table:table-cell>
          <table:table-cell/>
          <table:table-cell office:value-type="string" office:string-value="kchart_chrt" table:style-name="ce1">
            <text:p>kchart_chrt</text:p>
          </table:table-cell>
          <table:table-cell/>
        </table:table-row>
        <table:table-row table:style-name="ro1">
          <table:table-cell office:value-type="string" office:string-value="mimetypes" table:style-name="ce1">
            <text:p>mimetypes</text:p>
          </table:table-cell>
          <table:table-cell/>
          <table:table-cell office:value-type="string" office:string-value="kdevelop_project" table:style-name="ce1">
            <text:p>kdevelop_project</text:p>
          </table:table-cell>
          <table:table-cell/>
        </table:table-row>
        <table:table-row table:style-name="ro1">
          <table:table-cell office:value-type="string" office:string-value="mimetypes" table:style-name="ce1">
            <text:p>mimetypes</text:p>
          </table:table-cell>
          <table:table-cell/>
          <table:table-cell office:value-type="string" office:string-value="kexi" table:style-name="ce1">
            <text:p>kexi</text:p>
          </table:table-cell>
          <table:table-cell/>
        </table:table-row>
        <table:table-row table:style-name="ro1">
          <table:table-cell office:value-type="string" office:string-value="mimetypes" table:style-name="ce1">
            <text:p>mimetypes</text:p>
          </table:table-cell>
          <table:table-cell/>
          <table:table-cell office:value-type="string" office:string-value="kexi_kexi" table:style-name="ce1">
            <text:p>kexi_kexi</text:p>
          </table:table-cell>
          <table:table-cell/>
        </table:table-row>
        <table:table-row table:style-name="ro1">
          <table:table-cell office:value-type="string" office:string-value="mimetypes" table:style-name="ce1">
            <text:p>mimetypes</text:p>
          </table:table-cell>
          <table:table-cell/>
          <table:table-cell office:value-type="string" office:string-value="kexiproject_shortcut" table:style-name="ce1">
            <text:p>kexiproject_shortcut</text:p>
          </table:table-cell>
          <table:table-cell/>
        </table:table-row>
        <table:table-row table:style-name="ro1">
          <table:table-cell office:value-type="string" office:string-value="mimetypes" table:style-name="ce1">
            <text:p>mimetypes</text:p>
          </table:table-cell>
          <table:table-cell/>
          <table:table-cell office:value-type="string" office:string-value="kexiproject_sqlite" table:style-name="ce1">
            <text:p>kexiproject_sqlite</text:p>
          </table:table-cell>
          <table:table-cell/>
        </table:table-row>
        <table:table-row table:style-name="ro1">
          <table:table-cell office:value-type="string" office:string-value="mimetypes" table:style-name="ce1">
            <text:p>mimetypes</text:p>
          </table:table-cell>
          <table:table-cell/>
          <table:table-cell office:value-type="string" office:string-value="kexiproject_sqlite2" table:style-name="ce1">
            <text:p>kexiproject_sqlite2</text:p>
          </table:table-cell>
          <table:table-cell/>
        </table:table-row>
        <table:table-row table:style-name="ro1">
          <table:table-cell office:value-type="string" office:string-value="mimetypes" table:style-name="ce1">
            <text:p>mimetypes</text:p>
          </table:table-cell>
          <table:table-cell/>
          <table:table-cell office:value-type="string" office:string-value="kformula_kfo" table:style-name="ce1">
            <text:p>kformula_kfo</text:p>
          </table:table-cell>
          <table:table-cell/>
        </table:table-row>
        <table:table-row table:style-name="ro1">
          <table:table-cell office:value-type="string" office:string-value="mimetypes" table:style-name="ce1">
            <text:p>mimetypes</text:p>
          </table:table-cell>
          <table:table-cell/>
          <table:table-cell office:value-type="string" office:string-value="kget_list" table:style-name="ce1">
            <text:p>kget_list</text:p>
          </table:table-cell>
          <table:table-cell/>
        </table:table-row>
        <table:table-row table:style-name="ro1">
          <table:table-cell office:value-type="string" office:string-value="mimetypes" table:style-name="ce1">
            <text:p>mimetypes</text:p>
          </table:table-cell>
          <table:table-cell/>
          <table:table-cell office:value-type="string" office:string-value="kig_doc" table:style-name="ce1">
            <text:p>kig_doc</text:p>
          </table:table-cell>
          <table:table-cell/>
        </table:table-row>
        <table:table-row table:style-name="ro1">
          <table:table-cell office:value-type="string" office:string-value="mimetypes" table:style-name="ce1">
            <text:p>mimetypes</text:p>
          </table:table-cell>
          <table:table-cell/>
          <table:table-cell office:value-type="string" office:string-value="kivio_flw" table:style-name="ce1">
            <text:p>kivio_flw</text:p>
          </table:table-cell>
          <table:table-cell/>
        </table:table-row>
        <table:table-row table:style-name="ro1">
          <table:table-cell office:value-type="string" office:string-value="mimetypes" table:style-name="ce1">
            <text:p>mimetypes</text:p>
          </table:table-cell>
          <table:table-cell/>
          <table:table-cell office:value-type="string" office:string-value="kmultiple" table:style-name="ce1">
            <text:p>kmultiple</text:p>
          </table:table-cell>
          <table:table-cell/>
        </table:table-row>
        <table:table-row table:style-name="ro1">
          <table:table-cell office:value-type="string" office:string-value="mimetypes" table:style-name="ce1">
            <text:p>mimetypes</text:p>
          </table:table-cell>
          <table:table-cell/>
          <table:table-cell office:value-type="string" office:string-value="kmy" table:style-name="ce1">
            <text:p>kmy</text:p>
          </table:table-cell>
          <table:table-cell/>
        </table:table-row>
        <table:table-row table:style-name="ro1">
          <table:table-cell office:value-type="string" office:string-value="mimetypes" table:style-name="ce1">
            <text:p>mimetypes</text:p>
          </table:table-cell>
          <table:table-cell/>
          <table:table-cell office:value-type="string" office:string-value="koffice" table:style-name="ce1">
            <text:p>koffice</text:p>
          </table:table-cell>
          <table:table-cell/>
        </table:table-row>
        <table:table-row table:style-name="ro1">
          <table:table-cell office:value-type="string" office:string-value="mimetypes" table:style-name="ce1">
            <text:p>mimetypes</text:p>
          </table:table-cell>
          <table:table-cell/>
          <table:table-cell office:value-type="string" office:string-value="kopete_emoticons" table:style-name="ce1">
            <text:p>kopete_emoticons</text:p>
          </table:table-cell>
          <table:table-cell/>
        </table:table-row>
        <table:table-row table:style-name="ro1">
          <table:table-cell office:value-type="string" office:string-value="mimetypes" table:style-name="ce1">
            <text:p>mimetypes</text:p>
          </table:table-cell>
          <table:table-cell/>
          <table:table-cell office:value-type="string" office:string-value="kpovmodeler_doc" table:style-name="ce1">
            <text:p>kpovmodeler_doc</text:p>
          </table:table-cell>
          <table:table-cell/>
        </table:table-row>
        <table:table-row table:style-name="ro1">
          <table:table-cell office:value-type="string" office:string-value="mimetypes" table:style-name="ce1">
            <text:p>mimetypes</text:p>
          </table:table-cell>
          <table:table-cell/>
          <table:table-cell office:value-type="string" office:string-value="kpresenter_kpr" table:style-name="ce1">
            <text:p>kpresenter_kpr</text:p>
          </table:table-cell>
          <table:table-cell/>
        </table:table-row>
        <table:table-row table:style-name="ro1">
          <table:table-cell office:value-type="string" office:string-value="mimetypes" table:style-name="ce1">
            <text:p>mimetypes</text:p>
          </table:table-cell>
          <table:table-cell/>
          <table:table-cell office:value-type="string" office:string-value="krec_fileempty_krec" table:style-name="ce1">
            <text:p>krec_fileempty_krec</text:p>
          </table:table-cell>
          <table:table-cell/>
        </table:table-row>
        <table:table-row table:style-name="ro1">
          <table:table-cell office:value-type="string" office:string-value="mimetypes" table:style-name="ce1">
            <text:p>mimetypes</text:p>
          </table:table-cell>
          <table:table-cell/>
          <table:table-cell office:value-type="string" office:string-value="krec_fileplay_krec" table:style-name="ce1">
            <text:p>krec_fileplay_krec</text:p>
          </table:table-cell>
          <table:table-cell/>
        </table:table-row>
        <table:table-row table:style-name="ro1">
          <table:table-cell office:value-type="string" office:string-value="mimetypes" table:style-name="ce1">
            <text:p>mimetypes</text:p>
          </table:table-cell>
          <table:table-cell/>
          <table:table-cell office:value-type="string" office:string-value="krec_filerec_krec" table:style-name="ce1">
            <text:p>krec_filerec_krec</text:p>
          </table:table-cell>
          <table:table-cell/>
        </table:table-row>
        <table:table-row table:style-name="ro1">
          <table:table-cell office:value-type="string" office:string-value="mimetypes" table:style-name="ce1">
            <text:p>mimetypes</text:p>
          </table:table-cell>
          <table:table-cell/>
          <table:table-cell office:value-type="string" office:string-value="krita_kra" table:style-name="ce1">
            <text:p>krita_kra</text:p>
          </table:table-cell>
          <table:table-cell/>
        </table:table-row>
        <table:table-row table:style-name="ro1">
          <table:table-cell office:value-type="string" office:string-value="mimetypes" table:style-name="ce1">
            <text:p>mimetypes</text:p>
          </table:table-cell>
          <table:table-cell/>
          <table:table-cell office:value-type="string" office:string-value="kspread_ksp" table:style-name="ce1">
            <text:p>kspread_ksp</text:p>
          </table:table-cell>
          <table:table-cell/>
        </table:table-row>
        <table:table-row table:style-name="ro1">
          <table:table-cell office:value-type="string" office:string-value="mimetypes" table:style-name="ce1">
            <text:p>mimetypes</text:p>
          </table:table-cell>
          <table:table-cell/>
          <table:table-cell office:value-type="string" office:string-value="kugar_kud" table:style-name="ce1">
            <text:p>kugar_kud</text:p>
          </table:table-cell>
          <table:table-cell/>
        </table:table-row>
        <table:table-row table:style-name="ro1">
          <table:table-cell office:value-type="string" office:string-value="mimetypes" table:style-name="ce1">
            <text:p>mimetypes</text:p>
          </table:table-cell>
          <table:table-cell/>
          <table:table-cell office:value-type="string" office:string-value="kugardata" table:style-name="ce1">
            <text:p>kugardata</text:p>
          </table:table-cell>
          <table:table-cell/>
        </table:table-row>
        <table:table-row table:style-name="ro1">
          <table:table-cell office:value-type="string" office:string-value="mimetypes" table:style-name="ce1">
            <text:p>mimetypes</text:p>
          </table:table-cell>
          <table:table-cell/>
          <table:table-cell office:value-type="string" office:string-value="kword_kwd" table:style-name="ce1">
            <text:p>kword_kwd</text:p>
          </table:table-cell>
          <table:table-cell/>
        </table:table-row>
        <table:table-row table:style-name="ro1">
          <table:table-cell office:value-type="string" office:string-value="mimetypes" table:style-name="ce1">
            <text:p>mimetypes</text:p>
          </table:table-cell>
          <table:table-cell/>
          <table:table-cell office:value-type="string" office:string-value="kwordquiz_do" table:style-name="ce1">
            <text:p>kwordquiz_do</text:p>
          </table:table-cell>
          <table:table-cell/>
        </table:table-row>
        <table:table-row table:style-name="ro1">
          <table:table-cell office:value-type="string" office:string-value="mimetypes" table:style-name="ce1">
            <text:p>mimetypes</text:p>
          </table:table-cell>
          <table:table-cell/>
          <table:table-cell office:value-type="string" office:string-value="kwordquiz_doc" table:style-name="ce1">
            <text:p>kwordquiz_doc</text:p>
          </table:table-cell>
          <table:table-cell/>
        </table:table-row>
        <table:table-row table:style-name="ro1">
          <table:table-cell office:value-type="string" office:string-value="mimetypes" table:style-name="ce1">
            <text:p>mimetypes</text:p>
          </table:table-cell>
          <table:table-cell/>
          <table:table-cell office:value-type="string" office:string-value="kwordquiz_doc_kwordquiz" table:style-name="ce1">
            <text:p>kwordquiz_doc_kwordquiz</text:p>
          </table:table-cell>
          <table:table-cell/>
        </table:table-row>
        <table:table-row table:style-name="ro1">
          <table:table-cell office:value-type="string" office:string-value="mimetypes" table:style-name="ce1">
            <text:p>mimetypes</text:p>
          </table:table-cell>
          <table:table-cell/>
          <table:table-cell office:value-type="string" office:string-value="log" table:style-name="ce1">
            <text:p>log</text:p>
          </table:table-cell>
          <table:table-cell/>
        </table:table-row>
        <table:table-row table:style-name="ro1">
          <table:table-cell office:value-type="string" office:string-value="mimetypes" table:style-name="ce1">
            <text:p>mimetypes</text:p>
          </table:table-cell>
          <table:table-cell/>
          <table:table-cell office:value-type="string" office:string-value="lpl" table:style-name="ce1">
            <text:p>lpl</text:p>
          </table:table-cell>
          <table:table-cell/>
        </table:table-row>
        <table:table-row table:style-name="ro1">
          <table:table-cell office:value-type="string" office:string-value="mimetypes" table:style-name="ce1">
            <text:p>mimetypes</text:p>
          </table:table-cell>
          <table:table-cell/>
          <table:table-cell office:value-type="string" office:string-value="make" table:style-name="ce1">
            <text:p>make</text:p>
          </table:table-cell>
          <table:table-cell/>
        </table:table-row>
        <table:table-row table:style-name="ro1">
          <table:table-cell office:value-type="string" office:string-value="mimetypes" table:style-name="ce1">
            <text:p>mimetypes</text:p>
          </table:table-cell>
          <table:table-cell/>
          <table:table-cell office:value-type="string" office:string-value="man" table:style-name="ce1">
            <text:p>man</text:p>
          </table:table-cell>
          <table:table-cell/>
        </table:table-row>
        <table:table-row table:style-name="ro1">
          <table:table-cell office:value-type="string" office:string-value="mimetypes" table:style-name="ce1">
            <text:p>mimetypes</text:p>
          </table:table-cell>
          <table:table-cell/>
          <table:table-cell office:value-type="string" office:string-value="message" table:style-name="ce1">
            <text:p>message</text:p>
          </table:table-cell>
          <table:table-cell/>
        </table:table-row>
        <table:table-row table:style-name="ro1">
          <table:table-cell office:value-type="string" office:string-value="mimetypes" table:style-name="ce1">
            <text:p>mimetypes</text:p>
          </table:table-cell>
          <table:table-cell/>
          <table:table-cell office:value-type="string" office:string-value="metafont" table:style-name="ce1">
            <text:p>metafont</text:p>
          </table:table-cell>
          <table:table-cell/>
        </table:table-row>
        <table:table-row table:style-name="ro1">
          <table:table-cell office:value-type="string" office:string-value="mimetypes" table:style-name="ce1">
            <text:p>mimetypes</text:p>
          </table:table-cell>
          <table:table-cell/>
          <table:table-cell office:value-type="string" office:string-value="midi" table:style-name="ce1">
            <text:p>midi</text:p>
          </table:table-cell>
          <table:table-cell/>
        </table:table-row>
        <table:table-row table:style-name="ro1">
          <table:table-cell office:value-type="string" office:string-value="mimetypes" table:style-name="ce1">
            <text:p>mimetypes</text:p>
          </table:table-cell>
          <table:table-cell/>
          <table:table-cell office:value-type="string" office:string-value="mime" table:style-name="ce1">
            <text:p>mime</text:p>
          </table:table-cell>
          <table:table-cell/>
        </table:table-row>
        <table:table-row table:style-name="ro1">
          <table:table-cell office:value-type="string" office:string-value="mimetypes" table:style-name="ce1">
            <text:p>mimetypes</text:p>
          </table:table-cell>
          <table:table-cell/>
          <table:table-cell office:value-type="string" office:string-value="mime_kaffeine" table:style-name="ce1">
            <text:p>mime_kaffeine</text:p>
          </table:table-cell>
          <table:table-cell/>
        </table:table-row>
        <table:table-row table:style-name="ro1">
          <table:table-cell office:value-type="string" office:string-value="mimetypes" table:style-name="ce1">
            <text:p>mimetypes</text:p>
          </table:table-cell>
          <table:table-cell/>
          <table:table-cell office:value-type="string" office:string-value="mime_lyx" table:style-name="ce1">
            <text:p>mime_lyx</text:p>
          </table:table-cell>
          <table:table-cell/>
        </table:table-row>
        <table:table-row table:style-name="ro1">
          <table:table-cell office:value-type="string" office:string-value="mimetypes" table:style-name="ce1">
            <text:p>mimetypes</text:p>
          </table:table-cell>
          <table:table-cell/>
          <table:table-cell office:value-type="string" office:string-value="mime_video" table:style-name="ce1">
            <text:p>mime_video</text:p>
          </table:table-cell>
          <table:table-cell/>
        </table:table-row>
        <table:table-row table:style-name="ro1">
          <table:table-cell office:value-type="string" office:string-value="mimetypes" table:style-name="ce1">
            <text:p>mimetypes</text:p>
          </table:table-cell>
          <table:table-cell/>
          <table:table-cell office:value-type="string" office:string-value="misc" table:style-name="ce1">
            <text:p>misc</text:p>
          </table:table-cell>
          <table:table-cell/>
        </table:table-row>
        <table:table-row table:style-name="ro1">
          <table:table-cell office:value-type="string" office:string-value="mimetypes" table:style-name="ce1">
            <text:p>mimetypes</text:p>
          </table:table-cell>
          <table:table-cell/>
          <table:table-cell office:value-type="string" office:string-value="misc_doc" table:style-name="ce1">
            <text:p>misc_doc</text:p>
          </table:table-cell>
          <table:table-cell/>
        </table:table-row>
        <table:table-row table:style-name="ro1">
          <table:table-cell office:value-type="string" office:string-value="mimetypes" table:style-name="ce1">
            <text:p>mimetypes</text:p>
          </table:table-cell>
          <table:table-cell/>
          <table:table-cell office:value-type="string" office:string-value="moc_src" table:style-name="ce1">
            <text:p>moc_src</text:p>
          </table:table-cell>
          <table:table-cell/>
        </table:table-row>
        <table:table-row table:style-name="ro1">
          <table:table-cell office:value-type="string" office:string-value="mimetypes" table:style-name="ce1">
            <text:p>mimetypes</text:p>
          </table:table-cell>
          <table:table-cell/>
          <table:table-cell office:value-type="string" office:string-value="money" table:style-name="ce1">
            <text:p>money</text:p>
          </table:table-cell>
          <table:table-cell/>
        </table:table-row>
        <table:table-row table:style-name="ro1">
          <table:table-cell office:value-type="string" office:string-value="mimetypes" table:style-name="ce1">
            <text:p>mimetypes</text:p>
          </table:table-cell>
          <table:table-cell/>
          <table:table-cell office:value-type="string" office:string-value="mozilla_doc" table:style-name="ce1">
            <text:p>mozilla_doc</text:p>
          </table:table-cell>
          <table:table-cell/>
        </table:table-row>
        <table:table-row table:style-name="ro1">
          <table:table-cell office:value-type="string" office:string-value="mimetypes" table:style-name="ce1">
            <text:p>mimetypes</text:p>
          </table:table-cell>
          <table:table-cell/>
          <table:table-cell office:value-type="string" office:string-value="netscape" table:style-name="ce1">
            <text:p>netscape</text:p>
          </table:table-cell>
          <table:table-cell/>
        </table:table-row>
        <table:table-row table:style-name="ro1">
          <table:table-cell office:value-type="string" office:string-value="mimetypes" table:style-name="ce1">
            <text:p>mimetypes</text:p>
          </table:table-cell>
          <table:table-cell/>
          <table:table-cell office:value-type="string" office:string-value="netscape_doc" table:style-name="ce1">
            <text:p>netscape_doc</text:p>
          </table:table-cell>
          <table:table-cell/>
        </table:table-row>
        <table:table-row table:style-name="ro1">
          <table:table-cell office:value-type="string" office:string-value="mimetypes" table:style-name="ce1">
            <text:p>mimetypes</text:p>
          </table:table-cell>
          <table:table-cell/>
          <table:table-cell office:value-type="string" office:string-value="news" table:style-name="ce1">
            <text:p>news</text:p>
          </table:table-cell>
          <table:table-cell/>
        </table:table-row>
        <table:table-row table:style-name="ro1">
          <table:table-cell office:value-type="string" office:string-value="mimetypes" table:style-name="ce1">
            <text:p>mimetypes</text:p>
          </table:table-cell>
          <table:table-cell/>
          <table:table-cell office:value-type="string" office:string-value="odf" table:style-name="ce1">
            <text:p>odf</text:p>
          </table:table-cell>
          <table:table-cell/>
        </table:table-row>
        <table:table-row table:style-name="ro1">
          <table:table-cell office:value-type="string" office:string-value="mimetypes" table:style-name="ce1">
            <text:p>mimetypes</text:p>
          </table:table-cell>
          <table:table-cell/>
          <table:table-cell office:value-type="string" office:string-value="odf-odb" table:style-name="ce1">
            <text:p>odf-odb</text:p>
          </table:table-cell>
          <table:table-cell/>
        </table:table-row>
        <table:table-row table:style-name="ro1">
          <table:table-cell office:value-type="string" office:string-value="mimetypes" table:style-name="ce1">
            <text:p>mimetypes</text:p>
          </table:table-cell>
          <table:table-cell/>
          <table:table-cell office:value-type="string" office:string-value="odf-odc" table:style-name="ce1">
            <text:p>odf-odc</text:p>
          </table:table-cell>
          <table:table-cell/>
        </table:table-row>
        <table:table-row table:style-name="ro1">
          <table:table-cell office:value-type="string" office:string-value="mimetypes" table:style-name="ce1">
            <text:p>mimetypes</text:p>
          </table:table-cell>
          <table:table-cell/>
          <table:table-cell office:value-type="string" office:string-value="odf-odf" table:style-name="ce1">
            <text:p>odf-odf</text:p>
          </table:table-cell>
          <table:table-cell/>
        </table:table-row>
        <table:table-row table:style-name="ro1">
          <table:table-cell office:value-type="string" office:string-value="mimetypes" table:style-name="ce1">
            <text:p>mimetypes</text:p>
          </table:table-cell>
          <table:table-cell/>
          <table:table-cell office:value-type="string" office:string-value="odf-odg" table:style-name="ce1">
            <text:p>odf-odg</text:p>
          </table:table-cell>
          <table:table-cell/>
        </table:table-row>
        <table:table-row table:style-name="ro1">
          <table:table-cell office:value-type="string" office:string-value="mimetypes" table:style-name="ce1">
            <text:p>mimetypes</text:p>
          </table:table-cell>
          <table:table-cell/>
          <table:table-cell office:value-type="string" office:string-value="odf-odi" table:style-name="ce1">
            <text:p>odf-odi</text:p>
          </table:table-cell>
          <table:table-cell/>
        </table:table-row>
        <table:table-row table:style-name="ro1">
          <table:table-cell office:value-type="string" office:string-value="mimetypes" table:style-name="ce1">
            <text:p>mimetypes</text:p>
          </table:table-cell>
          <table:table-cell/>
          <table:table-cell office:value-type="string" office:string-value="odf-odp" table:style-name="ce1">
            <text:p>odf-odp</text:p>
          </table:table-cell>
          <table:table-cell/>
        </table:table-row>
        <table:table-row table:style-name="ro1">
          <table:table-cell office:value-type="string" office:string-value="mimetypes" table:style-name="ce1">
            <text:p>mimetypes</text:p>
          </table:table-cell>
          <table:table-cell/>
          <table:table-cell office:value-type="string" office:string-value="odf-ods" table:style-name="ce1">
            <text:p>odf-ods</text:p>
          </table:table-cell>
          <table:table-cell/>
        </table:table-row>
        <table:table-row table:style-name="ro1">
          <table:table-cell office:value-type="string" office:string-value="mimetypes" table:style-name="ce1">
            <text:p>mimetypes</text:p>
          </table:table-cell>
          <table:table-cell/>
          <table:table-cell office:value-type="string" office:string-value="odf-odt" table:style-name="ce1">
            <text:p>odf-odt</text:p>
          </table:table-cell>
          <table:table-cell/>
        </table:table-row>
        <table:table-row table:style-name="ro1">
          <table:table-cell office:value-type="string" office:string-value="mimetypes" table:style-name="ce1">
            <text:p>mimetypes</text:p>
          </table:table-cell>
          <table:table-cell/>
          <table:table-cell office:value-type="string" office:string-value="pdf" table:style-name="ce1">
            <text:p>pdf</text:p>
          </table:table-cell>
          <table:table-cell/>
        </table:table-row>
        <table:table-row table:style-name="ro1">
          <table:table-cell office:value-type="string" office:string-value="mimetypes" table:style-name="ce1">
            <text:p>mimetypes</text:p>
          </table:table-cell>
          <table:table-cell/>
          <table:table-cell office:value-type="string" office:string-value="php" table:style-name="ce1">
            <text:p>php</text:p>
          </table:table-cell>
          <table:table-cell/>
        </table:table-row>
        <table:table-row table:style-name="ro1">
          <table:table-cell office:value-type="string" office:string-value="mimetypes" table:style-name="ce1">
            <text:p>mimetypes</text:p>
          </table:table-cell>
          <table:table-cell/>
          <table:table-cell office:value-type="string" office:string-value="pk" table:style-name="ce1">
            <text:p>pk</text:p>
          </table:table-cell>
          <table:table-cell/>
        </table:table-row>
        <table:table-row table:style-name="ro1">
          <table:table-cell office:value-type="string" office:string-value="mimetypes" table:style-name="ce1">
            <text:p>mimetypes</text:p>
          </table:table-cell>
          <table:table-cell/>
          <table:table-cell office:value-type="string" office:string-value="plasmoid" table:style-name="ce1">
            <text:p>plasmoid</text:p>
          </table:table-cell>
          <table:table-cell/>
        </table:table-row>
        <table:table-row table:style-name="ro1">
          <table:table-cell office:value-type="string" office:string-value="mimetypes" table:style-name="ce1">
            <text:p>mimetypes</text:p>
          </table:table-cell>
          <table:table-cell/>
          <table:table-cell office:value-type="string" office:string-value="postscript" table:style-name="ce1">
            <text:p>postscript</text:p>
          </table:table-cell>
          <table:table-cell/>
        </table:table-row>
        <table:table-row table:style-name="ro1">
          <table:table-cell office:value-type="string" office:string-value="mimetypes" table:style-name="ce1">
            <text:p>mimetypes</text:p>
          </table:table-cell>
          <table:table-cell/>
          <table:table-cell office:value-type="string" office:string-value="presentation" table:style-name="ce1">
            <text:p>presentation</text:p>
          </table:table-cell>
          <table:table-cell/>
        </table:table-row>
        <table:table-row table:style-name="ro1">
          <table:table-cell office:value-type="string" office:string-value="mimetypes" table:style-name="ce1">
            <text:p>mimetypes</text:p>
          </table:table-cell>
          <table:table-cell/>
          <table:table-cell office:value-type="string" office:string-value="printer" table:style-name="ce1">
            <text:p>printer</text:p>
          </table:table-cell>
          <table:table-cell/>
        </table:table-row>
        <table:table-row table:style-name="ro1">
          <table:table-cell office:value-type="string" office:string-value="mimetypes" table:style-name="ce1">
            <text:p>mimetypes</text:p>
          </table:table-cell>
          <table:table-cell/>
          <table:table-cell office:value-type="string" office:string-value="psd" table:style-name="ce1">
            <text:p>psd</text:p>
          </table:table-cell>
          <table:table-cell/>
        </table:table-row>
        <table:table-row table:style-name="ro1">
          <table:table-cell office:value-type="string" office:string-value="mimetypes" table:style-name="ce1">
            <text:p>mimetypes</text:p>
          </table:table-cell>
          <table:table-cell/>
          <table:table-cell office:value-type="string" office:string-value="quicktime" table:style-name="ce1">
            <text:p>quicktime</text:p>
          </table:table-cell>
          <table:table-cell/>
        </table:table-row>
        <table:table-row table:style-name="ro1">
          <table:table-cell office:value-type="string" office:string-value="mimetypes" table:style-name="ce1">
            <text:p>mimetypes</text:p>
          </table:table-cell>
          <table:table-cell/>
          <table:table-cell office:value-type="string" office:string-value="readme" table:style-name="ce1">
            <text:p>readme</text:p>
          </table:table-cell>
          <table:table-cell/>
        </table:table-row>
        <table:table-row table:style-name="ro1">
          <table:table-cell office:value-type="string" office:string-value="mimetypes" table:style-name="ce1">
            <text:p>mimetypes</text:p>
          </table:table-cell>
          <table:table-cell/>
          <table:table-cell office:value-type="string" office:string-value="real" table:style-name="ce1">
            <text:p>real</text:p>
          </table:table-cell>
          <table:table-cell/>
        </table:table-row>
        <table:table-row table:style-name="ro1">
          <table:table-cell office:value-type="string" office:string-value="mimetypes" table:style-name="ce1">
            <text:p>mimetypes</text:p>
          </table:table-cell>
          <table:table-cell/>
          <table:table-cell office:value-type="string" office:string-value="real_doc" table:style-name="ce1">
            <text:p>real_doc</text:p>
          </table:table-cell>
          <table:table-cell/>
        </table:table-row>
        <table:table-row table:style-name="ro1">
          <table:table-cell office:value-type="string" office:string-value="mimetypes" table:style-name="ce1">
            <text:p>mimetypes</text:p>
          </table:table-cell>
          <table:table-cell/>
          <table:table-cell office:value-type="string" office:string-value="recycled" table:style-name="ce1">
            <text:p>recycled</text:p>
          </table:table-cell>
          <table:table-cell/>
        </table:table-row>
        <table:table-row table:style-name="ro1">
          <table:table-cell office:value-type="string" office:string-value="mimetypes" table:style-name="ce1">
            <text:p>mimetypes</text:p>
          </table:table-cell>
          <table:table-cell/>
          <table:table-cell office:value-type="string" office:string-value="reject" table:style-name="ce1">
            <text:p>reject</text:p>
          </table:table-cell>
          <table:table-cell/>
        </table:table-row>
        <table:table-row table:style-name="ro1">
          <table:table-cell office:value-type="string" office:string-value="mimetypes" table:style-name="ce1">
            <text:p>mimetypes</text:p>
          </table:table-cell>
          <table:table-cell/>
          <table:table-cell office:value-type="string" office:string-value="resource" table:style-name="ce1">
            <text:p>resource</text:p>
          </table:table-cell>
          <table:table-cell/>
        </table:table-row>
        <table:table-row table:style-name="ro1">
          <table:table-cell office:value-type="string" office:string-value="mimetypes" table:style-name="ce1">
            <text:p>mimetypes</text:p>
          </table:table-cell>
          <table:table-cell/>
          <table:table-cell office:value-type="string" office:string-value="rpm" table:style-name="ce1">
            <text:p>rpm</text:p>
          </table:table-cell>
          <table:table-cell/>
        </table:table-row>
        <table:table-row table:style-name="ro1">
          <table:table-cell office:value-type="string" office:string-value="mimetypes" table:style-name="ce1">
            <text:p>mimetypes</text:p>
          </table:table-cell>
          <table:table-cell/>
          <table:table-cell office:value-type="string" office:string-value="shellscript" table:style-name="ce1">
            <text:p>shellscript</text:p>
          </table:table-cell>
          <table:table-cell/>
        </table:table-row>
        <table:table-row table:style-name="ro1">
          <table:table-cell office:value-type="string" office:string-value="mimetypes" table:style-name="ce1">
            <text:p>mimetypes</text:p>
          </table:table-cell>
          <table:table-cell/>
          <table:table-cell office:value-type="string" office:string-value="soffice" table:style-name="ce1">
            <text:p>soffice</text:p>
          </table:table-cell>
          <table:table-cell/>
        </table:table-row>
        <table:table-row table:style-name="ro1">
          <table:table-cell office:value-type="string" office:string-value="mimetypes" table:style-name="ce1">
            <text:p>mimetypes</text:p>
          </table:table-cell>
          <table:table-cell/>
          <table:table-cell office:value-type="string" office:string-value="sound" table:style-name="ce1">
            <text:p>sound</text:p>
          </table:table-cell>
          <table:table-cell/>
        </table:table-row>
        <table:table-row table:style-name="ro1">
          <table:table-cell office:value-type="string" office:string-value="mimetypes" table:style-name="ce1">
            <text:p>mimetypes</text:p>
          </table:table-cell>
          <table:table-cell/>
          <table:table-cell office:value-type="string" office:string-value="source_c" table:style-name="ce1">
            <text:p>source_c</text:p>
          </table:table-cell>
          <table:table-cell/>
        </table:table-row>
        <table:table-row table:style-name="ro1">
          <table:table-cell office:value-type="string" office:string-value="mimetypes" table:style-name="ce1">
            <text:p>mimetypes</text:p>
          </table:table-cell>
          <table:table-cell/>
          <table:table-cell office:value-type="string" office:string-value="source_cpp" table:style-name="ce1">
            <text:p>source_cpp</text:p>
          </table:table-cell>
          <table:table-cell/>
        </table:table-row>
        <table:table-row table:style-name="ro1">
          <table:table-cell office:value-type="string" office:string-value="mimetypes" table:style-name="ce1">
            <text:p>mimetypes</text:p>
          </table:table-cell>
          <table:table-cell/>
          <table:table-cell office:value-type="string" office:string-value="source_csharp" table:style-name="ce1">
            <text:p>source_csharp</text:p>
          </table:table-cell>
          <table:table-cell/>
        </table:table-row>
        <table:table-row table:style-name="ro1">
          <table:table-cell office:value-type="string" office:string-value="mimetypes" table:style-name="ce1">
            <text:p>mimetypes</text:p>
          </table:table-cell>
          <table:table-cell/>
          <table:table-cell office:value-type="string" office:string-value="source_f" table:style-name="ce1">
            <text:p>source_f</text:p>
          </table:table-cell>
          <table:table-cell/>
        </table:table-row>
        <table:table-row table:style-name="ro1">
          <table:table-cell office:value-type="string" office:string-value="mimetypes" table:style-name="ce1">
            <text:p>mimetypes</text:p>
          </table:table-cell>
          <table:table-cell/>
          <table:table-cell office:value-type="string" office:string-value="source_h" table:style-name="ce1">
            <text:p>source_h</text:p>
          </table:table-cell>
          <table:table-cell/>
        </table:table-row>
        <table:table-row table:style-name="ro1">
          <table:table-cell office:value-type="string" office:string-value="mimetypes" table:style-name="ce1">
            <text:p>mimetypes</text:p>
          </table:table-cell>
          <table:table-cell/>
          <table:table-cell office:value-type="string" office:string-value="source_j" table:style-name="ce1">
            <text:p>source_j</text:p>
          </table:table-cell>
          <table:table-cell/>
        </table:table-row>
        <table:table-row table:style-name="ro1">
          <table:table-cell office:value-type="string" office:string-value="mimetypes" table:style-name="ce1">
            <text:p>mimetypes</text:p>
          </table:table-cell>
          <table:table-cell/>
          <table:table-cell office:value-type="string" office:string-value="source_java" table:style-name="ce1">
            <text:p>source_java</text:p>
          </table:table-cell>
          <table:table-cell/>
        </table:table-row>
        <table:table-row table:style-name="ro1">
          <table:table-cell office:value-type="string" office:string-value="mimetypes" table:style-name="ce1">
            <text:p>mimetypes</text:p>
          </table:table-cell>
          <table:table-cell/>
          <table:table-cell office:value-type="string" office:string-value="source_l" table:style-name="ce1">
            <text:p>source_l</text:p>
          </table:table-cell>
          <table:table-cell/>
        </table:table-row>
        <table:table-row table:style-name="ro1">
          <table:table-cell office:value-type="string" office:string-value="mimetypes" table:style-name="ce1">
            <text:p>mimetypes</text:p>
          </table:table-cell>
          <table:table-cell/>
          <table:table-cell office:value-type="string" office:string-value="source_moc" table:style-name="ce1">
            <text:p>source_moc</text:p>
          </table:table-cell>
          <table:table-cell/>
        </table:table-row>
        <table:table-row table:style-name="ro1">
          <table:table-cell office:value-type="string" office:string-value="mimetypes" table:style-name="ce1">
            <text:p>mimetypes</text:p>
          </table:table-cell>
          <table:table-cell/>
          <table:table-cell office:value-type="string" office:string-value="source_mono" table:style-name="ce1">
            <text:p>source_mono</text:p>
          </table:table-cell>
          <table:table-cell/>
        </table:table-row>
        <table:table-row table:style-name="ro1">
          <table:table-cell office:value-type="string" office:string-value="mimetypes" table:style-name="ce1">
            <text:p>mimetypes</text:p>
          </table:table-cell>
          <table:table-cell/>
          <table:table-cell office:value-type="string" office:string-value="source_o" table:style-name="ce1">
            <text:p>source_o</text:p>
          </table:table-cell>
          <table:table-cell/>
        </table:table-row>
        <table:table-row table:style-name="ro1">
          <table:table-cell office:value-type="string" office:string-value="mimetypes" table:style-name="ce1">
            <text:p>mimetypes</text:p>
          </table:table-cell>
          <table:table-cell/>
          <table:table-cell office:value-type="string" office:string-value="source_p" table:style-name="ce1">
            <text:p>source_p</text:p>
          </table:table-cell>
          <table:table-cell/>
        </table:table-row>
        <table:table-row table:style-name="ro1">
          <table:table-cell office:value-type="string" office:string-value="mimetypes" table:style-name="ce1">
            <text:p>mimetypes</text:p>
          </table:table-cell>
          <table:table-cell/>
          <table:table-cell office:value-type="string" office:string-value="source_php" table:style-name="ce1">
            <text:p>source_php</text:p>
          </table:table-cell>
          <table:table-cell/>
        </table:table-row>
        <table:table-row table:style-name="ro1">
          <table:table-cell office:value-type="string" office:string-value="mimetypes" table:style-name="ce1">
            <text:p>mimetypes</text:p>
          </table:table-cell>
          <table:table-cell/>
          <table:table-cell office:value-type="string" office:string-value="source_pl" table:style-name="ce1">
            <text:p>source_pl</text:p>
          </table:table-cell>
          <table:table-cell/>
        </table:table-row>
        <table:table-row table:style-name="ro1">
          <table:table-cell office:value-type="string" office:string-value="mimetypes" table:style-name="ce1">
            <text:p>mimetypes</text:p>
          </table:table-cell>
          <table:table-cell/>
          <table:table-cell office:value-type="string" office:string-value="source_py" table:style-name="ce1">
            <text:p>source_py</text:p>
          </table:table-cell>
          <table:table-cell/>
        </table:table-row>
        <table:table-row table:style-name="ro1">
          <table:table-cell office:value-type="string" office:string-value="mimetypes" table:style-name="ce1">
            <text:p>mimetypes</text:p>
          </table:table-cell>
          <table:table-cell/>
          <table:table-cell office:value-type="string" office:string-value="source_s" table:style-name="ce1">
            <text:p>source_s</text:p>
          </table:table-cell>
          <table:table-cell/>
        </table:table-row>
        <table:table-row table:style-name="ro1">
          <table:table-cell office:value-type="string" office:string-value="mimetypes" table:style-name="ce1">
            <text:p>mimetypes</text:p>
          </table:table-cell>
          <table:table-cell/>
          <table:table-cell office:value-type="string" office:string-value="source_xml" table:style-name="ce1">
            <text:p>source_xml</text:p>
          </table:table-cell>
          <table:table-cell/>
        </table:table-row>
        <table:table-row table:style-name="ro1">
          <table:table-cell office:value-type="string" office:string-value="mimetypes" table:style-name="ce1">
            <text:p>mimetypes</text:p>
          </table:table-cell>
          <table:table-cell/>
          <table:table-cell office:value-type="string" office:string-value="source_y" table:style-name="ce1">
            <text:p>source_y</text:p>
          </table:table-cell>
          <table:table-cell/>
        </table:table-row>
        <table:table-row table:style-name="ro1">
          <table:table-cell office:value-type="string" office:string-value="mimetypes" table:style-name="ce1">
            <text:p>mimetypes</text:p>
          </table:table-cell>
          <table:table-cell/>
          <table:table-cell office:value-type="string" office:string-value="spreadsheet" table:style-name="ce1">
            <text:p>spreadsheet</text:p>
          </table:table-cell>
          <table:table-cell/>
        </table:table-row>
        <table:table-row table:style-name="ro1">
          <table:table-cell office:value-type="string" office:string-value="mimetypes" table:style-name="ce1">
            <text:p>mimetypes</text:p>
          </table:table-cell>
          <table:table-cell/>
          <table:table-cell office:value-type="string" office:string-value="sql" table:style-name="ce1">
            <text:p>sql</text:p>
          </table:table-cell>
          <table:table-cell/>
        </table:table-row>
        <table:table-row table:style-name="ro1">
          <table:table-cell office:value-type="string" office:string-value="mimetypes" table:style-name="ce1">
            <text:p>mimetypes</text:p>
          </table:table-cell>
          <table:table-cell/>
          <table:table-cell office:value-type="string" office:string-value="superkaramba_theme" table:style-name="ce1">
            <text:p>superkaramba_theme</text:p>
          </table:table-cell>
          <table:table-cell/>
        </table:table-row>
        <table:table-row table:style-name="ro1">
          <table:table-cell office:value-type="string" office:string-value="mimetypes" table:style-name="ce1">
            <text:p>mimetypes</text:p>
          </table:table-cell>
          <table:table-cell/>
          <table:table-cell office:value-type="string" office:string-value="swf" table:style-name="ce1">
            <text:p>swf</text:p>
          </table:table-cell>
          <table:table-cell/>
        </table:table-row>
        <table:table-row table:style-name="ro1">
          <table:table-cell office:value-type="string" office:string-value="mimetypes" table:style-name="ce1">
            <text:p>mimetypes</text:p>
          </table:table-cell>
          <table:table-cell/>
          <table:table-cell office:value-type="string" office:string-value="tar" table:style-name="ce1">
            <text:p>tar</text:p>
          </table:table-cell>
          <table:table-cell/>
        </table:table-row>
        <table:table-row table:style-name="ro1">
          <table:table-cell office:value-type="string" office:string-value="mimetypes" table:style-name="ce1">
            <text:p>mimetypes</text:p>
          </table:table-cell>
          <table:table-cell/>
          <table:table-cell office:value-type="string" office:string-value="tellico" table:style-name="ce1">
            <text:p>tellico</text:p>
          </table:table-cell>
          <table:table-cell/>
        </table:table-row>
        <table:table-row table:style-name="ro1">
          <table:table-cell office:value-type="string" office:string-value="mimetypes" table:style-name="ce1">
            <text:p>mimetypes</text:p>
          </table:table-cell>
          <table:table-cell/>
          <table:table-cell office:value-type="string" office:string-value="template" table:style-name="ce1">
            <text:p>template</text:p>
          </table:table-cell>
          <table:table-cell/>
        </table:table-row>
        <table:table-row table:style-name="ro1">
          <table:table-cell office:value-type="string" office:string-value="mimetypes" table:style-name="ce1">
            <text:p>mimetypes</text:p>
          </table:table-cell>
          <table:table-cell/>
          <table:table-cell office:value-type="string" office:string-value="tex" table:style-name="ce1">
            <text:p>tex</text:p>
          </table:table-cell>
          <table:table-cell/>
        </table:table-row>
        <table:table-row table:style-name="ro1">
          <table:table-cell office:value-type="string" office:string-value="mimetypes" table:style-name="ce1">
            <text:p>mimetypes</text:p>
          </table:table-cell>
          <table:table-cell/>
          <table:table-cell office:value-type="string" office:string-value="text" table:style-name="ce1">
            <text:p>text</text:p>
          </table:table-cell>
          <table:table-cell/>
        </table:table-row>
        <table:table-row table:style-name="ro1">
          <table:table-cell office:value-type="string" office:string-value="mimetypes" table:style-name="ce1">
            <text:p>mimetypes</text:p>
          </table:table-cell>
          <table:table-cell/>
          <table:table-cell office:value-type="string" office:string-value="tgz" table:style-name="ce1">
            <text:p>tgz</text:p>
          </table:table-cell>
          <table:table-cell/>
        </table:table-row>
        <table:table-row table:style-name="ro1">
          <table:table-cell office:value-type="string" office:string-value="mimetypes" table:style-name="ce1">
            <text:p>mimetypes</text:p>
          </table:table-cell>
          <table:table-cell/>
          <table:table-cell office:value-type="string" office:string-value="trash" table:style-name="ce1">
            <text:p>trash</text:p>
          </table:table-cell>
          <table:table-cell/>
        </table:table-row>
        <table:table-row table:style-name="ro1">
          <table:table-cell office:value-type="string" office:string-value="mimetypes" table:style-name="ce1">
            <text:p>mimetypes</text:p>
          </table:table-cell>
          <table:table-cell/>
          <table:table-cell office:value-type="string" office:string-value="txt" table:style-name="ce1">
            <text:p>txt</text:p>
          </table:table-cell>
          <table:table-cell/>
        </table:table-row>
        <table:table-row table:style-name="ro1">
          <table:table-cell office:value-type="string" office:string-value="mimetypes" table:style-name="ce1">
            <text:p>mimetypes</text:p>
          </table:table-cell>
          <table:table-cell/>
          <table:table-cell office:value-type="string" office:string-value="txt2" table:style-name="ce1">
            <text:p>txt2</text:p>
          </table:table-cell>
          <table:table-cell/>
        </table:table-row>
        <table:table-row table:style-name="ro1">
          <table:table-cell office:value-type="string" office:string-value="mimetypes" table:style-name="ce1">
            <text:p>mimetypes</text:p>
          </table:table-cell>
          <table:table-cell/>
          <table:table-cell office:value-type="string" office:string-value="umbrellofile" table:style-name="ce1">
            <text:p>umbrellofile</text:p>
          </table:table-cell>
          <table:table-cell/>
        </table:table-row>
        <table:table-row table:style-name="ro1">
          <table:table-cell office:value-type="string" office:string-value="mimetypes" table:style-name="ce1">
            <text:p>mimetypes</text:p>
          </table:table-cell>
          <table:table-cell/>
          <table:table-cell office:value-type="string" office:string-value="vcalendar" table:style-name="ce1">
            <text:p>vcalendar</text:p>
          </table:table-cell>
          <table:table-cell/>
        </table:table-row>
        <table:table-row table:style-name="ro1">
          <table:table-cell office:value-type="string" office:string-value="mimetypes" table:style-name="ce1">
            <text:p>mimetypes</text:p>
          </table:table-cell>
          <table:table-cell/>
          <table:table-cell office:value-type="string" office:string-value="vcard" table:style-name="ce1">
            <text:p>vcard</text:p>
          </table:table-cell>
          <table:table-cell/>
        </table:table-row>
        <table:table-row table:style-name="ro1">
          <table:table-cell office:value-type="string" office:string-value="mimetypes" table:style-name="ce1">
            <text:p>mimetypes</text:p>
          </table:table-cell>
          <table:table-cell/>
          <table:table-cell office:value-type="string" office:string-value="vectorgfx" table:style-name="ce1">
            <text:p>vectorgfx</text:p>
          </table:table-cell>
          <table:table-cell/>
        </table:table-row>
        <table:table-row table:style-name="ro1">
          <table:table-cell office:value-type="string" office:string-value="mimetypes" table:style-name="ce1">
            <text:p>mimetypes</text:p>
          </table:table-cell>
          <table:table-cell/>
          <table:table-cell office:value-type="string" office:string-value="video" table:style-name="ce1">
            <text:p>video</text:p>
          </table:table-cell>
          <table:table-cell/>
        </table:table-row>
        <table:table-row table:style-name="ro1">
          <table:table-cell office:value-type="string" office:string-value="mimetypes" table:style-name="ce1">
            <text:p>mimetypes</text:p>
          </table:table-cell>
          <table:table-cell/>
          <table:table-cell office:value-type="string" office:string-value="widget_doc" table:style-name="ce1">
            <text:p>widget_doc</text:p>
          </table:table-cell>
          <table:table-cell/>
        </table:table-row>
        <table:table-row table:style-name="ro1">
          <table:table-cell office:value-type="string" office:string-value="mimetypes" table:style-name="ce1">
            <text:p>mimetypes</text:p>
          </table:table-cell>
          <table:table-cell/>
          <table:table-cell office:value-type="string" office:string-value="wordprocessing" table:style-name="ce1">
            <text:p>wordprocessing</text:p>
          </table:table-cell>
          <table:table-cell/>
        </table:table-row>
        <table:table-row table:style-name="ro1">
          <table:table-cell office:value-type="string" office:string-value="mimetypes" table:style-name="ce1">
            <text:p>mimetypes</text:p>
          </table:table-cell>
          <table:table-cell/>
          <table:table-cell office:value-type="string" office:string-value="xml" table:style-name="ce1">
            <text:p>xml</text:p>
          </table:table-cell>
          <table:table-cell/>
        </table:table-row>
        <table:table-row table:style-name="ro1">
          <table:table-cell office:value-type="string" office:string-value="mimetypes" table:style-name="ce1">
            <text:p>mimetypes</text:p>
          </table:table-cell>
          <table:table-cell/>
          <table:table-cell office:value-type="string" office:string-value="you" table:style-name="ce1">
            <text:p>you</text:p>
          </table:table-cell>
          <table:table-cell/>
        </table:table-row>
      </table:table>
      <table:table table:name="Sheet2" table:style-name="ta1">
        <table:table-column table:style-name="co12" table:default-cell-style-name="ce1"/>
        <table:table-row table:style-name="ro1">
          <table:table-cell office:value-type="string" office:string-value="get rid of overlays, use emblems instead" table:style-name="ce1">
            <text:p>get rid of overlays, use emblems instead</text:p>
          </table:table-cell>
        </table:table-row>
        <table:table-row table:style-name="ro1">
          <table:table-cell office:value-type="string" office:string-value="add mount emblem" table:style-name="ce1">
            <text:p>add mount emblem</text:p>
          </table:table-cell>
        </table:table-row>
        <table:table-row table:style-name="ro1">
          <table:table-cell office:value-type="string" office:string-value="rename filesystem to places" table:style-name="ce1">
            <text:p>rename filesystem to places</text:p>
          </table:table-cell>
        </table:table-row>
        <table:table-row table:style-name="ro1">
          <table:table-cell office:value-type="string" office:string-value="category category" table:style-name="ce1">
            <text:p>category category</text:p>
          </table:table-cell>
        </table:table-row>
        <table:table-row table:style-name="ro1">
          <table:table-cell office:value-type="string" office:string-value="sort out kdeprint icons" table:style-name="ce1">
            <text:p>sort out kdeprint icons</text:p>
          </table:table-cell>
        </table:table-row>
        <table:table-row table:style-name="ro1">
          <table:table-cell office:value-type="string" office:string-value="handle other existing oxygen icons" table:style-name="ce1">
            <text:p>handle other existing oxygen icons</text:p>
          </table:table-cell>
        </table:table-row>
        <table:table-row table:style-name="ro1">
          <table:table-cell office:value-type="string" office:string-value="work out what's missing" table:style-name="ce1">
            <text:p>work out what's missing</text:p>
          </table:table-cell>
        </table:table-row>
      </table:table>
      <table:table table:name="Sheet3" table:style-name="ta1">
        <table:table-column table:style-name="co12" table:default-cell-style-name="ce1"/>
        <table:table-row table:style-name="ro1">
          <table:table-cell/>
        </table:table-row>
      </table:table>
    </office:spreadshee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styles>
    <style:default-style style:family="table-column">
      <style:table-column-properties style:column-width="65pt"/>
    </style:default-style>
    <style:default-style style:family="table-row">
      <style:table-row-properties style:row-height="13pt"/>
    </style:default-style>
    <style:default-style style:family="table-cell">
      <style:table-cell-properties fo:background-color="#ffffff" style:cell-protect="protected" style:vertical-align="middle"/>
      <style:text-properties fo:color="#000000" fo:font-family="Sans Serif" fo:font-size="10pt"/>
    </style:default-style>
    <style:style style:name="custom-style1" style:display-name="Default" style:family="table-cell"/>
    <style:style style:name="custom-style2" style:display-name="Heading" style:family="table-cell" style:parent-style-name="Default">
      <style:table-cell-properties style:text-align-source="fix"/>
      <style:paragraph-properties fo:text-align="center"/>
      <style:text-properties fo:font-size="16pt" fo:font-style="italic" fo:font-weight="bold"/>
    </style:style>
    <style:style style:name="custom-style3" style:display-name="Heading1" style:family="table-cell" style:parent-style-name="Heading">
      <style:table-cell-properties style:rotation-align="none" style:rotation-angle="90"/>
    </style:style>
    <style:style style:name="custom-style4" style:display-name="Result" style:family="table-cell" style:parent-style-name="Default">
      <style:text-properties fo:font-style="italic" fo:font-weight="bold" style:text-underline-color="font-color" style:text-underline-style="solid" style:text-underline-width="auto"/>
    </style:style>
    <style:style style:name="custom-style5" style:display-name="Result2" style:family="table-cell" style:parent-style-name="Result"/>
  </office:styles>
  <office:automatic-styles>
    <style:page-layout style:name="pm1">
      <style:page-layout-properties fo:margin-bottom="56.6930116pt" fo:margin-left="56.6930116pt" fo:margin-right="56.6930116pt" fo:margin-top="56.6930116pt" fo:page-height="841.89122226pt" fo:page-width="595.304952734599pt" style:print="objects charts drawings zero-values" style:print-orientation="portrait"/>
    </style:page-layout>
  </office:automatic-styles>
  <office:master-styles>
    <style:master-page style:name="Standard1" style:page-layout-name="pm1">
      <style:header>
        <text:p>
  <text:sheet-name>???</text:sheet-name>
 </text:p>
      </style:header>
      <style:footer>
        <text:p>
  <text:sheet-name>Page </text:sheet-name>
  <text:page-number>1</text:page-number>
 </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meta>
    <meta:generator>KOffice/1.6.0</meta:generator>
    <meta:initial-creator>Aaron Seigo</meta:initial-creator>
    <meta:editing-cycles>29</meta:editing-cycles>
    <meta:creation-date>2006-12-28T11:04:59</meta:creation-date>
    <dc:date>2007-01-07T23:29:00</dc:date>
    <dc:creator>Aaron J. Seigo</dc:creator>
  </office:meta>
</office:document-meta>
</file>